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/>
    </style:style>
    <style:style style:name="Dictionary.A" style:family="table-column">
      <style:table-column-properties style:column-width="0.3382in"/>
    </style:style>
    <style:style style:name="Dictionary.B" style:family="table-column">
      <style:table-column-properties style:column-width="1.6153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153in"/>
    </style:style>
    <style:style style:name="Dictionary.E" style:family="table-column">
      <style:table-column-properties style:column-width="1.1819in"/>
    </style:style>
    <style:style style:name="Dictionary.F" style:family="table-column">
      <style:table-column-properties style:column-width="0.0271in"/>
    </style:style>
    <style:style style:name="Dictionary.G" style:family="table-column">
      <style:table-column-properties style:column-width="0.5333in"/>
    </style:style>
    <style:style style:name="Dictionary.H" style:family="table-column">
      <style:table-column-properties style:column-width="0.534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694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E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H1" style:family="table-cell">
      <style:table-cell-properties fo:padding="0.0201in" fo:border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A3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E3" style:family="table-cell">
      <style:table-cell-properties fo:padding="0.0201in" fo:border-left="0.25pt solid #000000" fo:border-right="none" fo:border-top="none" fo:border-bottom="0.25pt solid #000000"/>
    </style:style>
    <style:style style:name="Dictionary.H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F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E5" style:family="table-cell">
      <style:table-cell-properties fo:padding="0.0201in" fo:border-left="0.25pt solid #000000" fo:border-right="none" fo:border-top="none" fo:border-bottom="0.25pt solid #000000"/>
    </style:style>
    <style:style style:name="Dictionary.H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F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E7" style:family="table-cell">
      <style:table-cell-properties fo:padding="0.0201in" fo:border-left="0.25pt solid #000000" fo:border-right="none" fo:border-top="none" fo:border-bottom="0.25pt solid #000000"/>
    </style:style>
    <style:style style:name="Dictionary.H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E9" style:family="table-cell">
      <style:table-cell-properties fo:padding="0.0201in" fo:border-left="0.25pt solid #000000" fo:border-right="none" fo:border-top="none" fo:border-bottom="0.25pt solid #000000"/>
    </style:style>
    <style:style style:name="Dictionary.H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F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E11" style:family="table-cell">
      <style:table-cell-properties fo:padding="0.0201in" fo:border-left="0.25pt solid #000000" fo:border-right="none" fo:border-top="none" fo:border-bottom="0.25pt solid #000000"/>
    </style:style>
    <style:style style:name="Dictionary.H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F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E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I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E15" style:family="table-cell">
      <style:table-cell-properties fo:padding="0.0201in" fo:border-left="0.25pt solid #000000" fo:border-right="none" fo:border-top="none" fo:border-bottom="0.25pt solid #000000"/>
    </style:style>
    <style:style style:name="Dictionary.H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F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E17" style:family="table-cell">
      <style:table-cell-properties fo:padding="0.0201in" fo:border-left="0.25pt solid #000000" fo:border-right="none" fo:border-top="none" fo:border-bottom="0.25pt solid #000000"/>
    </style:style>
    <style:style style:name="Dictionary.H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F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E19" style:family="table-cell">
      <style:table-cell-properties fo:padding="0.0201in" fo:border-left="0.25pt solid #000000" fo:border-right="none" fo:border-top="none" fo:border-bottom="0.25pt solid #000000"/>
    </style:style>
    <style:style style:name="Dictionary.H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F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E21" style:family="table-cell">
      <style:table-cell-properties fo:padding="0.0201in" fo:border-left="0.25pt solid #000000" fo:border-right="none" fo:border-top="none" fo:border-bottom="0.25pt solid #000000"/>
    </style:style>
    <style:style style:name="Dictionary.H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F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E23" style:family="table-cell">
      <style:table-cell-properties fo:padding="0.0201in" fo:border-left="0.25pt solid #000000" fo:border-right="none" fo:border-top="none" fo:border-bottom="0.25pt solid #000000"/>
    </style:style>
    <style:style style:name="Dictionary.H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F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E25" style:family="table-cell">
      <style:table-cell-properties fo:padding="0.0201in" fo:border-left="0.25pt solid #000000" fo:border-right="none" fo:border-top="none" fo:border-bottom="0.25pt solid #000000"/>
    </style:style>
    <style:style style:name="Dictionary.H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F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E27" style:family="table-cell">
      <style:table-cell-properties fo:padding="0.0201in" fo:border-left="0.25pt solid #000000" fo:border-right="none" fo:border-top="none" fo:border-bottom="0.25pt solid #000000"/>
    </style:style>
    <style:style style:name="Dictionary.H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E29" style:family="table-cell">
      <style:table-cell-properties fo:padding="0.0201in" fo:border-left="0.25pt solid #000000" fo:border-right="none" fo:border-top="none" fo:border-bottom="0.25pt solid #000000"/>
    </style:style>
    <style:style style:name="Dictionary.H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F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E31" style:family="table-cell">
      <style:table-cell-properties fo:padding="0.0201in" fo:border-left="0.25pt solid #000000" fo:border-right="none" fo:border-top="none" fo:border-bottom="0.25pt solid #000000"/>
    </style:style>
    <style:style style:name="Dictionary.H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F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E33" style:family="table-cell">
      <style:table-cell-properties fo:padding="0.0201in" fo:border-left="0.25pt solid #000000" fo:border-right="none" fo:border-top="none" fo:border-bottom="0.25pt solid #000000"/>
    </style:style>
    <style:style style:name="Dictionary.H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F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E35" style:family="table-cell">
      <style:table-cell-properties fo:padding="0.0201in" fo:border-left="0.25pt solid #000000" fo:border-right="none" fo:border-top="none" fo:border-bottom="0.25pt solid #000000"/>
    </style:style>
    <style:style style:name="Dictionary.H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F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E37" style:family="table-cell">
      <style:table-cell-properties fo:padding="0.0201in" fo:border-left="0.25pt solid #000000" fo:border-right="none" fo:border-top="none" fo:border-bottom="0.25pt solid #000000"/>
    </style:style>
    <style:style style:name="Dictionary.H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F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E39" style:family="table-cell">
      <style:table-cell-properties fo:padding="0.0201in" fo:border-left="0.25pt solid #000000" fo:border-right="none" fo:border-top="none" fo:border-bottom="0.25pt solid #000000"/>
    </style:style>
    <style:style style:name="Dictionary.H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F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E41" style:family="table-cell">
      <style:table-cell-properties fo:padding="0.0201in" fo:border-left="0.25pt solid #000000" fo:border-right="none" fo:border-top="none" fo:border-bottom="0.25pt solid #000000"/>
    </style:style>
    <style:style style:name="Dictionary.H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F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E43" style:family="table-cell">
      <style:table-cell-properties fo:padding="0.0201in" fo:border-left="0.25pt solid #000000" fo:border-right="none" fo:border-top="none" fo:border-bottom="0.25pt solid #000000"/>
    </style:style>
    <style:style style:name="Dictionary.H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F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E45" style:family="table-cell">
      <style:table-cell-properties fo:padding="0.0201in" fo:border-left="0.25pt solid #000000" fo:border-right="none" fo:border-top="none" fo:border-bottom="0.25pt solid #000000"/>
    </style:style>
    <style:style style:name="Dictionary.H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F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E47" style:family="table-cell">
      <style:table-cell-properties fo:padding="0.0201in" fo:border-left="0.25pt solid #000000" fo:border-right="none" fo:border-top="none" fo:border-bottom="0.25pt solid #000000"/>
    </style:style>
    <style:style style:name="Dictionary.H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F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E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I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E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I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E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I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E55" style:family="table-cell">
      <style:table-cell-properties fo:padding="0.0201in" fo:border-left="0.25pt solid #000000" fo:border-right="none" fo:border-top="none" fo:border-bottom="0.25pt solid #000000"/>
    </style:style>
    <style:style style:name="Dictionary.H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F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E57" style:family="table-cell">
      <style:table-cell-properties fo:padding="0.0201in" fo:border-left="0.25pt solid #000000" fo:border-right="none" fo:border-top="none" fo:border-bottom="0.25pt solid #000000"/>
    </style:style>
    <style:style style:name="Dictionary.H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F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E59" style:family="table-cell">
      <style:table-cell-properties fo:padding="0.0201in" fo:border-left="0.25pt solid #000000" fo:border-right="none" fo:border-top="none" fo:border-bottom="0.25pt solid #000000"/>
    </style:style>
    <style:style style:name="Dictionary.H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F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E61" style:family="table-cell">
      <style:table-cell-properties fo:padding="0.0201in" fo:border-left="0.25pt solid #000000" fo:border-right="none" fo:border-top="none" fo:border-bottom="0.25pt solid #000000"/>
    </style:style>
    <style:style style:name="Dictionary.H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F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E63" style:family="table-cell">
      <style:table-cell-properties fo:padding="0.0201in" fo:border-left="0.25pt solid #000000" fo:border-right="none" fo:border-top="none" fo:border-bottom="0.25pt solid #000000"/>
    </style:style>
    <style:style style:name="Dictionary.H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F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E65" style:family="table-cell">
      <style:table-cell-properties fo:padding="0.0201in" fo:border-left="0.25pt solid #000000" fo:border-right="none" fo:border-top="none" fo:border-bottom="0.25pt solid #000000"/>
    </style:style>
    <style:style style:name="Dictionary.H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F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E67" style:family="table-cell">
      <style:table-cell-properties fo:padding="0.0201in" fo:border-left="0.25pt solid #000000" fo:border-right="none" fo:border-top="none" fo:border-bottom="0.25pt solid #000000"/>
    </style:style>
    <style:style style:name="Dictionary.H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E69" style:family="table-cell">
      <style:table-cell-properties fo:padding="0.0201in" fo:border-left="0.25pt solid #000000" fo:border-right="none" fo:border-top="none" fo:border-bottom="0.25pt solid #000000"/>
    </style:style>
    <style:style style:name="Dictionary.H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E71" style:family="table-cell">
      <style:table-cell-properties fo:padding="0.0201in" fo:border-left="0.25pt solid #000000" fo:border-right="none" fo:border-top="none" fo:border-bottom="0.25pt solid #000000"/>
    </style:style>
    <style:style style:name="Dictionary.H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E73" style:family="table-cell">
      <style:table-cell-properties fo:padding="0.0201in" fo:border-left="0.25pt solid #000000" fo:border-right="none" fo:border-top="none" fo:border-bottom="0.25pt solid #000000"/>
    </style:style>
    <style:style style:name="Dictionary.H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F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E75" style:family="table-cell">
      <style:table-cell-properties fo:padding="0.0201in" fo:border-left="0.25pt solid #000000" fo:border-right="none" fo:border-top="none" fo:border-bottom="0.25pt solid #000000"/>
    </style:style>
    <style:style style:name="Dictionary.H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F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E77" style:family="table-cell">
      <style:table-cell-properties fo:padding="0.0201in" fo:border-left="0.25pt solid #000000" fo:border-right="none" fo:border-top="none" fo:border-bottom="0.25pt solid #000000"/>
    </style:style>
    <style:style style:name="Dictionary.H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F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E79" style:family="table-cell">
      <style:table-cell-properties fo:padding="0.0201in" fo:border-left="0.25pt solid #000000" fo:border-right="none" fo:border-top="none" fo:border-bottom="0.25pt solid #000000"/>
    </style:style>
    <style:style style:name="Dictionary.H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F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E81" style:family="table-cell">
      <style:table-cell-properties fo:padding="0.0201in" fo:border-left="0.25pt solid #000000" fo:border-right="none" fo:border-top="none" fo:border-bottom="0.25pt solid #000000"/>
    </style:style>
    <style:style style:name="Dictionary.H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F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E83" style:family="table-cell">
      <style:table-cell-properties fo:padding="0.0201in" fo:border-left="0.25pt solid #000000" fo:border-right="none" fo:border-top="none" fo:border-bottom="0.25pt solid #000000"/>
    </style:style>
    <style:style style:name="Dictionary.H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F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E85" style:family="table-cell">
      <style:table-cell-properties fo:padding="0.0201in" fo:border-left="0.25pt solid #000000" fo:border-right="none" fo:border-top="none" fo:border-bottom="0.25pt solid #000000"/>
    </style:style>
    <style:style style:name="Dictionary.H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F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E87" style:family="table-cell">
      <style:table-cell-properties fo:padding="0.0201in" fo:border-left="0.25pt solid #000000" fo:border-right="none" fo:border-top="none" fo:border-bottom="0.25pt solid #000000"/>
    </style:style>
    <style:style style:name="Dictionary.H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F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E89" style:family="table-cell">
      <style:table-cell-properties fo:padding="0.0201in" fo:border-left="0.25pt solid #000000" fo:border-right="none" fo:border-top="none" fo:border-bottom="0.25pt solid #000000"/>
    </style:style>
    <style:style style:name="Dictionary.H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F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E91" style:family="table-cell">
      <style:table-cell-properties fo:padding="0.0201in" fo:border-left="0.25pt solid #000000" fo:border-right="none" fo:border-top="none" fo:border-bottom="0.25pt solid #000000"/>
    </style:style>
    <style:style style:name="Dictionary.H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E93" style:family="table-cell">
      <style:table-cell-properties fo:padding="0.0201in" fo:border-left="0.25pt solid #000000" fo:border-right="none" fo:border-top="none" fo:border-bottom="0.25pt solid #000000"/>
    </style:style>
    <style:style style:name="Dictionary.H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F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E95" style:family="table-cell">
      <style:table-cell-properties fo:padding="0.0201in" fo:border-left="0.25pt solid #000000" fo:border-right="none" fo:border-top="none" fo:border-bottom="0.25pt solid #000000"/>
    </style:style>
    <style:style style:name="Dictionary.H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F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E97" style:family="table-cell">
      <style:table-cell-properties fo:padding="0.0201in" fo:border-left="0.25pt solid #000000" fo:border-right="none" fo:border-top="none" fo:border-bottom="0.25pt solid #000000"/>
    </style:style>
    <style:style style:name="Dictionary.H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F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E99" style:family="table-cell">
      <style:table-cell-properties fo:padding="0.0201in" fo:border-left="0.25pt solid #000000" fo:border-right="none" fo:border-top="none" fo:border-bottom="0.25pt solid #000000"/>
    </style:style>
    <style:style style:name="Dictionary.H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E101" style:family="table-cell">
      <style:table-cell-properties fo:padding="0.0201in" fo:border-left="0.25pt solid #000000" fo:border-right="none" fo:border-top="none" fo:border-bottom="0.25pt solid #000000"/>
    </style:style>
    <style:style style:name="Dictionary.H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F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E103" style:family="table-cell">
      <style:table-cell-properties fo:padding="0.0201in" fo:border-left="0.25pt solid #000000" fo:border-right="none" fo:border-top="none" fo:border-bottom="0.25pt solid #000000"/>
    </style:style>
    <style:style style:name="Dictionary.H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F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E105" style:family="table-cell">
      <style:table-cell-properties fo:padding="0.0201in" fo:border-left="0.25pt solid #000000" fo:border-right="none" fo:border-top="none" fo:border-bottom="0.25pt solid #000000"/>
    </style:style>
    <style:style style:name="Dictionary.H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F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E107" style:family="table-cell">
      <style:table-cell-properties fo:padding="0.0201in" fo:border-left="0.25pt solid #000000" fo:border-right="none" fo:border-top="none" fo:border-bottom="0.25pt solid #000000"/>
    </style:style>
    <style:style style:name="Dictionary.H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E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E111" style:family="table-cell">
      <style:table-cell-properties fo:padding="0.0201in" fo:border-left="0.25pt solid #000000" fo:border-right="none" fo:border-top="none" fo:border-bottom="0.25pt solid #000000"/>
    </style:style>
    <style:style style:name="Dictionary.H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I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E113" style:family="table-cell">
      <style:table-cell-properties fo:padding="0.0201in" fo:border-left="0.25pt solid #000000" fo:border-right="none" fo:border-top="none" fo:border-bottom="0.25pt solid #000000"/>
    </style:style>
    <style:style style:name="Dictionary.H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F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E115" style:family="table-cell">
      <style:table-cell-properties fo:padding="0.0201in" fo:border-left="0.25pt solid #000000" fo:border-right="none" fo:border-top="none" fo:border-bottom="0.25pt solid #000000"/>
    </style:style>
    <style:style style:name="Dictionary.H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F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E117" style:family="table-cell">
      <style:table-cell-properties fo:padding="0.0201in" fo:border-left="0.25pt solid #000000" fo:border-right="none" fo:border-top="none" fo:border-bottom="0.25pt solid #000000"/>
    </style:style>
    <style:style style:name="Dictionary.H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F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E119" style:family="table-cell">
      <style:table-cell-properties fo:padding="0.0201in" fo:border-left="0.25pt solid #000000" fo:border-right="none" fo:border-top="none" fo:border-bottom="0.25pt solid #000000"/>
    </style:style>
    <style:style style:name="Dictionary.H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F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E121" style:family="table-cell">
      <style:table-cell-properties fo:padding="0.0201in" fo:border-left="0.25pt solid #000000" fo:border-right="none" fo:border-top="none" fo:border-bottom="0.25pt solid #000000"/>
    </style:style>
    <style:style style:name="Dictionary.H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E123" style:family="table-cell">
      <style:table-cell-properties fo:padding="0.0201in" fo:border-left="0.25pt solid #000000" fo:border-right="none" fo:border-top="none" fo:border-bottom="0.25pt solid #000000"/>
    </style:style>
    <style:style style:name="Dictionary.H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E125" style:family="table-cell">
      <style:table-cell-properties fo:padding="0.0201in" fo:border-left="0.25pt solid #000000" fo:border-right="none" fo:border-top="none" fo:border-bottom="0.25pt solid #000000"/>
    </style:style>
    <style:style style:name="Dictionary.H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F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E127" style:family="table-cell">
      <style:table-cell-properties fo:padding="0.0201in" fo:border-left="0.25pt solid #000000" fo:border-right="none" fo:border-top="none" fo:border-bottom="0.25pt solid #000000"/>
    </style:style>
    <style:style style:name="Dictionary.H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F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E129" style:family="table-cell">
      <style:table-cell-properties fo:padding="0.0201in" fo:border-left="0.25pt solid #000000" fo:border-right="none" fo:border-top="none" fo:border-bottom="0.25pt solid #000000"/>
    </style:style>
    <style:style style:name="Dictionary.H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F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E131" style:family="table-cell">
      <style:table-cell-properties fo:padding="0.0201in" fo:border-left="0.25pt solid #000000" fo:border-right="none" fo:border-top="none" fo:border-bottom="0.25pt solid #000000"/>
    </style:style>
    <style:style style:name="Dictionary.H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F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E133" style:family="table-cell">
      <style:table-cell-properties fo:padding="0.0201in" fo:border-left="0.25pt solid #000000" fo:border-right="none" fo:border-top="none" fo:border-bottom="0.25pt solid #000000"/>
    </style:style>
    <style:style style:name="Dictionary.H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F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E135" style:family="table-cell">
      <style:table-cell-properties fo:padding="0.0201in" fo:border-left="0.25pt solid #000000" fo:border-right="none" fo:border-top="none" fo:border-bottom="0.25pt solid #000000"/>
    </style:style>
    <style:style style:name="Dictionary.H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F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E137" style:family="table-cell">
      <style:table-cell-properties fo:padding="0.0201in" fo:border-left="0.25pt solid #000000" fo:border-right="none" fo:border-top="none" fo:border-bottom="0.25pt solid #000000"/>
    </style:style>
    <style:style style:name="Dictionary.H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E139" style:family="table-cell">
      <style:table-cell-properties fo:padding="0.0201in" fo:border-left="0.25pt solid #000000" fo:border-right="none" fo:border-top="none" fo:border-bottom="0.25pt solid #000000"/>
    </style:style>
    <style:style style:name="Dictionary.H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F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E141" style:family="table-cell">
      <style:table-cell-properties fo:padding="0.0201in" fo:border-left="0.25pt solid #000000" fo:border-right="none" fo:border-top="none" fo:border-bottom="0.25pt solid #000000"/>
    </style:style>
    <style:style style:name="Dictionary.H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F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E143" style:family="table-cell">
      <style:table-cell-properties fo:padding="0.0201in" fo:border-left="0.25pt solid #000000" fo:border-right="none" fo:border-top="none" fo:border-bottom="0.25pt solid #000000"/>
    </style:style>
    <style:style style:name="Dictionary.H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F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E145" style:family="table-cell">
      <style:table-cell-properties fo:padding="0.0201in" fo:border-left="0.25pt solid #000000" fo:border-right="none" fo:border-top="none" fo:border-bottom="0.25pt solid #000000"/>
    </style:style>
    <style:style style:name="Dictionary.H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E147" style:family="table-cell">
      <style:table-cell-properties fo:padding="0.0201in" fo:border-left="0.25pt solid #000000" fo:border-right="none" fo:border-top="none" fo:border-bottom="0.25pt solid #000000"/>
    </style:style>
    <style:style style:name="Dictionary.H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F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E149" style:family="table-cell">
      <style:table-cell-properties fo:padding="0.0201in" fo:border-left="0.25pt solid #000000" fo:border-right="none" fo:border-top="none" fo:border-bottom="0.25pt solid #000000"/>
    </style:style>
    <style:style style:name="Dictionary.H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F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E151" style:family="table-cell">
      <style:table-cell-properties fo:padding="0.0201in" fo:border-left="0.25pt solid #000000" fo:border-right="none" fo:border-top="none" fo:border-bottom="0.25pt solid #000000"/>
    </style:style>
    <style:style style:name="Dictionary.H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F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E153" style:family="table-cell">
      <style:table-cell-properties fo:padding="0.0201in" fo:border-left="0.25pt solid #000000" fo:border-right="none" fo:border-top="none" fo:border-bottom="0.25pt solid #000000"/>
    </style:style>
    <style:style style:name="Dictionary.H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F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E155" style:family="table-cell">
      <style:table-cell-properties fo:padding="0.0201in" fo:border-left="0.25pt solid #000000" fo:border-right="none" fo:border-top="none" fo:border-bottom="0.25pt solid #000000"/>
    </style:style>
    <style:style style:name="Dictionary.H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F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E157" style:family="table-cell">
      <style:table-cell-properties fo:padding="0.0201in" fo:border-left="0.25pt solid #000000" fo:border-right="none" fo:border-top="none" fo:border-bottom="0.25pt solid #000000"/>
    </style:style>
    <style:style style:name="Dictionary.H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F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E159" style:family="table-cell">
      <style:table-cell-properties fo:padding="0.0201in" fo:border-left="0.25pt solid #000000" fo:border-right="none" fo:border-top="none" fo:border-bottom="0.25pt solid #000000"/>
    </style:style>
    <style:style style:name="Dictionary.H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E161" style:family="table-cell">
      <style:table-cell-properties fo:padding="0.0201in" fo:border-left="0.25pt solid #000000" fo:border-right="none" fo:border-top="none" fo:border-bottom="0.25pt solid #000000"/>
    </style:style>
    <style:style style:name="Dictionary.H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F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E163" style:family="table-cell">
      <style:table-cell-properties fo:padding="0.0201in" fo:border-left="0.25pt solid #000000" fo:border-right="none" fo:border-top="none" fo:border-bottom="0.25pt solid #000000"/>
    </style:style>
    <style:style style:name="Dictionary.H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F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E165" style:family="table-cell">
      <style:table-cell-properties fo:padding="0.0201in" fo:border-left="0.25pt solid #000000" fo:border-right="none" fo:border-top="none" fo:border-bottom="0.25pt solid #000000"/>
    </style:style>
    <style:style style:name="Dictionary.H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F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E167" style:family="table-cell">
      <style:table-cell-properties fo:padding="0.0201in" fo:border-left="0.25pt solid #000000" fo:border-right="none" fo:border-top="none" fo:border-bottom="0.25pt solid #000000"/>
    </style:style>
    <style:style style:name="Dictionary.H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F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E169" style:family="table-cell">
      <style:table-cell-properties fo:padding="0.0201in" fo:border-left="0.25pt solid #000000" fo:border-right="none" fo:border-top="none" fo:border-bottom="0.25pt solid #000000"/>
    </style:style>
    <style:style style:name="Dictionary.H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F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E171" style:family="table-cell">
      <style:table-cell-properties fo:padding="0.0201in" fo:border-left="0.25pt solid #000000" fo:border-right="none" fo:border-top="none" fo:border-bottom="0.25pt solid #000000"/>
    </style:style>
    <style:style style:name="Dictionary.H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F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E173" style:family="table-cell">
      <style:table-cell-properties fo:padding="0.0201in" fo:border-left="0.25pt solid #000000" fo:border-right="none" fo:border-top="none" fo:border-bottom="0.25pt solid #000000"/>
    </style:style>
    <style:style style:name="Dictionary.H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F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E175" style:family="table-cell">
      <style:table-cell-properties fo:padding="0.0201in" fo:border-left="0.25pt solid #000000" fo:border-right="none" fo:border-top="none" fo:border-bottom="0.25pt solid #000000"/>
    </style:style>
    <style:style style:name="Dictionary.H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F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E177" style:family="table-cell">
      <style:table-cell-properties fo:padding="0.0201in" fo:border-left="0.25pt solid #000000" fo:border-right="none" fo:border-top="none" fo:border-bottom="0.25pt solid #000000"/>
    </style:style>
    <style:style style:name="Dictionary.H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E179" style:family="table-cell">
      <style:table-cell-properties fo:padding="0.0201in" fo:border-left="0.25pt solid #000000" fo:border-right="none" fo:border-top="none" fo:border-bottom="0.25pt solid #000000"/>
    </style:style>
    <style:style style:name="Dictionary.H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E181" style:family="table-cell">
      <style:table-cell-properties fo:padding="0.0201in" fo:border-left="0.25pt solid #000000" fo:border-right="none" fo:border-top="none" fo:border-bottom="0.25pt solid #000000"/>
    </style:style>
    <style:style style:name="Dictionary.H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F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E183" style:family="table-cell">
      <style:table-cell-properties fo:padding="0.0201in" fo:border-left="0.25pt solid #000000" fo:border-right="none" fo:border-top="none" fo:border-bottom="0.25pt solid #000000"/>
    </style:style>
    <style:style style:name="Dictionary.H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F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E185" style:family="table-cell">
      <style:table-cell-properties fo:padding="0.0201in" fo:border-left="0.25pt solid #000000" fo:border-right="none" fo:border-top="none" fo:border-bottom="0.25pt solid #000000"/>
    </style:style>
    <style:style style:name="Dictionary.H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E187" style:family="table-cell">
      <style:table-cell-properties fo:padding="0.0201in" fo:border-left="0.25pt solid #000000" fo:border-right="none" fo:border-top="none" fo:border-bottom="0.25pt solid #000000"/>
    </style:style>
    <style:style style:name="Dictionary.H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F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E189" style:family="table-cell">
      <style:table-cell-properties fo:padding="0.0201in" fo:border-left="0.25pt solid #000000" fo:border-right="none" fo:border-top="none" fo:border-bottom="0.25pt solid #000000"/>
    </style:style>
    <style:style style:name="Dictionary.H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F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E191" style:family="table-cell">
      <style:table-cell-properties fo:padding="0.0201in" fo:border-left="0.25pt solid #000000" fo:border-right="none" fo:border-top="none" fo:border-bottom="0.25pt solid #000000"/>
    </style:style>
    <style:style style:name="Dictionary.H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E193" style:family="table-cell">
      <style:table-cell-properties fo:padding="0.0201in" fo:border-left="0.25pt solid #000000" fo:border-right="none" fo:border-top="none" fo:border-bottom="0.25pt solid #000000"/>
    </style:style>
    <style:style style:name="Dictionary.H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E195" style:family="table-cell">
      <style:table-cell-properties fo:padding="0.0201in" fo:border-left="0.25pt solid #000000" fo:border-right="none" fo:border-top="none" fo:border-bottom="0.25pt solid #000000"/>
    </style:style>
    <style:style style:name="Dictionary.H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E197" style:family="table-cell">
      <style:table-cell-properties fo:padding="0.0201in" fo:border-left="0.25pt solid #000000" fo:border-right="none" fo:border-top="none" fo:border-bottom="0.25pt solid #000000"/>
    </style:style>
    <style:style style:name="Dictionary.H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E199" style:family="table-cell">
      <style:table-cell-properties fo:padding="0.0201in" fo:border-left="0.25pt solid #000000" fo:border-right="none" fo:border-top="none" fo:border-bottom="0.25pt solid #000000"/>
    </style:style>
    <style:style style:name="Dictionary.H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F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E201" style:family="table-cell">
      <style:table-cell-properties fo:padding="0.0201in" fo:border-left="0.25pt solid #000000" fo:border-right="none" fo:border-top="none" fo:border-bottom="0.25pt solid #000000"/>
    </style:style>
    <style:style style:name="Dictionary.H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E203" style:family="table-cell">
      <style:table-cell-properties fo:padding="0.0201in" fo:border-left="0.25pt solid #000000" fo:border-right="none" fo:border-top="none" fo:border-bottom="0.25pt solid #000000"/>
    </style:style>
    <style:style style:name="Dictionary.H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E205" style:family="table-cell">
      <style:table-cell-properties fo:padding="0.0201in" fo:border-left="0.25pt solid #000000" fo:border-right="none" fo:border-top="none" fo:border-bottom="0.25pt solid #000000"/>
    </style:style>
    <style:style style:name="Dictionary.H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E207" style:family="table-cell">
      <style:table-cell-properties fo:padding="0.0201in" fo:border-left="0.25pt solid #000000" fo:border-right="none" fo:border-top="none" fo:border-bottom="0.25pt solid #000000"/>
    </style:style>
    <style:style style:name="Dictionary.H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E209" style:family="table-cell">
      <style:table-cell-properties fo:padding="0.0201in" fo:border-left="0.25pt solid #000000" fo:border-right="none" fo:border-top="none" fo:border-bottom="0.25pt solid #000000"/>
    </style:style>
    <style:style style:name="Dictionary.H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F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E211" style:family="table-cell">
      <style:table-cell-properties fo:padding="0.0201in" fo:border-left="0.25pt solid #000000" fo:border-right="none" fo:border-top="none" fo:border-bottom="0.25pt solid #000000"/>
    </style:style>
    <style:style style:name="Dictionary.H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F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E213" style:family="table-cell">
      <style:table-cell-properties fo:padding="0.0201in" fo:border-left="0.25pt solid #000000" fo:border-right="none" fo:border-top="none" fo:border-bottom="0.25pt solid #000000"/>
    </style:style>
    <style:style style:name="Dictionary.H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F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E215" style:family="table-cell">
      <style:table-cell-properties fo:padding="0.0201in" fo:border-left="0.25pt solid #000000" fo:border-right="none" fo:border-top="none" fo:border-bottom="0.25pt solid #000000"/>
    </style:style>
    <style:style style:name="Dictionary.H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F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E217" style:family="table-cell">
      <style:table-cell-properties fo:padding="0.0201in" fo:border-left="0.25pt solid #000000" fo:border-right="none" fo:border-top="none" fo:border-bottom="0.25pt solid #000000"/>
    </style:style>
    <style:style style:name="Dictionary.H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F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E219" style:family="table-cell">
      <style:table-cell-properties fo:padding="0.0201in" fo:border-left="0.25pt solid #000000" fo:border-right="none" fo:border-top="none" fo:border-bottom="0.25pt solid #000000"/>
    </style:style>
    <style:style style:name="Dictionary.H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F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E221" style:family="table-cell">
      <style:table-cell-properties fo:padding="0.0201in" fo:border-left="0.25pt solid #000000" fo:border-right="none" fo:border-top="none" fo:border-bottom="0.25pt solid #000000"/>
    </style:style>
    <style:style style:name="Dictionary.H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F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E223" style:family="table-cell">
      <style:table-cell-properties fo:padding="0.0201in" fo:border-left="0.25pt solid #000000" fo:border-right="none" fo:border-top="none" fo:border-bottom="0.25pt solid #000000"/>
    </style:style>
    <style:style style:name="Dictionary.H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F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E225" style:family="table-cell">
      <style:table-cell-properties fo:padding="0.0201in" fo:border-left="0.25pt solid #000000" fo:border-right="none" fo:border-top="none" fo:border-bottom="0.25pt solid #000000"/>
    </style:style>
    <style:style style:name="Dictionary.H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F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E227" style:family="table-cell">
      <style:table-cell-properties fo:padding="0.0201in" fo:border-left="0.25pt solid #000000" fo:border-right="none" fo:border-top="none" fo:border-bottom="0.25pt solid #000000"/>
    </style:style>
    <style:style style:name="Dictionary.H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F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E229" style:family="table-cell">
      <style:table-cell-properties fo:padding="0.0201in" fo:border-left="0.25pt solid #000000" fo:border-right="none" fo:border-top="none" fo:border-bottom="0.25pt solid #000000"/>
    </style:style>
    <style:style style:name="Dictionary.H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F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E231" style:family="table-cell">
      <style:table-cell-properties fo:padding="0.0201in" fo:border-left="0.25pt solid #000000" fo:border-right="none" fo:border-top="none" fo:border-bottom="0.25pt solid #000000"/>
    </style:style>
    <style:style style:name="Dictionary.H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F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E233" style:family="table-cell">
      <style:table-cell-properties fo:padding="0.0201in" fo:border-left="0.25pt solid #000000" fo:border-right="none" fo:border-top="none" fo:border-bottom="0.25pt solid #000000"/>
    </style:style>
    <style:style style:name="Dictionary.H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F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E235" style:family="table-cell">
      <style:table-cell-properties fo:padding="0.0201in" fo:border-left="0.25pt solid #000000" fo:border-right="none" fo:border-top="none" fo:border-bottom="0.25pt solid #000000"/>
    </style:style>
    <style:style style:name="Dictionary.H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F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E237" style:family="table-cell">
      <style:table-cell-properties fo:padding="0.0201in" fo:border-left="0.25pt solid #000000" fo:border-right="none" fo:border-top="none" fo:border-bottom="0.25pt solid #000000"/>
    </style:style>
    <style:style style:name="Dictionary.H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F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E239" style:family="table-cell">
      <style:table-cell-properties fo:padding="0.0201in" fo:border-left="0.25pt solid #000000" fo:border-right="none" fo:border-top="none" fo:border-bottom="0.25pt solid #000000"/>
    </style:style>
    <style:style style:name="Dictionary.H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F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E241" style:family="table-cell">
      <style:table-cell-properties fo:padding="0.0201in" fo:border-left="0.25pt solid #000000" fo:border-right="none" fo:border-top="none" fo:border-bottom="0.25pt solid #000000"/>
    </style:style>
    <style:style style:name="Dictionary.H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F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E243" style:family="table-cell">
      <style:table-cell-properties fo:padding="0.0201in" fo:border-left="0.25pt solid #000000" fo:border-right="none" fo:border-top="none" fo:border-bottom="0.25pt solid #000000"/>
    </style:style>
    <style:style style:name="Dictionary.H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E245" style:family="table-cell">
      <style:table-cell-properties fo:padding="0.0201in" fo:border-left="0.25pt solid #000000" fo:border-right="none" fo:border-top="none" fo:border-bottom="0.25pt solid #000000"/>
    </style:style>
    <style:style style:name="Dictionary.H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F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E247" style:family="table-cell">
      <style:table-cell-properties fo:padding="0.0201in" fo:border-left="0.25pt solid #000000" fo:border-right="none" fo:border-top="none" fo:border-bottom="0.25pt solid #000000"/>
    </style:style>
    <style:style style:name="Dictionary.H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F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E249" style:family="table-cell">
      <style:table-cell-properties fo:padding="0.0201in" fo:border-left="0.25pt solid #000000" fo:border-right="none" fo:border-top="none" fo:border-bottom="0.25pt solid #000000"/>
    </style:style>
    <style:style style:name="Dictionary.H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F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E251" style:family="table-cell">
      <style:table-cell-properties fo:padding="0.0201in" fo:border-left="0.25pt solid #000000" fo:border-right="none" fo:border-top="none" fo:border-bottom="0.25pt solid #000000"/>
    </style:style>
    <style:style style:name="Dictionary.H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F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E253" style:family="table-cell">
      <style:table-cell-properties fo:padding="0.0201in" fo:border-left="0.25pt solid #000000" fo:border-right="none" fo:border-top="none" fo:border-bottom="0.25pt solid #000000"/>
    </style:style>
    <style:style style:name="Dictionary.H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E255" style:family="table-cell">
      <style:table-cell-properties fo:padding="0.0201in" fo:border-left="0.25pt solid #000000" fo:border-right="none" fo:border-top="none" fo:border-bottom="0.25pt solid #000000"/>
    </style:style>
    <style:style style:name="Dictionary.H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E257" style:family="table-cell">
      <style:table-cell-properties fo:padding="0.0201in" fo:border-left="0.25pt solid #000000" fo:border-right="none" fo:border-top="none" fo:border-bottom="0.25pt solid #000000"/>
    </style:style>
    <style:style style:name="Dictionary.H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F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E259" style:family="table-cell">
      <style:table-cell-properties fo:padding="0.0201in" fo:border-left="0.25pt solid #000000" fo:border-right="none" fo:border-top="none" fo:border-bottom="0.25pt solid #000000"/>
    </style:style>
    <style:style style:name="Dictionary.H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F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E261" style:family="table-cell">
      <style:table-cell-properties fo:padding="0.0201in" fo:border-left="0.25pt solid #000000" fo:border-right="none" fo:border-top="none" fo:border-bottom="0.25pt solid #000000"/>
    </style:style>
    <style:style style:name="Dictionary.H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F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E263" style:family="table-cell">
      <style:table-cell-properties fo:padding="0.0201in" fo:border-left="0.25pt solid #000000" fo:border-right="none" fo:border-top="none" fo:border-bottom="0.25pt solid #000000"/>
    </style:style>
    <style:style style:name="Dictionary.H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F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E265" style:family="table-cell">
      <style:table-cell-properties fo:padding="0.0201in" fo:border-left="0.25pt solid #000000" fo:border-right="none" fo:border-top="none" fo:border-bottom="0.25pt solid #000000"/>
    </style:style>
    <style:style style:name="Dictionary.H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F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E267" style:family="table-cell">
      <style:table-cell-properties fo:padding="0.0201in" fo:border-left="0.25pt solid #000000" fo:border-right="none" fo:border-top="none" fo:border-bottom="0.25pt solid #000000"/>
    </style:style>
    <style:style style:name="Dictionary.H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F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E269" style:family="table-cell">
      <style:table-cell-properties fo:padding="0.0201in" fo:border-left="0.25pt solid #000000" fo:border-right="none" fo:border-top="none" fo:border-bottom="0.25pt solid #000000"/>
    </style:style>
    <style:style style:name="Dictionary.H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F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E271" style:family="table-cell">
      <style:table-cell-properties fo:padding="0.0201in" fo:border-left="0.25pt solid #000000" fo:border-right="none" fo:border-top="none" fo:border-bottom="0.25pt solid #000000"/>
    </style:style>
    <style:style style:name="Dictionary.H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F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E273" style:family="table-cell">
      <style:table-cell-properties fo:padding="0.0201in" fo:border-left="0.25pt solid #000000" fo:border-right="none" fo:border-top="none" fo:border-bottom="0.25pt solid #000000"/>
    </style:style>
    <style:style style:name="Dictionary.H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F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E275" style:family="table-cell">
      <style:table-cell-properties fo:padding="0.0201in" fo:border-left="0.25pt solid #000000" fo:border-right="none" fo:border-top="none" fo:border-bottom="0.25pt solid #000000"/>
    </style:style>
    <style:style style:name="Dictionary.H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F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E277" style:family="table-cell">
      <style:table-cell-properties fo:padding="0.0201in" fo:border-left="0.25pt solid #000000" fo:border-right="none" fo:border-top="none" fo:border-bottom="0.25pt solid #000000"/>
    </style:style>
    <style:style style:name="Dictionary.H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F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E279" style:family="table-cell">
      <style:table-cell-properties fo:padding="0.0201in" fo:border-left="0.25pt solid #000000" fo:border-right="none" fo:border-top="none" fo:border-bottom="0.25pt solid #000000"/>
    </style:style>
    <style:style style:name="Dictionary.H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F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E281" style:family="table-cell">
      <style:table-cell-properties fo:padding="0.0201in" fo:border-left="0.25pt solid #000000" fo:border-right="none" fo:border-top="none" fo:border-bottom="0.25pt solid #000000"/>
    </style:style>
    <style:style style:name="Dictionary.H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F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E283" style:family="table-cell">
      <style:table-cell-properties fo:padding="0.0201in" fo:border-left="0.25pt solid #000000" fo:border-right="none" fo:border-top="none" fo:border-bottom="0.25pt solid #000000"/>
    </style:style>
    <style:style style:name="Dictionary.H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F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E285" style:family="table-cell">
      <style:table-cell-properties fo:padding="0.0201in" fo:border-left="0.25pt solid #000000" fo:border-right="none" fo:border-top="none" fo:border-bottom="0.25pt solid #000000"/>
    </style:style>
    <style:style style:name="Dictionary.H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F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E287" style:family="table-cell">
      <style:table-cell-properties fo:padding="0.0201in" fo:border-left="0.25pt solid #000000" fo:border-right="none" fo:border-top="none" fo:border-bottom="0.25pt solid #000000"/>
    </style:style>
    <style:style style:name="Dictionary.H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F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E289" style:family="table-cell">
      <style:table-cell-properties fo:padding="0.0201in" fo:border-left="0.25pt solid #000000" fo:border-right="none" fo:border-top="none" fo:border-bottom="0.25pt solid #000000"/>
    </style:style>
    <style:style style:name="Dictionary.H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F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E291" style:family="table-cell">
      <style:table-cell-properties fo:padding="0.0201in" fo:border-left="0.25pt solid #000000" fo:border-right="none" fo:border-top="none" fo:border-bottom="0.25pt solid #000000"/>
    </style:style>
    <style:style style:name="Dictionary.H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F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E293" style:family="table-cell">
      <style:table-cell-properties fo:padding="0.0201in" fo:border-left="0.25pt solid #000000" fo:border-right="none" fo:border-top="none" fo:border-bottom="0.25pt solid #000000"/>
    </style:style>
    <style:style style:name="Dictionary.H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F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E295" style:family="table-cell">
      <style:table-cell-properties fo:padding="0.0201in" fo:border-left="0.25pt solid #000000" fo:border-right="none" fo:border-top="none" fo:border-bottom="0.25pt solid #000000"/>
    </style:style>
    <style:style style:name="Dictionary.H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F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E297" style:family="table-cell">
      <style:table-cell-properties fo:padding="0.0201in" fo:border-left="0.25pt solid #000000" fo:border-right="none" fo:border-top="none" fo:border-bottom="0.25pt solid #000000"/>
    </style:style>
    <style:style style:name="Dictionary.H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E299" style:family="table-cell">
      <style:table-cell-properties fo:padding="0.0201in" fo:border-left="0.25pt solid #000000" fo:border-right="none" fo:border-top="none" fo:border-bottom="0.25pt solid #000000"/>
    </style:style>
    <style:style style:name="Dictionary.H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F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E301" style:family="table-cell">
      <style:table-cell-properties fo:padding="0.0201in" fo:border-left="0.25pt solid #000000" fo:border-right="none" fo:border-top="none" fo:border-bottom="0.25pt solid #000000"/>
    </style:style>
    <style:style style:name="Dictionary.H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F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E303" style:family="table-cell">
      <style:table-cell-properties fo:padding="0.0201in" fo:border-left="0.25pt solid #000000" fo:border-right="none" fo:border-top="none" fo:border-bottom="0.25pt solid #000000"/>
    </style:style>
    <style:style style:name="Dictionary.H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F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E305" style:family="table-cell">
      <style:table-cell-properties fo:padding="0.0201in" fo:border-left="0.25pt solid #000000" fo:border-right="none" fo:border-top="none" fo:border-bottom="0.25pt solid #000000"/>
    </style:style>
    <style:style style:name="Dictionary.H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F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E307" style:family="table-cell">
      <style:table-cell-properties fo:padding="0.0201in" fo:border-left="0.25pt solid #000000" fo:border-right="none" fo:border-top="none" fo:border-bottom="0.25pt solid #000000"/>
    </style:style>
    <style:style style:name="Dictionary.H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F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E309" style:family="table-cell">
      <style:table-cell-properties fo:padding="0.0201in" fo:border-left="0.25pt solid #000000" fo:border-right="none" fo:border-top="none" fo:border-bottom="0.25pt solid #000000"/>
    </style:style>
    <style:style style:name="Dictionary.H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F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E311" style:family="table-cell">
      <style:table-cell-properties fo:padding="0.0201in" fo:border-left="0.25pt solid #000000" fo:border-right="none" fo:border-top="none" fo:border-bottom="0.25pt solid #000000"/>
    </style:style>
    <style:style style:name="Dictionary.H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F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E313" style:family="table-cell">
      <style:table-cell-properties fo:padding="0.0201in" fo:border-left="0.25pt solid #000000" fo:border-right="none" fo:border-top="none" fo:border-bottom="0.25pt solid #000000"/>
    </style:style>
    <style:style style:name="Dictionary.H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F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E315" style:family="table-cell">
      <style:table-cell-properties fo:padding="0.0201in" fo:border-left="0.25pt solid #000000" fo:border-right="none" fo:border-top="none" fo:border-bottom="0.25pt solid #000000"/>
    </style:style>
    <style:style style:name="Dictionary.H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F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E317" style:family="table-cell">
      <style:table-cell-properties fo:padding="0.0201in" fo:border-left="0.25pt solid #000000" fo:border-right="none" fo:border-top="none" fo:border-bottom="0.25pt solid #000000"/>
    </style:style>
    <style:style style:name="Dictionary.H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F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E319" style:family="table-cell">
      <style:table-cell-properties fo:padding="0.0201in" fo:border-left="0.25pt solid #000000" fo:border-right="none" fo:border-top="none" fo:border-bottom="0.25pt solid #000000"/>
    </style:style>
    <style:style style:name="Dictionary.H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F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E321" style:family="table-cell">
      <style:table-cell-properties fo:padding="0.0201in" fo:border-left="0.25pt solid #000000" fo:border-right="none" fo:border-top="none" fo:border-bottom="0.25pt solid #000000"/>
    </style:style>
    <style:style style:name="Dictionary.H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F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E323" style:family="table-cell">
      <style:table-cell-properties fo:padding="0.0201in" fo:border-left="0.25pt solid #000000" fo:border-right="none" fo:border-top="none" fo:border-bottom="0.25pt solid #000000"/>
    </style:style>
    <style:style style:name="Dictionary.H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E325" style:family="table-cell">
      <style:table-cell-properties fo:padding="0.0201in" fo:border-left="0.25pt solid #000000" fo:border-right="none" fo:border-top="none" fo:border-bottom="0.25pt solid #000000"/>
    </style:style>
    <style:style style:name="Dictionary.H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F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E327" style:family="table-cell">
      <style:table-cell-properties fo:padding="0.0201in" fo:border-left="0.25pt solid #000000" fo:border-right="none" fo:border-top="none" fo:border-bottom="0.25pt solid #000000"/>
    </style:style>
    <style:style style:name="Dictionary.H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F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E329" style:family="table-cell">
      <style:table-cell-properties fo:padding="0.0201in" fo:border-left="0.25pt solid #000000" fo:border-right="none" fo:border-top="none" fo:border-bottom="0.25pt solid #000000"/>
    </style:style>
    <style:style style:name="Dictionary.H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F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E331" style:family="table-cell">
      <style:table-cell-properties fo:padding="0.0201in" fo:border-left="0.25pt solid #000000" fo:border-right="none" fo:border-top="none" fo:border-bottom="0.25pt solid #000000"/>
    </style:style>
    <style:style style:name="Dictionary.H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F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E333" style:family="table-cell">
      <style:table-cell-properties fo:padding="0.0201in" fo:border-left="0.25pt solid #000000" fo:border-right="none" fo:border-top="none" fo:border-bottom="0.25pt solid #000000"/>
    </style:style>
    <style:style style:name="Dictionary.H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E335" style:family="table-cell">
      <style:table-cell-properties fo:padding="0.0201in" fo:border-left="0.25pt solid #000000" fo:border-right="none" fo:border-top="none" fo:border-bottom="0.25pt solid #000000"/>
    </style:style>
    <style:style style:name="Dictionary.H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F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E337" style:family="table-cell">
      <style:table-cell-properties fo:padding="0.0201in" fo:border-left="0.25pt solid #000000" fo:border-right="none" fo:border-top="none" fo:border-bottom="0.25pt solid #000000"/>
    </style:style>
    <style:style style:name="Dictionary.H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F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E339" style:family="table-cell">
      <style:table-cell-properties fo:padding="0.0201in" fo:border-left="0.25pt solid #000000" fo:border-right="none" fo:border-top="none" fo:border-bottom="0.25pt solid #000000"/>
    </style:style>
    <style:style style:name="Dictionary.H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F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E341" style:family="table-cell">
      <style:table-cell-properties fo:padding="0.0201in" fo:border-left="0.25pt solid #000000" fo:border-right="none" fo:border-top="none" fo:border-bottom="0.25pt solid #000000"/>
    </style:style>
    <style:style style:name="Dictionary.H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F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E343" style:family="table-cell">
      <style:table-cell-properties fo:padding="0.0201in" fo:border-left="0.25pt solid #000000" fo:border-right="none" fo:border-top="none" fo:border-bottom="0.25pt solid #000000"/>
    </style:style>
    <style:style style:name="Dictionary.H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F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E345" style:family="table-cell">
      <style:table-cell-properties fo:padding="0.0201in" fo:border-left="0.25pt solid #000000" fo:border-right="none" fo:border-top="none" fo:border-bottom="0.25pt solid #000000"/>
    </style:style>
    <style:style style:name="Dictionary.H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F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E347" style:family="table-cell">
      <style:table-cell-properties fo:padding="0.0201in" fo:border-left="0.25pt solid #000000" fo:border-right="none" fo:border-top="none" fo:border-bottom="0.25pt solid #000000"/>
    </style:style>
    <style:style style:name="Dictionary.H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F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E349" style:family="table-cell">
      <style:table-cell-properties fo:padding="0.0201in" fo:border-left="0.25pt solid #000000" fo:border-right="none" fo:border-top="none" fo:border-bottom="0.25pt solid #000000"/>
    </style:style>
    <style:style style:name="Dictionary.H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F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E351" style:family="table-cell">
      <style:table-cell-properties fo:padding="0.0201in" fo:border-left="0.25pt solid #000000" fo:border-right="none" fo:border-top="none" fo:border-bottom="0.25pt solid #000000"/>
    </style:style>
    <style:style style:name="Dictionary.H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F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E353" style:family="table-cell">
      <style:table-cell-properties fo:padding="0.0201in" fo:border-left="0.25pt solid #000000" fo:border-right="none" fo:border-top="none" fo:border-bottom="0.25pt solid #000000"/>
    </style:style>
    <style:style style:name="Dictionary.H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F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E355" style:family="table-cell">
      <style:table-cell-properties fo:padding="0.0201in" fo:border-left="0.25pt solid #000000" fo:border-right="none" fo:border-top="none" fo:border-bottom="0.25pt solid #000000"/>
    </style:style>
    <style:style style:name="Dictionary.H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F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E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F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E359" style:family="table-cell">
      <style:table-cell-properties fo:padding="0.0201in" fo:border-left="0.25pt solid #000000" fo:border-right="none" fo:border-top="none" fo:border-bottom="0.25pt solid #000000"/>
    </style:style>
    <style:style style:name="Dictionary.H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I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E361" style:family="table-cell">
      <style:table-cell-properties fo:padding="0.0201in" fo:border-left="0.25pt solid #000000" fo:border-right="none" fo:border-top="none" fo:border-bottom="0.25pt solid #000000"/>
    </style:style>
    <style:style style:name="Dictionary.H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F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E363" style:family="table-cell">
      <style:table-cell-properties fo:padding="0.0201in" fo:border-left="0.25pt solid #000000" fo:border-right="none" fo:border-top="none" fo:border-bottom="0.25pt solid #000000"/>
    </style:style>
    <style:style style:name="Dictionary.H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F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E365" style:family="table-cell">
      <style:table-cell-properties fo:padding="0.0201in" fo:border-left="0.25pt solid #000000" fo:border-right="none" fo:border-top="none" fo:border-bottom="0.25pt solid #000000"/>
    </style:style>
    <style:style style:name="Dictionary.H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F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E367" style:family="table-cell">
      <style:table-cell-properties fo:padding="0.0201in" fo:border-left="0.25pt solid #000000" fo:border-right="none" fo:border-top="none" fo:border-bottom="0.25pt solid #000000"/>
    </style:style>
    <style:style style:name="Dictionary.H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F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E369" style:family="table-cell">
      <style:table-cell-properties fo:padding="0.0201in" fo:border-left="0.25pt solid #000000" fo:border-right="none" fo:border-top="none" fo:border-bottom="0.25pt solid #000000"/>
    </style:style>
    <style:style style:name="Dictionary.H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F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E371" style:family="table-cell">
      <style:table-cell-properties fo:padding="0.0201in" fo:border-left="0.25pt solid #000000" fo:border-right="none" fo:border-top="none" fo:border-bottom="0.25pt solid #000000"/>
    </style:style>
    <style:style style:name="Dictionary.H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F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E373" style:family="table-cell">
      <style:table-cell-properties fo:padding="0.0201in" fo:border-left="0.25pt solid #000000" fo:border-right="none" fo:border-top="none" fo:border-bottom="0.25pt solid #000000"/>
    </style:style>
    <style:style style:name="Dictionary.H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F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E375" style:family="table-cell">
      <style:table-cell-properties fo:padding="0.0201in" fo:border-left="0.25pt solid #000000" fo:border-right="none" fo:border-top="none" fo:border-bottom="0.25pt solid #000000"/>
    </style:style>
    <style:style style:name="Dictionary.H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F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E377" style:family="table-cell">
      <style:table-cell-properties fo:padding="0.0201in" fo:border-left="0.25pt solid #000000" fo:border-right="none" fo:border-top="none" fo:border-bottom="0.25pt solid #000000"/>
    </style:style>
    <style:style style:name="Dictionary.H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F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E379" style:family="table-cell">
      <style:table-cell-properties fo:padding="0.0201in" fo:border-left="0.25pt solid #000000" fo:border-right="none" fo:border-top="none" fo:border-bottom="0.25pt solid #000000"/>
    </style:style>
    <style:style style:name="Dictionary.H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F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E381" style:family="table-cell">
      <style:table-cell-properties fo:padding="0.0201in" fo:border-left="0.25pt solid #000000" fo:border-right="none" fo:border-top="none" fo:border-bottom="0.25pt solid #000000"/>
    </style:style>
    <style:style style:name="Dictionary.H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F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E383" style:family="table-cell">
      <style:table-cell-properties fo:padding="0.0201in" fo:border-left="0.25pt solid #000000" fo:border-right="none" fo:border-top="none" fo:border-bottom="0.25pt solid #000000"/>
    </style:style>
    <style:style style:name="Dictionary.H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F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E385" style:family="table-cell">
      <style:table-cell-properties fo:padding="0.0201in" fo:border-left="0.25pt solid #000000" fo:border-right="none" fo:border-top="none" fo:border-bottom="0.25pt solid #000000"/>
    </style:style>
    <style:style style:name="Dictionary.H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F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E387" style:family="table-cell">
      <style:table-cell-properties fo:padding="0.0201in" fo:border-left="0.25pt solid #000000" fo:border-right="none" fo:border-top="none" fo:border-bottom="0.25pt solid #000000"/>
    </style:style>
    <style:style style:name="Dictionary.H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F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E389" style:family="table-cell">
      <style:table-cell-properties fo:padding="0.0201in" fo:border-left="0.25pt solid #000000" fo:border-right="none" fo:border-top="none" fo:border-bottom="0.25pt solid #000000"/>
    </style:style>
    <style:style style:name="Dictionary.H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E391" style:family="table-cell">
      <style:table-cell-properties fo:padding="0.0201in" fo:border-left="0.25pt solid #000000" fo:border-right="none" fo:border-top="none" fo:border-bottom="0.25pt solid #000000"/>
    </style:style>
    <style:style style:name="Dictionary.H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F392" style:family="table-cell">
      <style:table-cell-properties fo:padding="0.0201in" fo:border-left="0.25pt solid #000000" fo:border-right="none" fo:border-top="none" fo:border-bottom="0.25pt solid #000000"/>
    </style:style>
    <style:style style:name="Dictionary.J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E393" style:family="table-cell">
      <style:table-cell-properties fo:padding="0.0201in" fo:border-left="0.25pt solid #000000" fo:border-right="none" fo:border-top="none" fo:border-bottom="0.25pt solid #000000"/>
    </style:style>
    <style:style style:name="Dictionary.H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F394" style:family="table-cell">
      <style:table-cell-properties fo:padding="0.0201in" fo:border-left="0.25pt solid #000000" fo:border-right="none" fo:border-top="none" fo:border-bottom="0.25pt solid #000000"/>
    </style:style>
    <style:style style:name="Dictionary.J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E395" style:family="table-cell">
      <style:table-cell-properties fo:padding="0.0201in" fo:border-left="0.25pt solid #000000" fo:border-right="none" fo:border-top="none" fo:border-bottom="0.25pt solid #000000"/>
    </style:style>
    <style:style style:name="Dictionary.H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F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E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E399" style:family="table-cell">
      <style:table-cell-properties fo:padding="0.0201in" fo:border-left="0.25pt solid #000000" fo:border-right="none" fo:border-top="none" fo:border-bottom="0.25pt solid #000000"/>
    </style:style>
    <style:style style:name="Dictionary.H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I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E401" style:family="table-cell">
      <style:table-cell-properties fo:padding="0.0201in" fo:border-left="0.25pt solid #000000" fo:border-right="none" fo:border-top="none" fo:border-bottom="0.25pt solid #000000"/>
    </style:style>
    <style:style style:name="Dictionary.H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F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E403" style:family="table-cell">
      <style:table-cell-properties fo:padding="0.0201in" fo:border-left="0.25pt solid #000000" fo:border-right="none" fo:border-top="none" fo:border-bottom="0.25pt solid #000000"/>
    </style:style>
    <style:style style:name="Dictionary.H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F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E405" style:family="table-cell">
      <style:table-cell-properties fo:padding="0.0201in" fo:border-left="0.25pt solid #000000" fo:border-right="none" fo:border-top="none" fo:border-bottom="0.25pt solid #000000"/>
    </style:style>
    <style:style style:name="Dictionary.H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F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E407" style:family="table-cell">
      <style:table-cell-properties fo:padding="0.0201in" fo:border-left="0.25pt solid #000000" fo:border-right="none" fo:border-top="none" fo:border-bottom="0.25pt solid #000000"/>
    </style:style>
    <style:style style:name="Dictionary.H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F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E409" style:family="table-cell">
      <style:table-cell-properties fo:padding="0.0201in" fo:border-left="0.25pt solid #000000" fo:border-right="none" fo:border-top="none" fo:border-bottom="0.25pt solid #000000"/>
    </style:style>
    <style:style style:name="Dictionary.H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F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E411" style:family="table-cell">
      <style:table-cell-properties fo:padding="0.0201in" fo:border-left="0.25pt solid #000000" fo:border-right="none" fo:border-top="none" fo:border-bottom="0.25pt solid #000000"/>
    </style:style>
    <style:style style:name="Dictionary.H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F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E413" style:family="table-cell">
      <style:table-cell-properties fo:padding="0.0201in" fo:border-left="0.25pt solid #000000" fo:border-right="none" fo:border-top="none" fo:border-bottom="0.25pt solid #000000"/>
    </style:style>
    <style:style style:name="Dictionary.H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F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E415" style:family="table-cell">
      <style:table-cell-properties fo:padding="0.0201in" fo:border-left="0.25pt solid #000000" fo:border-right="none" fo:border-top="none" fo:border-bottom="0.25pt solid #000000"/>
    </style:style>
    <style:style style:name="Dictionary.H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F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E417" style:family="table-cell">
      <style:table-cell-properties fo:padding="0.0201in" fo:border-left="0.25pt solid #000000" fo:border-right="none" fo:border-top="none" fo:border-bottom="0.25pt solid #000000"/>
    </style:style>
    <style:style style:name="Dictionary.H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F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E419" style:family="table-cell">
      <style:table-cell-properties fo:padding="0.0201in" fo:border-left="0.25pt solid #000000" fo:border-right="none" fo:border-top="none" fo:border-bottom="0.25pt solid #000000"/>
    </style:style>
    <style:style style:name="Dictionary.H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F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E421" style:family="table-cell">
      <style:table-cell-properties fo:padding="0.0201in" fo:border-left="0.25pt solid #000000" fo:border-right="none" fo:border-top="none" fo:border-bottom="0.25pt solid #000000"/>
    </style:style>
    <style:style style:name="Dictionary.H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4pt" fo:font-style="italic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fo:font-style="italic" style:font-size-asian="14pt" style:font-style-asian="italic" style:font-weight-asian="bold" style:font-size-complex="14pt" style:font-style-complex="italic" style:font-weight-complex="bold" style:text-overline-style="none" style:text-overline-color="font-color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italic" style:font-weight-asian="normal" style:font-size-complex="14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fo:language="uk" fo:country="U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fo:text-transform="uppercase" style:font-name="Times New Roman" fo:font-size="14pt" fo:language="uk" fo:country="UA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start" style:justify-single-word="false"/>
      <style:text-properties fo:text-transform="uppercase" style:font-name="Times New Roman" fo:font-size="14pt" fo:language="ru" fo:country="RU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/>
    </style:style>
    <style:style style:name="P24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2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8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8000" style:font-name="Times New Roman" fo:font-size="14pt" fo:letter-spacing="normal" fo:font-style="italic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ize-complex="14pt"/>
    </style:style>
    <style:style style:name="P3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.3126in" fo:margin-right="0in" fo:margin-top="0in" fo:margin-bottom="0in" fo:line-height="150%" fo:text-align="start" style:justify-single-word="false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.3126in" fo:margin-right="0in" fo:margin-top="0in" fo:margin-bottom="0in" fo:line-height="150%" fo:text-align="start" style:justify-single-word="false" fo:orphans="2" fo:widows="2" fo:text-indent="0in" style:auto-text-indent="false" fo:padding="0in" fo:border="none"/>
    </style:style>
    <style:style style:name="P41" style:family="paragraph" style:parent-style-name="Heading_20_2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2" style:family="paragraph" style:parent-style-name="Heading_20_2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3" style:family="paragraph" style:parent-style-name="Heading_20_2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44" style:family="paragraph" style:parent-style-name="Heading_20_2">
      <style:paragraph-properties fo:line-height="150%" fo:text-align="start" style:justify-single-word="false"/>
      <style:text-properties style:font-name="Times New Roman" fo:font-size="14p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45" style:family="paragraph" style:parent-style-name="Heading_20_2">
      <style:paragraph-properties fo:line-height="150%" fo:text-align="start" style:justify-single-word="false"/>
      <style:text-properties style:font-name="Times New Roman" fo:font-size="14pt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color="#000000" fo:letter-spacing="normal" fo:language="uk" fo:country="UA" fo:font-style="italic" fo:font-weight="normal" style:font-style-asian="italic"/>
    </style:style>
    <style:style style:name="T2" style:family="text">
      <style:text-properties fo:text-transform="uppercase" fo:color="#000000" fo:letter-spacing="normal" fo:language="uk" fo:country="UA" fo:font-style="normal" fo:font-weight="bold" style:font-weight-asian="bold" style:font-style-complex="italic" style:font-weight-complex="bold"/>
    </style:style>
    <style:style style:name="T3" style:family="text">
      <style:text-properties fo:text-transform="uppercase" fo:language="uk" fo:country="UA"/>
    </style:style>
    <style:style style:name="T4" style:family="text">
      <style:text-properties fo:text-transform="uppercase" fo:language="uk" fo:country="UA" fo:font-weight="bold"/>
    </style:style>
    <style:style style:name="T5" style:family="text">
      <style:text-properties fo:text-transform="uppercase" fo:language="uk" fo:country="UA" fo:font-weight="bold" style:font-weight-asian="bold"/>
    </style:style>
    <style:style style:name="T6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7" style:family="text">
      <style:text-properties fo:text-transform="uppercase" fo:language="uk" fo:country="UA" fo:font-weight="bold" style:font-weight-asian="bold" style:font-weight-complex="bold"/>
    </style:style>
    <style:style style:name="T8" style:family="text">
      <style:text-properties fo:text-transform="uppercase" fo:language="uk" fo:country="UA" fo:font-style="normal" fo:font-weight="bold"/>
    </style:style>
    <style:style style:name="T9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10" style:family="text">
      <style:text-properties fo:text-transform="uppercase" fo:language="uk" fo:country="UA" fo:font-style="normal" fo:font-weight="bold" style:font-weight-asian="bold" style:font-weight-complex="bold"/>
    </style:style>
    <style:style style:name="T11" style:family="text">
      <style:text-properties fo:text-transform="uppercase" fo:language="uk" fo:country="UA" fo:font-style="normal" fo:font-weight="bold" style:font-weight-asian="bold" style:font-style-complex="italic" style:font-weight-complex="bold"/>
    </style:style>
    <style:style style:name="T12" style:family="text">
      <style:text-properties fo:text-transform="uppercase" fo:language="uk" fo:country="UA" fo:font-style="normal" style:font-style-asian="normal" style:font-style-complex="italic"/>
    </style:style>
    <style:style style:name="T13" style:family="text">
      <style:text-properties fo:text-transform="uppercase" fo:language="uk" fo:country="UA" fo:font-style="normal" fo:font-weight="normal" style:font-style-asian="italic"/>
    </style:style>
    <style:style style:name="T14" style:family="text">
      <style:text-properties fo:text-transform="uppercase" fo:language="uk" fo:country="UA" style:font-weight-complex="normal"/>
    </style:style>
    <style:style style:name="T15" style:family="text">
      <style:text-properties fo:text-transform="uppercase" fo:language="uk" fo:country="UA" style:font-weight-asian="bold"/>
    </style:style>
    <style:style style:name="T16" style:family="text">
      <style:text-properties fo:text-transform="uppercase" fo:language="uk" fo:country="UA" style:font-weight-asian="bold" style:font-style-complex="italic" style:font-weight-complex="bold"/>
    </style:style>
    <style:style style:name="T17" style:family="text">
      <style:text-properties fo:text-transform="uppercase" fo:color="#008000" fo:language="uk" fo:country="UA" fo:font-weight="bold" style:font-weight-asian="bold" style:font-style-complex="italic" style:font-weight-complex="bold"/>
    </style:style>
    <style:style style:name="T18" style:family="text">
      <style:text-properties fo:text-transform="uppercase" fo:color="#ff0000" fo:language="uk" fo:country="UA" fo:font-weight="bold" style:font-weight-asian="bold" style:font-style-complex="italic" style:font-weight-complex="bold"/>
    </style:style>
    <style:style style:name="T19" style:family="text">
      <style:text-properties fo:text-transform="uppercase" fo:color="#ff0000" fo:language="uk" fo:country="UA" fo:font-style="italic" fo:font-weight="bold" style:font-weight-asian="bold" style:font-style-complex="italic" style:font-weight-complex="bold"/>
    </style:style>
    <style:style style:name="T20" style:family="text">
      <style:text-properties fo:text-transform="uppercase" fo:color="#ff0000" fo:letter-spacing="normal" fo:language="uk" fo:country="UA" fo:font-style="normal" fo:font-weight="bold" style:font-weight-asian="bold" style:font-style-complex="italic" style:font-weight-complex="bold"/>
    </style:style>
    <style:style style:name="T21" style:family="text">
      <style:text-properties fo:text-transform="uppercase" fo:color="#ff0000" style:font-name="Times New Roman" fo:font-size="14pt" fo:letter-spacing="normal" fo:language="uk" fo:country="UA" fo:font-style="normal" fo:font-weight="bold" style:font-size-asian="14pt" style:font-weight-asian="bold" style:font-size-complex="14pt" style:font-style-complex="italic" style:font-weight-complex="bold"/>
    </style:style>
    <style:style style:name="T22" style:family="text">
      <style:text-properties fo:language="uk" fo:country="UA"/>
    </style:style>
    <style:style style:name="T23" style:family="text">
      <style:text-properties fo:language="uk" fo:country="UA" fo:font-style="italic" style:font-style-asian="italic"/>
    </style:style>
    <style:style style:name="T24" style:family="text">
      <style:text-properties fo:language="uk" fo:country="UA" fo:font-style="italic" style:font-style-asian="italic" style:font-style-complex="italic"/>
    </style:style>
    <style:style style:name="T25" style:family="text">
      <style:text-properties fo:language="uk" fo:country="UA" fo:font-style="italic" style:font-style-asian="italic" style:font-weight-complex="bold"/>
    </style:style>
    <style:style style:name="T26" style:family="text">
      <style:text-properties fo:language="uk" fo:country="UA" fo:font-style="italic" fo:font-weight="bold" style:font-style-asian="italic" style:font-weight-asian="bold"/>
    </style:style>
    <style:style style:name="T27" style:family="text">
      <style:text-properties fo:language="uk" fo:country="UA" fo:font-style="italic" fo:font-weight="bold" style:font-style-asian="italic" style:font-weight-asian="bold" style:font-weight-complex="bold"/>
    </style:style>
    <style:style style:name="T28" style:family="text">
      <style:text-properties fo:language="uk" fo:country="UA" fo:font-style="italic" fo:font-weight="bold" style:font-style-asian="italic" style:font-weight-asian="bold" style:font-style-complex="italic"/>
    </style:style>
    <style:style style:name="T29" style:family="text">
      <style:text-properties fo:language="uk" fo:country="UA" fo:font-style="italic" fo:font-weight="bold" style:font-style-asian="italic" style:font-style-complex="italic"/>
    </style:style>
    <style:style style:name="T30" style:family="text">
      <style:text-properties fo:language="uk" fo:country="UA" fo:font-style="italic" fo:font-weight="normal" style:font-style-asian="italic"/>
    </style:style>
    <style:style style:name="T31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33" style:family="text">
      <style:text-properties fo:language="uk" fo:country="UA" style:font-style-complex="italic"/>
    </style:style>
    <style:style style:name="T34" style:family="text">
      <style:text-properties fo:language="uk" fo:country="UA" fo:font-weight="bold"/>
    </style:style>
    <style:style style:name="T35" style:family="text">
      <style:text-properties fo:language="uk" fo:country="UA" fo:font-weight="bold" style:font-weight-asian="bold"/>
    </style:style>
    <style:style style:name="T36" style:family="text">
      <style:text-properties fo:language="uk" fo:country="UA" fo:font-weight="bold" style:font-weight-asian="bold" style:font-style-complex="italic" style:font-weight-complex="bold"/>
    </style:style>
    <style:style style:name="T37" style:family="text">
      <style:text-properties fo:language="uk" fo:country="UA" fo:font-weight="bold" style:font-weight-asian="bold" style:font-weight-complex="bold"/>
    </style:style>
    <style:style style:name="T38" style:family="text">
      <style:text-properties fo:language="uk" fo:country="UA" fo:font-weight="bold" style:font-weight-asian="normal" style:font-weight-complex="normal"/>
    </style:style>
    <style:style style:name="T39" style:family="text">
      <style:text-properties fo:language="uk" fo:country="UA" fo:font-weight="bold" style:font-style-asian="normal" style:font-weight-asian="bold" style:font-style-complex="italic" style:font-weight-complex="bold"/>
    </style:style>
    <style:style style:name="T40" style:family="text">
      <style:text-properties fo:language="uk" fo:country="UA" fo:font-weight="bold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fo:language="uk" fo:country="UA" fo:font-style="normal"/>
    </style:style>
    <style:style style:name="T42" style:family="text">
      <style:text-properties fo:language="uk" fo:country="UA" fo:font-style="normal" style:font-style-asian="normal" style:font-style-complex="normal"/>
    </style:style>
    <style:style style:name="T43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44" style:family="text">
      <style:text-properties fo:language="uk" fo:country="UA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language="uk" fo:country="UA" fo:font-style="normal" fo:font-weight="normal"/>
    </style:style>
    <style:style style:name="T46" style:family="text">
      <style:text-properties fo:language="uk" fo:country="UA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language="uk" fo:country="UA" fo:font-style="normal" fo:font-weight="normal" style:font-style-asian="italic"/>
    </style:style>
    <style:style style:name="T48" style:family="text">
      <style:text-properties fo:language="uk" fo:country="UA" fo:font-style="normal" fo:font-weight="normal" style:font-style-asian="italic" style:font-style-complex="italic"/>
    </style:style>
    <style:style style:name="T49" style:family="text">
      <style:text-properties fo:language="uk" fo:country="UA" fo:font-style="normal" fo:font-weight="normal" style:font-style-complex="italic"/>
    </style:style>
    <style:style style:name="T50" style:family="text">
      <style:text-properties fo:language="uk" fo:country="UA" fo:font-style="normal" style:font-style-asian="italic"/>
    </style:style>
    <style:style style:name="T51" style:family="text">
      <style:text-properties fo:language="uk" fo:country="UA" fo:font-weight="normal"/>
    </style:style>
    <style:style style:name="T52" style:family="text">
      <style:text-properties fo:language="uk" fo:country="UA" fo:font-weight="normal" style:font-weight-asian="normal" style:font-weight-complex="normal"/>
    </style:style>
    <style:style style:name="T53" style:family="text">
      <style:text-properties fo:language="uk" fo:country="UA" fo:font-weight="normal" style:font-weight-asian="normal" style:font-style-complex="italic" style:font-weight-complex="normal"/>
    </style:style>
    <style:style style:name="T54" style:family="text">
      <style:text-properties fo:language="uk" fo:country="UA" fo:font-weight="normal" style:font-style-complex="italic"/>
    </style:style>
    <style:style style:name="T55" style:family="text">
      <style:text-properties fo:language="uk" fo:country="UA" style:font-weight-complex="normal"/>
    </style:style>
    <style:style style:name="T56" style:family="text">
      <style:text-properties fo:language="uk" fo:country="UA" style:font-style-asian="italic"/>
    </style:style>
    <style:style style:name="T57" style:family="text">
      <style:text-properties fo:language="uk" fo:country="UA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font-variant="normal" fo:text-transform="none" fo:color="#000000" fo:letter-spacing="normal"/>
    </style:style>
    <style:style style:name="T59" style:family="text">
      <style:text-properties fo:font-variant="normal" fo:text-transform="none" fo:color="#000000" fo:letter-spacing="normal" fo:font-style="normal"/>
    </style:style>
    <style:style style:name="T60" style:family="text">
      <style:text-properties fo:font-variant="normal" fo:text-transform="none" fo:color="#000000" fo:letter-spacing="normal" fo:font-style="normal" fo:font-weight="normal"/>
    </style:style>
    <style:style style:name="T61" style:family="text">
      <style:text-properties fo:font-variant="normal" fo:text-transform="none" fo:color="#000000" fo:letter-spacing="normal" fo:font-style="normal" fo:font-weight="bold"/>
    </style:style>
    <style:style style:name="T6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64" style:family="text">
      <style:text-properties fo:font-variant="normal" fo:text-transform="none" fo:color="#000000" fo:letter-spacing="normal" fo:language="uk" fo:country="UA" fo:font-style="normal" fo:font-weight="bold" style:font-weight-asian="bold" style:font-style-complex="italic" style:font-weight-complex="bold"/>
    </style:style>
    <style:style style:name="T65" style:family="text">
      <style:text-properties fo:font-variant="normal" fo:text-transform="none" fo:color="#000000" fo:letter-spacing="normal" fo:language="uk" fo:country="UA" fo:font-style="normal" fo:font-weight="bold" style:font-style-asian="normal" style:font-weight-asian="bold" style:font-style-complex="italic" style:font-weight-complex="bold"/>
    </style:style>
    <style:style style:name="T66" style:family="text">
      <style:text-properties fo:font-variant="normal" fo:text-transform="none" fo:color="#000000" fo:letter-spacing="normal" fo:language="uk" fo:country="UA" fo:font-style="normal" fo:font-weight="normal" style:font-style-complex="italic"/>
    </style:style>
    <style:style style:name="T67" style:family="text">
      <style:text-properties fo:font-variant="normal" fo:text-transform="none" fo:color="#000000" fo:letter-spacing="normal" fo:language="uk" fo:country="UA" fo:font-style="normal" fo:font-weight="normal" style:font-weight-asian="normal" style:font-style-complex="italic" style:font-weight-complex="normal"/>
    </style:style>
    <style:style style:name="T68" style:family="text">
      <style:text-properties fo:font-variant="normal" fo:text-transform="none" fo:color="#000000" fo:letter-spacing="normal" fo:language="uk" fo:country="UA" fo:font-style="normal" fo:font-weight="normal" style:font-style-asian="italic"/>
    </style:style>
    <style:style style:name="T69" style:family="text">
      <style:text-properties fo:font-variant="normal" fo:text-transform="none" fo:color="#000000" fo:letter-spacing="normal" fo:font-style="italic"/>
    </style:style>
    <style:style style:name="T70" style:family="text">
      <style:text-properties fo:font-variant="normal" fo:text-transform="none" fo:color="#000000" fo:letter-spacing="normal" fo:font-style="italic" fo:font-weight="normal"/>
    </style:style>
    <style:style style:name="T71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72" style:family="text">
      <style:text-properties fo:font-variant="normal" fo:text-transform="none" fo:color="#000000" style:font-name="Times New Roman" fo:font-size="14pt" fo:letter-spacing="normal" fo:font-style="italic" fo:font-weight="normal" style:font-size-asian="14pt" style:font-size-complex="14pt"/>
    </style:style>
    <style:style style:name="T73" style:family="text">
      <style:text-properties fo:font-variant="normal" fo:text-transform="none" fo:color="#008000" fo:letter-spacing="normal" fo:font-style="italic"/>
    </style:style>
    <style:style style:name="T74" style:family="text">
      <style:text-properties fo:font-variant="normal" fo:text-transform="none" fo:color="#008000" fo:letter-spacing="normal" fo:font-style="italic" fo:font-weight="normal"/>
    </style:style>
    <style:style style:name="T75" style:family="text">
      <style:text-properties fo:font-variant="normal" fo:text-transform="none" fo:color="#008000" fo:letter-spacing="normal" fo:font-style="normal" fo:font-weight="normal"/>
    </style:style>
    <style:style style:name="T76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77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78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79" style:family="text">
      <style:text-properties fo:font-variant="normal" fo:text-transform="none" fo:color="#1b75bc" style:font-name="Times New Roman" fo:font-size="14pt" fo:letter-spacing="normal" fo:font-style="normal" fo:font-weight="normal" style:font-size-asian="14pt" style:font-size-complex="14pt"/>
    </style:style>
    <style:style style:name="T80" style:family="text">
      <style:text-properties fo:font-variant="normal" fo:text-transform="none" fo:color="#ff0000" fo:letter-spacing="normal" fo:font-style="normal" fo:font-weight="normal"/>
    </style:style>
    <style:style style:name="T81" style:family="text">
      <style:text-properties fo:font-variant="normal" fo:text-transform="none" fo:color="#ff0000" fo:letter-spacing="normal" fo:font-style="normal" fo:font-weight="bold"/>
    </style:style>
    <style:style style:name="T82" style:family="text">
      <style:text-properties fo:font-variant="normal" fo:text-transform="none" fo:color="#ff0000" fo:letter-spacing="normal" fo:font-style="normal" fo:font-weight="bold" style:font-weight-asian="bold" style:font-weight-complex="bold"/>
    </style:style>
    <style:style style:name="T83" style:family="text">
      <style:text-properties fo:font-variant="normal" fo:text-transform="none" fo:color="#ff0000" fo:letter-spacing="normal" fo:language="uk" fo:country="UA" fo:font-style="normal" fo:font-weight="bold" style:font-weight-asian="bold" style:font-weight-complex="bold"/>
    </style:style>
    <style:style style:name="T84" style:family="text">
      <style:text-properties fo:font-variant="normal" fo:text-transform="none" fo:color="#ff0000" style:font-name="Times New Roman" fo:font-size="14pt" fo:letter-spacing="normal" fo:font-style="normal" fo:font-weight="normal" style:font-size-asian="14pt" style:font-size-complex="14pt"/>
    </style:style>
    <style:style style:name="T85" style:family="text">
      <style:text-properties fo:font-variant="normal" fo:text-transform="none" fo:color="#222222" fo:letter-spacing="normal" fo:font-style="normal" fo:font-weight="normal"/>
    </style:style>
    <style:style style:name="T86" style:family="text">
      <style:text-properties fo:font-weight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style-complex="italic" style:font-weight-complex="bold"/>
    </style:style>
    <style:style style:name="T89" style:family="text">
      <style:text-properties fo:color="#008000"/>
    </style:style>
    <style:style style:name="T90" style:family="text">
      <style:text-properties fo:color="#008000" fo:font-style="italic"/>
    </style:style>
    <style:style style:name="T91" style:family="text">
      <style:text-properties fo:color="#008000" fo:font-style="italic" fo:font-weight="bold"/>
    </style:style>
    <style:style style:name="T92" style:family="text">
      <style:text-properties fo:color="#008000" fo:font-style="italic" fo:font-weight="normal"/>
    </style:style>
    <style:style style:name="T93" style:family="text">
      <style:text-properties fo:color="#008000" fo:font-weight="bold"/>
    </style:style>
    <style:style style:name="T94" style:family="text">
      <style:text-properties fo:color="#008000" fo:language="uk" fo:country="UA" fo:font-weight="bold" style:font-weight-asian="bold" style:font-style-complex="italic" style:font-weight-complex="bold"/>
    </style:style>
    <style:style style:name="T95" style:family="text">
      <style:text-properties fo:color="#008000" fo:language="uk" fo:country="UA" fo:font-weight="bold" style:font-weight-asian="bold" style:font-weight-complex="bold"/>
    </style:style>
    <style:style style:name="T96" style:family="text">
      <style:text-properties fo:language="en" fo:country="US"/>
    </style:style>
    <style:style style:name="T97" style:family="text">
      <style:text-properties fo:language="en" fo:country="US" fo:font-weight="bold" style:font-weight-asian="bold" style:font-weight-complex="bold"/>
    </style:style>
    <style:style style:name="T98" style:family="text">
      <style:text-properties fo:language="en" fo:country="US" fo:font-weight="normal"/>
    </style:style>
    <style:style style:name="T99" style:family="text">
      <style:text-properties fo:language="en" fo:country="US" fo:font-weight="normal" style:font-weight-asian="normal" style:font-weight-complex="normal"/>
    </style:style>
    <style:style style:name="T100" style:family="text">
      <style:text-properties fo:language="en" fo:country="US" fo:font-style="normal"/>
    </style:style>
    <style:style style:name="T101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language="en" fo:country="US" fo:font-style="normal" fo:font-weight="normal"/>
    </style:style>
    <style:style style:name="T103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style:font-style-asian="italic"/>
    </style:style>
    <style:style style:name="T105" style:family="text">
      <style:text-properties fo:language="en" fo:country="US" fo:font-style="normal" style:font-style-asian="normal" style:font-style-complex="normal"/>
    </style:style>
    <style:style style:name="T106" style:family="text">
      <style:text-properties fo:color="#ff0000"/>
    </style:style>
    <style:style style:name="T107" style:family="text">
      <style:text-properties fo:color="#ff0000" fo:font-weight="bold"/>
    </style:style>
    <style:style style:name="T108" style:family="text">
      <style:text-properties fo:color="#ff0000" fo:language="uk" fo:country="UA" fo:font-weight="bold" style:font-weight-asian="normal" style:font-weight-complex="normal"/>
    </style:style>
    <style:style style:name="T109" style:family="text">
      <style:text-properties fo:color="#ff0000" fo:language="uk" fo:country="UA" fo:font-weight="bold" style:font-weight-asian="bold" style:font-weight-complex="bold"/>
    </style:style>
    <style:style style:name="T110" style:family="text">
      <style:text-properties fo:color="#ff0000" fo:language="uk" fo:country="UA" fo:font-style="italic" fo:font-weight="bold" style:font-style-asian="italic" style:font-style-complex="italic"/>
    </style:style>
    <style:style style:name="T111" style:family="text">
      <style:text-properties fo:color="#ff0000" fo:language="uk" fo:country="UA" fo:font-style="italic" fo:font-weight="bold" style:font-style-asian="italic" style:font-weight-asian="bold" style:font-weight-complex="bold"/>
    </style:style>
    <style:style style:name="T112" style:family="text">
      <style:text-properties fo:color="#ff0000" fo:language="uk" fo:country="UA" fo:font-style="italic" fo:font-weight="bold" style:font-style-asian="italic" style:font-weight-asian="bold" style:font-style-complex="italic" style:font-weight-complex="bold"/>
    </style:style>
    <style:style style:name="T113" style:family="text">
      <style:text-properties fo:font-weight="normal"/>
    </style:style>
    <style:style style:name="T114" style:family="text">
      <style:text-properties fo:font-weight="normal" style:font-weight-asian="normal" style:font-weight-complex="normal"/>
    </style:style>
    <style:style style:name="T115" style:family="text">
      <style:text-properties fo:font-style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fo:font-weight="normal"/>
    </style:style>
    <style:style style:name="T118" style:family="text">
      <style:text-properties fo:language="ru" fo:country="RU"/>
    </style:style>
    <style:style style:name="T119" style:family="text">
      <style:text-properties fo:language="ru" fo:country="RU" fo:font-style="italic" style:font-style-asian="italic"/>
    </style:style>
    <style:style style:name="T120" style:family="text">
      <style:text-properties fo:language="ru" fo:country="RU" fo:font-style="italic" style:font-style-asian="italic" style:font-style-complex="italic"/>
    </style:style>
    <style:style style:name="T121" style:family="text">
      <style:text-properties fo:language="ru" fo:country="RU" fo:font-style="italic" fo:font-weight="bold" style:font-style-asian="italic" style:font-weight-asian="bold" style:font-style-complex="italic"/>
    </style:style>
    <style:style style:name="T122" style:family="text">
      <style:text-properties fo:language="ru" fo:country="RU" style:font-style-complex="italic"/>
    </style:style>
    <style:style style:name="T123" style:family="text">
      <style:text-properties fo:language="ru" fo:country="RU" fo:font-weight="bold" style:font-weight-asian="bold" style:font-style-complex="italic" style:font-weight-complex="bold"/>
    </style:style>
    <style:style style:name="T124" style:family="text">
      <style:text-properties fo:language="ru" fo:country="RU" fo:font-style="normal"/>
    </style:style>
    <style:style style:name="T125" style:family="text">
      <style:text-properties fo:language="ru" fo:country="RU" fo:font-style="normal" fo:font-weight="normal"/>
    </style:style>
    <style:style style:name="T126" style:family="text">
      <style:text-properties fo:language="ru" fo:country="RU" fo:font-style="normal" fo:font-weight="normal" style:font-style-asian="italic"/>
    </style:style>
    <style:style style:name="T127" style:family="text">
      <style:text-properties fo:language="ru" fo:country="RU" fo:font-style="normal" style:font-style-asian="italic" style:font-style-complex="italic"/>
    </style:style>
    <style:style style:name="T128" style:family="text">
      <style:text-properties fo:language="ru" fo:country="RU" fo:font-style="normal" style:font-style-asian="normal" style:font-weight-asian="normal" style:font-style-complex="normal" style:font-weight-complex="normal" style:text-overline-style="none" style:text-overline-color="font-color"/>
    </style:style>
    <style:style style:name="T129" style:family="text">
      <style:text-properties fo:language="ru" fo:country="RU" fo:font-weight="normal"/>
    </style:style>
    <style:style style:name="T130" style:family="text">
      <style:text-properties style:font-weight-asian="bold" style:font-weight-complex="bold"/>
    </style:style>
    <style:style style:name="T131" style:family="text">
      <style:text-properties style:font-weight-asian="normal"/>
    </style:style>
    <style:style style:name="T132" style:family="text">
      <style:text-properties style:font-weight-asian="normal" style:font-weight-complex="normal"/>
    </style:style>
    <style:style style:name="T133" style:family="text">
      <style:text-properties fo:font-style="normal"/>
    </style:style>
    <style:style style:name="T134" style:family="text">
      <style:text-properties fo:font-style="normal" fo:font-weight="normal"/>
    </style:style>
    <style:style style:name="T135" style:family="text">
      <style:text-properties fo:font-style="normal" fo:font-weight="normal" style:font-style-asian="italic" style:font-style-complex="italic"/>
    </style:style>
    <style:style style:name="T136" style:family="text">
      <style:text-properties style:font-name="Times New Roman"/>
    </style:style>
    <style:style style:name="T137" style:family="text">
      <style:text-properties style:font-name="Times New Roman" fo:font-size="14pt" style:font-size-asian="14pt" style:font-size-complex="14pt"/>
    </style:style>
    <style:style style:name="T138" style:family="text">
      <style:text-properties fo:font-size="14pt"/>
    </style:style>
    <style:style style:name="T139" style:family="text">
      <style:text-properties fo:font-size="14pt" fo:language="uk" fo:country="UA" style:font-size-asian="14pt" style:font-size-complex="14pt"/>
    </style:style>
    <style:style style:name="T140" style:family="text">
      <style:text-properties style:font-size-asian="14pt"/>
    </style:style>
    <style:style style:name="T141" style:family="text">
      <style:text-properties style:font-style-asian="normal"/>
    </style:style>
    <style:style style:name="T142" style:family="text">
      <style:text-properties style:font-size-complex="14pt"/>
    </style:style>
    <style:style style:name="T143" style:family="text">
      <style:text-properties style:font-style-complex="normal"/>
    </style:style>
    <style:style style:name="T144" style:family="text">
      <style:text-properties style:font-weight-complex="normal"/>
    </style:style>
    <style:style style:name="T145" style:family="text">
      <style:text-properties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18">1</text:p>
          </table:table-cell>
          <table:table-cell table:style-name="Dictionary.B1" table:number-columns-spanned="3" office:value-type="string">
            <text:p text:style-name="P6"><text:span text:style-name="T22">БАСАМА</text:span><text:span text:style-name="T22"></text:span><text:span text:style-name="T22">НИТИ</text:span></text:p>
            <text:p text:style-name="P8"><text:span text:style-name="T42">-ню, -ниш,</text:span><text:span text:style-name="T22"> дієсл., недок., перех., інд.-авт.</text:span></text:p>
          </table:table-cell>
          <table:covered-table-cell/>
          <table:covered-table-cell/>
          <table:table-cell table:style-name="Dictionary.E1" table:number-columns-spanned="3" office:value-type="string">
            <text:p text:style-name="P2"><text:span text:style-name="T102">утворене суфіксальним способом, похідне від слова</text:span><text:span text:style-name="T45"> </text:span><text:span text:style-name="T34">басаман</text:span></text:p>
          </table:table-cell>
          <table:covered-table-cell/>
          <table:covered-table-cell/>
          <table:table-cell table:style-name="Dictionary.H1" table:number-columns-spanned="3" office:value-type="string">
            <text:p text:style-name="P9"><text:span text:style-name="T22">Гойдається вечора зламана віть,</text:span></text:p>
            <text:p text:style-name="P9"><text:span text:style-name="T22">і синню тяжкою в осінній пожежі</text:span></text:p>
            <text:p text:style-name="P9"><text:span text:style-name="T22">мій дух </text:span><text:span text:style-name="T37">басаманить</text:span><text:span text:style-name="T22">. </text:span><text:span text:style-name="T42">(П‑1, 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9" office:value-type="string">
            <text:p text:style-name="P25"><text:span text:style-name="T61">басам</text:span><text:span text:style-name="T81">а</text:span><text:span text:style-name="T83"></text:span><text:span text:style-name="T61">н</text:span></text:p>
            <text:p text:style-name="P25"><text:span text:style-name="T75">-у, </text:span><text:span text:style-name="T74">ч.</text:span><text:span text:style-name="T75">, </text:span><text:span text:style-name="T74">розм.</text:span></text:p>
            <text:p text:style-name="P24">Смуга на тілі від удару. || Смуга на тканині і т. і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</text:p>
          </table:table-cell>
          <table:table-cell table:style-name="Dictionary.B3" table:number-columns-spanned="3" office:value-type="string">
            <text:p text:style-name="P20">БІЛЬ-ЖАДА</text:p>
            <text:p text:style-name="P3"><text:span text:style-name="T41">-и</text:span><text:span text:style-name="T10"></text:span><text:span text:style-name="T41">,</text:span><text:span text:style-name="T23"> ім., ж., інд.-авт.</text:span></text:p>
          </table:table-cell>
          <table:covered-table-cell/>
          <table:covered-table-cell/>
          <table:table-cell table:style-name="Dictionary.E3" table:number-columns-spanned="3" office:value-type="string">
            <text:p text:style-name="P3"><text:span text:style-name="T100">утворене способом словоскладання, похідне від слів:</text:span><text:span text:style-name="T33"> </text:span><text:span text:style-name="T36">бі</text:span><text:span text:style-name="T6"></text:span><text:span text:style-name="T36">ль</text:span><text:span text:style-name="T33"> і </text:span><text:span text:style-name="T36">жада</text:span><text:span text:style-name="T6"></text:span></text:p>
          </table:table-cell>
          <table:covered-table-cell/>
          <table:covered-table-cell/>
          <table:table-cell table:style-name="Dictionary.H3" table:number-columns-spanned="3" office:value-type="string">
            <text:p text:style-name="P3"><text:span text:style-name="T63">Рі</text:span><text:span text:style-name="T1"></text:span><text:span text:style-name="T23">чки тепла ковбаня,</text:span></text:p>
            <text:p text:style-name="P3"><text:span text:style-name="T23">літеплена вода.</text:span></text:p>
            <text:p text:style-name="P3"><text:span text:style-name="T23">Ось тобі, сну – смеркання,</text:span></text:p>
            <text:p text:style-name="P3"><text:span text:style-name="T23">спогад твій – </text:span><text:span text:style-name="T26">біль-жада</text:span><text:span text:style-name="T23">.</text:span><text:span text:style-name="T22"> (П‑2, 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4" office:value-type="string">
            <text:h text:style-name="P41" text:outline-level="2">біль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болю, </text:span><text:span text:style-name="T90">ч.</text:span></text:p>
            <text:p text:style-name="P26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</table:table-cell>
          <table:covered-table-cell/>
          <table:covered-table-cell/>
          <table:covered-table-cell/>
          <table:table-cell table:style-name="Dictionary.F4" table:number-columns-spanned="5" office:value-type="string">
            <text:h text:style-name="P44" text:outline-level="2"><text:span text:style-name="T61">жаг</text:span><text:span text:style-name="T81">а</text:span><text:span text:style-name="T83"></text:span><text:span text:style-name="T81"> (жада</text:span><text:span text:style-name="T83"></text:span><text:span text:style-name="T81">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ч.</text:span></text:p>
            <text:p text:style-name="P26">1) Велике бажання пити; спрага.</text:p>
            <text:p text:style-name="P28"><text:span text:style-name="T113">2) </text:span><text:span text:style-name="T92">перен.</text:span><text:span text:style-name="T113"> Велике, нестримне бажання чого-небудь. || </text:span><text:span text:style-name="T117">до чого</text:span><text:span text:style-name="T113">, </text:span><text:span text:style-name="T117">чого</text:span><text:span text:style-name="T113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</text:p>
          </table:table-cell>
          <table:table-cell table:style-name="Dictionary.B5" table:number-columns-spanned="3" office:value-type="string">
            <text:p text:style-name="P20">Біль-самотА</text:p>
            <text:p text:style-name="P3"><text:span text:style-name="T22">-и</text:span><text:span text:style-name="T5"></text:span><text:span text:style-name="T22">, </text:span><text:span text:style-name="T23">ім., ж., інд.-авт.</text:span></text:p>
          </table:table-cell>
          <table:covered-table-cell/>
          <table:covered-table-cell/>
          <table:table-cell table:style-name="Dictionary.E5" table:number-columns-spanned="3" office:value-type="string">
            <text:p text:style-name="P14"><text:span text:style-name="T96">утворене способом словоскладання, похідне від слів:</text:span><text:span text:style-name="T96"> </text:span><text:span text:style-name="T97">бі</text:span><text:span text:style-name="T7"></text:span><text:span text:style-name="T97">ль</text:span><text:span text:style-name="T96"> і </text:span><text:span text:style-name="T97">самота</text:span><text:span text:style-name="T7"></text:span></text:p>
          </table:table-cell>
          <table:covered-table-cell/>
          <table:covered-table-cell/>
          <table:table-cell table:style-name="Dictionary.H5" table:number-columns-spanned="3" office:value-type="string">
            <text:p text:style-name="P3"><text:span text:style-name="T23">…і вже ти, як цятка, і вже над пітьмою</text:span></text:p>
            <text:p text:style-name="P3"><text:span text:style-name="T23">спалахуєш зойками </text:span><text:span text:style-name="T26">біль-самоти</text:span><text:span text:style-name="T23">.</text:span><text:span text:style-name="T22"> (П‑2, 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4" office:value-type="string">
            <text:p text:style-name="P14"><text:span text:style-name="T97">бі</text:span><text:span text:style-name="T7"></text:span><text:span text:style-name="T97">ль </text:span><text:span text:style-name="T99">(див. 2)</text:span></text:p>
          </table:table-cell>
          <table:covered-table-cell/>
          <table:covered-table-cell/>
          <table:covered-table-cell/>
          <table:table-cell table:style-name="Dictionary.F6" table:number-columns-spanned="5" office:value-type="string">
            <text:h text:style-name="P42" text:outline-level="2"><text:span text:style-name="T86">самот</text:span><text:span text:style-name="T107">а</text:span><text:span text:style-name="T109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36"><text:span text:style-name="T71">1) Стан за знач. </text:span><text:a xlink:type="simple" xlink:href="http://www.lingvo.ua/uk/Translate/uk-uk/самітний"><text:span text:style-name="T79">самітний</text:span></text:a><text:span text:style-name="T71">, </text:span><text:a xlink:type="simple" xlink:href="http://www.lingvo.ua/uk/Translate/uk-uk/самотній"><text:span text:style-name="T79">самотній</text:span></text:a><text:span text:style-name="T71">; самотність. || Гостре відчуття відокремленості, ізольованості від кого-, чого-небудь.</text:span></text:p>
            <text:p text:style-name="P31"><text:span text:style-name="T60">2) </text:span><text:span text:style-name="T74">у знач.</text:span><text:span text:style-name="T60"> </text:span><text:span text:style-name="T74">присл.</text:span><text:span text:style-name="T60"> самот</text:span><text:span text:style-name="T80">о</text:span><text:span text:style-name="T60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</text:p>
          </table:table-cell>
          <table:table-cell table:style-name="Dictionary.B7" table:number-columns-spanned="3" office:value-type="string">
            <text:p text:style-name="P20">Вичамрілий</text:p>
            <text:p text:style-name="P3"><text:span text:style-name="T22">-а, -е, </text:span><text:span text:style-name="T24">дієпр. пас. мин. ч., інд.-авт.</text:span></text:p>
          </table:table-cell>
          <table:covered-table-cell/>
          <table:covered-table-cell/>
          <table:table-cell table:style-name="Dictionary.E7" table:number-columns-spanned="3" office:value-type="string">
            <text:p text:style-name="P3"><text:span text:style-name="T47">утворене суфіксальним способом, похідне від слова </text:span><text:span text:style-name="T37">ви</text:span><text:span text:style-name="T6"></text:span><text:span text:style-name="T37">чамріти </text:span></text:p>
          </table:table-cell>
          <table:covered-table-cell/>
          <table:covered-table-cell/>
          <table:table-cell table:style-name="Dictionary.H7" table:number-columns-spanned="3" office:value-type="string">
            <text:p text:style-name="P3"><text:span text:style-name="T23">…оце Дніпро, це жайвірна – Софія,</text:span></text:p>
            <text:p text:style-name="P3"><text:span text:style-name="T23">а це Ярила </text:span><text:span text:style-name="T26">вичамрілий</text:span><text:span text:style-name="T23"> яр.</text:span><text:span text:style-name="T22"> 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3"><text:span text:style-name="T37">ви</text:span><text:span text:style-name="T6"></text:span><text:span text:style-name="T37">чамріти </text:span><text:span text:style-name="T52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</text:p>
          </table:table-cell>
          <table:table-cell table:style-name="Dictionary.B9" table:number-columns-spanned="3" office:value-type="string">
            <text:p text:style-name="P20">ВІДТонкоголóсити</text:p>
            <text:p text:style-name="P3"><text:span text:style-name="T23">-шу, -сиш, дієсл., </text:span><text:span text:style-name="T24">недок., перех., інд.-авт.</text:span></text:p>
          </table:table-cell>
          <table:covered-table-cell/>
          <table:covered-table-cell/>
          <table:table-cell table:style-name="Dictionary.E9" table:number-columns-spanned="3" office:value-type="string">
            <text:p text:style-name="P17"><text:span text:style-name="T127">утворене способом зрощення і префіксальним, похідне від слів:</text:span><text:span text:style-name="T22"> </text:span><text:span text:style-name="T37">тóнко</text:span><text:span text:style-name="T22"> і </text:span><text:span text:style-name="T37">голóсити</text:span></text:p>
          </table:table-cell>
          <table:covered-table-cell/>
          <table:covered-table-cell/>
          <table:table-cell table:style-name="Dictionary.H9" table:number-columns-spanned="3" office:value-type="string">
            <text:p text:style-name="P3"><text:span text:style-name="T24">Нехай-но і помру - </text:span></text:p>
            <text:p text:style-name="P3"><text:span text:style-name="T24">та він за мене </text:span><text:span text:style-name="T28">відтонкоголосить</text:span></text:p>
            <text:p text:style-name="P3"><text:span text:style-name="T24">три тисячі пропащих вечорів… </text:span><text:span text:style-name="T41">(П‑1, 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4" office:value-type="string">
            <text:h text:style-name="P42" text:outline-level="2"><text:span text:style-name="T86">т</text:span><text:span text:style-name="T107">о</text:span><text:span text:style-name="T109"></text:span><text:span text:style-name="T86">нк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6"><text:span text:style-name="T71">Присл. до </text:span><text:a xlink:type="simple" xlink:href="http://www.lingvo.ua/uk/Translate/uk-uk/тонкий"><text:span text:style-name="T79">тонкий</text:span></text:a><text:span text:style-name="T71">.</text:span></text:p>
          </table:table-cell>
          <table:covered-table-cell/>
          <table:covered-table-cell/>
          <table:covered-table-cell/>
          <table:table-cell table:style-name="Dictionary.F10" table:number-columns-spanned="5" office:value-type="string">
            <text:h text:style-name="P42" text:outline-level="2"><text:span text:style-name="T86">голос</text:span><text:span text:style-name="T107">и</text:span><text:span text:style-name="T109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ошу, -осиш, </text:span><text:span text:style-name="T90">недок.</text:span></text:p>
            <text:p text:style-name="P26">1) Голосно плакати.</text:p>
            <text:p text:style-name="P31"><text:soft-page-break/><text:span text:style-name="T60">3) Кричати, вигукувати що-небудь. </text:span><text:span text:style-name="T70">Ґвалтом голосити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</text:p>
          </table:table-cell>
          <table:table-cell table:style-name="Dictionary.B11" table:number-columns-spanned="3" office:value-type="string">
            <text:p text:style-name="P3"><text:span text:style-name="T5">ВсебезО</text:span><text:span text:style-name="T6"></text:span><text:span text:style-name="T5">дня</text:span>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11" table:number-columns-spanned="3" office:value-type="string">
            <text:p text:style-name="P3"><text:span text:style-name="T104">утворене способом основословоскладання, похідне від слів:</text:span> <text:span text:style-name="T87">все</text:span><text:span text:style-name="T114"> і</text:span><text:span text:style-name="T87"> безо</text:span><text:span text:style-name="T6"></text:span><text:span text:style-name="T87">дня</text:span></text:p>
          </table:table-cell>
          <table:covered-table-cell/>
          <table:covered-table-cell/>
          <table:table-cell table:style-name="Dictionary.H11" table:number-columns-spanned="3" office:value-type="string">
            <text:p text:style-name="P3"><text:span text:style-name="T23">Земля посовгнулась. Пливе</text:span></text:p>
            <text:p text:style-name="P3"><text:span text:style-name="T23">розщілиною </text:span><text:span text:style-name="T26">всебезодні</text:span><text:span text:style-name="T22">. (П‑1, 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4" office:value-type="string">
            <text:h text:style-name="P41" text:outline-level="2">весь (все)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(ввесь, увесь), всього (усього), </text:span><text:span text:style-name="T90">ч.</text:span><text:span text:style-name="T89">, вся (уся), всієї (усієї), </text:span><text:span text:style-name="T90">ж.</text:span><text:span text:style-name="T89">, все (усе), всього (усього), </text:span><text:span text:style-name="T90">с.</text:span><text:span text:style-name="T89">, </text:span><text:span text:style-name="T90">займ.</text:span> <text:span text:style-name="T90">означ.</text:span><text:span text:style-name="T89">,</text:span></text:p>
            <text:p text:style-name="P26">1) Означає щось як ціле, неподільне, взяте повністю. || Означає цілковите охоплення чим-небудь якоїсь особи, предмета, явища. || всі, всіх, <text:span text:style-name="T90">мн.</text:span> Означає цілковите охоплення окремих однорідних осіб, предметів, явищ – кожного у нерозривному зв'язку з іншим. || <text:span text:style-name="T90">у сполуч.</text:span> <text:span text:style-name="T115">з </text:span><text:span text:style-name="T90">абстр.</text:span> <text:span text:style-name="T90">ім.</text:span> Означає вищий ступінь виявлення якості, стану і т. ін.</text:p>
            <text:p text:style-name="P26">2) <text:span text:style-name="T90">у знач.</text:span> <text:span text:style-name="T90">ім.</text:span> все, всьог<text:span text:style-name="T106">о</text:span>, <text:span text:style-name="T90">с.</text:span> Вичерпне охоплення, сукупність предметів, явищ, дій, понять; те, що є, без винятку. || всі, всіх, <text:span text:style-name="T90">мн.</text:span> У повному складі, без винятку. || все, <text:span text:style-name="T90">мн.</text:span> всі. Уживається як узагальнююче слово в <text:soft-page-break/>переліку.</text:p>
            <text:p text:style-name="P26">3) <text:span text:style-name="T115">при </text:span><text:span text:style-name="T90">ім.</text:span> <text:span text:style-name="T115">з </text:span><text:span text:style-name="T90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table-cell table:style-name="Dictionary.F12" table:number-columns-spanned="5" office:value-type="string">
            <text:h text:style-name="P42" text:outline-level="2"><text:span text:style-name="T86">без</text:span><text:span text:style-name="T107">о</text:span><text:span text:style-name="T109"></text:span><text:span text:style-name="T86">д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і, </text:span><text:span text:style-name="T90">ж.</text:span></text:p>
            <text:p text:style-name="P26">1) Глибоке провалля; прірва.</text:p>
            <text:p text:style-name="P26">2) <text:span text:style-name="T115">чого</text:span>, <text:span text:style-name="T90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</text:p>
          </table:table-cell>
          <table:table-cell table:style-name="Dictionary.B13" table:number-columns-spanned="3" office:value-type="string">
            <text:p text:style-name="P3"><text:span text:style-name="T5">ВсебЕ</text:span><text:span text:style-name="T6"></text:span><text:span text:style-name="T5">зрух</text:span>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13" table:number-columns-spanned="3" office:value-type="string">
            <text:p text:style-name="P3"><text:span text:style-name="T104">утворене способом основоскладання, похідне від слів:</text:span> <text:span text:style-name="T87">все</text:span><text:span text:style-name="T114">,</text:span><text:span text:style-name="T87"> без </text:span><text:span text:style-name="T114">і</text:span><text:span text:style-name="T87"> рух</text:span></text:p>
          </table:table-cell>
          <table:covered-table-cell/>
          <table:covered-table-cell/>
          <table:table-cell table:style-name="Dictionary.H13" table:number-columns-spanned="3" office:value-type="string">
            <text:p text:style-name="P3"><text:span text:style-name="T23">У штольнях ночей вертикальних</text:span></text:p>
            <text:p text:style-name="P3"><text:span text:style-name="T23">іде схарапуджене дляння</text:span></text:p>
            <text:p text:style-name="P3"><text:span text:style-name="T26">всебезруху</text:span><text:span text:style-name="T23">…</text:span><text:span text:style-name="T22"> 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14" table:number-columns-spanned="4" office:value-type="string">
            <text:h text:style-name="P41" text:outline-level="2">без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90">прийм.</text:span><text:span text:style-name="T89">, </text:span><text:span text:style-name="T90">з род. в.</text:span></text:p>
            <text:p text:style-name="P33"><text:span text:style-name="T59">1) Вказує на відсутність кого-, чого-небудь. || </text:span><text:span text:style-name="T73">у сполуч.</text:span><text:span text:style-name="T59"> </text:span><text:span text:style-name="T69">з </text:span><text:span text:style-name="T73">ім.</text:span><text:span text:style-name="T59"> </text:span><text:span text:style-name="T69">у </text:span><text:span text:style-name="T73">род. в.</text:span><text:span text:style-name="T59">Уживається як означення (предмета або особи). || </text:span><text:span text:style-name="T73">у сполуч.</text:span><text:span text:style-name="T59"> </text:span><text:span text:style-name="T69">з деякими</text:span><text:span text:style-name="T73">ім.</text:span><text:span text:style-name="T59"> Уживається у значенні прислівника від відповідного іменника з префіксом без або не. || </text:span><text:span text:style-name="T73">у сполуч.</text:span><text:span text:style-name="T59"> </text:span><text:span text:style-name="T69">з </text:span><text:span text:style-name="T73">абстр.</text:span><text:span text:style-name="T59"> </text:span><text:span text:style-name="T73">ім.</text:span><text:span text:style-name="T59"> </text:span><text:span text:style-name="T73">перев.</text:span><text:span text:style-name="T59"> </text:span><text:span text:style-name="T69">із </text:span><text:span text:style-name="T73">знач.</text:span><text:span text:style-name="T59"> </text:span><text:span text:style-name="T69">дії або стану</text:span><text:span text:style-name="T59">. Передає заперечення ді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h text:style-name="P41" text:outline-level="2">рух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26">1) <text:span text:style-name="T90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26">6) Зміна в душевному стані, викликана яким-небудь почуттям, переживанням і т. ін. || Розвиток процесу мислення в людини.</text:p>
          </table:table-cell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8</text:p>
          </table:table-cell>
          <table:table-cell table:style-name="Dictionary.B15" table:number-columns-spanned="3" office:value-type="string">
            <text:p text:style-name="P3"><text:span text:style-name="T5">ВсебІ</text:span><text:span text:style-name="T6"></text:span><text:span text:style-name="T5">дий</text:span></text:p>
            <text:p text:style-name="P3"><text:span text:style-name="T22">-а, -е, </text:span><text:span text:style-name="T24">прикм., інд.-авт.</text:span></text:p>
          </table:table-cell>
          <table:covered-table-cell/>
          <table:covered-table-cell/>
          <table:table-cell table:style-name="Dictionary.E15" table:number-columns-spanned="3" office:value-type="string">
            <text:p text:style-name="P14"><text:span text:style-name="T96">утворене складнофлективним способом, похідне від слів:</text:span><text:span text:style-name="T96"> </text:span><text:span text:style-name="T97">все </text:span><text:span text:style-name="T99">і</text:span><text:span text:style-name="T97"> бі</text:span><text:span text:style-name="T7"></text:span><text:span text:style-name="T97">дний</text:span></text:p>
          </table:table-cell>
          <table:covered-table-cell/>
          <table:covered-table-cell/>
          <table:table-cell table:style-name="Dictionary.H15" table:number-columns-spanned="3" office:value-type="string">
            <text:p text:style-name="P17"><text:span text:style-name="T23">Тож – в неба провалля в бездоння, бездолий</text:span></text:p>
            <text:p text:style-name="P17"><text:span text:style-name="T23">нагірний, невірний, западистий рай,</text:span></text:p>
            <text:p text:style-name="P17"><text:span text:style-name="T26">всебідий</text:span><text:span text:style-name="T23">, всегнівний, всещедрий, всекволий.</text:span></text:p>
            <text:p text:style-name="P17"><text:span text:style-name="T23">А що під крилом твоїм? Кара – карай.</text:span><text:span text:style-name="T22"> 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16" table:number-columns-spanned="5" office:value-type="string">
            <text:h text:style-name="P42" text:outline-level="2"><text:span text:style-name="T86">б</text:span><text:span text:style-name="T107">і</text:span><text:span text:style-name="T18"></text:span><text:span text:style-name="T86">д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живе в нужді, нестатках; убогий; <text:span text:style-name="T90">прот.</text:span> багатий. || Недостатньо забезпечений матеріально; небагатий, незаможний. || <text:span text:style-name="T90">у знач.</text:span> <text:span text:style-name="T90">ім.</text:span> б<text:span text:style-name="T106">і</text:span>дний, -ного, <text:span text:style-name="T90">ч.</text:span> Убога людина, бідняк.</text:p>
            <text:p text:style-name="P26">2) Такий, як у бідняка, <text:span text:style-name="T90">власт.</text:span> біднякові; недорогий, непишний.</text:p>
            <text:p text:style-name="P26">3) Невеликий кількістю, недостатній.</text:p>
            <text:p text:style-name="P26">4) Який має в незначній кількості потрібні риси, ознаки.</text:p>
            <text:p text:style-name="P26">5) <text:span text:style-name="T115">на що</text:span>, <text:span text:style-name="T115">чим</text:span>. Який має, містить мало, недостатньо чого-небудь.</text:p>
            <text:p text:style-name="P26">6) Який викликає співчуття; нещасний, бідолашний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9</text:p>
          </table:table-cell>
          <table:table-cell table:style-name="Dictionary.B17" table:number-columns-spanned="3" office:value-type="string">
            <text:p text:style-name="P3"><text:span text:style-name="T5">ВсевельмО</text:span><text:span text:style-name="T6"></text:span><text:span text:style-name="T5">жний</text:span><text:span text:style-name="T22"> (</text:span><text:span text:style-name="T37">усевельмо</text:span><text:span text:style-name="T22"></text:span><text:span text:style-name="T37">жний</text:span><text:span text:style-name="T22">)</text:span>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7" table:number-columns-spanned="3" office:value-type="string">
            <text:p text:style-name="P3"><text:span text:style-name="T104">утворене способом основоскладання, похідне від слів:</text:span> <text:span text:style-name="T87">все</text:span> і <text:span text:style-name="T87">вельмо</text:span><text:span text:style-name="T6"></text:span><text:span text:style-name="T87">жний</text:span></text:p>
          </table:table-cell>
          <table:covered-table-cell/>
          <table:covered-table-cell/>
          <table:table-cell table:style-name="Dictionary.H17" table:number-columns-spanned="3" office:value-type="string">
            <text:p text:style-name="P3"><text:span text:style-name="T23">Розкоше світу, йми мене в полон,</text:span></text:p>
            <text:p text:style-name="P3"><text:span text:style-name="T23">адже і ти така, як я, порожня.</text:span></text:p>
            <text:p text:style-name="P3"><text:span text:style-name="T23">Тож полони мене, </text:span><text:span text:style-name="T26">усевельможна</text:span><text:span text:style-name="T23">,</text:span></text:p>
            <text:p text:style-name="P3"><text:span text:style-name="T23">дай перейти з тобою Рубікон</text:span><text:span text:style-name="T22">. (П‑1, 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18" table:number-columns-spanned="5" office:value-type="string">
            <text:h text:style-name="P42" text:outline-level="2"><text:span text:style-name="T86">вельм</text:span><text:span text:style-name="T107">о</text:span><text:span text:style-name="T18"></text:span><text:span text:style-name="T86">ж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 -е, </text:span><text:span text:style-name="T90">заст.</text:span></text:p>
            <text:p text:style-name="P26">1) Родовитий, знатний, багатий, який має значну владу. || <text:span text:style-name="T90">у знач.</text:span> <text:span text:style-name="T90">ім.</text:span>вельм<text:span text:style-name="T106">о</text:span>жний, -ного, <text:span text:style-name="T90">ч.</text:span>; вельм<text:span text:style-name="T106">о</text:span>жна, -ної, <text:span text:style-name="T90">ж.</text:span></text:p>
            <text:p text:style-name="P31"><text:span text:style-name="T60">2) </text:span><text:span text:style-name="T74">у сполуч.</text:span><text:span text:style-name="T60"> </text:span><text:span text:style-name="T70">зі </text:span><text:span text:style-name="T74">сл.</text:span><text:span text:style-name="T60"> пан, пані. Вживалось у звертанні до особи (або в розмові про неї), яка посідала високе суспільне становище, мала </text:span><text:span text:style-name="T60">значну влад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</text:p>
          </table:table-cell>
          <table:table-cell table:style-name="Dictionary.B19" table:number-columns-spanned="3" office:value-type="string">
            <text:p text:style-name="P3"><text:span text:style-name="T5">ВсевідрА</text:span><text:span text:style-name="T6"></text:span><text:span text:style-name="T5">да</text:span></text:p>
            <text:p text:style-name="P3"><text:span text:style-name="T22">-и, </text:span><text:span text:style-name="T23">ім., інд.-авт.</text:span></text:p>
          </table:table-cell>
          <table:covered-table-cell/>
          <table:covered-table-cell/>
          <table:table-cell table:style-name="Dictionary.E19" table:number-columns-spanned="3" office:value-type="string">
            <text:p text:style-name="P3"><text:span text:style-name="T41">утворене способом основословоскладання, похідне від слів:</text:span> <text:span text:style-name="T87">все</text:span> і <text:span text:style-name="T87">відра</text:span><text:span text:style-name="T6"></text:span><text:span text:style-name="T87">да</text:span></text:p>
          </table:table-cell>
          <table:covered-table-cell/>
          <table:covered-table-cell/>
          <table:table-cell table:style-name="Dictionary.H19" table:number-columns-spanned="3" office:value-type="string">
            <text:p text:style-name="P3"><text:span text:style-name="T23">Треба щедро – серцем одним, устами</text:span></text:p>
            <text:p text:style-name="P3"><text:span text:style-name="T23">ледь розпуклими – розпелюстити втіхи гін,</text:span></text:p>
            <text:p text:style-name="P3"><text:span text:style-name="T26">всевідради</text:span><text:span text:style-name="T23">! Сонце бо йде – за нами.</text:span><text:span text:style-name="T22"> (П‑1, 106);</text:span></text:p>
            <text:p text:style-name="P3"><text:span text:style-name="T23">Снують думок рої,</text:span></text:p>
            <text:p text:style-name="P3"><text:span text:style-name="T23">котрим немає ради</text:span></text:p>
            <text:p text:style-name="P3"><text:span text:style-name="T23">(смертельні перепади!),</text:span></text:p>
            <text:p text:style-name="P3"><text:soft-page-break/><text:span text:style-name="T23">а сонце </text:span><text:span text:style-name="T26">всевідради</text:span></text:p>
            <text:p text:style-name="P3"><text:span text:style-name="T23">всеглядно постає.</text:span><text:span text:style-name="T22"> 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20" table:number-columns-spanned="5" office:value-type="string">
            <text:h text:style-name="P42" text:outline-level="2"><text:span text:style-name="T86">відр</text:span><text:span text:style-name="T107">а</text:span><text:span text:style-name="T18"></text:span><text:span text:style-name="T86">д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Те, що заспокоює, сповнює радістю; втіха, задоволе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</text:p>
          </table:table-cell>
          <table:table-cell table:style-name="Dictionary.B21" table:number-columns-spanned="3" office:value-type="string">
            <text:p text:style-name="P3"><text:span text:style-name="T5">Всевіки</text:span><text:span text:style-name="T22"> (</text:span><text:span text:style-name="T37">всеві</text:span><text:span text:style-name="T6"></text:span><text:span text:style-name="T22">к)</text:span></text:p>
            <text:p text:style-name="P10">присл., інд.-авт.</text:p>
          </table:table-cell>
          <table:covered-table-cell/>
          <table:covered-table-cell/>
          <table:table-cell table:style-name="Dictionary.E21" table:number-columns-spanned="3" office:value-type="string">
            <text:p text:style-name="P3"><text:span text:style-name="T41">утворене способом основоскладання, похідне від слів:</text:span> <text:span text:style-name="T87">все</text:span> і <text:span text:style-name="T87">віки</text:span><text:span text:style-name="T6"></text:span></text:p>
          </table:table-cell>
          <table:covered-table-cell/>
          <table:covered-table-cell/>
          <table:table-cell table:style-name="Dictionary.H21" table:number-columns-spanned="3" office:value-type="string">
            <text:p text:style-name="P3"><text:span text:style-name="T23">Задосить. Приостань. Упився гроз?</text:span></text:p>
            <text:p text:style-name="P3"><text:span text:style-name="T23">Від правіків на </text:span><text:span text:style-name="T26">всевіки</text:span><text:span text:style-name="T23"> упився?</text:span><text:span text:style-name="T22"> (П‑1, 165);</text:span></text:p>
            <text:p text:style-name="P3"><text:span text:style-name="T23">Забарні слова,</text:span></text:p>
            <text:p text:style-name="P3"><text:span text:style-name="T23">що з тіла мертвого летіли</text:span></text:p>
            <text:p text:style-name="P3"><text:span text:style-name="T23">і споминами душу гріли,</text:span></text:p>
            <text:p text:style-name="P3"><text:span text:style-name="T23">що, наче дошка гробова,</text:span></text:p>
            <text:p text:style-name="P3"><text:span text:style-name="T23">позаклякала на </text:span><text:span text:style-name="T26">всевік</text:span><text:span text:style-name="T23">.</text:span><text:span text:style-name="T22"> 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22" table:number-columns-spanned="5" office:value-type="string">
            <text:h text:style-name="P41" text:outline-level="2">вік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26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6"><text:span text:style-name="T71">2) Те саме, що </text:span><text:a xlink:type="simple" xlink:href="http://www.lingvo.ua/uk/Translate/uk-uk/сторіччя"><text:span text:style-name="T79">сторіччя</text:span></text:a><text:span text:style-name="T71">.</text:span></text:p>
            <text:p text:style-name="P26">3) <text:span text:style-name="T115">з </text:span><text:span text:style-name="T90">означ.</text:span> Період часу, виокремлений <text:soft-page-break/>за певними ознаками; епоха.<text:span text:style-name="T115">Середні віки</text:span>. || Відрізок часу, який відповідає геологічному ярусові Землі.</text:p>
            <text:p text:style-name="P26">4) <text:span text:style-name="T90">розм.</text:span> Надзвичайно довгий час; вічність.</text:p>
            <text:p text:style-name="P31"><text:span text:style-name="T60">5) </text:span><text:span text:style-name="T74">у знач.</text:span><text:span text:style-name="T60"> </text:span><text:span text:style-name="T74">присл.</text:span><text:span text:style-name="T60"> Надзвичайно довго; завж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</text:p>
          </table:table-cell>
          <table:table-cell table:style-name="Dictionary.B23" table:number-columns-spanned="3" office:value-type="string">
            <text:p text:style-name="P3"><text:span text:style-name="T5">ВсевІ</text:span><text:span text:style-name="T6"></text:span><text:span text:style-name="T5">кна</text:span></text:p>
            <text:p text:style-name="P3"><text:span text:style-name="T22">всеві</text:span><text:span text:style-name="T6"></text:span><text:span text:style-name="T22">кон, </text:span><text:span text:style-name="T23">ім., мн., інд.-авт.</text:span></text:p>
          </table:table-cell>
          <table:covered-table-cell/>
          <table:covered-table-cell/>
          <table:table-cell table:style-name="Dictionary.E23" table:number-columns-spanned="3" office:value-type="string">
            <text:p text:style-name="P3"><text:span text:style-name="T41">утворене способом основоскладання, похідне від слів:</text:span> <text:span text:style-name="T87">все</text:span> і <text:span text:style-name="T87">вікно</text:span><text:span text:style-name="T6"></text:span></text:p>
          </table:table-cell>
          <table:covered-table-cell/>
          <table:covered-table-cell/>
          <table:table-cell table:style-name="Dictionary.H23" table:number-columns-spanned="3" office:value-type="string">
            <text:p text:style-name="P3"><text:span text:style-name="T23">Заплакані вікна. </text:span><text:span text:style-name="T26">Всевікна</text:span><text:span text:style-name="T23"> твої.</text:span></text:p>
            <text:p text:style-name="P3"><text:span text:style-name="T23">Готуйся до злету. Кінець животінню.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24" table:number-columns-spanned="5" office:value-type="string">
            <text:h text:style-name="P42" text:outline-level="2"><text:span text:style-name="T86">вікн</text:span><text:span text:style-name="T107">о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26">1) Отвір для світла й повітря в стіні приміщення (будинку, вагона тощо), куди вставлено раму з шибками. || Шибки. || Підвіко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</text:p>
          </table:table-cell>
          <table:table-cell table:style-name="Dictionary.B25" table:number-columns-spanned="3" office:value-type="string">
            <text:p text:style-name="P20">Всегíн</text:p>
            <text:p text:style-name="P3"><text:span text:style-name="T22">-гóну, </text:span><text:span text:style-name="T23">ім., ч., інд.-авт.</text:span></text:p>
          </table:table-cell>
          <table:covered-table-cell/>
          <table:covered-table-cell/>
          <table:table-cell table:style-name="Dictionary.E25" table:number-columns-spanned="3" office:value-type="string">
            <text:p text:style-name="P3"><text:span text:style-name="T104">утворене способом основоскладання, похідне від слів:</text:span> <text:span text:style-name="T87">все</text:span> і <text:span text:style-name="T87">гін</text:span></text:p>
          </table:table-cell>
          <table:covered-table-cell/>
          <table:covered-table-cell/>
          <table:table-cell table:style-name="Dictionary.H25" table:number-columns-spanned="3" office:value-type="string">
            <text:p text:style-name="P3"><text:span text:style-name="T23">Ця дорога вседороги</text:span></text:p>
            <text:p text:style-name="P3"><text:span text:style-name="T23">всенезустрічі – </text:span><text:span text:style-name="T26">всегону</text:span><text:span text:style-name="T23">.</text:span></text:p>
            <text:p text:style-name="P3"><text:span text:style-name="T23">Позирай із заквагону</text:span></text:p>
            <text:p text:style-name="P3"><text:span text:style-name="T23">за сузір’ям Козерога. </text:span><text:span text:style-name="T41">(П‑1, 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26" table:number-columns-spanned="5" office:value-type="string">
            <text:h text:style-name="P41" text:outline-level="2">гін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гону, </text:span><text:span text:style-name="T90">ч.</text:span></text:p>
            <text:p text:style-name="P36"><text:soft-page-break/><text:span text:style-name="T71">1) Дія за знач. </text:span><text:a xlink:type="simple" xlink:href="http://www.lingvo.ua/uk/Translate/uk-uk/гнати"><text:span text:style-name="T79">гнати</text:span></text:a><text:span text:style-name="T71"> і </text:span><text:a xlink:type="simple" xlink:href="http://www.lingvo.ua/uk/Translate/uk-uk/гнатися"><text:span text:style-name="T79">гнатися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</text:p>
          </table:table-cell>
          <table:table-cell table:style-name="Dictionary.B27" table:number-columns-spanned="3" office:value-type="string">
            <text:p text:style-name="P20">Всеглядно</text:p>
            <text:p text:style-name="P11">присл., інд.-авт.</text:p>
          </table:table-cell>
          <table:covered-table-cell/>
          <table:covered-table-cell/>
          <table:table-cell table:style-name="Dictionary.E27" table:number-columns-spanned="3" office:value-type="string">
            <text:p text:style-name="P3"><text:span text:style-name="T45">утворене суфіксальним способом, похідне від слова</text:span><text:span text:style-name="T49"> </text:span><text:span text:style-name="T36">всегля</text:span><text:span text:style-name="T6"></text:span><text:span text:style-name="T36">дний</text:span></text:p>
          </table:table-cell>
          <table:covered-table-cell/>
          <table:covered-table-cell/>
          <table:table-cell table:style-name="Dictionary.H27" table:number-columns-spanned="3" office:value-type="string">
            <text:p text:style-name="P3"><text:span text:style-name="T23">Снують думок рої,</text:span></text:p>
            <text:p text:style-name="P3"><text:span text:style-name="T23">котрим немає ради</text:span></text:p>
            <text:p text:style-name="P3"><text:span text:style-name="T23">(смертельні перепади!),</text:span></text:p>
            <text:p text:style-name="P3"><text:span text:style-name="T23">а сонце всевідради</text:span></text:p>
            <text:p text:style-name="P3"><text:span text:style-name="T26">всеглядно</text:span><text:span text:style-name="T23"> постає. </text:span><text:span text:style-name="T41">(П‑1, 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3"><text:span text:style-name="T36">всегля</text:span><text:span text:style-name="T6"></text:span><text:span text:style-name="T36">дний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</text:p>
          </table:table-cell>
          <table:table-cell table:style-name="Dictionary.B29" table:number-columns-spanned="3" office:value-type="string">
            <text:p text:style-name="P20">ВсегнІв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29" table:number-columns-spanned="3" office:value-type="string">
            <text:p text:style-name="P3"><text:span text:style-name="T125">утворене складносуфіксальним способом або способом основословоскладання, похідне від слів:</text:span> <text:span text:style-name="T87">все</text:span> і <text:span text:style-name="T87">гні</text:span><text:span text:style-name="T7"></text:span><text:span text:style-name="T87">вний</text:span></text:p>
          </table:table-cell>
          <table:covered-table-cell/>
          <table:covered-table-cell/>
          <table:table-cell table:style-name="Dictionary.H29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30" table:number-columns-spanned="5" office:value-type="string">
            <text:h text:style-name="P42" text:outline-level="2"><text:span text:style-name="T86">гн</text:span><text:span text:style-name="T107">і</text:span><text:span text:style-name="T18"></text:span><text:span text:style-name="T86">в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</text:p>
          </table:table-cell>
          <table:table-cell table:style-name="Dictionary.B31" table:number-columns-spanned="3" office:value-type="string">
            <text:p text:style-name="P20">ВсеголОд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1" table:number-columns-spanned="3" office:value-type="string">
            <text:p text:style-name="P3"><text:span text:style-name="T125">утворене складносуфіксальним способом або способом основословоскладання, похідне від слів:</text:span> <text:span text:style-name="T87">все </text:span>і <text:span text:style-name="T87">голо</text:span><text:span text:style-name="T7"></text:span><text:span text:style-name="T87">дний</text:span></text:p>
          </table:table-cell>
          <table:covered-table-cell/>
          <table:covered-table-cell/>
          <table:table-cell table:style-name="Dictionary.H31" table:number-columns-spanned="3" office:value-type="string">
            <text:p text:style-name="P3"><text:span text:style-name="T23">Народжені мої бажання,</text:span></text:p>
            <text:p text:style-name="P3"><text:span text:style-name="T23">усенестерпні, </text:span><text:span text:style-name="T26">всеголодні</text:span><text:span text:style-name="T23">,</text:span></text:p>
            <text:p text:style-name="P3"><text:span text:style-name="T23">такі вітри зняли довкола,</text:span></text:p>
            <text:p text:style-name="P3"><text:span text:style-name="T23">що все несеться шкереберть. </text:span><text:span text:style-name="T41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32" table:number-columns-spanned="5" office:value-type="string">
            <text:h text:style-name="P42" text:outline-level="2"><text:span text:style-name="T86">гол</text:span><text:span text:style-name="T107">о</text:span><text:span text:style-name="T18"></text:span><text:span text:style-name="T86">д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відчуває голод (у 1 <text:span text:style-name="T90">знач.</text:span>). || Який виражає голод. || <text:span text:style-name="T90">у знач.ім.</text:span> гол<text:span text:style-name="T106">о</text:span>дний, -ного, <text:span text:style-name="T90">ч.</text:span> Той, хто відчуває голод, постійно голодує.</text:p>
            <text:p text:style-name="P26">2) Який настає від голоду; викликаний голодо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</text:p>
          </table:table-cell>
          <table:table-cell table:style-name="Dictionary.B33" table:number-columns-spanned="3" office:value-type="string">
            <text:p text:style-name="P3"><text:span text:style-name="T5">ВседобрО</text:span><text:span text:style-name="T6"></text:span></text:p>
            <text:p text:style-name="P3"><text:span text:style-name="T22">-а</text:span><text:span text:style-name="T6"></text:span><text:span text:style-name="T22">, </text:span><text:span text:style-name="T23">ім., с., інд.-авт.</text:span></text:p>
          </table:table-cell>
          <table:covered-table-cell/>
          <table:covered-table-cell/>
          <table:table-cell table:style-name="Dictionary.E33" table:number-columns-spanned="3" office:value-type="string">
            <text:p text:style-name="P3"><text:span text:style-name="T41">утворене способом основословоскладання, похідне від слів:</text:span> <text:span text:style-name="T87">все</text:span> і <text:span text:style-name="T87">добро</text:span><text:span text:style-name="T6"></text:span></text:p>
          </table:table-cell>
          <table:covered-table-cell/>
          <table:covered-table-cell/>
          <table:table-cell table:style-name="Dictionary.H33" table:number-columns-spanned="3" office:value-type="string">
            <text:p text:style-name="P3"><text:span text:style-name="T23">Спасенної тримайся криги,</text:span></text:p>
            <text:p text:style-name="P3"><text:span text:style-name="T23">пречистої тримайся туги,</text:span></text:p>
            <text:p text:style-name="P3"><text:span text:style-name="T23">шаленої тримайся муки</text:span></text:p>
            <text:p text:style-name="P3"><text:span text:style-name="T23">і так існуй – на </text:span><text:span text:style-name="T26">вседобро</text:span><text:span text:style-name="T23">. </text:span><text:span text:style-name="T41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34" table:number-columns-spanned="5" office:value-type="string">
            <text:h text:style-name="P42" text:outline-level="2"><text:span text:style-name="T86">добр</text:span><text:span text:style-name="T107">о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31"><text:span text:style-name="T60">1) Усе позитивне в житті людей, що відповідає їхнім інтересам, бажанням, мріям; благо; </text:span><text:span text:style-name="T74">прот.</text:span><text:span text:style-name="T60"> лихо, зло. || Добра, корисна справа, вчин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</text:p>
          </table:table-cell>
          <table:table-cell table:style-name="Dictionary.B35" table:number-columns-spanned="3" office:value-type="string">
            <text:p text:style-name="P3"><text:span text:style-name="T5">ВседорО</text:span><text:span text:style-name="T6"></text:span><text:span text:style-name="T5">га</text:span></text:p>
            <text:p text:style-name="P3"><text:span text:style-name="T22">-и, </text:span><text:span text:style-name="T23">ім., ж., інд.-авт.</text:span></text:p>
          </table:table-cell>
          <table:covered-table-cell/>
          <table:covered-table-cell/>
          <table:table-cell table:style-name="Dictionary.E35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доро</text:span><text:span text:style-name="T6"></text:span><text:span text:style-name="T87">га</text:span></text:p>
          </table:table-cell>
          <table:covered-table-cell/>
          <table:covered-table-cell/>
          <table:table-cell table:style-name="Dictionary.H35" table:number-columns-spanned="3" office:value-type="string">
            <text:p text:style-name="P3"><text:span text:style-name="T23">Ця дорога </text:span><text:span text:style-name="T26">вседороги</text:span></text:p>
            <text:p text:style-name="P3"><text:span text:style-name="T23">всенезустрічі – всегону.</text:span></text:p>
            <text:p text:style-name="P3"><text:span text:style-name="T23">Позирай із заквагону</text:span></text:p>
            <text:p text:style-name="P3"><text:span text:style-name="T23">за сузір’ям Козерога. </text:span><text:span text:style-name="T41">(П‑1, 67);</text:span><text:span text:style-name="T23"> Ламка і витка всеспадна </text:span><text:soft-page-break/><text:span text:style-name="T26">вседорога</text:span><text:span text:style-name="T23">.</text:span></text:p>
            <text:p text:style-name="P3"><text:span text:style-name="T23">Дорога до Бога – ламка і витка.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36" table:number-columns-spanned="5" office:value-type="string">
            <text:h text:style-name="P42" text:outline-level="2"><text:span text:style-name="T86">дор</text:span><text:span text:style-name="T107">о</text:span><text:span text:style-name="T18"></text:span><text:span text:style-name="T86">г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Смуга землі, по якій їздять і ходять. || Смуга, що лишається як слід після руху кого-, чого-небудь.</text:p>
            <text:p text:style-name="P26">2) Місце для проходу, проїзду. || <text:span text:style-name="T90">перен.</text:span> Доступ куди-небудь, можливість потрапити куди-небудь.</text:p>
            <text:p text:style-name="P26">3) Перебування в русі (йдучи або їдучи куди-небудь).</text:p>
            <text:p text:style-name="P26">4) <text:span text:style-name="T90">у знач.</text:span> <text:span text:style-name="T90">присл.</text:span> дор<text:span text:style-name="T106">о</text:span>гою. Під час руху, подорожування куди-небудь.</text:p>
            <text:p text:style-name="P33"><text:span text:style-name="T59">5) Правильний напрямок для руху кого-небудь. || </text:span><text:span text:style-name="T73">перен.</text:span><text:span text:style-name="T59"> Напрямок діяльності, шлях розвитк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</text:p>
          </table:table-cell>
          <table:table-cell table:style-name="Dictionary.B37" table:number-columns-spanned="3" office:value-type="string">
            <text:p text:style-name="P20">Вседорогий</text:p>
            <text:p text:style-name="P3"><text:span text:style-name="T22">-а, -е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7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дороги</text:span><text:span text:style-name="T7"></text:span><text:span text:style-name="T87">й</text:span></text:p>
          </table:table-cell>
          <table:covered-table-cell/>
          <table:covered-table-cell/>
          <table:table-cell table:style-name="Dictionary.H37" table:number-columns-spanned="3" office:value-type="string">
            <text:p text:style-name="P3"><text:span text:style-name="T23">Земля – хитлива і плавка – </text:span><text:span text:style-name="T26">вседорога</text:span><text:span text:style-name="T23"> і всепрощальна - </text:span></text:p>
            <text:p text:style-name="P3"><text:span text:style-name="T23">здоліла стати, щоб благальна помічена була рука. </text:span><text:span text:style-name="T41">(П‑2, 147);</text:span></text:p>
            <text:p text:style-name="P3"><text:span text:style-name="T23">Який бо холод довкруги!</text:span></text:p>
            <text:p text:style-name="P3"><text:span text:style-name="T23">Самотності! Ніде нікого.</text:span></text:p>
            <text:p text:style-name="P3"><text:span text:style-name="T23">Одна підтримка – голос Бога</text:span></text:p>
            <text:p text:style-name="P3"><text:soft-page-break/><text:span text:style-name="T26">вседорогий, вседорогий</text:span><text:span text:style-name="T23">. </text:span><text:span text:style-name="T41">(П‑2, 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38" table:number-columns-spanned="5" office:value-type="string">
            <text:h text:style-name="P42" text:outline-level="2"><text:span text:style-name="T86">дорог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коштує великі гроші; <text:span text:style-name="T90">прот.</text:span> дешевий. || Високий (про ціну).</text:p>
            <text:p text:style-name="P26">2) <text:span text:style-name="T90">перен.</text:span> Який високо ціниться, оберігається, яким дорожать.</text:p>
            <text:p text:style-name="P26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</text:p>
          </table:table-cell>
          <table:table-cell table:style-name="Dictionary.B39" table:number-columns-spanned="3" office:value-type="string">
            <text:p text:style-name="P20">ВсезАдум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39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заду</text:span><text:span text:style-name="T7"></text:span><text:span text:style-name="T87">ма</text:span></text:p>
          </table:table-cell>
          <table:covered-table-cell/>
          <table:covered-table-cell/>
          <table:table-cell table:style-name="Dictionary.H39" table:number-columns-spanned="3" office:value-type="string">
            <text:p text:style-name="P3"><text:span text:style-name="T23">Пірни</text:span></text:p>
            <text:p text:style-name="P3"><text:span text:style-name="T23">у </text:span><text:span text:style-name="T26">всезадуму</text:span><text:span text:style-name="T23"> і збавляй безчасся. </text:span><text:span text:style-name="T41">(П‑1, 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40" table:number-columns-spanned="5" office:value-type="string">
            <text:h text:style-name="P42" text:outline-level="2"><text:span text:style-name="T86">зад</text:span><text:span text:style-name="T107">у</text:span><text:span text:style-name="T18"></text:span><text:span text:style-name="T86">м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Стан того, хто заглибився в думки, роздум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1</text:p>
          </table:table-cell>
          <table:table-cell table:style-name="Dictionary.B41" table:number-columns-spanned="3" office:value-type="string">
            <text:p text:style-name="P3"><text:span text:style-name="T5">ВсеквО</text:span><text:span text:style-name="T9"></text:span><text:span text:style-name="T5">лий</text:span>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1" table:number-columns-spanned="3" office:value-type="string">
            <text:p text:style-name="P3"><text:span text:style-name="T47">утворене способом основословоскладання, похідне від слів:</text:span> <text:span text:style-name="T87">все </text:span>і <text:span text:style-name="T87">кво</text:span><text:span text:style-name="T9"></text:span><text:span text:style-name="T87">лий</text:span></text:p>
          </table:table-cell>
          <table:covered-table-cell/>
          <table:covered-table-cell/>
          <table:table-cell table:style-name="Dictionary.H41" table:number-columns-spanned="3" office:value-type="string">
            <text:p text:style-name="P3"><text:span text:style-name="T23">Тож – в неба провалля в бездоння, бездолий</text:span></text:p>
            <text:p text:style-name="P3"><text:span text:style-name="T23">нагірний, невірний, западистий рай,</text:span></text:p>
            <text:p text:style-name="P3"><text:soft-page-break/><text:span text:style-name="T23">всебідий, всегнівний, всещедрий, </text:span><text:span text:style-name="T26">всекволий</text:span><text:span text:style-name="T23">.</text:span></text:p>
            <text:p text:style-name="P3"><text:span text:style-name="T23">А що під крилом твоїм? Кара – карай. </text:span></text:p>
            <text:p text:style-name="P3"><text:span text:style-name="T50"/></text:p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42" table:number-columns-spanned="5" office:value-type="string">
            <text:h text:style-name="P42" text:outline-level="2"><text:span text:style-name="T86">кв</text:span><text:span text:style-name="T107">о</text:span><text:span text:style-name="T18"></text:span><text:span text:style-name="T86">л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33"><text:span text:style-name="T59">2) </text:span><text:span text:style-name="T73">перен.</text:span><text:span text:style-name="T59"> Позбавлений душевної стійкості, твердості, сили волі. || Небадьорий, мляв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2</text:p>
          </table:table-cell>
          <table:table-cell table:style-name="Dictionary.B43" table:number-columns-spanned="3" office:value-type="string">
            <text:p text:style-name="P3"><text:span text:style-name="T5">ВсемежА</text:span><text:span text:style-name="T9"></text:span></text:p>
            <text:p text:style-name="P3"><text:span text:style-name="T22">-и, </text:span><text:span text:style-name="T23">ім., ж., інд.-авт.</text:span></text:p>
          </table:table-cell>
          <table:covered-table-cell/>
          <table:covered-table-cell/>
          <table:table-cell table:style-name="Dictionary.E43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межа</text:span><text:span text:style-name="T9"></text:span></text:p>
          </table:table-cell>
          <table:covered-table-cell/>
          <table:covered-table-cell/>
          <table:table-cell table:style-name="Dictionary.H43" table:number-columns-spanned="3" office:value-type="string">
            <text:p text:style-name="P3"><text:span text:style-name="T23">Ти ще – ось-ось. Допіру-но ступив</text:span></text:p>
            <text:p text:style-name="P3"><text:span text:style-name="T23">за </text:span><text:span text:style-name="T26">всемежу</text:span><text:span text:style-name="T23">. </text:span><text:span text:style-name="T41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44" table:number-columns-spanned="5" office:value-type="string">
            <text:h text:style-name="P42" text:outline-level="2"><text:span text:style-name="T86">меж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і, </text:span><text:span text:style-name="T90">ж.</text:span></text:p>
            <text:p text:style-name="P33"><text:span text:style-name="T59">1) Лінія поділу якої-небудь території; границя (у 1 </text:span><text:span text:style-name="T73">знач.</text:span><text:span text:style-name="T59">). || Лінія, що поділяє землі або води суміжних держав; </text:span><text:span text:style-name="T59">кордон. || Лінія (умовна), що розділяє між собою якісь частини поверхні. || Зорова лінія, що відділяє що-небудь від чогось. || </text:span><text:span text:style-name="T73">перен.</text:span><text:span text:style-name="T59"> Уявна точка на сонячній орбіті, що поділяє лінію орбіти на відрізки, відповідні до ранку, дня або вечора. ||</text:span><text:span text:style-name="T69">між чим і чим</text:span><text:span text:style-name="T59">, </text:span><text:span text:style-name="T69">чого і чого</text:span><text:span text:style-name="T59">, </text:span><text:span text:style-name="T73">перен.</text:span><text:span text:style-name="T59"> Границя поділу, розрізнення яких-небудь явищ, предметів тощ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3</text:p>
          </table:table-cell>
          <table:table-cell table:style-name="Dictionary.B45" table:number-columns-spanned="3" office:value-type="string">
            <text:p text:style-name="P20">Всемолодий</text:p>
            <text:p text:style-name="P3"><text:span text:style-name="T22">-а</text:span><text:span text:style-name="T9"></text:span><text:span text:style-name="T22">, -е</text:span><text:span text:style-name="T9"></text:span><text:span text:style-name="T22">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5" table:number-columns-spanned="3" office:value-type="string">
            <text:p text:style-name="P3"><text:span text:style-name="T41">утворене способом основоскладання, похідне від слів:</text:span> <text:span text:style-name="T87">все</text:span> і <text:span text:style-name="T87">молоди</text:span><text:span text:style-name="T7"></text:span><text:span text:style-name="T87">й</text:span></text:p>
          </table:table-cell>
          <table:covered-table-cell/>
          <table:covered-table-cell/>
          <table:table-cell table:style-name="Dictionary.H45" table:number-columns-spanned="3" office:value-type="string">
            <text:p text:style-name="P3"><text:span text:style-name="T23">Усесвіту пустеля</text:span></text:p>
            <text:p text:style-name="P3"><text:span text:style-name="T23">небавом нас огорне,</text:span></text:p>
            <text:p text:style-name="P3"><text:span text:style-name="T23">і мертва не воскресне</text:span></text:p>
            <text:p text:style-name="P3"><text:span text:style-name="T26">всемолода</text:span><text:span text:style-name="T23"> біда. </text:span><text:span text:style-name="T41">(П‑1, 212);</text:span></text:p>
            <text:p text:style-name="P3"><text:span text:style-name="T23">І, хилячи </text:span><text:span text:style-name="T26">всемолоде</text:span><text:span text:style-name="T23"> чоло,</text:span></text:p>
            <text:p text:style-name="P3"><text:span text:style-name="T23">пройти під поглядом, немов під градом… </text:span><text:span text:style-name="T41">(П‑2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46" table:number-columns-spanned="5" office:value-type="string">
            <text:h text:style-name="P42" text:outline-level="2"><text:span text:style-name="T86">молод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 -е, </text:span><text:span text:style-name="T90">нар.-поет.</text:span></text:p>
            <text:p text:style-name="P36"><text:span text:style-name="T71">1) Який має небагато років, не досяг зрілого віку; юний. || Не старий. || </text:span><text:span text:style-name="T76">у знач.</text:span><text:span text:style-name="T71"> </text:span><text:span text:style-name="T76">ім.</text:span><text:span text:style-name="T71"> молод</text:span><text:span text:style-name="T84">и</text:span><text:span text:style-name="T71">й, -д</text:span><text:span text:style-name="T84">о</text:span><text:span text:style-name="T71">го, </text:span><text:span text:style-name="T76">ч.</text:span><text:span text:style-name="T71">; молод</text:span><text:span text:style-name="T84">а</text:span><text:span text:style-name="T71">, </text:span><text:soft-page-break/><text:span text:style-name="T71">-д</text:span><text:span text:style-name="T84">о</text:span><text:span text:style-name="T71">ї, </text:span><text:span text:style-name="T76">ж.</text:span><text:span text:style-name="T71">; молод</text:span><text:span text:style-name="T84">е</text:span><text:span text:style-name="T71">, -д</text:span><text:span text:style-name="T84">о</text:span><text:span text:style-name="T71">го, </text:span><text:span text:style-name="T76">с.</text:span><text:span text:style-name="T71"> Той, хто має небагато років, ще не старий. || З прізвищем, прізвиськом і т. ін. – означає дітей (на відміну від батьків). || </text:span><text:span text:style-name="T76">у знач.</text:span><text:span text:style-name="T71"> </text:span><text:span text:style-name="T76">ім.</text:span><text:span text:style-name="T71"> молод</text:span><text:span text:style-name="T84">і</text:span><text:span text:style-name="T71">, -д</text:span><text:span text:style-name="T84">и</text:span><text:span text:style-name="T71">х,</text:span><text:span text:style-name="T76">мн.</text:span><text:span text:style-name="T71"> Діти (</text:span><text:span text:style-name="T76">див.</text:span><text:span text:style-name="T71"> </text:span><text:a xlink:type="simple" xlink:href="http://www.lingvo.ua/uk/Translate/uk-uk/діти"><text:span text:style-name="T79">діти</text:span></text:a><text:span text:style-name="T71"> I 2)). || Стос. до молодості, належний, </text:span><text:span text:style-name="T76">власт.</text:span><text:span text:style-name="T71"> ї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4</text:p>
          </table:table-cell>
          <table:table-cell table:style-name="Dictionary.B47" table:number-columns-spanned="3" office:value-type="string">
            <text:p text:style-name="P7"><text:span text:style-name="T14">ВсеначувА</text:span><text:span text:style-name="T12"></text:span><text:span text:style-name="T14">нний</text:span></text:p>
            <text:p text:style-name="P7"><text:span text:style-name="T52">-а, -е, </text:span><text:span text:style-name="T31">прикм., </text:span><text:span text:style-name="T32">інд.-авт.</text:span></text:p>
          </table:table-cell>
          <table:covered-table-cell/>
          <table:covered-table-cell/>
          <table:table-cell table:style-name="Dictionary.E47" table:number-columns-spanned="3" office:value-type="string">
            <text:p text:style-name="P3"><text:span text:style-name="T47">утворене складносуфіксальним способом, похідне від слів:</text:span> <text:span text:style-name="T87">все </text:span>і <text:span text:style-name="T87">начува</text:span><text:span text:style-name="T9"></text:span><text:span text:style-name="T87">тися</text:span></text:p>
          </table:table-cell>
          <table:covered-table-cell/>
          <table:covered-table-cell/>
          <table:table-cell table:style-name="Dictionary.H47" table:number-columns-spanned="3" office:value-type="string">
            <text:p text:style-name="P3"><text:span text:style-name="T23">І торопкі </text:span><text:span text:style-name="T26">всеначуванні</text:span><text:span text:style-name="T23"> кроки,</text:span></text:p>
            <text:p text:style-name="P3"><text:span text:style-name="T23">то лис блукає – із хвостом рудим. </text:span><text:span text:style-name="T41">(П‑2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48" table:number-columns-spanned="5" office:value-type="string">
            <text:h text:style-name="P42" text:outline-level="2"><text:span text:style-name="T86">начув</text:span><text:span text:style-name="T107">а</text:span><text:span text:style-name="T18"></text:span><text:span text:style-name="T86">тис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юся, -аєшся, </text:span><text:span text:style-name="T90">недок.</text:span></text:p>
            <text:p text:style-name="P31"><text:span text:style-name="T60">Чекати розплати, помсти. || </text:span><text:span text:style-name="T70">чого</text:span><text:span text:style-name="T60">. Чекати чого-небудь неприємног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5</text:p>
          </table:table-cell>
          <table:table-cell table:style-name="Dictionary.B49" table:number-columns-spanned="3" office:value-type="string">
            <text:p text:style-name="P7"><text:span text:style-name="T14">ВсенедочекА</text:span><text:span text:style-name="T12"></text:span><text:span text:style-name="T14">вшися</text:span></text:p>
            <text:p text:style-name="P12">дієприсл., док., інд.-авт.</text:p>
          </table:table-cell>
          <table:covered-table-cell/>
          <table:covered-table-cell/>
          <table:table-cell table:style-name="Dictionary.E49" table:number-columns-spanned="3" office:value-type="string">
            <text:p text:style-name="P3"><text:span text:style-name="T125">утворене способом основоскладання і суфіксально-префіксальним, похідне від слів:</text:span> <text:span text:style-name="T87">все</text:span> і <text:span text:style-name="T87">не дочека</text:span><text:span text:style-name="T11"></text:span><text:span text:style-name="T87">тися</text:span></text:p>
          </table:table-cell>
          <table:covered-table-cell/>
          <table:covered-table-cell/>
          <table:table-cell table:style-name="Dictionary.H49" table:number-columns-spanned="3" office:value-type="string">
            <text:p text:style-name="P3"><text:span text:style-name="T23">Ну й долечка! Прождати на життя - </text:span></text:p>
            <text:p text:style-name="P3"><text:span text:style-name="T23">і </text:span><text:span text:style-name="T26">всенедочекавшися</text:span><text:span text:style-name="T23"> – померти! </text:span><text:span text:style-name="T41">(П‑1, 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50" table:number-columns-spanned="4" office:value-type="string">
            <text:h text:style-name="P41" text:outline-level="2">не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запереч.</text:span> <text:span text:style-name="T90">част.</text:span></text:p>
            <text:p text:style-name="P26"><text:soft-page-break/>1) Уживається перед присудком для повного заперечення змісту 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h text:style-name="P42" text:outline-level="2"><text:span text:style-name="T86">дочек</text:span><text:span text:style-name="T107">а</text:span><text:span text:style-name="T18"></text:span><text:span text:style-name="T86">тис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юся, -аєшся, </text:span><text:span text:style-name="T90">док.</text:span><text:span text:style-name="T89">, </text:span><text:soft-page-break/><text:span text:style-name="T89">дочікуватися, -уюся, -уєшся, </text:span><text:span text:style-name="T90">недок.</text:span></text:p>
            <text:p text:style-name="P26"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6</text:p>
          </table:table-cell>
          <table:table-cell table:style-name="Dictionary.B51" table:number-columns-spanned="3" office:value-type="string">
            <text:p text:style-name="P7"><text:span text:style-name="T14">ВсенеНАждА</text:span><text:span text:style-name="T12"></text:span><text:span text:style-name="T14">н</text:span><text:span text:style-name="T14">ний</text:span></text:p>
            <text:p text:style-name="P7"><text:span text:style-name="T52">-а, -е, </text:span><text:span text:style-name="T31">прикм., </text:span><text:span text:style-name="T32">інд.-авт.</text:span></text:p>
          </table:table-cell>
          <table:covered-table-cell/>
          <table:covered-table-cell/>
          <table:table-cell table:style-name="Dictionary.E51" table:number-columns-spanned="3" office:value-type="string">
            <text:p text:style-name="P15"><text:span text:style-name="T129">утворене способом основоскладання і суфіксально-префіксальним, похідне від слів:</text:span><text:span text:style-name="T52"> </text:span><text:span text:style-name="T22">все</text:span><text:span text:style-name="T52"> і </text:span><text:span text:style-name="T22">не жда</text:span><text:span text:style-name="T3"></text:span><text:span text:style-name="T22">ти</text:span></text:p>
          </table:table-cell>
          <table:covered-table-cell/>
          <table:covered-table-cell/>
          <table:table-cell table:style-name="Dictionary.H51" table:number-columns-spanned="3" office:value-type="string">
            <text:p text:style-name="P3"><text:span text:style-name="T23">я забуваюся, коли цнота</text:span></text:p>
            <text:p text:style-name="P3"><text:span text:style-name="T23">пречистого пребілого паперу</text:span></text:p>
            <text:p text:style-name="P3"><text:span text:style-name="T23">почне мене, відкривши добру еру</text:span></text:p>
            <text:p text:style-name="P3"><text:span text:style-name="T23">натхнення в тиші, і коли мета</text:span></text:p>
            <text:p text:style-name="P3"><text:span text:style-name="T23">мене в полон імкне, </text:span><text:span text:style-name="T26">всененажданна</text:span><text:span text:style-name="T23">. </text:span><text:span text:style-name="T41">(П‑2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52" table:number-columns-spanned="4" office:value-type="string">
            <text:p text:style-name="P7">не <text:span text:style-name="T113">(див. 25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h text:style-name="P42" text:outline-level="2"><text:span text:style-name="T86">жд</text:span><text:span text:style-name="T107">а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жду, ждеш, </text:span><text:span text:style-name="T90">недок.</text:span></text:p>
            <text:p text:style-name="P26">1) <text:span text:style-name="T90">перех.</text:span> Перебувати де-небудь, щоб побачити когось, зустрітися з кимось; чекати, очікувати. || <text:span text:style-name="T90">перех.</text:span> <text:span text:style-name="T115">і </text:span><text:span text:style-name="T90">неперех.</text:span>, <text:span text:style-name="T115">кого</text:span>, <text:span text:style-name="T115">чого</text:span>, <text:span text:style-name="T115">на кого </text:span>–<text:span text:style-name="T115">що</text:span>, <text:span text:style-name="T115">зі </text:span><text:span text:style-name="T90">спол.</text:span> Розраховувати на чиє-небудь повернення, на прихід, появу когось, чогось, на здійснення чогось.</text:p>
            <text:p text:style-name="P34"><text:span text:style-name="T60">2) </text:span><text:span text:style-name="T74">перех.</text:span><text:span text:style-name="T60"> </text:span><text:span text:style-name="T70">і </text:span><text:span text:style-name="T74">неперех.</text:span><text:span text:style-name="T60"> Надіятися на що-небудь, сподіватися чогось; чекати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7</text:p>
          </table:table-cell>
          <table:table-cell table:style-name="Dictionary.B53" table:number-columns-spanned="3" office:value-type="string">
            <text:p text:style-name="P20">Всенезустріч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53" table:number-columns-spanned="3" office:value-type="string">
            <text:p text:style-name="P3"><text:span text:style-name="T47">утворене способом зрощення, похідне від слів:</text:span> <text:span text:style-name="T87">все</text:span> і <text:span text:style-name="T87">незу</text:span><text:span text:style-name="T7"></text:span><text:span text:style-name="T87">стріч</text:span></text:p>
          </table:table-cell>
          <table:covered-table-cell/>
          <table:covered-table-cell/>
          <table:table-cell table:style-name="Dictionary.H53" table:number-columns-spanned="3" office:value-type="string">
            <text:p text:style-name="P3"><text:span text:style-name="T23">Ця дорога вседороги</text:span></text:p>
            <text:p text:style-name="P3"><text:span text:style-name="T26">всенезустрічі</text:span><text:span text:style-name="T23"> – всегону.</text:span></text:p>
            <text:p text:style-name="P3"><text:span text:style-name="T23">Позирай із заквагону</text:span></text:p>
            <text:p text:style-name="P3"><text:span text:style-name="T23">за сузір’ям Козерога. </text:span><text:span text:style-name="T41">(П‑1, 67);</text:span></text:p>
            <text:p text:style-name="P3"><text:span text:style-name="T23">Що мав – привиділось, причулося,</text:span></text:p>
            <text:p text:style-name="P3"><text:span text:style-name="T23">на </text:span><text:span text:style-name="T26">всенезустріч</text:span><text:span text:style-name="T23">, всепрощання. </text:span><text:span text:style-name="T41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54" table:number-columns-spanned="4" office:value-type="string">
            <text:p text:style-name="P7">не <text:span text:style-name="T113">(див. 25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h text:style-name="P42" text:outline-level="2"><text:span text:style-name="T86">з</text:span><text:span text:style-name="T107">у</text:span><text:span text:style-name="T18"></text:span><text:span text:style-name="T86">стріч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і, </text:span><text:span text:style-name="T90">ж.</text:span><text:span text:style-name="T89">, </text:span><text:span text:style-name="T90">кого</text:span><text:span text:style-name="T89">, </text:span><text:span text:style-name="T90">чого</text:span><text:span text:style-name="T89">, </text:span><text:span text:style-name="T90">з ким </text:span><text:span text:style-name="T89">– </text:span><text:span text:style-name="T90">чим і без додатка</text:span><text:span text:style-name="T89">.</text:span></text:p>
            <text:p text:style-name="P26">1) Зближення з ким-, чим-небудь, хто (що) рухається навпроти.</text:p>
            <text:p text:style-name="P33"><text:span text:style-name="T59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69">рідко</text:span><text:span text:style-name="T59">. Знайомство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8</text:p>
          </table:table-cell>
          <table:table-cell table:style-name="Dictionary.B55" table:number-columns-spanned="3" office:value-type="string">
            <text:p text:style-name="P3"><text:span text:style-name="T5">Всенезустріч</text:span><text:span text:style-name="T3">-</text:span><text:span text:style-name="T5">всегíн</text:span></text:p>
            <text:p text:style-name="P3"><text:span text:style-name="T22">-гону, </text:span><text:span text:style-name="T23">ім., ж., інд.-авт.</text:span></text:p>
          </table:table-cell>
          <table:covered-table-cell/>
          <table:covered-table-cell/>
          <table:table-cell table:style-name="Dictionary.E55" table:number-columns-spanned="3" office:value-type="string">
            <text:p text:style-name="P3"><text:span text:style-name="T47">утворене способом словоскладання, похідне від слів:</text:span><text:span text:style-name="T33"> </text:span><text:span text:style-name="T36">всенезу</text:span><text:span text:style-name="T6"></text:span><text:span text:style-name="T36">стріч</text:span><text:span text:style-name="T33"> і </text:span><text:span text:style-name="T36">всегі</text:span><text:span text:style-name="T6"></text:span><text:span text:style-name="T36">н</text:span></text:p>
          </table:table-cell>
          <table:covered-table-cell/>
          <table:covered-table-cell/>
          <table:table-cell table:style-name="Dictionary.H55" table:number-columns-spanned="3" office:value-type="string">
            <text:p text:style-name="P3"><text:span text:style-name="T23">Ця дорога вседороги,</text:span></text:p>
            <text:p text:style-name="P3"><text:span text:style-name="T26">всенезустрічі-всегону</text:span><text:span text:style-name="T23">,</text:span></text:p>
            <text:p text:style-name="P3"><text:span text:style-name="T23">позирай із зак-вагону</text:span></text:p>
            <text:p text:style-name="P3"><text:span text:style-name="T23">за сузір’ям Козерога. </text:span><text:span text:style-name="T41">(П‑1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4" office:value-type="string">
            <text:p text:style-name="P3"><text:span text:style-name="T36">всенезу</text:span><text:span text:style-name="T6"></text:span><text:span text:style-name="T36">стріч </text:span><text:span text:style-name="T53">(див. 27)</text:span></text:p>
          </table:table-cell>
          <table:covered-table-cell/>
          <table:covered-table-cell/>
          <table:covered-table-cell/>
          <table:table-cell table:style-name="Dictionary.F56" table:number-columns-spanned="5" office:value-type="string">
            <text:p text:style-name="P3"><text:span text:style-name="T36">всегі</text:span><text:span text:style-name="T6"></text:span><text:span text:style-name="T36">н </text:span><text:span text:style-name="T53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9</text:p>
          </table:table-cell>
          <table:table-cell table:style-name="Dictionary.B57" table:number-columns-spanned="3" office:value-type="string">
            <text:p text:style-name="P3"><text:span text:style-name="T5">ВсенепІзнани</text:span><text:span text:style-name="T5">й</text:span>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57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непі</text:span><text:span text:style-name="T7"></text:span><text:span text:style-name="T87">знаний</text:span></text:p>
          </table:table-cell>
          <table:covered-table-cell/>
          <table:covered-table-cell/>
          <table:table-cell table:style-name="Dictionary.H57" table:number-columns-spanned="3" office:value-type="string">
            <text:p text:style-name="P3"><text:span text:style-name="T23">…попелясті зозулі</text:span></text:p>
            <text:p text:style-name="P3"><text:span text:style-name="T23">вістили роки: жий однині</text:span></text:p>
            <text:p text:style-name="P3"><text:span text:style-name="T23">на </text:span><text:span text:style-name="T26">всенепізнаній</text:span><text:span text:style-name="T23"> землі. </text:span><text:span text:style-name="T41">(П‑1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4" office:value-type="string">
            <text:p text:style-name="P7">все (див. 6)</text:p>
          </table:table-cell>
          <table:covered-table-cell/>
          <table:covered-table-cell/>
          <table:covered-table-cell/>
          <table:table-cell table:style-name="Dictionary.F58" table:number-columns-spanned="5" office:value-type="string">
            <text:h text:style-name="P42" text:outline-level="2"><text:span text:style-name="T86">неп</text:span><text:span text:style-name="T107">і</text:span><text:span text:style-name="T18"></text:span><text:span text:style-name="T86">зна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Якого ще не пізнали, не вивчил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0</text:p>
          </table:table-cell>
          <table:table-cell table:style-name="Dictionary.B59" table:number-columns-spanned="3" office:value-type="string">
            <text:p text:style-name="P20">ВсенепогАс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59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непога</text:span><text:span text:style-name="T7"></text:span><text:span text:style-name="T87">сний</text:span></text:p>
          </table:table-cell>
          <table:covered-table-cell/>
          <table:covered-table-cell/>
          <table:table-cell table:style-name="Dictionary.H59" table:number-columns-spanned="3" office:value-type="string">
            <text:p text:style-name="P3"><text:span text:style-name="T23">оце світіння полохких світань</text:span></text:p>
            <text:p text:style-name="P3"><text:span text:style-name="T23">світів жертовних, що мене запалює</text:span></text:p>
            <text:p text:style-name="P3"><text:span text:style-name="T26">всенепогасним</text:span><text:span text:style-name="T23"> і ламким, як крига,</text:span></text:p>
            <text:p text:style-name="P3"><text:span text:style-name="T23">огнем співучих надторосів – криг. </text:span><text:span text:style-name="T41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60" table:number-columns-spanned="5" office:value-type="string">
            <text:h text:style-name="P42" text:outline-level="2"><text:span text:style-name="T86">непог</text:span><text:span text:style-name="T107">а</text:span><text:span text:style-name="T18"></text:span><text:span text:style-name="T86">с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не гасне, якого не можна погасити; невгасимий.</text:p>
            <text:p text:style-name="P31"><text:span text:style-name="T60">2) </text:span><text:span text:style-name="T74">перен.</text:span><text:span text:style-name="T60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1</text:p>
          </table:table-cell>
          <table:table-cell table:style-name="Dictionary.B61" table:number-columns-spanned="3" office:value-type="string">
            <text:p text:style-name="P20">ВсенепокОр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61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непоко</text:span><text:span text:style-name="T4"></text:span><text:span text:style-name="T87">ра</text:span></text:p>
          </table:table-cell>
          <table:covered-table-cell/>
          <table:covered-table-cell/>
          <table:table-cell table:style-name="Dictionary.H61" table:number-columns-spanned="3" office:value-type="string">
            <text:p text:style-name="P3"><text:span text:style-name="T23">Страшна ковбаня – чорна і масна.</text:span></text:p>
            <text:p text:style-name="P3"><text:span text:style-name="T23">І дух тяжкий повзе, немов потвора,</text:span></text:p>
            <text:p text:style-name="P3"><text:span text:style-name="T23">в лещатах дум твоя </text:span><text:span text:style-name="T26">всенепокора</text:span><text:span text:style-name="T23">,</text:span></text:p>
            <text:p text:style-name="P3"><text:span text:style-name="T23">стою на кладці. Дозираю дна. </text:span><text:soft-page-break/><text:span text:style-name="T41">(П‑1, 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62" table:number-columns-spanned="5" office:value-type="string">
            <text:h text:style-name="P42" text:outline-level="2"><text:span text:style-name="T86">непок</text:span><text:span text:style-name="T107">о</text:span><text:span text:style-name="T18"></text:span><text:span text:style-name="T86">р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2</text:p>
          </table:table-cell>
          <table:table-cell table:style-name="Dictionary.B63" table:number-columns-spanned="3" office:value-type="string">
            <text:p text:style-name="P3"><text:span text:style-name="T5">ВсенищІ</text:span><text:span text:style-name="T6"></text:span><text:span text:style-name="T5">вність</text:span></text:p>
            <text:p text:style-name="P3"><text:span text:style-name="T22">-ності, </text:span><text:span text:style-name="T23">ім., ж., інд.-авт.</text:span></text:p>
          </table:table-cell>
          <table:covered-table-cell/>
          <table:covered-table-cell/>
          <table:table-cell table:style-name="Dictionary.E63" table:number-columns-spanned="3" office:value-type="string">
            <text:p text:style-name="P3"><text:span text:style-name="T47">утворене складносуфіксальним способом, похідне від слів:</text:span><text:span text:style-name="T33"> </text:span><text:span text:style-name="T36">все </text:span><text:span text:style-name="T53">і </text:span><text:span text:style-name="T36">нищівний</text:span></text:p>
          </table:table-cell>
          <table:covered-table-cell/>
          <table:covered-table-cell/>
          <table:table-cell table:style-name="Dictionary.H63" table:number-columns-spanned="3" office:value-type="string">
            <text:p text:style-name="P3"><text:span text:style-name="T23">І ти збагнеш</text:span></text:p>
            <text:p text:style-name="P3"><text:span text:style-name="T23">обнавіснілу </text:span><text:span text:style-name="T26">всенищівність</text:span><text:span text:style-name="T23"> роду. </text:span><text:span text:style-name="T41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64" table:number-columns-spanned="5" office:value-type="string">
            <text:h text:style-name="P42" text:outline-level="2"><text:span text:style-name="T86">нищівн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3</text:p>
          </table:table-cell>
          <table:table-cell table:style-name="Dictionary.B65" table:number-columns-spanned="3" office:value-type="string">
            <text:p text:style-name="P3"><text:span text:style-name="T5">ВсеО</text:span><text:span text:style-name="T6"></text:span><text:span text:style-name="T5">брій</text:span></text:p>
            <text:p text:style-name="P3"><text:span text:style-name="T22">-ю, </text:span><text:span text:style-name="T23">ім., ч., інд.-авт.</text:span></text:p>
          </table:table-cell>
          <table:covered-table-cell/>
          <table:covered-table-cell/>
          <table:table-cell table:style-name="Dictionary.E65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 </text:span>і <text:span text:style-name="T87">о</text:span><text:span text:style-name="T6"></text:span><text:span text:style-name="T87">брій</text:span></text:p>
          </table:table-cell>
          <table:covered-table-cell/>
          <table:covered-table-cell/>
          <table:table-cell table:style-name="Dictionary.H65" table:number-columns-spanned="3" office:value-type="string">
            <text:p text:style-name="P3"><text:span text:style-name="T23">Старечою ходою</text:span></text:p>
            <text:p text:style-name="P3"><text:span text:style-name="T23">із костуром – іще бриниш мені</text:span></text:p>
            <text:p text:style-name="P3"><text:span text:style-name="T26">всеобрієм</text:span><text:span text:style-name="T23">. </text:span><text:span text:style-name="T41">(П‑1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66" table:number-columns-spanned="5" office:value-type="string">
            <text:h text:style-name="P42" text:outline-level="2"><text:span text:style-name="T107">о</text:span><text:span text:style-name="T18"></text:span><text:span text:style-name="T86">брі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ю, </text:span><text:span text:style-name="T90">ч.</text:span></text:p>
            <text:p text:style-name="P26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26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4</text:p>
          </table:table-cell>
          <table:table-cell table:style-name="Dictionary.B67" table:number-columns-spanned="3" office:value-type="string">
            <text:p text:style-name="P3"><text:span text:style-name="T5">ВсеобрушА</text:span><text:span text:style-name="T6"></text:span><text:span text:style-name="T5">ти</text:span></text:p>
            <text:p text:style-name="P3"><text:span text:style-name="T22">-а</text:span><text:span text:style-name="T6"></text:span><text:span text:style-name="T22">ю, -єш, дієсл., </text:span><text:span text:style-name="T24">недок., перех., інд.-авт.</text:span></text:p>
          </table:table-cell>
          <table:covered-table-cell/>
          <table:covered-table-cell/>
          <table:table-cell table:style-name="Dictionary.E67" table:number-columns-spanned="3" office:value-type="string">
            <text:p text:style-name="P3"><text:span text:style-name="T100">утворене способом основоскладання, похідне від слів:</text:span> <text:span text:style-name="T87">все</text:span> і <text:span text:style-name="T87">обруша</text:span><text:span text:style-name="T6"></text:span><text:span text:style-name="T87">ти</text:span></text:p>
          </table:table-cell>
          <table:covered-table-cell/>
          <table:covered-table-cell/>
          <table:table-cell table:style-name="Dictionary.H67" table:number-columns-spanned="3" office:value-type="string">
            <text:p text:style-name="P3"><text:span text:style-name="T23">Та </text:span><text:span text:style-name="T26">всеобрушає</text:span><text:span text:style-name="T23"> нестерпно</text:span></text:p>
            <text:p text:style-name="P3"><text:span text:style-name="T23">двопогляд. У ньому ти сущий,</text:span></text:p>
            <text:p text:style-name="P3"><text:span text:style-name="T23">померлий, пантруєш живого,</text:span></text:p>
            <text:p text:style-name="P3"><text:span text:style-name="T23">зориш за померлим – живий. </text:span><text:span text:style-name="T41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68" table:number-columns-spanned="6" office:value-type="string">
            <text:h text:style-name="P44" text:outline-level="2"><text:span text:style-name="T62">обр</text:span><text:span text:style-name="T82">у</text:span><text:span text:style-name="T20"></text:span><text:span text:style-name="T62">шува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ю, -уєш </text:span><text:span text:style-name="T90">і рідко </text:span><text:span text:style-name="T89">обрушати, -аю, -аєш, </text:span><text:span text:style-name="T90">недок.</text:span><text:span text:style-name="T89">, </text:span><text:span text:style-name="T89">обрушити, -шу, -шиш,</text:span><text:span text:style-name="T90">док.</text:span><text:span text:style-name="T89">, </text:span><text:span text:style-name="T90">перех.</text:span></text:p>
            <text:p text:style-name="P26">3) <text:span text:style-name="T90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5</text:p>
          </table:table-cell>
          <table:table-cell table:style-name="Dictionary.B69" table:number-columns-spanned="3" office:value-type="string">
            <text:p text:style-name="P3"><text:span text:style-name="T5">ВсеО</text:span><text:span text:style-name="T6"></text:span><text:span text:style-name="T5">чі</text:span></text:p>
            <text:p text:style-name="P3"><text:span text:style-name="T22">-чéй, </text:span><text:span text:style-name="T23">ім., мн., інд.-авт.</text:span></text:p>
          </table:table-cell>
          <table:covered-table-cell/>
          <table:covered-table-cell/>
          <table:table-cell table:style-name="Dictionary.E69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87">о</text:span><text:span text:style-name="T6"></text:span><text:span text:style-name="T87">чі</text:span></text:p>
          </table:table-cell>
          <table:covered-table-cell/>
          <table:covered-table-cell/>
          <table:table-cell table:style-name="Dictionary.H69" table:number-columns-spanned="3" office:value-type="string">
            <text:p text:style-name="P3"><text:span text:style-name="T23">Узорені, роздумані, прозорі - </text:span></text:p>
            <text:p text:style-name="P3"><text:span text:style-name="T23">вони – одне високе чудування - </text:span></text:p>
            <text:p text:style-name="P3"><text:span text:style-name="T23">недоторканна є оця зчужілість</text:span></text:p>
            <text:p text:style-name="P3"><text:span text:style-name="T23">і всепрозріння добрих </text:span><text:span text:style-name="T26">всеочей</text:span><text:span text:style-name="T23">. </text:span><text:soft-page-break/><text:span text:style-name="T41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70" table:number-columns-spanned="6" office:value-type="string">
            <text:h text:style-name="P44" text:outline-level="2"><text:span text:style-name="T81">О</text:span><text:span text:style-name="T20"></text:span><text:span text:style-name="T61">ко (</text:span><text:span text:style-name="T81">о</text:span><text:span text:style-name="T20"></text:span><text:span text:style-name="T61">чі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а, </text:span><text:span text:style-name="T90">с.</text:span> <text:span text:style-name="T89">(</text:span><text:span text:style-name="T90">мн.</text:span> <text:span text:style-name="T89">очі, </text:span><text:span text:style-name="T90">рідко </text:span><text:span text:style-name="T89">вічі, очей – </text:span><text:span text:style-name="T90">перев.</text:span> <text:span text:style-name="T90">з прийм.</text:span> <text:span text:style-name="T89">у).</text:span></text:p>
            <text:p text:style-name="P36"><text:span text:style-name="T71">1) Орган зору у людини, всіх хребетних та деяких безхребетних тварин. || Те саме, що </text:span><text:a xlink:type="simple" xlink:href="http://www.lingvo.ua/uk/Translate/uk-uk/погляд"><text:span text:style-name="T79">погляд</text:span></text:a><text:span text:style-name="T71">.</text:span></text:p>
            <text:p text:style-name="P26">2) <text:span text:style-name="T90">розм.</text:span> Здатність бачити; зір. || <text:span text:style-name="T115">тільки </text:span><text:span text:style-name="T90">одн.</text:span> Особлива здатність бачення, властива людині завдяки певній професії, досвіду і т. ін.</text:p>
            <text:p text:style-name="P31"><text:span text:style-name="T60">3) </text:span><text:span text:style-name="T74">перен.</text:span><text:span text:style-name="T60">, </text:span><text:span text:style-name="T74">розм.</text:span><text:span text:style-name="T60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6</text:p>
          </table:table-cell>
          <table:table-cell table:style-name="Dictionary.B71" table:number-columns-spanned="3" office:value-type="string">
            <text:p text:style-name="P20">Всепам’яткий</text:p>
            <text:p text:style-name="P3"><text:span text:style-name="T22">-á, -é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71" table:number-columns-spanned="3" office:value-type="string">
            <text:p text:style-name="P3"><text:span text:style-name="T47">утворене способом основоскладання, похідне від слів:</text:span> <text:span text:style-name="T87">все</text:span> і <text:span text:style-name="T36">пам’яткий</text:span></text:p>
          </table:table-cell>
          <table:covered-table-cell/>
          <table:covered-table-cell/>
          <table:table-cell table:style-name="Dictionary.H71" table:number-columns-spanned="3" office:value-type="string">
            <text:p text:style-name="P3"><text:span text:style-name="T23">Володарю своєї смерті, доля - </text:span></text:p>
            <text:p text:style-name="P3"><text:span text:style-name="T26">всепам’ятка</text:span><text:span text:style-name="T23">, всечула, всевидюща - </text:span></text:p>
            <text:p text:style-name="P3"><text:span text:style-name="T23">нічого не забуде, не простить. </text:span><text:span text:style-name="T41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72" table:number-columns-spanned="6" office:value-type="string">
            <text:h text:style-name="P44" text:outline-level="2"><text:span text:style-name="T62">Пам’ятл</text:span><text:span text:style-name="T82">и</text:span><text:span text:style-name="T20"></text:span><text:span text:style-name="T62">вий (пам’ятки</text:span><text:span text:style-name="T2"></text:span><text:span text:style-name="T62">й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7</text:p>
          </table:table-cell>
          <table:table-cell table:style-name="Dictionary.B73" table:number-columns-spanned="3" office:value-type="string">
            <text:p text:style-name="P20">ВсепекЕль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73" table:number-columns-spanned="3" office:value-type="string">
            <text:p text:style-name="P14"><text:span text:style-name="T51">утворене способом основоскладання, похідне від слів:</text:span><text:span text:style-name="T22"> </text:span><text:span text:style-name="T37">все</text:span><text:span text:style-name="T22"> і </text:span><text:span text:style-name="T37">пекéльний</text:span></text:p>
          </table:table-cell>
          <table:covered-table-cell/>
          <table:covered-table-cell/>
          <table:table-cell table:style-name="Dictionary.H73" table:number-columns-spanned="3" office:value-type="string">
            <text:p text:style-name="P3"><text:span text:style-name="T23">Сяє срібне серце землі</text:span></text:p>
            <text:p text:style-name="P3"><text:span text:style-name="T26">всепекельними </text:span><text:span text:style-name="T23">калюжами. </text:span><text:span text:style-name="T41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74" table:number-columns-spanned="5" office:value-type="string">
            <text:h text:style-name="P42" text:outline-level="2"><text:span text:style-name="T86">пек</text:span><text:span text:style-name="T107">е</text:span><text:span text:style-name="T18"></text:span><text:span text:style-name="T86">льний</text:span></text:h>
            <text:p text:style-name="P39"><text:soft-page-break/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6"><text:span text:style-name="T71">1) Прикм. до </text:span><text:a xlink:type="simple" xlink:href="http://www.lingvo.ua/uk/Translate/uk-uk/пекло"><text:span text:style-name="T79">пекло</text:span></text:a><text:span text:style-name="T71"> 1). || Який уявно спостерігається в пеклі.</text:span></text:p>
            <text:p text:style-name="P26">2) <text:span text:style-name="T90">перен.</text:span> Важкий, жахливий, нестерпний; такий, як у пеклі. || Надзвичайний за ступенем прояву; дуже великий.</text:p>
            <text:p text:style-name="P31"><text:span text:style-name="T60">3) </text:span><text:span text:style-name="T74">перен.</text:span><text:span text:style-name="T60"> Злий, підступний. || </text:span><text:span text:style-name="T74">розм.</text:span><text:span text:style-name="T60"> Уживається як лайливе слово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8</text:p>
          </table:table-cell>
          <table:table-cell table:style-name="Dictionary.B75" table:number-columns-spanned="3" office:value-type="string">
            <text:p text:style-name="P20">ВсеперелЕт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75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перелі</text:span><text:span text:style-name="T6"></text:span><text:span text:style-name="T36">т</text:span></text:p>
          </table:table-cell>
          <table:covered-table-cell/>
          <table:covered-table-cell/>
          <table:table-cell table:style-name="Dictionary.H75" table:number-columns-spanned="3" office:value-type="string">
            <text:p text:style-name="P3"><text:span text:style-name="T23">Це божевілля пориву, ця рвань</text:span></text:p>
            <text:p text:style-name="P3"><text:span text:style-name="T26">всеперелетів</text:span><text:span text:style-name="T23"> – з пекла і до раю,</text:span></text:p>
            <text:p text:style-name="P3"><text:span text:style-name="T23">це надвисання в смерть… </text:span><text:span text:style-name="T41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76" table:number-columns-spanned="5" office:value-type="string">
            <text:h text:style-name="P42" text:outline-level="2"><text:span text:style-name="T86">перел</text:span><text:span text:style-name="T107">і</text:span><text:span text:style-name="T18"></text:span><text:span text:style-name="T86">т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льоту, </text:span><text:span text:style-name="T90">ч.</text:span></text:p>
            <text:p text:style-name="P36"><text:span text:style-name="T71">1) Дія і стан за знач. </text:span><text:a xlink:type="simple" xlink:href="http://www.lingvo.ua/uk/Translate/uk-uk/перелетіти"><text:span text:style-name="T79">перелетіти</text:span></text:a><text:span text:style-name="T71"> 1), </text:span><text:a xlink:type="simple" xlink:href="http://www.lingvo.ua/uk/Translate/uk-uk/перелітати"><text:span text:style-name="T79">переліт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39</text:p>
          </table:table-cell>
          <table:table-cell table:style-name="Dictionary.B77" table:number-columns-spanned="3" office:value-type="string">
            <text:p text:style-name="P20">Всепереляк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77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переляк</text:span></text:p>
          </table:table-cell>
          <table:covered-table-cell/>
          <table:covered-table-cell/>
          <table:table-cell table:style-name="Dictionary.H77" table:number-columns-spanned="3" office:value-type="string">
            <text:p text:style-name="P3"><text:span text:style-name="T23">Куди сховатись,</text:span></text:p>
            <text:p text:style-name="P3"><text:span text:style-name="T23">аби втекти глухонімого болю</text:span></text:p>
            <text:p text:style-name="P3"><text:span text:style-name="T23">і таємничого </text:span><text:span text:style-name="T26">Всепереляку</text:span></text:p>
            <text:p text:style-name="P3"><text:span text:style-name="T23">і ницого рятунку Порожнеч? </text:span><text:span text:style-name="T41">(П‑1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78" table:number-columns-spanned="5" office:value-type="string">
            <text:h text:style-name="P42" text:outline-level="2"><text:span text:style-name="T86">перел</text:span><text:span text:style-name="T107">я</text:span><text:span text:style-name="T18"></text:span><text:span text:style-name="T86">к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у, </text:span><text:span text:style-name="T90">ч.</text:span></text:p>
            <text:p text:style-name="P26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0</text:p>
          </table:table-cell>
          <table:table-cell table:style-name="Dictionary.B79" table:number-columns-spanned="3" office:value-type="string">
            <text:p text:style-name="P20">Всепопéреду</text:p>
            <text:p text:style-name="P11">присл., інд.-авт.</text:p>
          </table:table-cell>
          <table:covered-table-cell/>
          <table:covered-table-cell/>
          <table:table-cell table:style-name="Dictionary.E79" table:number-columns-spanned="3" office:value-type="string">
            <text:p text:style-name="P3"><text:span text:style-name="T45">утворене способом зрощення, похідне від слів:</text:span><text:span text:style-name="T33"> </text:span><text:span text:style-name="T36">все</text:span><text:span text:style-name="T33"> і </text:span><text:span text:style-name="T36">попéреду</text:span></text:p>
          </table:table-cell>
          <table:covered-table-cell/>
          <table:covered-table-cell/>
          <table:table-cell table:style-name="Dictionary.H79" table:number-columns-spanned="3" office:value-type="string">
            <text:p text:style-name="P3"><text:span text:style-name="T23">Іду до вас – ви </text:span><text:span text:style-name="T26">всепопереду</text:span><text:span text:style-name="T23">,</text:span></text:p>
            <text:p text:style-name="P3"><text:span text:style-name="T23">за заримим обрієм моїм. </text:span><text:span text:style-name="T41">(П‑2, 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80" table:number-columns-spanned="5" office:value-type="string">
            <text:h text:style-name="P42" text:outline-level="2"><text:span text:style-name="T86">поп</text:span><text:span text:style-name="T107">е</text:span><text:span text:style-name="T18"></text:span><text:span text:style-name="T86">реду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90">присл.</text:span></text:p>
            <text:p text:style-name="P26">1) Перед ким-, чим-небудь, на чолі когось, чогось; <text:span text:style-name="T90">прот.</text:span> позаду. || У передній частині чого-небудь. || У числі перших, передових, в авангарді.</text:p>
            <text:p text:style-name="P26">2) Раніше від кого-, чого-небудь; спершу. || За якийсь час до чого-небудь; заздалегідь, наперед. || У минулому, раніше.</text:p>
            <text:p text:style-name="P26">3) На деякій відстані перед ким-, чим-небудь. || На значній віддалі на шляху під час пересування.</text:p>
            <text:p text:style-name="P26">4) У майбутньом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1</text:p>
          </table:table-cell>
          <table:table-cell table:style-name="Dictionary.B81" table:number-columns-spanned="3" office:value-type="string">
            <text:p text:style-name="P20">Всепрозрíння</text:p>
            <text:p text:style-name="P11">ім., с., інд.-авт.</text:p>
          </table:table-cell>
          <table:covered-table-cell/>
          <table:covered-table-cell/>
          <table:table-cell table:style-name="Dictionary.E81" table:number-columns-spanned="3" office:value-type="string">
            <text:p text:style-name="P3"><text:span text:style-name="T45">утворене способом основоскладання, похідне від слів:</text:span><text:span text:style-name="T33"> </text:span><text:span text:style-name="T36">все</text:span><text:span text:style-name="T33"> </text:span><text:soft-page-break/><text:span text:style-name="T33">і </text:span><text:span text:style-name="T36">прозрíння</text:span></text:p>
          </table:table-cell>
          <table:covered-table-cell/>
          <table:covered-table-cell/>
          <table:table-cell table:style-name="Dictionary.H81" table:number-columns-spanned="3" office:value-type="string">
            <text:p text:style-name="P3"><text:span text:style-name="T23">На всерозхресті люті і жаху,</text:span></text:p>
            <text:p text:style-name="P3"><text:span text:style-name="T23">на </text:span><text:span text:style-name="T26">всепрозрінні</text:span><text:span text:style-name="T23"> смертного скрику</text:span></text:p>
            <text:p text:style-name="P3"><text:soft-page-break/><text:span text:style-name="T23">дай мені, Боже, чесного шляху,</text:span></text:p>
            <text:p text:style-name="P3"><text:span text:style-name="T23">дай мені, Боже, гордого лику! </text:span><text:span text:style-name="T41">(П‑1, 153);</text:span></text:p>
            <text:p text:style-name="P3"><text:span text:style-name="T23">Узорені, роздумані, прозорі - </text:span></text:p>
            <text:p text:style-name="P3"><text:span text:style-name="T23">вони – одне високе чудування - </text:span></text:p>
            <text:p text:style-name="P3"><text:span text:style-name="T23">недоторканна є оця зчужілість</text:span></text:p>
            <text:p text:style-name="P3"><text:span text:style-name="T23">і </text:span><text:span text:style-name="T26">всепрозріння</text:span><text:span text:style-name="T23"> добрих всеочей. </text:span><text:span text:style-name="T41">(П‑2, 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82" table:number-columns-spanned="5" office:value-type="string">
            <text:h text:style-name="P42" text:outline-level="2"><text:span text:style-name="T86">прозр</text:span><text:span text:style-name="T107">і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1) Дія і стан за знач. </text:span><text:a xlink:type="simple" xlink:href="http://www.lingvo.ua/uk/Translate/uk-uk/прозріти"><text:span text:style-name="T79">прозрі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2</text:p>
          </table:table-cell>
          <table:table-cell table:style-name="Dictionary.B83" table:number-columns-spanned="3" office:value-type="string">
            <text:p text:style-name="P20">Всепрощáль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83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все</text:span><text:span text:style-name="T33"> і </text:span><text:span text:style-name="T36">прощáльний</text:span></text:p>
          </table:table-cell>
          <table:covered-table-cell/>
          <table:covered-table-cell/>
          <table:table-cell table:style-name="Dictionary.H83" table:number-columns-spanned="3" office:value-type="string">
            <text:p text:style-name="P3"><text:span text:style-name="T23">Земля – хитлива і плавка – вседорога і </text:span><text:span text:style-name="T26">всепрощальна</text:span><text:span text:style-name="T23"> - </text:span></text:p>
            <text:p text:style-name="P3"><text:span text:style-name="T23">здоліла стати, щоб благальна помічена була рука. </text:span><text:span text:style-name="T41">(П‑2, 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84" table:number-columns-spanned="5" office:value-type="string">
            <text:h text:style-name="P42" text:outline-level="2"><text:span text:style-name="T86">прощ</text:span><text:span text:style-name="T107">а</text:span><text:span text:style-name="T18"></text:span><text:span text:style-name="T86">ль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33"><text:span text:style-name="T59">2) </text:span><text:span text:style-name="T73">перен.</text:span><text:span text:style-name="T59"> Останні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3</text:p>
          </table:table-cell>
          <table:table-cell table:style-name="Dictionary.B85" table:number-columns-spanned="3" office:value-type="string">
            <text:p text:style-name="P20">Всепрощáння</text:p>
            <text:p text:style-name="P3"><text:soft-page-break/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85" table:number-columns-spanned="3" office:value-type="string">
            <text:p text:style-name="P3"><text:span text:style-name="T47">утворене способом </text:span><text:soft-page-break/><text:span text:style-name="T47">основословоскладання, похідне від слів:</text:span><text:span text:style-name="T33"> </text:span><text:span text:style-name="T36">все</text:span><text:span text:style-name="T33"> і </text:span><text:span text:style-name="T36">прощáння</text:span></text:p>
          </table:table-cell>
          <table:covered-table-cell/>
          <table:covered-table-cell/>
          <table:table-cell table:style-name="Dictionary.H85" table:number-columns-spanned="3" office:value-type="string">
            <text:p text:style-name="P3"><text:span text:style-name="T23">Що мав – привиділось, </text:span><text:soft-page-break/><text:span text:style-name="T23">причулося,</text:span></text:p>
            <text:p text:style-name="P3"><text:span text:style-name="T23">на всенезустріч, </text:span><text:span text:style-name="T26">всепрощання</text:span><text:span text:style-name="T23">. </text:span><text:span text:style-name="T41">(П‑1, 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86" table:number-columns-spanned="5" office:value-type="string">
            <text:h text:style-name="P42" text:outline-level="2"><text:span text:style-name="T86">прощ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1) Дія за знач. </text:span><text:a xlink:type="simple" xlink:href="http://www.lingvo.ua/uk/Translate/uk-uk/прощатися"><text:span text:style-name="T79">прощатися</text:span></text:a><text:span text:style-name="T71"> 1). || Слова, які вимовляються перед розлукою, розставанням. </text:span><text:span text:style-name="T72">Час прощання</text:span><text:span text:style-name="T71">.</text:span></text:p>
            <text:p text:style-name="P31"><text:span text:style-name="T60">2) </text:span><text:span text:style-name="T74">перен.</text:span><text:span text:style-name="T60"> Розставання з чим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4</text:p>
          </table:table-cell>
          <table:table-cell table:style-name="Dictionary.B87" table:number-columns-spanned="3" office:value-type="string">
            <text:p text:style-name="P20">Всерозлук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87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розлука</text:span></text:p>
          </table:table-cell>
          <table:covered-table-cell/>
          <table:covered-table-cell/>
          <table:table-cell table:style-name="Dictionary.H87" table:number-columns-spanned="3" office:value-type="string">
            <text:p text:style-name="P3"><text:span text:style-name="T23">Сягни рукою – і не досягнеш</text:span></text:p>
            <text:p text:style-name="P3"><text:span text:style-name="T23">ні краю </text:span><text:span text:style-name="T26">всерозлук</text:span><text:span text:style-name="T23">, ні муки краю. </text:span><text:span text:style-name="T41">(П‑1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88" table:number-columns-spanned="5" office:value-type="string">
            <text:h text:style-name="P42" text:outline-level="2"><text:span text:style-name="T86">розл</text:span><text:span text:style-name="T107">у</text:span><text:span text:style-name="T18"></text:span><text:span text:style-name="T86">к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Розставання, прощання з ким-, чим-небудь близьким, дорогим.</text:p>
            <text:p text:style-name="P26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5</text:p>
          </table:table-cell>
          <table:table-cell table:style-name="Dictionary.B89" table:number-columns-spanned="3" office:value-type="string">
            <text:p text:style-name="P20">Всерозхрéст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89" table:number-columns-spanned="3" office:value-type="string">
            <text:p text:style-name="P3"><text:span text:style-name="T126">утворене способом основоскладання, префіксальним і нульсуфіксальним, </text:span><text:soft-page-break/><text:span text:style-name="T126">похідне від слів:</text:span><text:span text:style-name="T33"> </text:span><text:span text:style-name="T36">все</text:span><text:span text:style-name="T33"> і </text:span><text:span text:style-name="T36">хрест</text:span></text:p>
          </table:table-cell>
          <table:covered-table-cell/>
          <table:covered-table-cell/>
          <table:table-cell table:style-name="Dictionary.H89" table:number-columns-spanned="3" office:value-type="string">
            <text:p text:style-name="P3"><text:span text:style-name="T23">На </text:span><text:span text:style-name="T26">всерозхресті</text:span><text:span text:style-name="T23"> люті і жаху,</text:span></text:p>
            <text:p text:style-name="P3"><text:span text:style-name="T23">на всепрозрінні смертного скрику</text:span></text:p>
            <text:p text:style-name="P3"><text:span text:style-name="T23">дай мені, Боже, чесного шляху,</text:span></text:p>
            <text:p text:style-name="P3"><text:soft-page-break/><text:span text:style-name="T23">дай мені, Боже, гордого лику! </text:span><text:span text:style-name="T41">(П‑1, 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90" table:number-columns-spanned="5" office:value-type="string">
            <text:h text:style-name="P41" text:outline-level="2">хрест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ч.</text:span></text:p>
            <text:p text:style-name="P26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31"><text:span text:style-name="T60">5) </text:span><text:span text:style-name="T74">перен.</text:span><text:span text:style-name="T60"> Страждання, випробування, що випали на чиюсь долю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6</text:p>
          </table:table-cell>
          <table:table-cell table:style-name="Dictionary.B91" table:number-columns-spanned="3" office:value-type="string">
            <text:p text:style-name="P20">Всесáдно</text:p>
            <text:p text:style-name="P11">присл., інд.-авт.</text:p>
          </table:table-cell>
          <table:covered-table-cell/>
          <table:covered-table-cell/>
          <table:table-cell table:style-name="Dictionary.E91" table:number-columns-spanned="3" office:value-type="string">
            <text:p text:style-name="P3"><text:span text:style-name="T45">утворене суфіксальним способом, похідне від слова</text:span><text:span text:style-name="T33"> </text:span><text:span text:style-name="T36">всесáдний</text:span></text:p>
          </table:table-cell>
          <table:covered-table-cell/>
          <table:covered-table-cell/>
          <table:table-cell table:style-name="Dictionary.H91" table:number-columns-spanned="3" office:value-type="string">
            <text:p text:style-name="P3"><text:span text:style-name="T23">Меркавий</text:span><text:span text:style-name="T26"> </text:span><text:span text:style-name="T23">місяць був посів</text:span></text:p>
            <text:p text:style-name="P3"><text:span text:style-name="T23">на всю околицю, </text:span><text:span text:style-name="T26">всесадно</text:span></text:p>
            <text:p text:style-name="P3"><text:span text:style-name="T23">пишаючись і правив владно,</text:span></text:p>
            <text:p text:style-name="P3"><text:span text:style-name="T23">нічний мій сором чемно крив. </text:span><text:span text:style-name="T41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3"><text:span text:style-name="T36">Всесáдний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7</text:p>
          </table:table-cell>
          <table:table-cell table:style-name="Dictionary.B93" table:number-columns-spanned="3" office:value-type="string">
            <text:p text:style-name="P20">Всеспáле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93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все</text:span><text:span text:style-name="T33"> і </text:span><text:span text:style-name="T36">спáлення</text:span></text:p>
          </table:table-cell>
          <table:covered-table-cell/>
          <table:covered-table-cell/>
          <table:table-cell table:style-name="Dictionary.H93" table:number-columns-spanned="3" office:value-type="string">
            <text:p text:style-name="P3"><text:span text:style-name="T26">Всеспалення</text:span><text:span text:style-name="T23"> Твоє автодафе - </text:span></text:p>
            <text:p text:style-name="P3"><text:span text:style-name="T23">перепочинок перед різнім святом,</text:span></text:p>
            <text:p text:style-name="P3"><text:span text:style-name="T23">як ворогу назвешся рідним братом</text:span></text:p>
            <text:p text:style-name="P3"><text:span text:style-name="T23">і смерк розсуне лірою Орфей. </text:span><text:soft-page-break/><text:span text:style-name="T41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4" office:value-type="string">
            <text:p text:style-name="P7">все<text:span text:style-name="T113"> (див. 6)</text:span></text:p>
          </table:table-cell>
          <table:covered-table-cell/>
          <table:covered-table-cell/>
          <table:covered-table-cell/>
          <table:table-cell table:style-name="Dictionary.F94" table:number-columns-spanned="5" office:value-type="string">
            <text:h text:style-name="P42" text:outline-level="2"><text:span text:style-name="T86">сп</text:span><text:span text:style-name="T107">а</text:span><text:span text:style-name="T18"></text:span><text:span text:style-name="T86">ле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спалити"><text:span text:style-name="T79">спали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8</text:p>
          </table:table-cell>
          <table:table-cell table:style-name="Dictionary.B95" table:number-columns-spanned="3" office:value-type="string">
            <text:p text:style-name="P20">Всеспогáдувати</text:p>
            <text:p text:style-name="P3"><text:span text:style-name="T22">-ую, -єш, дієсл., </text:span><text:span text:style-name="T23">недок., перех., інд.-авт.</text:span></text:p>
          </table:table-cell>
          <table:covered-table-cell/>
          <table:covered-table-cell/>
          <table:table-cell table:style-name="Dictionary.E95" table:number-columns-spanned="3" office:value-type="string">
            <text:p text:style-name="P14"><text:span text:style-name="T51">утворене способом основоскладання, похідне від слів:</text:span><text:span text:style-name="T22"> </text:span><text:span text:style-name="T37">все</text:span><text:span text:style-name="T22"> і </text:span><text:span text:style-name="T37">спогáдувати</text:span></text:p>
          </table:table-cell>
          <table:covered-table-cell/>
          <table:covered-table-cell/>
          <table:table-cell table:style-name="Dictionary.H95" table:number-columns-spanned="3" office:value-type="string">
            <text:p text:style-name="P3"><text:span text:style-name="T23">Як лев, що причаївся в хащах обрію,</text:span></text:p>
            <text:p text:style-name="P3"><text:span text:style-name="T23">заки й зблудив, отак і я валандаюсь,</text:span></text:p>
            <text:p text:style-name="P3"><text:span text:style-name="T23">від тебе відмежований навіки,</text:span></text:p>
            <text:p text:style-name="P3"><text:span text:style-name="T23">і </text:span><text:span text:style-name="T26">всеспогадую</text:span><text:span text:style-name="T23"> – немов живу. </text:span><text:span text:style-name="T41">(П‑1, 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96" table:number-columns-spanned="5" office:value-type="string">
            <text:h text:style-name="P42" text:outline-level="2"><text:span text:style-name="T86">спог</text:span><text:span text:style-name="T107">а</text:span><text:span text:style-name="T18"></text:span><text:span text:style-name="T86">дува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ю, -уєш, </text:span><text:span text:style-name="T90">недок.</text:span><text:span text:style-name="T89">, спогадати, -аю, -аєш, </text:span><text:span text:style-name="T90">док.</text:span><text:span text:style-name="T89">, </text:span><text:span text:style-name="T90">перех.</text:span><text:span text:style-name="T89">, </text:span><text:span text:style-name="T90">також із спол.</text:span><text:span text:style-name="T89">що, як, </text:span><text:span text:style-name="T89">коли, </text:span><text:span text:style-name="T90">неперех.</text:span><text:span text:style-name="T89">, </text:span><text:span text:style-name="T90">про кого </text:span><text:span text:style-name="T89">– </text:span><text:span text:style-name="T90">що</text:span><text:span text:style-name="T89">, </text:span><text:span text:style-name="T90">розм.</text:span> <text:span text:style-name="T90">за кого </text:span><text:span text:style-name="T89">– </text:span><text:span text:style-name="T90">що</text:span><text:span text:style-name="T89">, </text:span><text:span text:style-name="T90">розм.</text:span></text:p>
            <text:p text:style-name="P36"><text:span text:style-name="T71">1) Те саме, що </text:span><text:a xlink:type="simple" xlink:href="http://www.lingvo.ua/uk/Translate/uk-uk/згадувати"><text:span text:style-name="T79">згадувати</text:span></text:a><text:span text:style-name="T71">. </text:span><text:span text:style-name="T72">Спогадувати добрим словом</text:span><text:span text:style-name="T71">.</text:span></text:p>
            <text:p text:style-name="P26">2) Думати, уявляти щ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49</text:p>
          </table:table-cell>
          <table:table-cell table:style-name="Dictionary.B97" table:number-columns-spanned="3" office:value-type="string">
            <text:p text:style-name="P20">Всетривóг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97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тривóга</text:span></text:p>
          </table:table-cell>
          <table:covered-table-cell/>
          <table:covered-table-cell/>
          <table:table-cell table:style-name="Dictionary.H97" table:number-columns-spanned="3" office:value-type="string">
            <text:p text:style-name="P3"><text:span text:style-name="T23">Надимляється дорога</text:span></text:p>
            <text:p text:style-name="P3"><text:span text:style-name="T23">від диявола до Бога,</text:span></text:p>
            <text:p text:style-name="P3"><text:span text:style-name="T23">вслід ступає </text:span><text:span text:style-name="T26">всетривога</text:span><text:span text:style-name="T23">,</text:span></text:p>
            <text:p text:style-name="P3"><text:span text:style-name="T23">і спинилась біла смерть. </text:span><text:soft-page-break/><text:span text:style-name="T41">(П‑2, 127);</text:span></text:p>
            <text:p text:style-name="P3"><text:span text:style-name="T23">О ця займанщина душі!</text:span></text:p>
            <text:p text:style-name="P3"><text:span text:style-name="T23">Спіши – з дороги і в дорогу.</text:span></text:p>
            <text:p text:style-name="P3"><text:span text:style-name="T23">Годуй голодну </text:span><text:span text:style-name="T26">всетривогу</text:span></text:p>
            <text:p text:style-name="P3"><text:span text:style-name="T23">і спогаду не воруши. </text:span><text:span text:style-name="T41">(П‑2, 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98" table:number-columns-spanned="5" office:value-type="string">
            <text:h text:style-name="P42" text:outline-level="2"><text:span text:style-name="T86">трив</text:span><text:span text:style-name="T107">о</text:span><text:span text:style-name="T18"></text:span><text:span text:style-name="T86">г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Неспокій, збентеження, викликані якимсь побоюванням, страхом перед чимось, передчуттям неприємного, небезпечного. || <text:span text:style-name="T90">перев.</text:span> <text:span text:style-name="T90">мн.</text:span>Хвилювання, переживання, що порушують душевний спокій.</text:p>
            <text:p text:style-name="P26">2) Метушня, шарпанина, переполох.</text:p>
            <text:p text:style-name="P33"><text:span text:style-name="T59">3) Стан, що вимагає активних дій; загроза, небезпека. || Умовний сигнал, що сповіщає про небезпеку, загрозу або про битву, бій. </text:span><text:span text:style-name="T69">Бойова тривога</text:span><text:span text:style-name="T5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0</text:p>
          </table:table-cell>
          <table:table-cell table:style-name="Dictionary.B99" table:number-columns-spanned="3" office:value-type="string">
            <text:p text:style-name="P20">Всецáрствіє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99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цáрствіє</text:span></text:p>
          </table:table-cell>
          <table:covered-table-cell/>
          <table:covered-table-cell/>
          <table:table-cell table:style-name="Dictionary.H99" table:number-columns-spanned="3" office:value-type="string">
            <text:p text:style-name="P3"><text:span text:style-name="T23">Оце й бо він, твій люд. Оце й бо він, твій край.</text:span></text:p>
            <text:p text:style-name="P3"><text:span text:style-name="T26">Всецарствіє</text:span><text:span text:style-name="T23"> паскуд в сто горл реве: тримай. </text:span><text:span text:style-name="T41">(П‑2, 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7">все <text:span text:style-name="T113">(див. 6)</text:span></text:p>
          </table:table-cell>
          <table:covered-table-cell/>
          <table:covered-table-cell/>
          <table:table-cell table:style-name="Dictionary.E100" table:number-columns-spanned="6" office:value-type="string">
            <text:h text:style-name="P45" text:outline-level="2"><text:span text:style-name="T62">Ц</text:span><text:span text:style-name="T82">а</text:span><text:span text:style-name="T20"></text:span><text:span text:style-name="T62">рство (ц</text:span><text:span text:style-name="T82">а</text:span><text:span text:style-name="T20"></text:span><text:span text:style-name="T62">рствіє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26"><text:soft-page-break/>1) Держава, якою править цар (у 1 <text:span text:style-name="T90">знач.</text:span>).</text:p>
            <text:p text:style-name="P33"><text:span text:style-name="T59">2) </text:span><text:span text:style-name="T69">рідко</text:span><text:span text:style-name="T59">. Правління царя (у 1 </text:span><text:span text:style-name="T73">знач.</text:span><text:span text:style-name="T59">); царювання. || </text:span><text:span text:style-name="T73">перен.</text:span><text:span text:style-name="T59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1</text:p>
          </table:table-cell>
          <table:table-cell table:style-name="Dictionary.B101" table:number-columns-spanned="3" office:value-type="string">
            <text:p text:style-name="P20">Всечек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101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все</text:span><text:span text:style-name="T33"> і </text:span><text:span text:style-name="T36">чекáння</text:span></text:p>
          </table:table-cell>
          <table:covered-table-cell/>
          <table:covered-table-cell/>
          <table:table-cell table:style-name="Dictionary.H101" table:number-columns-spanned="3" office:value-type="string">
            <text:p text:style-name="P3"><text:span text:style-name="T23">Це все юрма. І ніч. І брат мій спить.</text:span></text:p>
            <text:p text:style-name="P3"><text:span text:style-name="T23">Росте під стелю </text:span><text:span text:style-name="T26">всечекання</text:span><text:span text:style-name="T23">. </text:span><text:span text:style-name="T41">(П‑1, 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102" table:number-columns-spanned="5" office:value-type="string">
            <text:h text:style-name="P42" text:outline-level="2"><text:span text:style-name="T86">чек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Стан за знач. </text:span><text:a xlink:type="simple" xlink:href="http://www.lingvo.ua/uk/Translate/uk-uk/чекати"><text:span text:style-name="T79">чека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2</text:p>
          </table:table-cell>
          <table:table-cell table:style-name="Dictionary.B103" table:number-columns-spanned="3" office:value-type="string">
            <text:p text:style-name="P20">Всечулий</text:p>
            <text:p text:style-name="P3"><text:span text:style-name="T22">-а, -е, </text:span><text:span text:style-name="T24">дієпр., </text:span><text:span text:style-name="T23">інд.-авт.</text:span></text:p>
          </table:table-cell>
          <table:covered-table-cell/>
          <table:covered-table-cell/>
          <table:table-cell table:style-name="Dictionary.E103" table:number-columns-spanned="3" office:value-type="string">
            <text:p text:style-name="P3"><text:span text:style-name="T47">утворене складносуфіксальним способом, похідне від слів:</text:span><text:span text:style-name="T33"> </text:span><text:span text:style-name="T36">все</text:span><text:span text:style-name="T33"> і </text:span><text:span text:style-name="T36">чýти</text:span></text:p>
          </table:table-cell>
          <table:covered-table-cell/>
          <table:covered-table-cell/>
          <table:table-cell table:style-name="Dictionary.H103" table:number-columns-spanned="3" office:value-type="string">
            <text:p text:style-name="P3"><text:span text:style-name="T23">Володарю своєї смерті, доля - </text:span></text:p>
            <text:p text:style-name="P3"><text:span text:style-name="T23">всепам’ятка, </text:span><text:span text:style-name="T26">всечула</text:span><text:span text:style-name="T23">, всевидюща - </text:span></text:p>
            <text:p text:style-name="P3"><text:span text:style-name="T23">нічого не забуде, не простить. </text:span><text:span text:style-name="T41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104" table:number-columns-spanned="5" office:value-type="string">
            <text:h text:style-name="P42" text:outline-level="2"><text:span text:style-name="T86">ч</text:span><text:span text:style-name="T107">у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7"><text:span text:style-name="T89">чую, чуєш, </text:span><text:span text:style-name="T90">недок.</text:span></text:p>
            <text:p text:style-name="P37">1) <text:span text:style-name="T90">перех.</text:span> Сприймати за допомогою органів слуху які-небудь звуки. ||<text:span text:style-name="T90">у знач.</text:span> <text:span text:style-name="T90">вставн. сл.</text:span> Чується.</text:p>
            <text:p text:style-name="P37">2) <text:span text:style-name="T90">неперех.</text:span> Мати слух.</text:p>
            <text:p text:style-name="P38"><text:span text:style-name="T60">3) </text:span><text:span text:style-name="T74">перех.</text:span><text:span text:style-name="T60"> Мати які-небудь дані, відомості про кого-, що-небудь, знати </text:span><text:soft-page-break/><text:span text:style-name="T60">про кого-небудь із розмов, чуток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3</text:p>
          </table:table-cell>
          <table:table-cell table:style-name="Dictionary.B105" table:number-columns-spanned="3" office:value-type="string">
            <text:p text:style-name="P20">Всещéдр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0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все</text:span><text:span text:style-name="T33"> і </text:span><text:span text:style-name="T36">щéдрий</text:span></text:p>
          </table:table-cell>
          <table:covered-table-cell/>
          <table:covered-table-cell/>
          <table:table-cell table:style-name="Dictionary.H105" table:number-columns-spanned="3" office:value-type="string">
            <text:p text:style-name="P3"><text:span text:style-name="T23">Тож – в неба провалля в бездоння, бездолий</text:span></text:p>
            <text:p text:style-name="P3"><text:span text:style-name="T23">нагірний, невірний, западистий рай,</text:span></text:p>
            <text:p text:style-name="P3"><text:span text:style-name="T23">всебідий, всегнівний, </text:span><text:span text:style-name="T26">всещедрий</text:span><text:span text:style-name="T23">, всекволий.</text:span></text:p>
            <text:p text:style-name="P3"><text:span text:style-name="T23">А що під крилом твоїм? Кара – карай.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4" office:value-type="string">
            <text:p text:style-name="P7">все <text:span text:style-name="T113">(див. 6)</text:span></text:p>
          </table:table-cell>
          <table:covered-table-cell/>
          <table:covered-table-cell/>
          <table:covered-table-cell/>
          <table:table-cell table:style-name="Dictionary.F106" table:number-columns-spanned="5" office:value-type="string">
            <text:h text:style-name="P42" text:outline-level="2"><text:span text:style-name="T86">щ</text:span><text:span text:style-name="T107">е</text:span><text:span text:style-name="T18"></text:span><text:span text:style-name="T86">др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1"><text:span text:style-name="T60">1) Який охоче ділиться своїм майном, </text:span><text:span text:style-name="T60">коштами і т. ін., не шкодує витрачати що-небудь. || </text:span><text:span text:style-name="T74">у знач.</text:span><text:span text:style-name="T60"> </text:span><text:span text:style-name="T74">ім.</text:span><text:span text:style-name="T60"> щ</text:span><text:span text:style-name="T80">е</text:span><text:span text:style-name="T60">дрий, -рого, </text:span><text:span text:style-name="T74">ч.</text:span><text:span text:style-name="T60"> Той, хто не шкодує витрачати що-небудь. || </text:span><text:span text:style-name="T74">перен.</text:span><text:span text:style-name="T60">, </text:span><text:span text:style-name="T70">на що</text:span><text:span text:style-name="T60">, </text:span><text:span text:style-name="T70">в чому</text:span><text:span text:style-name="T60">. Який легко, охоче роздає щось, наділяє чим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4</text:p>
          </table:table-cell>
          <table:table-cell table:style-name="Dictionary.B107" table:number-columns-spanned="3" office:value-type="string">
            <text:p text:style-name="P20">Втéки</text:p>
            <text:p text:style-name="P11">ім., мн., інд.-авт.</text:p>
          </table:table-cell>
          <table:covered-table-cell/>
          <table:covered-table-cell/>
          <table:table-cell table:style-name="Dictionary.E107" table:number-columns-spanned="3" office:value-type="string">
            <text:p text:style-name="P3"><text:span text:style-name="T45">утворене флективним способом, похідне від слова</text:span><text:span text:style-name="T22"> </text:span><text:span text:style-name="T37">втéча</text:span></text:p>
          </table:table-cell>
          <table:covered-table-cell/>
          <table:covered-table-cell/>
          <table:table-cell table:style-name="Dictionary.H107" table:number-columns-spanned="3" office:value-type="string">
            <text:p text:style-name="P3"><text:span text:style-name="T23">Коли докучили ці </text:span><text:span text:style-name="T26">втеки</text:span><text:span text:style-name="T23"> - </text:span></text:p>
            <text:p text:style-name="P3"><text:span text:style-name="T23">в лет, до вогненної пащеки.</text:span></text:p>
            <text:p text:style-name="P3"><text:span text:style-name="T23">Як він ощирився, стозмій! </text:span><text:span text:style-name="T41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h text:style-name="P42" text:outline-level="2"><text:span text:style-name="T86">ут</text:span><text:span text:style-name="T107">е</text:span><text:span text:style-name="T18"></text:span><text:span text:style-name="T86">ч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(втеча), -і, </text:span><text:span text:style-name="T90">ж.</text:span></text:p>
            <text:p text:style-name="P26"><text:soft-page-break/>1) Швидкий відхід, біг, від'їзд і т. ін. з метою уникнення небезпеки, неприємного становища тощо.</text:p>
            <text:p text:style-name="P26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5</text:p>
          </table:table-cell>
          <table:table-cell table:style-name="Dictionary.B109" table:number-columns-spanned="3" office:value-type="string">
            <text:p text:style-name="P20">Гетьмáнитися</text:p>
            <text:p text:style-name="P10">-нюся, -нишся, дієсл., недок., перех., інд.-авт.</text:p>
          </table:table-cell>
          <table:covered-table-cell/>
          <table:covered-table-cell/>
          <table:table-cell table:style-name="Dictionary.E109" table:number-columns-spanned="3" office:value-type="string">
            <text:p text:style-name="P3"><text:span text:style-name="T47">утворене суфіксально-постфіксальним способом, похідне від слова</text:span> <text:span text:style-name="T87">ге</text:span><text:span text:style-name="T7"></text:span><text:span text:style-name="T87">тьман</text:span><text:span text:style-name="T113">. Вивищуватися</text:span></text:p>
          </table:table-cell>
          <table:covered-table-cell/>
          <table:covered-table-cell/>
          <table:table-cell table:style-name="Dictionary.H109" table:number-columns-spanned="3" office:value-type="string">
            <text:p text:style-name="P3"><text:span text:style-name="T23">…той віщий пагорб, на котрому горді</text:span></text:p>
            <text:p text:style-name="P3"><text:span text:style-name="T26">гетьманяться</text:span><text:span text:style-name="T23"> дуби – наснився з ночі,</text:span></text:p>
            <text:p text:style-name="P3"><text:span text:style-name="T23">аби розлуку близити мою. </text:span><text:span text:style-name="T41">(П‑2, 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h text:style-name="P42" text:outline-level="2"><text:span text:style-name="T86">г</text:span><text:span text:style-name="T107">е</text:span><text:span text:style-name="T18"></text:span><text:span text:style-name="T86">тьман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0">поет.</text:p>
            <text:p text:style-name="P31"><text:span text:style-name="T60">гетьм</text:span><text:span text:style-name="T80">а</text:span><text:span text:style-name="T20"></text:span><text:span text:style-name="T60">н, -а, </text:span><text:span text:style-name="T74">ч.</text:span><text:span text:style-name="T60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6</text:p>
          </table:table-cell>
          <table:table-cell table:style-name="Dictionary.B111" table:number-columns-spanned="3" office:value-type="string">
            <text:p text:style-name="P15"><text:span text:style-name="T22">ГЛИ</text:span><text:span text:style-name="T3"></text:span><text:span text:style-name="T22">Б-СИ</text:span><text:span text:style-name="T3"></text:span><text:span text:style-name="T22">НЬ-СЕ</text:span><text:span text:style-name="T3"></text:span><text:span text:style-name="T22">РЦЕ</text:span></text:p>
            <text:p text:style-name="P3">-я, <text:span text:style-name="T116">ім., с. інд.-авт.</text:span></text:p>
          </table:table-cell>
          <table:covered-table-cell/>
          <table:covered-table-cell/>
          <table:table-cell table:style-name="Dictionary.E111" table:number-columns-spanned="3" office:value-type="string">
            <text:p text:style-name="P3"><text:span text:style-name="T135">утворене способом словоскладання, похідне від слів:</text:span> <text:span text:style-name="T87">глиб</text:span>, <text:span text:style-name="T87">синь</text:span> і <text:span text:style-name="T87">се</text:span><text:span text:style-name="T8"></text:span><text:span text:style-name="T87">рце</text:span></text:p>
          </table:table-cell>
          <table:covered-table-cell/>
          <table:covered-table-cell/>
          <table:table-cell table:style-name="Dictionary.H111" table:number-columns-spanned="3" office:value-type="string">
            <text:p text:style-name="P3"><text:span text:style-name="T30">Золотокінва</text:span><text:span text:style-name="T23"> – пади-но,</text:span></text:p>
            <text:p text:style-name="P3"><text:span text:style-name="T23">спади з лиця в </text:span><text:span text:style-name="T27">глиб-синь-серця</text:span><text:span text:style-name="T23">. </text:span><text:span text:style-name="T41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42" text:outline-level="2"><text:span text:style-name="T86">глибин</text:span><text:span text:style-name="T107">а</text:span><text:span text:style-name="T18"></text:span><text:span text:style-name="T107"> (</text:span><text:span text:style-name="T86">глиб</text:span><text:span text:style-name="T107">)</text:span></text:h>
            <text:p text:style-name="P40"><text:a xlink:type="simple" xlink:href="http://www.lingvo.ua/uk/LingvoDictionaries/Details?dictionary=Explanatory%20(Uk-Uk)"><text:span text:style-name="T78">Explanatory (Uk-Uk)</text:span></text:a></text:p>
            <text:p text:style-name="P27"><text:span text:style-name="T89">-и, </text:span><text:span text:style-name="T90">ж.</text:span></text:p>
            <text:p text:style-name="P27">1) Відстань зверху вниз від поверхні, краю чого-небудь.</text:p>
            <text:p text:style-name="P32"><text:soft-page-break/><text:span text:style-name="T60">5) </text:span><text:span text:style-name="T70">тільки </text:span><text:span text:style-name="T74">одн.</text:span><text:span text:style-name="T60">, </text:span><text:span text:style-name="T74">перен.</text:span><text:span text:style-name="T60"> Про значущість, змістовність чого-</text:span><text:span text:style-name="T60">небудь.</text:span></text:p>
          </table:table-cell>
          <table:covered-table-cell/>
          <table:covered-table-cell/>
          <table:table-cell table:style-name="Dictionary.E112" table:number-columns-spanned="4" office:value-type="string">
            <text:h text:style-name="P42" text:outline-level="2"><text:span text:style-name="T86">с</text:span><text:span text:style-name="T107">и</text:span><text:span text:style-name="T18"></text:span><text:span text:style-name="T86">нява (синь)</text:span></text:h>
            <text:p text:style-name="P40"><text:a xlink:type="simple" xlink:href="http://www.lingvo.ua/uk/LingvoDictionaries/Details?dictionary=Explanatory%20(Uk-Uk)"><text:span text:style-name="T78">Explanatory (Uk-Uk)</text:span></text:a></text:p>
            <text:p text:style-name="P27"><text:span text:style-name="T89">-и, </text:span><text:span text:style-name="T90">ж.</text:span></text:p>
            <text:p text:style-name="P27">1) Синій колір чого-небудь. || Ясне синє небо. || Серпанок. || <text:span text:style-name="T90">поет.</text:span>Сутінки.</text:p>
            <text:p text:style-name="P27"><text:soft-page-break/>2) Синій простір, синя поверхня (про небо, море).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h text:style-name="P42" text:outline-level="2"><text:span text:style-name="T86">с</text:span><text:span text:style-name="T107">е</text:span><text:span text:style-name="T18"></text:span><text:span text:style-name="T86">рце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26">2) Цей орган людини як символ зосередження почуттів, настроїв, переживань і т. ін. || <text:soft-page-break/>Здатність почувати й розуміти інших; чуйність, сердечність. || Цей орган людини як символ любовних почуттів, любовної прив'язаності.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57</text:p>
          </table:table-cell>
          <table:table-cell table:style-name="Dictionary.B113" table:number-columns-spanned="3" office:value-type="string">
            <text:p text:style-name="P20">Горлозгук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13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гóрло </text:span><text:span text:style-name="T33">і </text:span><text:span text:style-name="T36">згýкий (</text:span><text:span text:style-name="T33">від </text:span><text:span text:style-name="T36">звук)</text:span></text:p>
          </table:table-cell>
          <table:covered-table-cell/>
          <table:covered-table-cell/>
          <table:table-cell table:style-name="Dictionary.H113" table:number-columns-spanned="3" office:value-type="string">
            <text:p text:style-name="P3"><text:span text:style-name="T23">А обрій утікав. Я надбігав</text:span></text:p>
            <text:p text:style-name="P3"><text:span text:style-name="T23">щосил моїх. Та обрій </text:span><text:span text:style-name="T26">горлозгукий</text:span></text:p>
            <text:p text:style-name="P3"><text:span text:style-name="T23">пустився впрост. </text:span><text:span text:style-name="T41">(П‑1, 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4" office:value-type="string">
            <text:h text:style-name="P42" text:outline-level="2"><text:span text:style-name="T86">г</text:span><text:span text:style-name="T107">о</text:span><text:span text:style-name="T18"></text:span><text:span text:style-name="T86">рл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26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table-cell table:style-name="Dictionary.F114" table:number-columns-spanned="5" office:value-type="string">
            <text:h text:style-name="P41" text:outline-level="2">звук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0">ч.</text:p>
            <text:p text:style-name="P26">1) <text:span text:style-name="T90">род.</text:span> -у.Слухове відчуття, що викликається механічними коливаннями; те, що людина чує, сприймає органом слуху. || Спів, музика. || <text:span text:style-name="T90">перев.</text:span> <text:span text:style-name="T90">мн.</text:span> Мелодія.</text:p>
            <text:p text:style-name="P31"><text:span text:style-name="T60">4) </text:span><text:span text:style-name="T74">род.</text:span><text:span text:style-name="T60"> -а, </text:span><text:span text:style-name="T74">лінгв.</text:span><text:span text:style-name="T60"> Членороздільний елемент людської мови, утворюваний за допомогою органів мовлення. </text:span><text:span text:style-name="T70">Голосні звуки</text:span><text:span text:style-name="T60">.</text:span><text:span text:style-name="T70">Альвеолярні звуки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8</text:p>
          </table:table-cell>
          <table:table-cell table:style-name="Dictionary.B115" table:number-columns-spanned="3" office:value-type="string">
            <text:p text:style-name="P20">Двопóгляд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115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oft-page-break/><text:span text:style-name="T36">два</text:span><text:span text:style-name="T33"> і </text:span><text:span text:style-name="T36">пóгляд</text:span></text:p>
          </table:table-cell>
          <table:covered-table-cell/>
          <table:covered-table-cell/>
          <table:table-cell table:style-name="Dictionary.H115" table:number-columns-spanned="3" office:value-type="string">
            <text:p text:style-name="P3"><text:span text:style-name="T23">Та всеобрушає нестерпно</text:span></text:p>
            <text:p text:style-name="P3"><text:span text:style-name="T26">двопогляд</text:span><text:span text:style-name="T23">. У ньому ти сущий,</text:span></text:p>
            <text:p text:style-name="P3"><text:span text:style-name="T23">померлий, пантруєш живого,</text:span></text:p>
            <text:p text:style-name="P3"><text:soft-page-break/><text:span text:style-name="T23">зориш за померлим – живий. </text:span><text:span text:style-name="T41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4" office:value-type="string">
            <text:h text:style-name="P41" text:outline-level="2">два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ч.</text:span> <text:span text:style-name="T90">і с.</text:span><text:span text:style-name="T89">, дві, </text:span><text:span text:style-name="T90">ж.</text:span><text:span text:style-name="T89">, двох, </text:span><text:span text:style-name="T90">числ.</text:span> <text:span text:style-name="T90">кільк.</text:span></text:p>
            <text:p text:style-name="P26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table-cell table:style-name="Dictionary.F116" table:number-columns-spanned="5" office:value-type="string">
            <text:h text:style-name="P42" text:outline-level="2"><text:span text:style-name="T86">п</text:span><text:span text:style-name="T107">о</text:span><text:span text:style-name="T18"></text:span><text:span text:style-name="T86">гляд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26">1) Спрямованість, скерованість зору на кого-, що-небудь. || Вираз очей, манера дивитися. <text:span text:style-name="T115">Відводити погляд</text:span>. <text:span text:style-name="T115">Зустрічатися поглядом</text:span>.</text:p>
            <text:p text:style-name="P31"><text:span text:style-name="T60">2) Думка, судження про що-небудь. || </text:span><text:span text:style-name="T70">тільки </text:span><text:span text:style-name="T74">мн.</text:span><text:span text:style-name="T60"> Система переконань, уявлень; світогляд, світосприйманн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59</text:p>
          </table:table-cell>
          <table:table-cell table:style-name="Dictionary.B117" table:number-columns-spanned="3" office:value-type="string">
            <text:p text:style-name="P20">Дзень-струнá</text:p>
            <text:p text:style-name="P3"><text:span text:style-name="T22">-и, </text:span><text:span text:style-name="T23">ім., ж., інд.-авт.</text:span></text:p>
          </table:table-cell>
          <table:covered-table-cell/>
          <table:covered-table-cell/>
          <table:table-cell table:style-name="Dictionary.E117" table:number-columns-spanned="3" office:value-type="string">
            <text:p text:style-name="P3"><text:span text:style-name="T47">утворене способом словоскладання, похідне від слів:</text:span><text:span text:style-name="T33"> </text:span><text:span text:style-name="T36">дзень</text:span><text:span text:style-name="T33"> і </text:span><text:span text:style-name="T36">струнá</text:span></text:p>
          </table:table-cell>
          <table:covered-table-cell/>
          <table:covered-table-cell/>
          <table:table-cell table:style-name="Dictionary.H117" table:number-columns-spanned="3" office:value-type="string">
            <text:p text:style-name="P3"><text:span text:style-name="T23">І думою одною</text:span></text:p>
            <text:p text:style-name="P3"><text:span text:style-name="T23">півсну кошлатить ся. І </text:span><text:span text:style-name="T26">дзень-струною</text:span></text:p>
            <text:p text:style-name="P3"><text:span text:style-name="T23">не йде це дивне диво з голови. </text:span><text:span text:style-name="T41">(П‑2, 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4" office:value-type="string">
            <text:h text:style-name="P41" text:outline-level="2">дзень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0">виг.</text:p>
            <text:p text:style-name="P36"><text:span text:style-name="T71">Уживається як присудок за </text:span><text:span text:style-name="T76">знач.</text:span><text:span text:style-name="T71"> </text:span><text:a xlink:type="simple" xlink:href="http://www.lingvo.ua/uk/Translate/uk-uk/дзенькати"><text:span text:style-name="T79">дзенькати</text:span></text:a><text:span text:style-name="T71">.</text:span></text:p>
          </table:table-cell>
          <table:covered-table-cell/>
          <table:covered-table-cell/>
          <table:covered-table-cell/>
          <table:table-cell table:style-name="Dictionary.F118" table:number-columns-spanned="5" office:value-type="string">
            <text:h text:style-name="P42" text:outline-level="2"><text:span text:style-name="T86">струн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</text:span><text:span text:style-name="T17"></text:span><text:span text:style-name="T89">, </text:span><text:span text:style-name="T90">ж.</text:span></text:p>
            <text:p text:style-name="P26">1) Гнучка, пружна, туго натягнена нитка (металева, жильна і т. ін.) в музичних інструментах, що, коливаючись, створює звуки. || <text:span text:style-name="T115">тільки</text:span><text:span text:style-name="T90">мн.</text:span>, <text:span text:style-name="T90">перен.</text:span> Про звуки якого-небудь музичного інструмента; взагалі <text:soft-page-break/>про музику, поезію.</text:p>
            <text:p text:style-name="P31"><text:span text:style-name="T60">2) </text:span><text:span text:style-name="T74">перен.</text:span><text:span text:style-name="T60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0</text:p>
          </table:table-cell>
          <table:table-cell table:style-name="Dictionary.B119" table:number-columns-spanned="3" office:value-type="string">
            <text:p text:style-name="P20">Дивновзíр</text:p>
            <text:p text:style-name="P3"><text:span text:style-name="T22">-зóру, </text:span><text:span text:style-name="T23">ім., ч., інд.-авт.</text:span></text:p>
          </table:table-cell>
          <table:covered-table-cell/>
          <table:covered-table-cell/>
          <table:table-cell table:style-name="Dictionary.E119" table:number-columns-spanned="3" office:value-type="string">
            <text:p text:style-name="P3"><text:span text:style-name="T126">утворене способом основоскладання і нульсуфіксальним, похідне від слів:</text:span><text:span text:style-name="T33"> </text:span><text:span text:style-name="T36">ди</text:span><text:span text:style-name="T6"></text:span><text:span text:style-name="T36">вний</text:span><text:span text:style-name="T33"> і </text:span><text:span text:style-name="T36">взі</text:span><text:span text:style-name="T6"></text:span><text:span text:style-name="T36">р</text:span></text:p>
          </table:table-cell>
          <table:covered-table-cell/>
          <table:covered-table-cell/>
          <table:table-cell table:style-name="Dictionary.H119" table:number-columns-spanned="3" office:value-type="string">
            <text:p text:style-name="P3"><text:span text:style-name="T23">Там крила птаства рясно миготіли,</text:span></text:p>
            <text:p text:style-name="P3"><text:span text:style-name="T23">мережилася зелень </text:span><text:span text:style-name="T26">дивновзором</text:span><text:span text:style-name="T23">,</text:span></text:p>
            <text:p text:style-name="P3"><text:span text:style-name="T23">а душу вже поймав самодоходжень</text:span></text:p>
            <text:p text:style-name="P3"><text:span text:style-name="T23">зухвалий холод і зухвалий жах. </text:span><text:span text:style-name="T41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4" office:value-type="string">
            <text:h text:style-name="P42" text:outline-level="2"><text:span text:style-name="T86">д</text:span><text:span text:style-name="T107">и</text:span><text:span text:style-name="T18"></text:span><text:span text:style-name="T86">в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26">2) Дуже гарний; чудовий, чарівний.</text:p>
          </table:table-cell>
          <table:covered-table-cell/>
          <table:covered-table-cell/>
          <table:covered-table-cell/>
          <table:table-cell table:style-name="Dictionary.F120" table:number-columns-spanned="5" office:value-type="string">
            <text:h text:style-name="P41" text:outline-level="2">взір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(узір), взору, </text:span><text:span text:style-name="T90">ч.</text:span><text:span text:style-name="T89">, </text:span><text:span text:style-name="T90">рідко</text:span><text:span text:style-name="T89">.</text:span></text:p>
            <text:p text:style-name="P26">1) Зовнішній вигляд кого-, чого-небудь.</text:p>
            <text:p text:style-name="P31"><text:span text:style-name="T60">3) </text:span><text:span text:style-name="T74">діал.</text:span><text:span text:style-name="T60"> Зір, погляд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1</text:p>
          </table:table-cell>
          <table:table-cell table:style-name="Dictionary.B121" table:number-columns-spanned="3" office:value-type="string">
            <text:p text:style-name="P20">Дляння</text:p>
            <text:p text:style-name="P3"><text:span text:style-name="T3">-</text:span><text:span text:style-name="T22">я, </text:span><text:span text:style-name="T23">ім., с., інд.-авт.</text:span></text:p>
          </table:table-cell>
          <table:covered-table-cell/>
          <table:covered-table-cell/>
          <table:table-cell table:style-name="Dictionary.E121" table:number-columns-spanned="3" office:value-type="string">
            <text:p text:style-name="P3"><text:span text:style-name="T47">утворене суфіксальним способом, похідне від слова</text:span> <text:span text:style-name="T87">для</text:span><text:span text:style-name="T7"></text:span><text:span text:style-name="T87">ти</text:span></text:p>
          </table:table-cell>
          <table:covered-table-cell/>
          <table:covered-table-cell/>
          <table:table-cell table:style-name="Dictionary.H121" table:number-columns-spanned="3" office:value-type="string">
            <text:p text:style-name="P3"><text:span text:style-name="T23">У штольнях ночей вертикальних</text:span></text:p>
            <text:p text:style-name="P3"><text:span text:style-name="T23">іде схарапуджене </text:span><text:span text:style-name="T26">дляння</text:span></text:p>
            <text:p text:style-name="P3"><text:span text:style-name="T23">всебезруху… </text:span><text:span text:style-name="T41">(П‑1, 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h text:style-name="P42" text:outline-level="2"><text:span text:style-name="T86">дл</text:span><text:span text:style-name="T107">я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дляю, дляєш, </text:span><text:span text:style-name="T90">недок.</text:span><text:span text:style-name="T89">, </text:span><text:span text:style-name="T90">розм.</text:span><text:span text:style-name="T89">, </text:span><text:span text:style-name="T90">рідко</text:span><text:span text:style-name="T89">.</text:span></text:p>
            <text:p text:style-name="P26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2</text:p>
          </table:table-cell>
          <table:table-cell table:style-name="Dictionary.B123" table:number-columns-spanned="3" office:value-type="string">
            <text:p text:style-name="P20">Додóсвіт</text:p>
            <text:p text:style-name="P3"><text:span text:style-name="T22">-у, ім., </text:span><text:span text:style-name="T23">ч., інд.-авт.</text:span></text:p>
          </table:table-cell>
          <table:covered-table-cell/>
          <table:covered-table-cell/>
          <table:table-cell table:style-name="Dictionary.E123" table:number-columns-spanned="3" office:value-type="string">
            <text:p text:style-name="P3"><text:span text:style-name="T47">утворене префіксальним способом, похідне від слова</text:span> <text:span text:style-name="T87">до</text:span><text:span text:style-name="T7"></text:span><text:span text:style-name="T87">світ</text:span></text:p>
          </table:table-cell>
          <table:covered-table-cell/>
          <table:covered-table-cell/>
          <table:table-cell table:style-name="Dictionary.H123" table:number-columns-spanned="3" office:value-type="string">
            <text:p text:style-name="P3"><text:span text:style-name="T23">Там ще </text:span><text:span text:style-name="T26">додосвіт</text:span><text:span text:style-name="T23">. Смерком облягло</text:span></text:p>
            <text:p text:style-name="P3"><text:span text:style-name="T23">ледачі верби, сторожкі тополі… </text:span><text:span text:style-name="T41">(П‑2, 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h text:style-name="P42" text:outline-level="2"><text:span text:style-name="T86">д</text:span><text:span text:style-name="T107">о</text:span><text:span text:style-name="T18"></text:span><text:span text:style-name="T86">світ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26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3</text:p>
          </table:table-cell>
          <table:table-cell table:style-name="Dictionary.B125" table:number-columns-spanned="3" office:value-type="string">
            <text:p text:style-name="P20">Душекрóн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12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душá</text:span><text:span text:style-name="T33"> і </text:span><text:span text:style-name="T36">крóна</text:span></text:p>
          </table:table-cell>
          <table:covered-table-cell/>
          <table:covered-table-cell/>
          <table:table-cell table:style-name="Dictionary.H125" table:number-columns-spanned="3" office:value-type="string">
            <text:p text:style-name="P3"><text:span text:style-name="T23">Ця розлука душ - </text:span></text:p>
            <text:p text:style-name="P3"><text:span text:style-name="T23">одна загасла, друга спалахнула</text:span></text:p>
            <text:p text:style-name="P3"><text:span text:style-name="T23">(лиш не твоя, бо смертна павза вже</text:span></text:p>
            <text:p text:style-name="P3"><text:span text:style-name="T23">обтяла зароділу </text:span><text:span text:style-name="T26">душекрону</text:span><text:span text:style-name="T23">)… </text:span><text:span text:style-name="T41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4" office:value-type="string">
            <text:h text:style-name="P42" text:outline-level="2"><text:span text:style-name="T86">душ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і, </text:span><text:span text:style-name="T90">ж.</text:span></text:p>
            <text:p text:style-name="P26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<text:soft-page-break/>тварини.</text:p>
            <text:p text:style-name="P26">2) Сукупність рис, якостей, властивих певній особі. || Людина як носій тих чи інших рис, 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table-cell table:style-name="Dictionary.F126" table:number-columns-spanned="5" office:value-type="string">
            <text:h text:style-name="P42" text:outline-level="2"><text:span text:style-name="T86">кр</text:span><text:span text:style-name="T107">о</text:span><text:span text:style-name="T18"></text:span><text:span text:style-name="T86">н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и, </text:span><text:span text:style-name="T90">ж.</text:span></text:p>
            <text:p text:style-name="P26">Верхня частина дерева, що являє собою сукупність його гіл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4</text:p>
          </table:table-cell>
          <table:table-cell table:style-name="Dictionary.B127" table:number-columns-spanned="3" office:value-type="string">
            <text:p text:style-name="P20">Живоднí</text:p>
            <text:p text:style-name="P3"><text:span text:style-name="T22">-íв, </text:span><text:span text:style-name="T23">ім., мн., інд.-авт.</text:span></text:p>
          </table:table-cell>
          <table:covered-table-cell/>
          <table:covered-table-cell/>
          <table:table-cell table:style-name="Dictionary.E127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живий</text:span><text:span text:style-name="T33"> і </text:span><text:span text:style-name="T36">дні</text:span></text:p>
          </table:table-cell>
          <table:covered-table-cell/>
          <table:covered-table-cell/>
          <table:table-cell table:style-name="Dictionary.H127" table:number-columns-spanned="3" office:value-type="string">
            <text:p text:style-name="P3"><text:span text:style-name="T23">Коли протліла згага </text:span><text:span text:style-name="T26">живоднів</text:span></text:p>
            <text:p text:style-name="P3"><text:span text:style-name="T23">ураз попустить серце, ніби напад</text:span></text:p>
            <text:p text:style-name="P3"><text:span text:style-name="T23">нагальної недуги, в смертний запад,</text:span></text:p>
            <text:p text:style-name="P3"><text:span text:style-name="T23">у феєричні полиски жалів. </text:span><text:span text:style-name="T41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4" office:value-type="string">
            <text:h text:style-name="P42" text:outline-level="2"><text:span text:style-name="T86">жив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1"><text:span text:style-name="T60">1) Який існує, здійснює обмін речовин із зовнішнім середовищем, здатний рости, розмножуватися; </text:span><text:span text:style-name="T74">прот.</text:span><text:span text:style-name="T60"> мертвий. || Який є невід'ємною ознакою істоти, що живе, існує. || </text:span><text:span text:style-name="T74">у знач.</text:span><text:span text:style-name="T60"> </text:span><text:span text:style-name="T74">ім.</text:span><text:span text:style-name="T60"> жив</text:span><text:span text:style-name="T80">е</text:span><text:span text:style-name="T60">, -в</text:span><text:span text:style-name="T80">о</text:span><text:span text:style-name="T60">го, </text:span><text:span text:style-name="T74">с.</text:span><text:span text:style-name="T60"> Все, що виявляє ознаки </text:span><text:span text:style-name="T60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table-cell table:style-name="Dictionary.F128" table:number-columns-spanned="5" office:value-type="string">
            <text:h text:style-name="P41" text:outline-level="2">день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7"><text:span text:style-name="T89">дня, </text:span><text:span text:style-name="T90">ч.</text:span></text:p>
            <text:p text:style-name="P37">1) Частина доби від сходу до заходу сонця, від ранку до вечора. || Про денне світло.</text:p>
            <text:p text:style-name="P38"><text:span text:style-name="T60">4) </text:span><text:span text:style-name="T70">тільки </text:span><text:span text:style-name="T74">мн.</text:span><text:span text:style-name="T60">, </text:span><text:span text:style-name="T70">чого</text:span><text:span text:style-name="T60">, </text:span><text:span text:style-name="T70">які</text:span><text:span text:style-name="T60">. Час, період у житті людини, народу. || </text:span><text:span text:style-name="T70">чиї</text:span><text:span text:style-name="T60">. Житт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5</text:p>
          </table:table-cell>
          <table:table-cell table:style-name="Dictionary.B129" table:number-columns-spanned="3" office:value-type="string">
            <text:p text:style-name="P20">Життєсмéрть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129" table:number-columns-spanned="3" office:value-type="string">
            <text:p text:style-name="P3"><text:span text:style-name="T47">утворене способом основоскладання, </text:span><text:soft-page-break/><text:span text:style-name="T47">похідне від слів:</text:span><text:span text:style-name="T33"> </text:span><text:span text:style-name="T36">життя</text:span><text:span text:style-name="T33"> і </text:span><text:span text:style-name="T36">сме</text:span><text:span text:style-name="T6"></text:span><text:span text:style-name="T36">рть</text:span></text:p>
          </table:table-cell>
          <table:covered-table-cell/>
          <table:covered-table-cell/>
          <table:table-cell table:style-name="Dictionary.H129" table:number-columns-spanned="3" office:value-type="string">
            <text:p text:style-name="P3"><text:span text:style-name="T23">Сховати ся од долі – не судилось.</text:span></text:p>
            <text:p text:style-name="P3"><text:soft-page-break/><text:span text:style-name="T23">Ударив грім – і зразу шкереберть</text:span></text:p>
            <text:p text:style-name="P3"><text:span text:style-name="T23">пішло життя. І ость ти – все, що снилось,</text:span></text:p>
            <text:p text:style-name="P3"><text:span text:style-name="T23">як смертеіснування й </text:span><text:span text:style-name="T26">життєсмерть</text:span><text:span text:style-name="T23">. </text:span><text:span text:style-name="T41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4" office:value-type="string">
            <text:h text:style-name="P42" text:outline-level="2"><text:span text:style-name="T86">житт</text:span><text:span text:style-name="T107">я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26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90">прот.</text:span> смерть.</text:p>
            <text:p text:style-name="P26">2) Стан живого організму в стадії розвитку, зросту.</text:p>
            <text:p text:style-name="P26">3) Період існування кого-небудь; вік. || Все пережите, зроблене людиною за час її існування; біографія.</text:p>
            <text:p text:style-name="P26">4) Спосіб існування кого-небудь.</text:p>
          </table:table-cell>
          <table:covered-table-cell/>
          <table:covered-table-cell/>
          <table:covered-table-cell/>
          <table:table-cell table:style-name="Dictionary.F130" table:number-columns-spanned="5" office:value-type="string">
            <text:h text:style-name="P41" text:outline-level="2">смерть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і, </text:span><text:span text:style-name="T90">ж.</text:span></text:p>
            <text:p text:style-name="P26">1) Припинення життєдіяльності організму і загибель його; припинення біологічного обміну речовин в організмі або його частині.<text:span text:style-name="T115">Фізіологічна </text:span><text:span text:style-name="T115">смерть</text:span>.</text:p>
            <text:p text:style-name="P36"><text:span text:style-name="T71">2) Припинення існування людини, тварини; </text:span><text:span text:style-name="T76">прот.</text:span><text:span text:style-name="T71"> життя; кончина, скін. || Те саме, що См</text:span><text:span text:style-name="T84">е</text:span><text:span text:style-name="T71">ртна к</text:span><text:span text:style-name="T84">а</text:span><text:span text:style-name="T71">ра (</text:span><text:span text:style-name="T76">див.</text:span><text:span text:style-name="T71"> </text:span><text:a xlink:type="simple" xlink:href="http://www.lingvo.ua/uk/Translate/uk-uk/смертний"><text:span text:style-name="T79">смертний</text:span></text:a><text:span text:style-name="T71">). || </text:span><text:span text:style-name="T72">кому</text:span><text:span text:style-name="T71">. Уживається як заклик до помсти, відплати. || Персоніфікація кончини – людський скелет, звичайно з косою. || </text:span><text:span text:style-name="T76">перен.</text:span><text:span text:style-name="T71"> Загибель, припинення існування чого-небудь. || </text:span><text:span text:style-name="T76">перен.</text:span><text:span text:style-name="T71"> Занепад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6</text:p>
          </table:table-cell>
          <table:table-cell table:style-name="Dictionary.B131" table:number-columns-spanned="3" office:value-type="string">
            <text:p text:style-name="P20">Життєтóк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131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oft-page-break/><text:span text:style-name="T36">життя</text:span><text:span text:style-name="T33"> і </text:span><text:span text:style-name="T36">тóки</text:span></text:p>
          </table:table-cell>
          <table:covered-table-cell/>
          <table:covered-table-cell/>
          <table:table-cell table:style-name="Dictionary.H131" table:number-columns-spanned="3" office:value-type="string">
            <text:p text:style-name="P3"><text:span text:style-name="T23">Нарешті збір, нарешті збір померлих днів і років,</text:span></text:p>
            <text:p text:style-name="P3"><text:span text:style-name="T23">мов ґрати чорних спроневір і </text:span><text:soft-page-break/><text:span text:style-name="T23">ярих </text:span><text:span text:style-name="T26">життєтоків</text:span><text:span text:style-name="T23">… </text:span><text:span text:style-name="T41">(П‑2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4" office:value-type="string">
            <text:p text:style-name="P3"><text:span text:style-name="T36">життя</text:span><text:span text:style-name="T33"> (див 63)</text:span></text:p>
          </table:table-cell>
          <table:covered-table-cell/>
          <table:covered-table-cell/>
          <table:covered-table-cell/>
          <table:table-cell table:style-name="Dictionary.F132" table:number-columns-spanned="5" office:value-type="string">
            <text:h text:style-name="P41" text:outline-level="2">тік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току, </text:span><text:span text:style-name="T90">ч.</text:span></text:p>
            <text:p text:style-name="P26">1) Розчищене місце, спеціально підготовлений майданчик надворі або в приміщенні для молотьби, очищення і просушування зерна.</text:p>
            <text:p text:style-name="P26">2) Скирти, стіжки, ожереди і т. ін., що стоять на такому місц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7</text:p>
          </table:table-cell>
          <table:table-cell table:style-name="Dictionary.B133" table:number-columns-spanned="3" office:value-type="string">
            <text:p text:style-name="P20">За-світи</text:p>
            <text:p text:style-name="P3"><text:span text:style-name="T22">-ів, </text:span><text:span text:style-name="T23">ім., мн. інд.-авт.</text:span></text:p>
          </table:table-cell>
          <table:covered-table-cell/>
          <table:covered-table-cell/>
          <table:table-cell table:style-name="Dictionary.E133" table:number-columns-spanned="3" office:value-type="string">
            <text:p text:style-name="P3"><text:span text:style-name="T47">утворене способом словоскладання, похідне від слів:</text:span><text:span text:style-name="T33"> </text:span><text:span text:style-name="T36">за</text:span><text:span text:style-name="T33"> і </text:span><text:span text:style-name="T36">світи</text:span></text:p>
          </table:table-cell>
          <table:covered-table-cell/>
          <table:covered-table-cell/>
          <table:table-cell table:style-name="Dictionary.H133" table:number-columns-spanned="3" office:value-type="string">
            <text:p text:style-name="P3"><text:span text:style-name="T23">І не держу надії в бозі,</text:span></text:p>
            <text:p text:style-name="P3"><text:span text:style-name="T23">коли пірвався в </text:span><text:span text:style-name="T26">за-світи</text:span><text:span text:style-name="T23">. </text:span><text:span text:style-name="T41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4" office:value-type="string">
            <text:h text:style-name="P41" text:outline-level="2">за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90">прийм.</text:span><text:span text:style-name="T89">, </text:span><text:span text:style-name="T90">з род.</text:span><text:span text:style-name="T89">, </text:span><text:span text:style-name="T90">знах.</text:span> <text:span text:style-name="T90">і оруд.</text:span> <text:span text:style-name="T90">відмінками</text:span><text:span text:style-name="T89">. Сполучення з </text:span><text:span text:style-name="T90">прийм.</text:span> <text:span text:style-name="T89">за виражають: Просторові відношення:</text:span></text:p>
            <text:p text:style-name="P31"><text:span text:style-name="T60">1) </text:span><text:span text:style-name="T70">із </text:span><text:span text:style-name="T74">знах.</text:span><text:span text:style-name="T60"> </text:span><text:span text:style-name="T70">і </text:span><text:span text:style-name="T74">оруд. в.</text:span><text:span text:style-name="T60"> Вказує на предмет, місце і т. ін.: а) за межі яких спрямовані дія, рух (</text:span><text:span text:style-name="T74">знах. в.</text:span><text:span text:style-name="T60">); б) позад, по той бік яких хто-, що-небудь знаходиться, міститься, перебуває або щось </text:span><text:span text:style-name="T60">відбувається (</text:span><text:span text:style-name="T74">оруд. в.</text:span><text:span text:style-name="T60">). || </text:span><text:span text:style-name="T75">У </text:span><text:span text:style-name="T74">сполуч.</text:span><text:span text:style-name="T60"> зі </text:span><text:span text:style-name="T74">сл.</text:span><text:span text:style-name="T60"> сідати (сидіти, сісти), </text:span><text:soft-page-break/><text:span text:style-name="T60">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table-cell table:style-name="Dictionary.F134" table:number-columns-spanned="5" office:value-type="string">
            <text:h text:style-name="P41" text:outline-level="2">світ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89">-у </text:span><text:span text:style-name="T90">і заст.</text:span> <text:span text:style-name="T89">-а, </text:span><text:span text:style-name="T90">ч.</text:span></text:p>
            <text:p text:style-name="P26">1) Сукупність усіх форм матерії як єдине ціле; всесвіт. <text:span text:style-name="T115">Геоцентрична система світу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8</text:p>
          </table:table-cell>
          <table:table-cell table:style-name="Dictionary.B135" table:number-columns-spanned="3" office:value-type="string">
            <text:p text:style-name="P20">Зимносхíд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135" table:number-columns-spanned="3" office:value-type="string">
            <text:p text:style-name="P3"><text:span text:style-name="T126">утворене способом основоскладання і нульсуфіксальним, похідне від слів:</text:span><text:span text:style-name="T33"> </text:span><text:span text:style-name="T36">зи</text:span><text:span text:style-name="T6"></text:span><text:span text:style-name="T36">мно</text:span><text:span text:style-name="T33"> і </text:span><text:span text:style-name="T36">схо</text:span><text:span text:style-name="T6"></text:span><text:span text:style-name="T36">дити</text:span></text:p>
          </table:table-cell>
          <table:covered-table-cell/>
          <table:covered-table-cell/>
          <table:table-cell table:style-name="Dictionary.H135" table:number-columns-spanned="3" office:value-type="string">
            <text:p text:style-name="P3"><text:span text:style-name="T23">Довкруги - </text:span></text:p>
            <text:p text:style-name="P3"><text:span text:style-name="T23">лише вітри з шпаркого </text:span><text:span text:style-name="T26">зимносходу</text:span><text:span text:style-name="T23">. </text:span><text:span text:style-name="T41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4" office:value-type="string">
            <text:h text:style-name="P42" text:outline-level="2"><text:span text:style-name="T86">з</text:span><text:span text:style-name="T107">и</text:span><text:span text:style-name="T18"></text:span><text:span text:style-name="T86">мн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90">розм.</text:span></text:p>
            <text:p text:style-name="P36"><text:span text:style-name="T71">1) Присл. до </text:span><text:a xlink:type="simple" xlink:href="http://www.lingvo.ua/uk/Translate/uk-uk/зимний"><text:span text:style-name="T79">зимний</text:span></text:a></text:p>
          </table:table-cell>
          <table:covered-table-cell/>
          <table:covered-table-cell/>
          <table:covered-table-cell/>
          <table:table-cell table:style-name="Dictionary.F136" table:number-columns-spanned="5" office:value-type="string">
            <text:h text:style-name="P41" text:outline-level="2">схо<text:span text:style-name="T16"></text:span>дити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схо</text:span><text:span text:style-name="T17"></text:span><text:span text:style-name="T89">дити</text:span></text:p>
            <text:p text:style-name="P26"><text:span text:style-name="T90">і рідше </text:span><text:span text:style-name="T89">зіходити, -джу, -диш, </text:span><text:span text:style-name="T90">недок.</text:span><text:span text:style-name="T89">, зійти, зійду, зійдеш, </text:span><text:span text:style-name="T90">док.</text:span></text:p>
            <text:p text:style-name="P31"><text:span text:style-name="T60">3) </text:span><text:span text:style-name="T74">перен.</text:span><text:span text:style-name="T60"> Наближатися, поширюючись, ніби опускаючись (про вечір, сутінки і т. ін.). || </text:span><text:span text:style-name="T70">на кого </text:span><text:span text:style-name="T60">– </text:span><text:span text:style-name="T70">що</text:span><text:span text:style-name="T60">, </text:span><text:span text:style-name="T74">розм.</text:span><text:span text:style-name="T60"> </text:span><text:span text:style-name="T70">кому до чого</text:span><text:span text:style-name="T60">, </text:span><text:span text:style-name="T74">книжн.</text:span><text:span text:style-name="T60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69</text:p>
          </table:table-cell>
          <table:table-cell table:style-name="Dictionary.B137" table:number-columns-spanned="3" office:value-type="string">
            <text:p text:style-name="P20">Знеголоснíл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37" table:number-columns-spanned="3" office:value-type="string">
            <text:p text:style-name="P3"><text:span text:style-name="T47">утворене суфіксальним способом, похідне від слова</text:span><text:span text:style-name="T33"> </text:span><text:span text:style-name="T36">знеголосніти </text:span><text:span text:style-name="T53">— позбавитися голосу</text:span></text:p>
          </table:table-cell>
          <table:covered-table-cell/>
          <table:covered-table-cell/>
          <table:table-cell table:style-name="Dictionary.H137" table:number-columns-spanned="3" office:value-type="string">
            <text:p text:style-name="P3"><text:span text:style-name="T23">…це кождочасне поривання в смерть ,</text:span></text:p>
            <text:p text:style-name="P3"><text:span text:style-name="T23">щоб з неї виринати в знавіснілий</text:span></text:p>
            <text:p text:style-name="P3"><text:span text:style-name="T23">хрипкий чи геть </text:span><text:span text:style-name="T26">знеголоснілий</text:span><text:span text:style-name="T23"> крик. </text:span><text:span text:style-name="T41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3"><text:span text:style-name="T36">Знеголосніти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0</text:p>
          </table:table-cell>
          <table:table-cell table:style-name="Dictionary.B139" table:number-columns-spanned="3" office:value-type="string">
            <text:p text:style-name="P20">Золотокíнв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139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золотий</text:span><text:span text:style-name="T33"> і </text:span><text:span text:style-name="T36">кíнва</text:span></text:p>
          </table:table-cell>
          <table:covered-table-cell/>
          <table:covered-table-cell/>
          <table:table-cell table:style-name="Dictionary.H139" table:number-columns-spanned="3" office:value-type="string">
            <text:p text:style-name="P3"><text:span text:style-name="T26">Золотокінва</text:span><text:span text:style-name="T23"> – пади-но,</text:span></text:p>
            <text:p text:style-name="P3"><text:span text:style-name="T23">спади з лиця в глиб-синь-серця. </text:span><text:span text:style-name="T41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4" office:value-type="string">
            <text:h text:style-name="P42" text:outline-level="2"><text:span text:style-name="T86">золот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4) Який своїм кольором нагадує золото; блискучо-жовтий, оранжевий.<text:span text:style-name="T115">Золота осінь</text:span>. <text:span text:style-name="T115">Золота рибка</text:span>.</text:p>
            <text:p text:style-name="P26">5) <text:span text:style-name="T90">перен.</text:span> Дуже цінний, вартий поваги (про людину, її характер і т. ін.). <text:span text:style-name="T115">Золоте серце</text:span>. <text:span text:style-name="T115">Золоті руки</text:span>.</text:p>
            <text:p text:style-name="P26">6) <text:span text:style-name="T90">перен.</text:span> Який дає людям радість, щастя; прекрасний, щасливий.<text:span text:style-name="T115">Золоте дитинство</text:span>.</text:p>
            <text:p text:style-name="P31"><text:span text:style-name="T60">7) </text:span><text:span text:style-name="T74">перен.</text:span><text:span text:style-name="T60"> Дорогий, любий (у </text:span><text:span text:style-name="T74">пестл.</text:span><text:span text:style-name="T60"> звертанні до кого-небудь).</text:span></text:p>
          </table:table-cell>
          <table:covered-table-cell/>
          <table:covered-table-cell/>
          <table:covered-table-cell/>
          <table:table-cell table:style-name="Dictionary.F140" table:number-columns-spanned="5" office:value-type="string">
            <text:h text:style-name="P41" text:outline-level="2">кінва<text:span text:style-name="T16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89">кінва</text:span><text:span text:style-name="T94"></text:span></text:p>
            <text:p text:style-name="P26"><text:span text:style-name="T89">-и, </text:span><text:span text:style-name="T90">ж.</text:span><text:span text:style-name="T89">, </text:span><text:span text:style-name="T90">розм.</text:span></text:p>
            <text:p text:style-name="P36"><text:span text:style-name="T71">Збірн. до </text:span><text:a xlink:type="simple" xlink:href="http://www.lingvo.ua/uk/Translate/uk-uk/кінь"><text:span text:style-name="T137">кінь</text:span></text:a><text:span text:style-name="T79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1</text:p>
          </table:table-cell>
          <table:table-cell table:style-name="Dictionary.B141" table:number-columns-spanned="3" office:value-type="string">
            <text:p text:style-name="P3"><text:span text:style-name="T35">З-</text:span><text:span text:style-name="T5">понадсвíтній</text:span></text:p>
            <text:p text:style-name="P3"><text:span text:style-name="T22">-я, -є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41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з</text:span><text:span text:style-name="T53">-</text:span><text:span text:style-name="T36">понад</text:span><text:span text:style-name="T33"> і </text:span><text:span text:style-name="T36">світ</text:span></text:p>
          </table:table-cell>
          <table:covered-table-cell/>
          <table:covered-table-cell/>
          <table:table-cell table:style-name="Dictionary.H141" table:number-columns-spanned="3" office:value-type="string">
            <text:p text:style-name="P3"><text:span text:style-name="T23">…аж сіла зірка на дроту й щебече</text:span></text:p>
            <text:p text:style-name="P3"><text:span text:style-name="T23">і сяє горлом – </text:span><text:span text:style-name="T26">з-понадсвітній</text:span><text:span text:style-name="T23"> спів. </text:span><text:span text:style-name="T41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4" office:value-type="string">
            <text:h text:style-name="P42" text:outline-level="2"><text:span text:style-name="T86">з-п</text:span><text:span text:style-name="T107">о</text:span><text:span text:style-name="T18"></text:span><text:span text:style-name="T86">над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90">прийм.</text:span><text:span text:style-name="T89">, </text:span><text:span text:style-name="T90">з род. в.</text:span></text:p>
            <text:p text:style-name="P31"><text:span text:style-name="T60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60">якась дія.</text:span></text:p>
          </table:table-cell>
          <table:covered-table-cell/>
          <table:covered-table-cell/>
          <table:covered-table-cell/>
          <table:table-cell table:style-name="Dictionary.F142" table:number-columns-spanned="5" office:value-type="string">
            <text:p text:style-name="P3"><text:span text:style-name="T87">світ</text:span><text:span text:style-name="T113"> 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2</text:p>
          </table:table-cell>
          <table:table-cell table:style-name="Dictionary.B143" table:number-columns-spanned="3" office:value-type="string">
            <text:p text:style-name="P20">Іспередлíт</text:p>
            <text:p text:style-name="P11">присл., інд.-авт.</text:p>
          </table:table-cell>
          <table:covered-table-cell/>
          <table:covered-table-cell/>
          <table:table-cell table:style-name="Dictionary.E143" table:number-columns-spanned="3" office:value-type="string">
            <text:p text:style-name="P13"><text:span text:style-name="T134">утворене способом основоскладання, похідне від слів:</text:span> <text:span text:style-name="T87">спе</text:span><text:span text:style-name="T88"></text:span><text:span text:style-name="T87">ред</text:span> і <text:span text:style-name="T87">літ</text:span>.</text:p>
          </table:table-cell>
          <table:covered-table-cell/>
          <table:covered-table-cell/>
          <table:table-cell table:style-name="Dictionary.H143" table:number-columns-spanned="3" office:value-type="string">
            <text:p text:style-name="P3"><text:span text:style-name="T23">Ось твоя подоба</text:span></text:p>
            <text:p text:style-name="P3"><text:span text:style-name="T23">подвижництво людське – </text:span><text:span text:style-name="T26">іспередліт</text:span><text:span text:style-name="T23">. </text:span><text:span text:style-name="T41">(П‑2, 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4" office:value-type="string">
            <text:h text:style-name="P42" text:outline-level="2"><text:span text:style-name="T38">сп</text:span><text:span text:style-name="T108">е</text:span><text:span text:style-name="T18"></text:span><text:span text:style-name="T38">реду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3) <text:span text:style-name="T90">присл.</text:span>, <text:span text:style-name="T115">рідко</text:span>. Раніше, в минулому; перед цим.</text:p>
            <text:p text:style-name="P35"><text:span text:style-name="T58">4) </text:span><text:span text:style-name="T73">прийм.</text:span><text:span text:style-name="T58">, </text:span><text:span text:style-name="T69">з </text:span><text:span text:style-name="T73">род. в.</text:span><text:span text:style-name="T58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table-cell table:style-name="Dictionary.F144" table:number-columns-spanned="5" office:value-type="string">
            <text:h text:style-name="P42" text:outline-level="2"><text:span text:style-name="T86">літ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літ, </text:span><text:span text:style-name="T90">мн.</text:span></text:p>
            <text:p text:style-name="P26">1) Період часу в кілька років; ро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3</text:p>
          </table:table-cell>
          <table:table-cell table:style-name="Dictionary.B145" table:number-columns-spanned="3" office:value-type="string">
            <text:p text:style-name="P20">Крайóкрай</text:p>
            <text:p text:style-name="P3"><text:span text:style-name="T22">крайóкраю, </text:span><text:span text:style-name="T23">ім., ч., інд.-авт.</text:span></text:p>
          </table:table-cell>
          <table:covered-table-cell/>
          <table:covered-table-cell/>
          <table:table-cell table:style-name="Dictionary.E145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край</text:span><text:span text:style-name="T33"> і </text:span><text:span text:style-name="T36">край</text:span></text:p>
          </table:table-cell>
          <table:covered-table-cell/>
          <table:covered-table-cell/>
          <table:table-cell table:style-name="Dictionary.H145" table:number-columns-spanned="3" office:value-type="string">
            <text:p text:style-name="P3"><text:span text:style-name="T23">З </text:span><text:span text:style-name="T26">крайокраю</text:span><text:span text:style-name="T23">, з цієї високості,</text:span></text:p>
            <text:p text:style-name="P3"><text:span text:style-name="T23">пади, згорнувши крила, до долин… </text:span><text:span text:style-name="T41">(П‑1, 40);</text:span></text:p>
            <text:p text:style-name="P3"><text:span text:style-name="T23">Єси ти за </text:span><text:span text:style-name="T26">крайокраєм</text:span><text:span text:style-name="T23">, чаїшся</text:span></text:p>
            <text:p text:style-name="P3"><text:span text:style-name="T23">од мого неоговтаного погляду… </text:span><text:span text:style-name="T41">(П‑1, 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h text:style-name="P41" text:outline-level="2">край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ю, </text:span><text:span text:style-name="T90">ч.</text:span></text:p>
            <text:p text:style-name="P36"><text:soft-page-break/><text:span text:style-name="T71">1) Лінія, що обмежує поверхню чого-небудь, а також те, що прилягає до цієї лінії; кінець (</text:span><text:span text:style-name="T76">див.</text:span><text:span text:style-name="T71"> </text:span><text:a xlink:type="simple" xlink:href="http://www.lingvo.ua/uk/Translate/uk-uk/кінець"><text:span text:style-name="T79">кінець</text:span></text:a><text:span text:style-name="T71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26"><text:span text:style-name="T86">II </text:span><text:span text:style-name="T90">прийм.</text:span> <text:span text:style-name="T90">з род. в.</text:span></text:p>
            <text:p text:style-name="P26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4</text:p>
          </table:table-cell>
          <table:table-cell table:style-name="Dictionary.B147" table:number-columns-spanned="3" office:value-type="string">
            <text:p text:style-name="P20">Крайсебé</text:p>
            <text:p text:style-name="P3"><text:span text:style-name="T24">присл., </text:span><text:span text:style-name="T23">інд.-авт.</text:span></text:p>
          </table:table-cell>
          <table:covered-table-cell/>
          <table:covered-table-cell/>
          <table:table-cell table:style-name="Dictionary.E147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край</text:span><text:span text:style-name="T33"> і </text:span><text:span text:style-name="T36">себé</text:span></text:p>
          </table:table-cell>
          <table:covered-table-cell/>
          <table:covered-table-cell/>
          <table:table-cell table:style-name="Dictionary.H147" table:number-columns-spanned="3" office:value-type="string">
            <text:p text:style-name="P3"><text:span text:style-name="T23">І не зайти за дальні далечі.</text:span></text:p>
            <text:p text:style-name="P3"><text:span text:style-name="T23">І за </text:span><text:span text:style-name="T26">крайсебе</text:span><text:span text:style-name="T23"> не зайти. </text:span><text:span text:style-name="T41">(П‑1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4" office:value-type="string">
            <text:p text:style-name="P3"><text:span text:style-name="T36">край </text:span><text:span text:style-name="T54">(див. 73)</text:span></text:p>
          </table:table-cell>
          <table:covered-table-cell/>
          <table:covered-table-cell/>
          <table:covered-table-cell/>
          <table:table-cell table:style-name="Dictionary.F148" table:number-columns-spanned="5" office:value-type="string">
            <text:h text:style-name="P42" text:outline-level="2"><text:span text:style-name="T86">себ</text:span><text:span text:style-name="T107">е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наз. в.</text:span> <text:span text:style-name="T90">нема</text:span><text:span text:style-name="T89">, </text:span><text:span text:style-name="T90">одн.</text:span> <text:span text:style-name="T90">і мн.</text:span><text:span text:style-name="T89">, </text:span><text:span text:style-name="T90">займ.</text:span> <text:span text:style-name="T90">зворотний</text:span><text:span text:style-name="T89">.</text:span></text:p>
            <text:p text:style-name="P26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5</text:p>
          </table:table-cell>
          <table:table-cell table:style-name="Dictionary.B149" table:number-columns-spanned="3" office:value-type="string">
            <text:p text:style-name="P20">Крайчáс</text:p>
            <text:p text:style-name="P3"><text:span text:style-name="T24">присл., </text:span><text:span text:style-name="T23">інд.-авт.</text:span></text:p>
          </table:table-cell>
          <table:covered-table-cell/>
          <table:covered-table-cell/>
          <table:table-cell table:style-name="Dictionary.E149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край</text:span><text:span text:style-name="T33"> і </text:span><text:span text:style-name="T36">час</text:span></text:p>
          </table:table-cell>
          <table:covered-table-cell/>
          <table:covered-table-cell/>
          <table:table-cell table:style-name="Dictionary.H149" table:number-columns-spanned="3" office:value-type="string">
            <text:p text:style-name="P3"><text:span text:style-name="T23">Що б то нам</text:span></text:p>
            <text:p text:style-name="P3"><text:span text:style-name="T23">посовгнути – ці межигони часу,</text:span></text:p>
            <text:p text:style-name="P3"><text:span text:style-name="T23">марудні межигони живоття,</text:span></text:p>
            <text:p text:style-name="P3"><text:span text:style-name="T23">коли змарнілі постаті снаги,</text:span></text:p>
            <text:p text:style-name="P3"><text:span text:style-name="T23">ці бурі пристрастей попопелілих,</text:span></text:p>
            <text:p text:style-name="P3"><text:span text:style-name="T23">раптово окошилися на нас.</text:span></text:p>
            <text:p text:style-name="P3"><text:span text:style-name="T23">І хочеться сягнути за </text:span><text:span text:style-name="T26">крайчасу</text:span><text:span text:style-name="T23">,</text:span></text:p>
            <text:p text:style-name="P3"><text:span text:style-name="T23">за прапервні. </text:span><text:span text:style-name="T41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4" office:value-type="string">
            <text:p text:style-name="P3"><text:span text:style-name="T36">край </text:span><text:span text:style-name="T54">(див. 73)</text:span></text:p>
          </table:table-cell>
          <table:covered-table-cell/>
          <table:covered-table-cell/>
          <table:covered-table-cell/>
          <table:table-cell table:style-name="Dictionary.F150" table:number-columns-spanned="5" office:value-type="string">
            <text:h text:style-name="P41" text:outline-level="2">час</text:h>
            <text:p text:style-name="P39"><text:soft-page-break/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31"><text:span text:style-name="T60">1) </text:span><text:span text:style-name="T74">філос.</text:span><text:span text:style-name="T60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6</text:p>
          </table:table-cell>
          <table:table-cell table:style-name="Dictionary.B151" table:number-columns-spanned="3" office:value-type="string">
            <text:p text:style-name="P20">Криволéт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151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кривий</text:span><text:span text:style-name="T33"> і </text:span><text:span text:style-name="T36">лет</text:span></text:p>
          </table:table-cell>
          <table:covered-table-cell/>
          <table:covered-table-cell/>
          <table:table-cell table:style-name="Dictionary.H151" table:number-columns-spanned="3" office:value-type="string">
            <text:p text:style-name="P3"><text:span text:style-name="T23">…ця колотнеча</text:span></text:p>
            <text:p text:style-name="P3"><text:span text:style-name="T23">надій і спроневіри, </text:span><text:span text:style-name="T26">криволет</text:span></text:p>
            <text:p text:style-name="P3"><text:span text:style-name="T23">лякливих ауспіцій, що в безгуччі</text:span></text:p>
            <text:p text:style-name="P3"><text:span text:style-name="T23">шершаваими крильми прошерхотять </text:span></text:p>
            <text:p text:style-name="P3"><text:span text:style-name="T23">і всядуться на голові… </text:span><text:span text:style-name="T41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4" office:value-type="string">
            <text:h text:style-name="P42" text:outline-level="2"><text:span text:style-name="T86">крив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6"><text:span text:style-name="T71">6) </text:span><text:span text:style-name="T76">перен.</text:span><text:span text:style-name="T71">, </text:span><text:span text:style-name="T76">розм.</text:span><text:span text:style-name="T71"> Те саме, що </text:span><text:a xlink:type="simple" xlink:href="http://www.lingvo.ua/uk/Translate/uk-uk/хибний"><text:span text:style-name="T79">хибний</text:span></text:a><text:span text:style-name="T71">; неправильний (у 2 </text:span><text:span text:style-name="T76">знач.</text:span><text:span text:style-name="T71">), помилковий.</text:span></text:p>
          </table:table-cell>
          <table:covered-table-cell/>
          <table:covered-table-cell/>
          <table:covered-table-cell/>
          <table:table-cell table:style-name="Dictionary.F152" table:number-columns-spanned="5" office:value-type="string">
            <text:h text:style-name="P41" text:outline-level="2">лет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text:span text:style-name="T89">, </text:span><text:span text:style-name="T90">поет.</text:span></text:p>
            <text:p text:style-name="P36"><text:span text:style-name="T71">Дія за знач. </text:span><text:a xlink:type="simple" xlink:href="http://www.lingvo.ua/uk/Translate/uk-uk/літати"><text:span text:style-name="T79">літати</text:span></text:a><text:span text:style-name="T71"> і </text:span><text:a xlink:type="simple" xlink:href="http://www.lingvo.ua/uk/Translate/uk-uk/летіти"><text:span text:style-name="T79">летіти</text:span></text:a><text:span text:style-name="T71">; літ (</text:span><text:span text:style-name="T76">див.</text:span><text:span text:style-name="T71"> </text:span><text:a xlink:type="simple" xlink:href="http://www.lingvo.ua/uk/Translate/uk-uk/літ"><text:span text:style-name="T79">літ</text:span></text:a><text:span text:style-name="T71"> I). </text:span><text:span text:style-name="T72">Зриватися в лет</text:span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7</text:p>
          </table:table-cell>
          <table:table-cell table:style-name="Dictionary.B153" table:number-columns-spanned="3" office:value-type="string">
            <text:p text:style-name="P20">Крик-зелó</text:p>
            <text:p text:style-name="P3"><text:span text:style-name="T3">-</text:span><text:span text:style-name="T22">á, </text:span><text:span text:style-name="T23">ім., ч., інд.-авт.</text:span></text:p>
          </table:table-cell>
          <table:covered-table-cell/>
          <table:covered-table-cell/>
          <table:table-cell table:style-name="Dictionary.E153" table:number-columns-spanned="3" office:value-type="string">
            <text:p text:style-name="P17"><text:span text:style-name="T50">утворене способом словоскладання, похідне від слів:</text:span><text:span text:style-name="T33"> </text:span><text:span text:style-name="T36">крик</text:span><text:span text:style-name="T33"> і </text:span><text:span text:style-name="T36">зелó</text:span></text:p>
          </table:table-cell>
          <table:covered-table-cell/>
          <table:covered-table-cell/>
          <table:table-cell table:style-name="Dictionary.H153" table:number-columns-spanned="3" office:value-type="string">
            <text:p text:style-name="P3"><text:span text:style-name="T23">Обміліла</text:span></text:p>
            <text:p text:style-name="P3"><text:span text:style-name="T23">криниця. А верба пустила</text:span></text:p>
            <text:p text:style-name="P3"><text:span text:style-name="T23">гарячі брості – в </text:span><text:span text:style-name="T26">крик-зело.</text:span><text:span text:style-name="T23"> </text:span><text:span text:style-name="T41">(П‑1, 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4" office:value-type="string">
            <text:h text:style-name="P41" text:outline-level="2">крик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93">-у, </text:span><text:span text:style-name="T91">ч.</text:span></text:p>
            <text:p text:style-name="P26">1) Сильний різкий звук голосу; зойк. || Вигук (у 1 <text:span text:style-name="T90">знач.</text:span>), вигуки. || Поклик. || <text:soft-page-break/>Гамір, галас. || Ґвалт, лемент. || Про різкі звуки тварин, птахів.</text:p>
            <text:p text:style-name="P26"><text:span text:style-name="T86">II </text:span><text:span text:style-name="T89">-у, </text:span><text:span text:style-name="T90">ч.</text:span></text:p>
            <text:p text:style-name="P26">Річка, що пересихає, або тимчасовий водоток в Австралії.</text:p>
          </table:table-cell>
          <table:covered-table-cell/>
          <table:covered-table-cell/>
          <table:covered-table-cell/>
          <table:table-cell table:style-name="Dictionary.F154" table:number-columns-spanned="5" office:value-type="string">
            <text:h text:style-name="P42" text:outline-level="2"><text:span text:style-name="T86">зел</text:span><text:span text:style-name="T107">о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а, </text:span><text:span text:style-name="T90">с.</text:span><text:span text:style-name="T89">, </text:span><text:span text:style-name="T90">заст.</text:span><text:span text:style-name="T89">, </text:span><text:span text:style-name="T90">поет.</text:span></text:p>
            <text:p text:style-name="P31"><text:span text:style-name="T60">Зелень (у 1 </text:span><text:span text:style-name="T74">знач.</text:span><text:span text:style-name="T60">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8</text:p>
          </table:table-cell>
          <table:table-cell table:style-name="Dictionary.B155" table:number-columns-spanned="3" office:value-type="string">
            <text:p text:style-name="P20">Крилатолéзо</text:p>
            <text:p text:style-name="P3"><text:span text:style-name="T24">присл., </text:span><text:span text:style-name="T23">інд.-авт.</text:span></text:p>
          </table:table-cell>
          <table:covered-table-cell/>
          <table:covered-table-cell/>
          <table:table-cell table:style-name="Dictionary.E15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крилáтий</text:span><text:span text:style-name="T33"> і </text:span><text:span text:style-name="T36">лéзо</text:span></text:p>
          </table:table-cell>
          <table:covered-table-cell/>
          <table:covered-table-cell/>
          <table:table-cell table:style-name="Dictionary.H155" table:number-columns-spanned="3" office:value-type="string">
            <text:p text:style-name="P3"><text:span text:style-name="T23">Криваво рветься з нього вороння</text:span></text:p>
            <text:p text:style-name="P3"><text:span text:style-name="T23">майбутнього. Летить </text:span><text:span text:style-name="T26">крилатолезо</text:span></text:p>
            <text:p text:style-name="P3"><text:span text:style-name="T23">понад проваллям яру… </text:span><text:span text:style-name="T41">(П‑1, 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4" office:value-type="string">
            <text:h text:style-name="P42" text:outline-level="2"><text:span text:style-name="T86">крил</text:span><text:span text:style-name="T107">а</text:span><text:span text:style-name="T18"></text:span><text:span text:style-name="T86">т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1"><text:span text:style-name="T60">1) Який має крила (у 1, 3, 4 </text:span><text:span text:style-name="T74">знач.</text:span><text:span text:style-name="T60">). || </text:span><text:span text:style-name="T74">перен.</text:span><text:span text:style-name="T60"> Який надихає, підносить. </text:span><text:span text:style-name="T70">Крилаті ідеї</text:span><text:span text:style-name="T60">.</text:span></text:p>
          </table:table-cell>
          <table:covered-table-cell/>
          <table:covered-table-cell/>
          <table:covered-table-cell/>
          <table:table-cell table:style-name="Dictionary.F156" table:number-columns-spanned="5" office:value-type="string">
            <text:h text:style-name="P42" text:outline-level="2"><text:span text:style-name="T86">л</text:span><text:span text:style-name="T107">е</text:span><text:span text:style-name="T18"></text:span><text:span text:style-name="T86">з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31"><text:span text:style-name="T60">Гостра частина знаряддя, яким ріжуть, колють або рубають. || Уся різальна частина такого знаряддя. </text:span><text:span text:style-name="T70">Лезо бритви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79</text:p>
          </table:table-cell>
          <table:table-cell table:style-name="Dictionary.B157" table:number-columns-spanned="3" office:value-type="string">
            <text:p text:style-name="P20">Крихкокриця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157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крихкий</text:span><text:span text:style-name="T33"> і </text:span><text:span text:style-name="T36">криця</text:span></text:p>
          </table:table-cell>
          <table:covered-table-cell/>
          <table:covered-table-cell/>
          <table:table-cell table:style-name="Dictionary.H157" table:number-columns-spanned="3" office:value-type="string">
            <text:p text:style-name="P3"><text:span text:style-name="T23">І ти щербата доле </text:span><text:span text:style-name="T26">крихкокрице</text:span><text:span text:style-name="T23">,</text:span></text:p>
            <text:p text:style-name="P3"><text:span text:style-name="T23">давно вже сонце перед нас зайшло,</text:span></text:p>
            <text:p text:style-name="P3"><text:span text:style-name="T23">бо нашу путь пісками замело,</text:span></text:p>
            <text:p text:style-name="P3"><text:span text:style-name="T23">хто ж нам воздасть за битий шлях, сторице. </text:span><text:span text:style-name="T41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4" office:value-type="string">
            <text:h text:style-name="P42" text:outline-level="2"><text:span text:style-name="T86">крихк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<text:soft-page-break/>1) Який легко кришиться, розсипається. || Який не відзначається міцністю; трухлявий (про дерево тощо). <text:span text:style-name="T115">Крихкий метал</text:span>.</text:p>
            <text:p text:style-name="P36"><text:span text:style-name="T71">2) </text:span><text:span text:style-name="T76">перен.</text:span><text:span text:style-name="T71"> Те саме, що </text:span><text:a xlink:type="simple" xlink:href="http://www.lingvo.ua/uk/Translate/uk-uk/крихкотілий"><text:span text:style-name="T79">крихкотілий</text:span></text:a><text:span text:style-name="T71">; тендітний.</text:span></text:p>
          </table:table-cell>
          <table:covered-table-cell/>
          <table:covered-table-cell/>
          <table:covered-table-cell/>
          <table:table-cell table:style-name="Dictionary.F158" table:number-columns-spanned="5" office:value-type="string">
            <text:h text:style-name="P42" text:outline-level="2"><text:span text:style-name="T86">кр</text:span><text:span text:style-name="T107">и</text:span><text:span text:style-name="T18"></text:span><text:span text:style-name="T86">ц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і, </text:span><text:span text:style-name="T90">ж.</text:span></text:p>
            <text:p text:style-name="P36"><text:soft-page-break/><text:span text:style-name="T71">1) Те саме, що </text:span><text:a xlink:type="simple" xlink:href="http://www.lingvo.ua/uk/Translate/uk-uk/сталь"><text:span text:style-name="T79">сталь</text:span></text:a><text:span text:style-name="T71">. || Виріб із сталі.</text:span></text:p>
            <text:p text:style-name="P36"><text:span text:style-name="T71">3) </text:span><text:span text:style-name="T76">розм.</text:span><text:span text:style-name="T71">, </text:span><text:span text:style-name="T72">рідко</text:span><text:span text:style-name="T71">. Те саме, що </text:span><text:a xlink:type="simple" xlink:href="http://www.lingvo.ua/uk/Translate/uk-uk/кресало"><text:span text:style-name="T79">кресало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0</text:p>
          </table:table-cell>
          <table:table-cell table:style-name="Dictionary.B159" table:number-columns-spanned="3" office:value-type="string">
            <text:p text:style-name="P20">Марничити</text:p>
            <text:p text:style-name="P3"><text:span text:style-name="T22">-чу, -чиш, </text:span><text:span text:style-name="T24">дієсл., недо</text:span><text:span text:style-name="T23">к., перех., інд.-авт.</text:span></text:p>
          </table:table-cell>
          <table:covered-table-cell/>
          <table:covered-table-cell/>
          <table:table-cell table:style-name="Dictionary.E159" table:number-columns-spanned="3" office:value-type="string">
            <text:p text:style-name="P3"><text:span text:style-name="T47">утворене суфіксальним способом, похідне від слова</text:span><text:span text:style-name="T52"> </text:span><text:span text:style-name="T37">марний</text:span></text:p>
          </table:table-cell>
          <table:covered-table-cell/>
          <table:covered-table-cell/>
          <table:table-cell table:style-name="Dictionary.H159" table:number-columns-spanned="3" office:value-type="string">
            <text:p text:style-name="P3"><text:span text:style-name="T23">І двері на замку,</text:span></text:p>
            <text:p text:style-name="P3"><text:span text:style-name="T23">ні душечки – довкола,</text:span></text:p>
            <text:p text:style-name="P3"><text:span text:style-name="T23">лиш зозулі – ку-ку! - </text:span></text:p>
            <text:p text:style-name="P3"><text:span text:style-name="T26">марничать</text:span><text:span text:style-name="T23"> і спроквола. </text:span><text:span text:style-name="T41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h text:style-name="P41" text:outline-level="2">марний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89">ма</text:span><text:span text:style-name="T95"></text:span><text:span text:style-name="T89">рни</text:span><text:span text:style-name="T95"></text:span><text:span text:style-name="T89">й</text:span></text:p>
            <text:p text:style-name="P26"><text:span text:style-name="T89">марна, марне, </text:span><text:span text:style-name="T90">розм.</text:span></text:p>
            <text:p text:style-name="P26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1</text:p>
          </table:table-cell>
          <table:table-cell table:style-name="Dictionary.B161" table:number-columns-spanned="3" office:value-type="string">
            <text:p text:style-name="P20">Межигóн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161" table:number-columns-spanned="3" office:value-type="string">
            <text:p text:style-name="P3"><text:span text:style-name="T13">утворене способом основоскладання, похідне від слів:</text:span><text:span text:style-name="T33"> </text:span><text:span text:style-name="T36">мéжи</text:span><text:span text:style-name="T33"> і </text:span><text:span text:style-name="T36">гін</text:span></text:p>
          </table:table-cell>
          <table:covered-table-cell/>
          <table:covered-table-cell/>
          <table:table-cell table:style-name="Dictionary.H161" table:number-columns-spanned="3" office:value-type="string">
            <text:p text:style-name="P3"><text:span text:style-name="T23">Що б то нам</text:span></text:p>
            <text:p text:style-name="P3"><text:span text:style-name="T23">посовгнути – ці </text:span><text:span text:style-name="T26">межигони</text:span><text:span text:style-name="T23"> часу,</text:span></text:p>
            <text:p text:style-name="P3"><text:span text:style-name="T23">марудні </text:span><text:span text:style-name="T26">межигони</text:span><text:span text:style-name="T23"> живоття,</text:span></text:p>
            <text:p text:style-name="P3"><text:span text:style-name="T23">коли змарнілі постаті снаги,</text:span></text:p>
            <text:p text:style-name="P3"><text:span text:style-name="T23">ці бурі пристрастей попопелілих,</text:span></text:p>
            <text:p text:style-name="P3"><text:span text:style-name="T23">раптово окошилися на нас.</text:span></text:p>
            <text:p text:style-name="P3"><text:span text:style-name="T23">І хочеться сягнути за крайчасу,</text:span></text:p>
            <text:p text:style-name="P3"><text:span text:style-name="T23">за прапервні. </text:span><text:span text:style-name="T41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4" office:value-type="string">
            <text:h text:style-name="P41" text:outline-level="2">Між (ме<text:span text:style-name="T15"></text:span>жи)</text:h>
            <text:p text:style-name="P39"><text:soft-page-break/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межи, меж, </text:span><text:span text:style-name="T90">прийм.</text:span> <text:span text:style-name="T89">Уживається із </text:span><text:span text:style-name="T90">род.</text:span><text:span text:style-name="T89">, </text:span><text:span text:style-name="T90">знах.</text:span> <text:span text:style-name="T89">і </text:span><text:span text:style-name="T90">оруд.</text:span> <text:span text:style-name="T89">відмінками. Сполучення з між, межи, меж виражають: Просторові </text:span><text:span text:style-name="T89">відношення:</text:span></text:p>
            <text:p text:style-name="P31"><text:span text:style-name="T60">1) </text:span><text:span text:style-name="T70">з </text:span><text:span text:style-name="T74">оруд.</text:span><text:span text:style-name="T60">, </text:span><text:span text:style-name="T70">рідше з </text:span><text:span text:style-name="T74">род. в.</text:span><text:span text:style-name="T60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table-cell table:style-name="Dictionary.F162" table:number-columns-spanned="5" office:value-type="string">
            <text:p text:style-name="P3"><text:span text:style-name="T87">гін </text:span><text:span text:style-name="T113">(див. 1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2</text:p>
          </table:table-cell>
          <table:table-cell table:style-name="Dictionary.B163" table:number-columns-spanned="3" office:value-type="string">
            <text:p text:style-name="P20">Межисвíтній</text:p>
            <text:p text:style-name="P3"><text:span text:style-name="T22">-я, -є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63" table:number-columns-spanned="3" office:value-type="string">
            <text:p text:style-name="P3"><text:span text:style-name="T47">утворене складносуфіксальним способом, похідне від слів:</text:span><text:span text:style-name="T42"> </text:span><text:span text:style-name="T44">ме</text:span><text:span text:style-name="T43"></text:span><text:span text:style-name="T44">жи</text:span><text:span text:style-name="T46"> і </text:span><text:span text:style-name="T44">світ</text:span></text:p>
          </table:table-cell>
          <table:covered-table-cell/>
          <table:covered-table-cell/>
          <table:table-cell table:style-name="Dictionary.H163" table:number-columns-spanned="3" office:value-type="string">
            <text:p text:style-name="P3"><text:span text:style-name="T23">Ці сосни, вбрані в синій-синій іній,</text:span></text:p>
            <text:p text:style-name="P3"><text:span text:style-name="T23">на взгір’я збіглі і завмерлі, мерехтом -</text:span></text:p>
            <text:p text:style-name="P3"><text:span text:style-name="T23">чи то цвинтарним ачи </text:span><text:span text:style-name="T26">межисвітнім</text:span><text:span text:style-name="T23"> -</text:span></text:p>
            <text:p text:style-name="P3"><text:span text:style-name="T23">мені відкрили візерунки душ… </text:span><text:span text:style-name="T41">(П‑1, 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4" office:value-type="string">
            <text:h text:style-name="P41" text:outline-level="2">межи <text:span text:style-name="T113">(див. 81)</text:span></text:h>
          </table:table-cell>
          <table:covered-table-cell/>
          <table:covered-table-cell/>
          <table:covered-table-cell/>
          <table:table-cell table:style-name="Dictionary.F164" table:number-columns-spanned="5" office:value-type="string">
            <text:p text:style-name="P22"><text:span text:style-name="T130">світ </text:span><text:span text:style-name="T113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3</text:p>
          </table:table-cell>
          <table:table-cell table:style-name="Dictionary.B165" table:number-columns-spanned="3" office:value-type="string">
            <text:p text:style-name="P20">Мертвокрил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65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мéртвий</text:span><text:span text:style-name="T33"> і </text:span><text:span text:style-name="T36">крилó</text:span></text:p>
          </table:table-cell>
          <table:covered-table-cell/>
          <table:covered-table-cell/>
          <table:table-cell table:style-name="Dictionary.H165" table:number-columns-spanned="3" office:value-type="string">
            <text:p text:style-name="P3"><text:span text:style-name="T23">А </text:span><text:span text:style-name="T26">мертвокрилі</text:span><text:span text:style-name="T23"> стугонять стимфали,</text:span></text:p>
            <text:p text:style-name="P3"><text:span text:style-name="T23">напевну провіщаючи біду,</text:span></text:p>
            <text:p text:style-name="P3"><text:span text:style-name="T23">що ослонила біле опахало</text:span></text:p>
            <text:p text:style-name="P3"><text:span text:style-name="T23">і по моєму нишпорить сліду. </text:span><text:span text:style-name="T41">(П‑2, 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4" office:value-type="string">
            <text:h text:style-name="P42" text:outline-level="2"><text:span text:style-name="T86">м</text:span><text:span text:style-name="T107">е</text:span><text:span text:style-name="T18"></text:span><text:span text:style-name="T86">ртв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<text:soft-page-break/>-а, -е.</text:p>
            <text:p text:style-name="P26">1) Такий, у якому припинилося життя; померлий; <text:span text:style-name="T90">прот.</text:span> живий. || <text:span text:style-name="T90">у знач.</text:span> <text:span text:style-name="T90">ім.</text:span> м<text:span text:style-name="T106">е</text:span>ртвий, -вого, <text:span text:style-name="T90">ч.</text:span>; м<text:span text:style-name="T106">е</text:span>ртва, -вої, <text:span text:style-name="T90">ж.</text:span> Мрець. || Про частини тіла мерця. || Засохлий, завмерлий, сухий (про рослинність). || <text:span text:style-name="T90">перен.</text:span>Надзвичайно схвильований, знесилений, стомлений (про людину).</text:p>
            <text:p text:style-name="P31"><text:span text:style-name="T60">3) </text:span><text:span text:style-name="T74">перен.</text:span><text:span text:style-name="T60"> Позбавлений ознак життя. || Порожній, спустілий (про дім, вулицю тощо). || Позбавлений руху; завмерлий, нерухомий (про 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table-cell table:style-name="Dictionary.F166" table:number-columns-spanned="5" office:value-type="string">
            <text:h text:style-name="P42" text:outline-level="2"><text:span text:style-name="T86">крил</text:span><text:span text:style-name="T107">о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а, </text:span><text:span text:style-name="T90">с.</text:span></text:p>
            <text:p text:style-name="P26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4</text:p>
          </table:table-cell>
          <table:table-cell table:style-name="Dictionary.B167" table:number-columns-spanned="3" office:value-type="string">
            <text:p text:style-name="P20">Молодощáст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167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молодий</text:span><text:span text:style-name="T33"> і </text:span><text:span text:style-name="T36">щáстя</text:span></text:p>
          </table:table-cell>
          <table:covered-table-cell/>
          <table:covered-table-cell/>
          <table:table-cell table:style-name="Dictionary.H167" table:number-columns-spanned="3" office:value-type="string">
            <text:p text:style-name="P3"><text:span text:style-name="T23">Ти десь живеш на призабутім березі</text:span></text:p>
            <text:p text:style-name="P3"><text:span text:style-name="T23">моїх змілілих пам’ятей. Блукаєш</text:span></text:p>
            <text:p text:style-name="P3"><text:span text:style-name="T23">пустелею моїх </text:span><text:span text:style-name="T26">молодощасть</text:span><text:span text:style-name="T23">,</text:span></text:p>
            <text:p text:style-name="P3"><text:span text:style-name="T23">як біла тінь суворої скорботи. </text:span><text:span text:style-name="T41">(П‑1, 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4" office:value-type="string">
            <text:p text:style-name="P3"><text:span text:style-name="T36">молодий </text:span><text:span text:style-name="T54">(див. 23)</text:span></text:p>
          </table:table-cell>
          <table:covered-table-cell/>
          <table:covered-table-cell/>
          <table:covered-table-cell/>
          <table:table-cell table:style-name="Dictionary.F168" table:number-columns-spanned="5" office:value-type="string">
            <text:h text:style-name="P42" text:outline-level="2"><text:span text:style-name="T86">щ</text:span><text:span text:style-name="T107">а</text:span><text:span text:style-name="T18"></text:span><text:span text:style-name="T86">ст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26">1) Стан цілковитого задоволення <text:soft-page-break/>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5</text:p>
          </table:table-cell>
          <table:table-cell table:style-name="Dictionary.B169" table:number-columns-spanned="3" office:value-type="string">
            <text:p text:style-name="P20">НÁдвищ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169" table:number-columns-spanned="3" office:value-type="string">
            <text:p text:style-name="P3"><text:span text:style-name="T47">утворене суфіксально-префіксальним способом, похідне від слів:</text:span><text:span text:style-name="T33"> </text:span><text:span text:style-name="T36">над</text:span><text:span text:style-name="T33"> і </text:span><text:span text:style-name="T36">вищий</text:span></text:p>
          </table:table-cell>
          <table:covered-table-cell/>
          <table:covered-table-cell/>
          <table:table-cell table:style-name="Dictionary.H169" table:number-columns-spanned="3" office:value-type="string">
            <text:p text:style-name="P3"><text:span text:style-name="T23">У небо, у </text:span><text:span text:style-name="T26">надвищ</text:span><text:span text:style-name="T23">, за хмари за чорні</text:span></text:p>
            <text:p text:style-name="P3"><text:span text:style-name="T23">до сонця, Ікаре, спрямовуй свій лет!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4" office:value-type="string">
            <text:h text:style-name="P41" text:outline-level="2">над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рідко </text:span><text:span text:style-name="T89">наді, надо, </text:span><text:span text:style-name="T90">прийм.</text:span><text:span text:style-name="T89">, </text:span><text:span text:style-name="T90">з оруд.</text:span> <text:span text:style-name="T90">і знах. в.</text:span> <text:span text:style-name="T89">Сполучення з над виражають: Просторові відношення:</text:span></text:p>
            <text:p text:style-name="P26">1) <text:span text:style-name="T115">з </text:span><text:span text:style-name="T90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<text:soft-page-break/>місця, біля якого на вищому рівні щось розміщене.</text:p>
            <text:p text:style-name="P26">2) <text:span text:style-name="T115">із </text:span><text:span text:style-name="T90">знах. в.</text:span> Уживається для позначення місця, куди спрямована дія. Об'єктні відношення:</text:p>
            <text:p text:style-name="P31"><text:span text:style-name="T60">5) </text:span><text:span text:style-name="T70">із </text:span><text:span text:style-name="T74">знах.</text:span><text:span text:style-name="T60">, </text:span><text:span text:style-name="T70">рідко з </text:span><text:span text:style-name="T74">оруд. в.</text:span><text:span text:style-name="T60"> Уживається для позначення вищої міри, ступеня порівняння, більшої кількості і т. ін. || Уживається для 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70">Над усе</text:span><text:span text:style-name="T60">.</text:span></text:p>
          </table:table-cell>
          <table:covered-table-cell/>
          <table:covered-table-cell/>
          <table:covered-table-cell/>
          <table:table-cell table:style-name="Dictionary.F170" table:number-columns-spanned="5" office:value-type="string">
            <text:h text:style-name="P42" text:outline-level="2"><text:span text:style-name="T86">в</text:span><text:span text:style-name="T107">и</text:span><text:span text:style-name="T18"></text:span><text:span text:style-name="T86">щ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6"><text:span text:style-name="T71">1) Вищ. ст. до </text:span><text:a xlink:type="simple" xlink:href="http://www.lingvo.ua/uk/Translate/uk-uk/високий"><text:span text:style-name="T79">високий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6</text:p>
          </table:table-cell>
          <table:table-cell table:style-name="Dictionary.B171" table:number-columns-spanned="3" office:value-type="string">
            <text:p text:style-name="P20">Наднéбо</text:p>
            <text:p text:style-name="P3"><text:span text:style-name="T22">-а, </text:span><text:span text:style-name="T23">ім., с., інд.-авт.</text:span></text:p>
          </table:table-cell>
          <table:covered-table-cell/>
          <table:covered-table-cell/>
          <table:table-cell table:style-name="Dictionary.E171" table:number-columns-spanned="3" office:value-type="string">
            <text:p text:style-name="P3"><text:span text:style-name="T47">утворене префіксальним способом, похідне від слова</text:span><text:span text:style-name="T33"> </text:span><text:span text:style-name="T36">над</text:span><text:span text:style-name="T33"> і </text:span><text:span text:style-name="T36">нéбо</text:span></text:p>
          </table:table-cell>
          <table:covered-table-cell/>
          <table:covered-table-cell/>
          <table:table-cell table:style-name="Dictionary.H171" table:number-columns-spanned="3" office:value-type="string">
            <text:p text:style-name="P3"><text:span text:style-name="T23">Були мої моління всує - </text:span></text:p>
            <text:p text:style-name="P3"><text:span text:style-name="T23">Бог не почув і не простив,</text:span></text:p>
            <text:p text:style-name="P3"><text:span text:style-name="T23">і вже її душа прямує</text:span></text:p>
            <text:p text:style-name="P3"><text:span text:style-name="T23">в </text:span><text:span text:style-name="T26">наднеба</text:span><text:span text:style-name="T23"> синь. </text:span><text:span text:style-name="T41">(П‑2, 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4" office:value-type="string">
            <text:p text:style-name="P3"><text:span text:style-name="T36">над </text:span><text:span text:style-name="T54">(див. 84)</text:span></text:p>
          </table:table-cell>
          <table:covered-table-cell/>
          <table:covered-table-cell/>
          <table:covered-table-cell/>
          <table:table-cell table:style-name="Dictionary.F172" table:number-columns-spanned="5" office:value-type="string">
            <text:h text:style-name="P41" text:outline-level="2">небо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не</text:span><text:span text:style-name="T94"></text:span><text:span text:style-name="T89">бо</text:span></text:p>
            <text:p text:style-name="P26"><text:span text:style-name="T89">-а, </text:span><text:span text:style-name="T90">с.</text:span></text:p>
            <text:p text:style-name="P26">1) Видимий над поверхнею землі повітряний простір у формі шатра.</text:p>
            <text:p text:style-name="P26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87</text:p>
          </table:table-cell>
          <table:table-cell table:style-name="Dictionary.B173" table:number-columns-spanned="3" office:value-type="string">
            <text:p text:style-name="P20">НадÓкруж</text:p>
            <text:p text:style-name="P11">незм., присл., інд.-авт.</text:p>
          </table:table-cell>
          <table:covered-table-cell/>
          <table:covered-table-cell/>
          <table:table-cell table:style-name="Dictionary.E173" table:number-columns-spanned="3" office:value-type="string">
            <text:p text:style-name="P3"><text:span text:style-name="T45">утворене префіксальним способом, похідне від слова</text:span><text:span text:style-name="T42"> </text:span><text:span text:style-name="T44">о</text:span><text:span text:style-name="T43"></text:span><text:span text:style-name="T44">круга</text:span></text:p>
          </table:table-cell>
          <table:covered-table-cell/>
          <table:covered-table-cell/>
          <table:table-cell table:style-name="Dictionary.H173" table:number-columns-spanned="3" office:value-type="string">
            <text:p text:style-name="P3"><text:span text:style-name="T23">А </text:span><text:span text:style-name="T26">надокруж</text:span><text:span text:style-name="T23"> – майстри заплічні</text:span></text:p>
            <text:p text:style-name="P3"><text:span text:style-name="T23">стежок – ганебних і величних. </text:span><text:span text:style-name="T41">(П‑2, 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4" office:value-type="string">
            <text:p text:style-name="P3"><text:span text:style-name="T36">над </text:span><text:span text:style-name="T54">(див. 84)</text:span></text:p>
          </table:table-cell>
          <table:covered-table-cell/>
          <table:covered-table-cell/>
          <table:covered-table-cell/>
          <table:table-cell table:style-name="Dictionary.F174" table:number-columns-spanned="5" office:value-type="string">
            <text:h text:style-name="P42" text:outline-level="2"><text:span text:style-name="T86">окр</text:span><text:span text:style-name="T107">у</text:span><text:span text:style-name="T18"></text:span><text:span text:style-name="T86">г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Навколишня місцевіст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8</text:p>
          </table:table-cell>
          <table:table-cell table:style-name="Dictionary.B175" table:number-columns-spanned="3" office:value-type="string">
            <text:p text:style-name="P20">Надторóс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175" table:number-columns-spanned="3" office:value-type="string">
            <text:p text:style-name="P3"><text:span text:style-name="T47">утворене префіксальним способом, похідне від слів:</text:span><text:span text:style-name="T22"> </text:span><text:span text:style-name="T37">над</text:span><text:span text:style-name="T22"> і </text:span><text:span text:style-name="T35">торóси</text:span></text:p>
          </table:table-cell>
          <table:covered-table-cell/>
          <table:covered-table-cell/>
          <table:table-cell table:style-name="Dictionary.H175" table:number-columns-spanned="3" office:value-type="string">
            <text:p text:style-name="P3"><text:span text:style-name="T23">…оце світіння полохких світань</text:span></text:p>
            <text:p text:style-name="P3"><text:span text:style-name="T23">світів жертовних, що мене запалює</text:span></text:p>
            <text:p text:style-name="P3"><text:span text:style-name="T23">всенепогасним і ламким, як крига,</text:span></text:p>
            <text:p text:style-name="P3"><text:span text:style-name="T23">огнем співучих </text:span><text:span text:style-name="T26">надторосів</text:span><text:span text:style-name="T23"> – криг. </text:span><text:span text:style-name="T41">(П‑1, 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4" office:value-type="string">
            <text:p text:style-name="P3"><text:span text:style-name="T36">над </text:span><text:span text:style-name="T54">(див. 84)</text:span></text:p>
          </table:table-cell>
          <table:covered-table-cell/>
          <table:covered-table-cell/>
          <table:covered-table-cell/>
          <table:table-cell table:style-name="Dictionary.F176" table:number-columns-spanned="5" office:value-type="string">
            <text:h text:style-name="P42" text:outline-level="2"><text:span text:style-name="T86">тор</text:span><text:span text:style-name="T107">о</text:span><text:span text:style-name="T18"></text:span><text:span text:style-name="T86">с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ч.</text:span></text:p>
            <text:p text:style-name="P26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89</text:p>
          </table:table-cell>
          <table:table-cell table:style-name="Dictionary.B177" table:number-columns-spanned="3" office:value-type="string">
            <text:p text:style-name="P20">Нáкрик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177" table:number-columns-spanned="3" office:value-type="string">
            <text:p text:style-name="P3"><text:span text:style-name="T47">утворене префіксальним способом, похідне від слова</text:span><text:span text:style-name="T33"> </text:span><text:span text:style-name="T36">крик</text:span></text:p>
          </table:table-cell>
          <table:covered-table-cell/>
          <table:covered-table-cell/>
          <table:table-cell table:style-name="Dictionary.H177" table:number-columns-spanned="3" office:value-type="string">
            <text:p text:style-name="P3"><text:span text:style-name="T23">Отой прощальний змах тонкоголосий</text:span></text:p>
            <text:p text:style-name="P3"><text:span text:style-name="T23">тремтливої руки, той голий </text:span><text:span text:style-name="T26">накрик</text:span><text:span text:style-name="T23"> - </text:span></text:p>
            <text:p text:style-name="P3"><text:soft-page-break/><text:span text:style-name="T23">пункти рами – щербати й яр, той пагорб - </text:span></text:p>
            <text:p text:style-name="P3"><text:span text:style-name="T23">яким зигзагом путь тобі значив? </text:span><text:span text:style-name="T41">(П‑1, 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3"><text:span text:style-name="T36">крик </text:span><text:span text:style-name="T54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0</text:p>
          </table:table-cell>
          <table:table-cell table:style-name="Dictionary.B179" table:number-columns-spanned="3" office:value-type="string">
            <text:p text:style-name="P20">Нáмерз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179" table:number-columns-spanned="3" office:value-type="string">
            <text:p text:style-name="P3"><text:span text:style-name="T47">утворене нульсуфіксальним способом, похідне від слова</text:span><text:span text:style-name="T33"> </text:span><text:span text:style-name="T36">намерза</text:span><text:span text:style-name="T43"></text:span><text:span text:style-name="T36">ти</text:span></text:p>
          </table:table-cell>
          <table:covered-table-cell/>
          <table:covered-table-cell/>
          <table:table-cell table:style-name="Dictionary.H179" table:number-columns-spanned="3" office:value-type="string">
            <text:p text:style-name="P3"><text:span text:style-name="T23">О скрипки тьмавий гуд – мов скапує живиця,</text:span></text:p>
            <text:p text:style-name="P3"><text:span text:style-name="T23">зникають </text:span><text:span text:style-name="T26">намерзи</text:span><text:span text:style-name="T23"> і вже хмеліє гін</text:span></text:p>
            <text:p text:style-name="P3"><text:span text:style-name="T23">дзвінкого дерева… </text:span><text:span text:style-name="T41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h text:style-name="P42" text:outline-level="2"><text:span text:style-name="T86">намерз</text:span><text:span text:style-name="T107">а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є, </text:span><text:span text:style-name="T90">недок.</text:span><text:span text:style-name="T89">, намерзнути </text:span><text:span text:style-name="T90">і </text:span><text:span text:style-name="T89">намерзти, -зне; </text:span><text:span text:style-name="T90">мин. ч.</text:span> <text:span text:style-name="T89">намерз, -ла, -ло; </text:span><text:span text:style-name="T90">док.</text:span></text:p>
            <text:p text:style-name="P26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1</text:p>
          </table:table-cell>
          <table:table-cell table:style-name="Dictionary.B181" table:number-columns-spanned="3" office:value-type="string">
            <text:p text:style-name="P20">Напівбаж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181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напíв</text:span><text:span text:style-name="T33"> і </text:span><text:span text:style-name="T36">бажáння</text:span></text:p>
          </table:table-cell>
          <table:covered-table-cell/>
          <table:covered-table-cell/>
          <table:table-cell table:style-name="Dictionary.H181" table:number-columns-spanned="3" office:value-type="string">
            <text:p text:style-name="P3"><text:span text:style-name="T23">Напівступою,</text:span></text:p>
            <text:p text:style-name="P3"><text:span text:style-name="T23">як над собою винесений крок</text:span></text:p>
            <text:p text:style-name="P3"><text:span text:style-name="T23">задумався і скляк. </text:span><text:span text:style-name="T26">Напівбажання</text:span><text:span text:style-name="T23">,</text:span></text:p>
            <text:p text:style-name="P3"><text:span text:style-name="T23">на півваганні втяте. </text:span><text:span text:style-name="T41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4" office:value-type="string">
            <text:h text:style-name="P42" text:outline-level="2"><text:span text:style-name="T86">Наполов</text:span><text:span text:style-name="T107">и</text:span><text:span text:style-name="T18"></text:span><text:span text:style-name="T86">ну (напі</text:span><text:span text:style-name="T39"></text:span><text:span text:style-name="T86">в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0">присл.</text:p>
            <text:p text:style-name="P26">1) У розмірі чи обсязі, що охоплює половину кого-, чого-небудь.</text:p>
            <text:p text:style-name="P26">2) Пополам з чим-небудь; з домішкою, <text:soft-page-break/>з ознакою, з елементами чогось.</text:p>
            <text:p text:style-name="P26">3) Частково, не зовсім, не повністю або значною мірою.</text:p>
          </table:table-cell>
          <table:covered-table-cell/>
          <table:covered-table-cell/>
          <table:covered-table-cell/>
          <table:table-cell table:style-name="Dictionary.F182" table:number-columns-spanned="5" office:value-type="string">
            <text:h text:style-name="P42" text:outline-level="2"><text:span text:style-name="T86">баж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26">1) Прагнення, потяг до здійснення чого-небудь; хоті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2</text:p>
          </table:table-cell>
          <table:table-cell table:style-name="Dictionary.B183" table:number-columns-spanned="3" office:value-type="string">
            <text:p text:style-name="P21">Напівступá</text:p>
            <text:p text:style-name="P3"><text:span text:style-name="T118">-и</text:span><text:span text:style-name="T118">, </text:span><text:span text:style-name="T23">ім., </text:span><text:span text:style-name="T120">ж., інд.-авт.</text:span></text:p>
          </table:table-cell>
          <table:covered-table-cell/>
          <table:covered-table-cell/>
          <table:table-cell table:style-name="Dictionary.E183" table:number-columns-spanned="3" office:value-type="string">
            <text:p text:style-name="P3"><text:span text:style-name="T124">утворене префіксальним способом, похідне від слів:</text:span><text:span text:style-name="T122"> </text:span><text:span text:style-name="T36">напíв</text:span><text:span text:style-name="T122"> і </text:span><text:span text:style-name="T123">ступа</text:span><text:span text:style-name="T43"></text:span></text:p>
          </table:table-cell>
          <table:covered-table-cell/>
          <table:covered-table-cell/>
          <table:table-cell table:style-name="Dictionary.H183" table:number-columns-spanned="3" office:value-type="string">
            <text:p text:style-name="P3"><text:span text:style-name="T26">Напівступою</text:span><text:span text:style-name="T23">,</text:span></text:p>
            <text:p text:style-name="P3"><text:span text:style-name="T23">як над собою винесений крок</text:span></text:p>
            <text:p text:style-name="P3"><text:span text:style-name="T23">задумався і скляк. Напівбажання,</text:span></text:p>
            <text:p text:style-name="P3"><text:span text:style-name="T23">на півваганні втяте. </text:span><text:span text:style-name="T41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4" office:value-type="string">
            <text:h text:style-name="P42" text:outline-level="2"><text:span text:style-name="T86">напів </text:span>(див. 91)</text:h>
          </table:table-cell>
          <table:covered-table-cell/>
          <table:covered-table-cell/>
          <table:covered-table-cell/>
          <table:table-cell table:style-name="Dictionary.F184" table:number-columns-spanned="5" office:value-type="string">
            <text:h text:style-name="P41" text:outline-level="2">ступа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89">ступ`а</text:span></text:p>
            <text:p text:style-name="P26"><text:span text:style-name="T89">-и, </text:span><text:span text:style-name="T90">ж.</text:span><text:span text:style-name="T89">, </text:span><text:span text:style-name="T90">перев.</text:span> <text:span text:style-name="T90">з означ.</text:span></text:p>
            <text:p text:style-name="P26"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3</text:p>
          </table:table-cell>
          <table:table-cell table:style-name="Dictionary.B185" table:number-columns-spanned="3" office:value-type="string">
            <text:p text:style-name="P20">Нáхлюп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185" table:number-columns-spanned="3" office:value-type="string">
            <text:p text:style-name="P3"><text:span text:style-name="T126">утворене префіксальним і нульсуфіксальним способом, похідне від слова</text:span><text:span text:style-name="T33"> </text:span><text:span text:style-name="T36">хлюпати</text:span></text:p>
          </table:table-cell>
          <table:covered-table-cell/>
          <table:covered-table-cell/>
          <table:table-cell table:style-name="Dictionary.H185" table:number-columns-spanned="3" office:value-type="string">
            <text:p text:style-name="P3"><text:span text:style-name="T23">Покірні вітру, </text:span><text:span text:style-name="T26">нахлюпи</text:span><text:span text:style-name="T23"> щедрот</text:span></text:p>
            <text:p text:style-name="P3"><text:span text:style-name="T23">з убогого жебрацького бенкету,</text:span></text:p>
            <text:p text:style-name="P3"><text:span text:style-name="T23">відвирувавши, котяться у Лету,</text:span></text:p>
            <text:p text:style-name="P3"><text:span text:style-name="T23">в таночок взявши кревних і заброд.</text:span><text:span text:style-name="T41">(П‑1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h text:style-name="P42" text:outline-level="2"><text:span text:style-name="T86">хл</text:span><text:span text:style-name="T107">ю</text:span><text:span text:style-name="T18"></text:span><text:span text:style-name="T86">па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ю, -аєш, </text:span><text:span text:style-name="T90">недок.</text:span></text:p>
            <text:p text:style-name="P26">1) <text:span text:style-name="T90">неперех.</text:span> Плещучи, просочуючись, видавати характерні звуки (про воду, грязь і т. ін.). || З плескотом битися, ударятися об що-небудь. || Ударяючи по <text:soft-page-break/>воді, з шумом занурюючись, падаючи в воду чи іншу рідину, створювати плескіт.</text:p>
            <text:p text:style-name="P31"><text:span text:style-name="T60">2) </text:span><text:span text:style-name="T74">перех.</text:span><text:span text:style-name="T60"> </text:span><text:span text:style-name="T70">і </text:span><text:span text:style-name="T74">неперех.</text:span><text:span text:style-name="T60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60">хлипання.</text:span><text:span text:style-name="T70">Хлюпати носом</text:span><text:span text:style-name="T60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4</text:p>
          </table:table-cell>
          <table:table-cell table:style-name="Dictionary.B187" table:number-columns-spanned="3" office:value-type="string">
            <text:p text:style-name="P20">Обакрáй</text:p>
            <text:p text:style-name="P3"><text:span text:style-name="T22">-ю, </text:span><text:span text:style-name="T23">ім., ч., інд.-авт.</text:span></text:p>
          </table:table-cell>
          <table:covered-table-cell/>
          <table:covered-table-cell/>
          <table:table-cell table:style-name="Dictionary.E187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óба</text:span><text:span text:style-name="T33"> і </text:span><text:span text:style-name="T36">край</text:span></text:p>
          </table:table-cell>
          <table:covered-table-cell/>
          <table:covered-table-cell/>
          <table:table-cell table:style-name="Dictionary.H187" table:number-columns-spanned="3" office:value-type="string">
            <text:p text:style-name="P3"><text:span text:style-name="T23">З ціложиттєвого ждання</text:span></text:p>
            <text:p text:style-name="P3"><text:span text:style-name="T23">Ти смерть на кілька літ відтрутив,</text:span></text:p>
            <text:p text:style-name="P3"><text:span text:style-name="T23">аби почути пахощ рути</text:span></text:p>
            <text:p text:style-name="P3"><text:span text:style-name="T23">і в неї впасти навмання - </text:span></text:p>
            <text:p text:style-name="P3"><text:span text:style-name="T23">з усіх розлук – на </text:span><text:span text:style-name="T26">обакрай</text:span></text:p>
            <text:p text:style-name="P3"><text:span text:style-name="T23">Вітчизни – і яви, і мрії. </text:span><text:span text:style-name="T41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4" office:value-type="string">
            <text:h text:style-name="P42" text:outline-level="2"><text:span text:style-name="T86">Об</text:span><text:span text:style-name="T107">и</text:span><text:span text:style-name="T18"></text:span><text:span text:style-name="T86">два (</text:span><text:span text:style-name="T36">óба</text:span><text:span text:style-name="T86">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обох, </text:span><text:span text:style-name="T90">ч.</text:span> <text:span text:style-name="T90">і с.</text:span><text:span text:style-name="T89">, обидві, обох, </text:span><text:span text:style-name="T90">ж.</text:span><text:span text:style-name="T89">, </text:span><text:span text:style-name="T90">числ.</text:span><text:span text:style-name="T89">, </text:span><text:span text:style-name="T90">збірн.</text:span></text:p>
            <text:p text:style-name="P31"><text:span text:style-name="T60">Означає кожний із двох названих або відомих предметів; один і другий; і той, і другий. </text:span><text:span text:style-name="T70">В обидва кінці</text:span><text:span text:style-name="T60">.</text:span></text:p>
          </table:table-cell>
          <table:covered-table-cell/>
          <table:covered-table-cell/>
          <table:covered-table-cell/>
          <table:table-cell table:style-name="Dictionary.F188" table:number-columns-spanned="5" office:value-type="string">
            <text:p text:style-name="P3"><text:span text:style-name="T36">край </text:span><text:span text:style-name="T54">(див. 7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5</text:p>
          </table:table-cell>
          <table:table-cell table:style-name="Dictionary.B189" table:number-columns-spanned="3" office:value-type="string">
            <text:p text:style-name="P20">Обоюдожáл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189" table:number-columns-spanned="3" office:value-type="string">
            <text:p text:style-name="P3"><text:span text:style-name="T104">утворене складносуфіксальним способом, похідне від слів:</text:span><text:span text:style-name="T105"> </text:span><text:span text:style-name="T101">обою</text:span><text:span text:style-name="T43"></text:span><text:span text:style-name="T101">до</text:span><text:span text:style-name="T105"> і </text:span><text:span text:style-name="T101">жалі</text:span><text:span text:style-name="T43"></text:span><text:span text:style-name="T101">ти</text:span></text:p>
          </table:table-cell>
          <table:covered-table-cell/>
          <table:covered-table-cell/>
          <table:table-cell table:style-name="Dictionary.H189" table:number-columns-spanned="3" office:value-type="string">
            <text:p text:style-name="P3"><text:span text:style-name="T23">Та мури, мов із мертвих всталі,</text:span></text:p>
            <text:p text:style-name="P3"><text:span text:style-name="T23">похмуро мовили: чекай,</text:span></text:p>
            <text:p text:style-name="P3"><text:span text:style-name="T23">ще обрадіє із печалі</text:span></text:p>
            <text:p text:style-name="P3"><text:span text:style-name="T23">твій </text:span><text:span text:style-name="T26">обоюдожалий</text:span><text:span text:style-name="T23"> край. </text:span><text:span text:style-name="T41">(П‑1, 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4" office:value-type="string">
            <text:p text:style-name="P3"><text:span text:style-name="T101">Обою</text:span><text:span text:style-name="T43"></text:span><text:span text:style-name="T101">до </text:span><text:span text:style-name="T103">(не подано у словнику)</text:span></text:p>
          </table:table-cell>
          <table:covered-table-cell/>
          <table:covered-table-cell/>
          <table:covered-table-cell/>
          <table:table-cell table:style-name="Dictionary.F190" table:number-columns-spanned="5" office:value-type="string">
            <text:h text:style-name="P42" text:outline-level="2"><text:span text:style-name="T86">жал</text:span><text:span text:style-name="T107">і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ію, -ієш, </text:span><text:span text:style-name="T90">недок.</text:span></text:p>
            <text:p text:style-name="P26">1) <text:span text:style-name="T90">перех.</text:span> <text:span text:style-name="T115">і без додатка</text:span>. Відчувати жалість, співчуття до кого-небудь.</text:p>
            <text:p text:style-name="P26">2) <text:span text:style-name="T90">неперех.</text:span> Нарікати на що-небудь, уболівати за чимось, за щось; шкодувати, жалкувати.</text:p>
            <text:p text:style-name="P31"><text:span text:style-name="T60">3) </text:span><text:span text:style-name="T74">перех.</text:span><text:span text:style-name="T60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6</text:p>
          </table:table-cell>
          <table:table-cell table:style-name="Dictionary.B191" table:number-columns-spanned="3" office:value-type="string">
            <text:p text:style-name="P20">ОвÓгнений</text:p>
            <text:p text:style-name="P3"><text:span text:style-name="T22">-а, -е, </text:span><text:span text:style-name="T24">дієпр., інд.-авт.</text:span></text:p>
          </table:table-cell>
          <table:covered-table-cell/>
          <table:covered-table-cell/>
          <table:table-cell table:style-name="Dictionary.E191" table:number-columns-spanned="3" office:value-type="string">
            <text:p text:style-name="P3"><text:span text:style-name="T125">утворене суфіксально-префіксальним способом, похідне від </text:span><text:span text:style-name="T47">в</text:span><text:span text:style-name="T33">ід неіснуючого дієслова </text:span><text:span text:style-name="T36">овогнити</text:span></text:p>
          </table:table-cell>
          <table:covered-table-cell/>
          <table:covered-table-cell/>
          <table:table-cell table:style-name="Dictionary.H191" table:number-columns-spanned="3" office:value-type="string">
            <text:p text:style-name="P3"><text:span text:style-name="T23">Та за тобою небо запалало,</text:span></text:p>
            <text:p text:style-name="P3"><text:span text:style-name="T26">овогнене</text:span><text:span text:style-name="T23"> грозою стожалів. </text:span><text:span text:style-name="T41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3"><text:span text:style-name="T36">Овогнити </text:span><text:span text:style-name="T53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7</text:p>
          </table:table-cell>
          <table:table-cell table:style-name="Dictionary.B193" table:number-columns-spanned="3" office:value-type="string">
            <text:p text:style-name="P20">Огрáння</text:p>
            <text:p text:style-name="P10">ім., с., інд.-авт.</text:p>
          </table:table-cell>
          <table:covered-table-cell/>
          <table:covered-table-cell/>
          <table:table-cell table:style-name="Dictionary.E193" table:number-columns-spanned="3" office:value-type="string">
            <text:p text:style-name="P3"><text:span text:style-name="T47">утворене суфіксальним способом, похідне від слова</text:span><text:span text:style-name="T42"> </text:span><text:span text:style-name="T37">огрáнювати</text:span></text:p>
          </table:table-cell>
          <table:covered-table-cell/>
          <table:covered-table-cell/>
          <table:table-cell table:style-name="Dictionary.H193" table:number-columns-spanned="3" office:value-type="string">
            <text:p text:style-name="P3"><text:span text:style-name="T23">У зашморзі бід</text:span></text:p>
            <text:p text:style-name="P3"><text:span text:style-name="T23">аж зайшовся кривий од волання борлак,</text:span></text:p>
            <text:p text:style-name="P3"><text:span text:style-name="T23">аж </text:span><text:span text:style-name="T26">огранням</text:span><text:span text:style-name="T23"> дзеркал заросилася кров! </text:span><text:span text:style-name="T41">(П‑1, 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h text:style-name="P42" text:outline-level="2"><text:span text:style-name="T86">Огран</text:span><text:span text:style-name="T107">о</text:span><text:span text:style-name="T18"></text:span><text:span text:style-name="T86">вувати (</text:span><text:span text:style-name="T37">огрáнювати</text:span><text:span text:style-name="T86">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ю, -уєш, </text:span><text:span text:style-name="T90">недок.</text:span><text:span text:style-name="T89">, огранувати, -ую, -уєш, </text:span><text:span text:style-name="T90">док.</text:span><text:span text:style-name="T89">, </text:span><text:span text:style-name="T90">перех.</text:span><text:span text:style-name="T89">, </text:span><text:span text:style-name="T90">спец.</text:span></text:p>
            <text:p text:style-name="P26">Шліфуючи поверхню чого-небудь, робити на ній грані.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8</text:p>
          </table:table-cell>
          <table:table-cell table:style-name="Dictionary.B195" table:number-columns-spanned="3" office:value-type="string">
            <text:p text:style-name="P20">Озлíння</text:p>
            <text:p text:style-name="P3"><text:soft-page-break/><text:span text:style-name="T22">-я, </text:span><text:span text:style-name="T23">ім., ж., інд.-авт.</text:span></text:p>
          </table:table-cell>
          <table:covered-table-cell/>
          <table:covered-table-cell/>
          <table:table-cell table:style-name="Dictionary.E195" table:number-columns-spanned="3" office:value-type="string">
            <text:p text:style-name="P14"><text:span text:style-name="T51">утворене </text:span><text:soft-page-break/><text:span text:style-name="T51">суфіксальним способом, похідне від слова</text:span><text:span text:style-name="T22"> </text:span><text:span text:style-name="T37">озлитися</text:span></text:p>
          </table:table-cell>
          <table:covered-table-cell/>
          <table:covered-table-cell/>
          <table:table-cell table:style-name="Dictionary.H195" table:number-columns-spanned="3" office:value-type="string">
            <text:p text:style-name="P3"><text:span text:style-name="T23">А шал який! Яке </text:span><text:span text:style-name="T26">озління</text:span><text:span text:style-name="T23">!</text:span></text:p>
            <text:p text:style-name="P3"><text:soft-page-break/><text:span text:style-name="T23">О білий світе-блекота. </text:span><text:span text:style-name="T41">(П‑1, 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h text:style-name="P42" text:outline-level="2"><text:span text:style-name="T86">озл</text:span><text:span text:style-name="T107">и</text:span><text:span text:style-name="T18"></text:span><text:span text:style-name="T86">тис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люся, -лишся, </text:span><text:span text:style-name="T90">док.</text:span></text:p>
            <text:p text:style-name="P26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99</text:p>
          </table:table-cell>
          <table:table-cell table:style-name="Dictionary.B197" table:number-columns-spanned="3" office:value-type="string">
            <text:p text:style-name="P20">Ошрóття</text:p>
            <text:p text:style-name="P3"><text:span text:style-name="T22">-я, </text:span><text:span text:style-name="T23">ім., збірн., інд.-авт.</text:span></text:p>
          </table:table-cell>
          <table:covered-table-cell/>
          <table:covered-table-cell/>
          <table:table-cell table:style-name="Dictionary.E197" table:number-columns-spanned="3" office:value-type="string">
            <text:p text:style-name="P3"><text:span text:style-name="T47">утворене суфіксально-префіксальним способом, похідне від слова</text:span> <text:span text:style-name="T87">шріт</text:span></text:p>
          </table:table-cell>
          <table:covered-table-cell/>
          <table:covered-table-cell/>
          <table:table-cell table:style-name="Dictionary.H197" table:number-columns-spanned="3" office:value-type="string">
            <text:p text:style-name="P3"><text:span text:style-name="T23">І тінь біжить – поверхи давніх днів.</text:span></text:p>
            <text:p text:style-name="P3"><text:span text:style-name="T23">І заволока – на </text:span><text:span text:style-name="T26">ошроття</text:span><text:span text:style-name="T23"> часу. </text:span><text:span text:style-name="T41">(П‑1, 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h text:style-name="P41" text:outline-level="2">шріт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шроту, </text:span><text:span text:style-name="T90">ч.</text:span></text:p>
            <text:p text:style-name="P26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0</text:p>
          </table:table-cell>
          <table:table-cell table:style-name="Dictionary.B199" table:number-columns-spanned="3" office:value-type="string">
            <text:p text:style-name="P20">Пáверх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199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верх</text:span></text:p>
          </table:table-cell>
          <table:covered-table-cell/>
          <table:covered-table-cell/>
          <table:table-cell table:style-name="Dictionary.H199" table:number-columns-spanned="3" office:value-type="string">
            <text:p text:style-name="P3"><text:span text:style-name="T23">Тут </text:span><text:span text:style-name="T26">паверх</text:span><text:span text:style-name="T23">, паниз, пажиття і паскін,</text:span></text:p>
            <text:p text:style-name="P3"><text:span text:style-name="T23">переступай лискуче лезо меж,</text:span></text:p>
            <text:p text:style-name="P3"><text:span text:style-name="T23">і рідні лиця за порожні маски</text:span></text:p>
            <text:p text:style-name="P3"><text:span text:style-name="T23">тобі здадуться з понадгірних веж. </text:span><text:span text:style-name="T41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4" office:value-type="string">
            <text:p text:style-name="P3"><text:span text:style-name="T64">Па</text:span><text:span text:style-name="T66">... </text:span><text:span text:style-name="T67">(не подано у словнику)</text:span></text:p>
          </table:table-cell>
          <table:covered-table-cell/>
          <table:covered-table-cell/>
          <table:covered-table-cell/>
          <table:table-cell table:style-name="Dictionary.F200" table:number-columns-spanned="5" office:value-type="string">
            <text:h text:style-name="P41" text:outline-level="2">верх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у, </text:span><text:span text:style-name="T90">ч.</text:span></text:p>
            <text:p text:style-name="P26"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1</text:p>
          </table:table-cell>
          <table:table-cell table:style-name="Dictionary.B201" table:number-columns-spanned="3" office:value-type="string">
            <text:p text:style-name="P20">Пажиття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01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життя</text:span></text:p>
          </table:table-cell>
          <table:covered-table-cell/>
          <table:covered-table-cell/>
          <table:table-cell table:style-name="Dictionary.H201" table:number-columns-spanned="3" office:value-type="string">
            <text:p text:style-name="P3"><text:span text:style-name="T23">Тут паверх, паниз, </text:span><text:span text:style-name="T26">пажиття</text:span><text:span text:style-name="T23"> і паскін,</text:span></text:p>
            <text:p text:style-name="P3"><text:span text:style-name="T23">переступай лискуче лезо меж,</text:span></text:p>
            <text:p text:style-name="P3"><text:span text:style-name="T23">і рідні лиця за порожні маски</text:span></text:p>
            <text:p text:style-name="P3"><text:span text:style-name="T23">тобі здадуться з понадгірних веж. </text:span><text:span text:style-name="T41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3"><text:span text:style-name="T36">життя </text:span><text:span text:style-name="T54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2</text:p>
          </table:table-cell>
          <table:table-cell table:style-name="Dictionary.B203" table:number-columns-spanned="3" office:value-type="string">
            <text:p text:style-name="P20">Пáниз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203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низ</text:span></text:p>
          </table:table-cell>
          <table:covered-table-cell/>
          <table:covered-table-cell/>
          <table:table-cell table:style-name="Dictionary.H203" table:number-columns-spanned="3" office:value-type="string">
            <text:p text:style-name="P3"><text:span text:style-name="T23">Тут паверх, </text:span><text:span text:style-name="T26">паниз</text:span><text:span text:style-name="T23">, пажиття і паскін,</text:span></text:p>
            <text:p text:style-name="P3"><text:span text:style-name="T23">переступай лискуче лезо меж,</text:span></text:p>
            <text:p text:style-name="P3"><text:span text:style-name="T23">і рідні лиця за порожні маски</text:span></text:p>
            <text:p text:style-name="P3"><text:span text:style-name="T23">тобі здадуться з понадгірних веж. </text:span><text:span text:style-name="T41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h text:style-name="P41" text:outline-level="2">низ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36"><text:span text:style-name="T71">1) Нижня частина предмета. || </text:span><text:span text:style-name="T72">рідко</text:span><text:span text:style-name="T71">. Те саме, що </text:span><text:a xlink:type="simple" xlink:href="http://www.lingvo.ua/uk/Translate/uk-uk/виворіт"><text:span text:style-name="T79">виворіт</text:span></text:a><text:span text:style-name="T7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3</text:p>
          </table:table-cell>
          <table:table-cell table:style-name="Dictionary.B205" table:number-columns-spanned="3" office:value-type="string">
            <text:p text:style-name="P20">Парур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205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рýра</text:span></text:p>
          </table:table-cell>
          <table:covered-table-cell/>
          <table:covered-table-cell/>
          <table:table-cell table:style-name="Dictionary.H205" table:number-columns-spanned="3" office:value-type="string">
            <text:p text:style-name="P3"><text:span text:style-name="T23">Те безмежжя сил,</text:span></text:p>
            <text:p text:style-name="P3"><text:span text:style-name="T23">розбурханих од молодого болю,</text:span></text:p>
            <text:p text:style-name="P3"><text:span text:style-name="T23">ті </text:span><text:span text:style-name="T26">парури</text:span><text:span text:style-name="T23"> зусиль… </text:span><text:span text:style-name="T41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h text:style-name="P42" text:outline-level="2"><text:span text:style-name="T86">р</text:span><text:span text:style-name="T107">у</text:span><text:span text:style-name="T18"></text:span><text:span text:style-name="T86">ра</text:span></text:h>
            <text:p text:style-name="P39"><text:soft-page-break/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36"><text:span text:style-name="T71">1) </text:span><text:span text:style-name="T76">зах.</text:span><text:span text:style-name="T71"> Те саме, що </text:span><text:a xlink:type="simple" xlink:href="http://www.lingvo.ua/uk/Translate/uk-uk/труба"><text:span text:style-name="T137">труба</text:span></text:a><text:span text:style-name="T79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4</text:p>
          </table:table-cell>
          <table:table-cell table:style-name="Dictionary.B207" table:number-columns-spanned="3" office:value-type="string">
            <text:p text:style-name="P20">Пáскін</text:p>
            <text:p text:style-name="P3"><text:span text:style-name="T22">пáскону, </text:span><text:span text:style-name="T23">ім., ч., інд.-авт.</text:span></text:p>
          </table:table-cell>
          <table:covered-table-cell/>
          <table:covered-table-cell/>
          <table:table-cell table:style-name="Dictionary.E207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а</text:span><text:span text:style-name="T33">... (“подібний”) і </text:span><text:span text:style-name="T36">скін</text:span></text:p>
          </table:table-cell>
          <table:covered-table-cell/>
          <table:covered-table-cell/>
          <table:table-cell table:style-name="Dictionary.H207" table:number-columns-spanned="3" office:value-type="string">
            <text:p text:style-name="P3"><text:span text:style-name="T23">Тут паверх, паниз, пажиття і </text:span><text:span text:style-name="T26">паскін</text:span><text:span text:style-name="T23">,</text:span></text:p>
            <text:p text:style-name="P3"><text:span text:style-name="T23">переступай лискуче лезо меж,</text:span></text:p>
            <text:p text:style-name="P3"><text:span text:style-name="T23">і рідні лиця за порожні маски</text:span></text:p>
            <text:p text:style-name="P3"><text:span text:style-name="T23">тобі здадуться з понадгірних веж. </text:span><text:span text:style-name="T41">(П‑1, 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h text:style-name="P41" text:outline-level="2">скін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скону, </text:span><text:span text:style-name="T90">ч.</text:span><text:span text:style-name="T89">, </text:span><text:span text:style-name="T90">уроч.</text:span></text:p>
            <text:p text:style-name="P36"><text:span text:style-name="T71">Те саме, що </text:span><text:a xlink:type="simple" xlink:href="http://www.lingvo.ua/uk/Translate/uk-uk/смерть"><text:span text:style-name="T79">смерть</text:span></text:a><text:span text:style-name="T71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5</text:p>
          </table:table-cell>
          <table:table-cell table:style-name="Dictionary.B209" table:number-columns-spanned="3" office:value-type="string">
            <text:p text:style-name="P20">Пекельнозóр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209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пекельний </text:span><text:span text:style-name="T33">і </text:span><text:span text:style-name="T36">зір</text:span></text:p>
          </table:table-cell>
          <table:covered-table-cell/>
          <table:covered-table-cell/>
          <table:table-cell table:style-name="Dictionary.H209" table:number-columns-spanned="3" office:value-type="string">
            <text:p text:style-name="P3"><text:span text:style-name="T23">Мигоче, мов відьмак, паркан </text:span><text:span text:style-name="T26">пекельнозорий</text:span><text:span text:style-name="T23">,</text:span></text:p>
            <text:p text:style-name="P3"><text:span text:style-name="T23">за голосом покори душа рушає вспак. </text:span><text:span text:style-name="T41">(П‑2, 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4" office:value-type="string">
            <text:p text:style-name="P3"><text:span text:style-name="T36">пекельний </text:span><text:span text:style-name="T53">(див. 37)</text:span></text:p>
          </table:table-cell>
          <table:covered-table-cell/>
          <table:covered-table-cell/>
          <table:covered-table-cell/>
          <table:table-cell table:style-name="Dictionary.F210" table:number-columns-spanned="5" office:value-type="string">
            <text:h text:style-name="P41" text:outline-level="2">зір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зору, </text:span><text:span text:style-name="T90">ч.</text:span></text:p>
            <text:p text:style-name="P26">1) Одне з п'яти почуттів, органом якого є око. || Здатність бачити.</text:p>
            <text:p text:style-name="P26">2) Спрямованість очей на кого-, що-небудь; погляд.</text:p>
            <text:p text:style-name="P36"><text:soft-page-break/><text:span text:style-name="T71">3) Те саме, що </text:span><text:a xlink:type="simple" xlink:href="http://www.lingvo.ua/uk/Translate/uk-uk/очі"><text:span text:style-name="T79">очі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6</text:p>
          </table:table-cell>
          <table:table-cell table:style-name="Dictionary.B211" table:number-columns-spanned="3" office:value-type="string">
            <text:p text:style-name="P20">Півваг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11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вагáння</text:span></text:p>
          </table:table-cell>
          <table:covered-table-cell/>
          <table:covered-table-cell/>
          <table:table-cell table:style-name="Dictionary.H211" table:number-columns-spanned="3" office:value-type="string">
            <text:p text:style-name="P3"><text:span text:style-name="T23">Напівступою,</text:span></text:p>
            <text:p text:style-name="P3"><text:span text:style-name="T23">як над собою винесений крок</text:span></text:p>
            <text:p text:style-name="P3"><text:span text:style-name="T23">задумався і скляк. Напівбажання,</text:span></text:p>
            <text:p text:style-name="P3"><text:span text:style-name="T23">на </text:span><text:span text:style-name="T26">півваганні</text:span><text:span text:style-name="T23"> втяте. </text:span><text:span text:style-name="T41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4" office:value-type="string">
            <text:h text:style-name="P42" text:outline-level="2"><text:span text:style-name="T86">Полов</text:span><text:span text:style-name="T107">и</text:span><text:span text:style-name="T18"></text:span><text:span text:style-name="T86">на </text:span><text:span text:style-name="T132">(пів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Одна з двох рівних частин чого-небудь. || Складова частина парного предмета. || Якась частина або певна кількість чого-небудь.</text:p>
            <text:p text:style-name="P26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table-cell table:style-name="Dictionary.F212" table:number-columns-spanned="5" office:value-type="string">
            <text:h text:style-name="P42" text:outline-level="2"><text:span text:style-name="T86">ваг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1) Дія за знач. </text:span><text:a xlink:type="simple" xlink:href="http://www.lingvo.ua/uk/Translate/uk-uk/вагатися"><text:span text:style-name="T79">вагатися</text:span></text:a><text:span text:style-name="T71">.</text:span></text:p>
            <text:p text:style-name="P26">2) Неспроможність відразу вирішити щось; роздумування.</text:p>
            <text:p text:style-name="P26">3) Непослідовність у поглядах, хит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7</text:p>
          </table:table-cell>
          <table:table-cell table:style-name="Dictionary.B213" table:number-columns-spanned="3" office:value-type="string">
            <text:p text:style-name="P20">Півдуші</text:p>
            <text:p text:style-name="P3"><text:span text:style-name="T22">півдýш, </text:span><text:span text:style-name="T23">ім., мн., інд.-авт.</text:span></text:p>
          </table:table-cell>
          <table:covered-table-cell/>
          <table:covered-table-cell/>
          <table:table-cell table:style-name="Dictionary.E213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душі</text:span></text:p>
          </table:table-cell>
          <table:covered-table-cell/>
          <table:covered-table-cell/>
          <table:table-cell table:style-name="Dictionary.H213" table:number-columns-spanned="3" office:value-type="string">
            <text:p text:style-name="P3"><text:span text:style-name="T23">О царство півсерць, півнадій, півпричалів,</text:span></text:p>
            <text:p text:style-name="P3"><text:span text:style-name="T23">півзамірів царство, півзмаг і </text:span><text:span text:style-name="T26">півдуш</text:span><text:span text:style-name="T23">!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4" office:value-type="string">
            <text:p text:style-name="P3"><text:span text:style-name="T36">пів </text:span><text:span text:style-name="T54">(див. 106)</text:span></text:p>
          </table:table-cell>
          <table:covered-table-cell/>
          <table:covered-table-cell/>
          <table:covered-table-cell/>
          <table:table-cell table:style-name="Dictionary.F214" table:number-columns-spanned="5" office:value-type="string">
            <text:p text:style-name="P3"><text:span text:style-name="T36">душі </text:span><text:span text:style-name="T53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8</text:p>
          </table:table-cell>
          <table:table-cell table:style-name="Dictionary.B215" table:number-columns-spanned="3" office:value-type="string">
            <text:p text:style-name="P20">Півзáмір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215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зáміри</text:span></text:p>
          </table:table-cell>
          <table:covered-table-cell/>
          <table:covered-table-cell/>
          <table:table-cell table:style-name="Dictionary.H215" table:number-columns-spanned="3" office:value-type="string">
            <text:p text:style-name="P3"><text:span text:style-name="T23">О царство півсерць, півнадій, півпричалів,</text:span></text:p>
            <text:p text:style-name="P3"><text:span text:style-name="T26">півзамірів</text:span><text:span text:style-name="T23"> царство, півзмаг і півдуш!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4" office:value-type="string">
            <text:p text:style-name="P3"><text:span text:style-name="T36">пів </text:span><text:span text:style-name="T54">(див. 106)</text:span></text:p>
          </table:table-cell>
          <table:covered-table-cell/>
          <table:covered-table-cell/>
          <table:covered-table-cell/>
          <table:table-cell table:style-name="Dictionary.F216" table:number-columns-spanned="5" office:value-type="string">
            <text:h text:style-name="P41" text:outline-level="2">замір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з`амір</text:span></text:p>
            <text:p text:style-name="P26"><text:span text:style-name="T89">-у, </text:span><text:span text:style-name="T90">ч.</text:span></text:p>
            <text:p text:style-name="P31"><text:span text:style-name="T60">Задум, бажання зробити щось; намір. || </text:span><text:span text:style-name="T74">перев.</text:span><text:span text:style-name="T60"> </text:span><text:span text:style-name="T74">мн.</text:span><text:span text:style-name="T60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09</text:p>
          </table:table-cell>
          <table:table-cell table:style-name="Dictionary.B217" table:number-columns-spanned="3" office:value-type="string">
            <text:p text:style-name="P20">Півзмáги</text:p>
            <text:p text:style-name="P11">ім., мн., інд.-авт.</text:p>
          </table:table-cell>
          <table:covered-table-cell/>
          <table:covered-table-cell/>
          <table:table-cell table:style-name="Dictionary.E217" table:number-columns-spanned="3" office:value-type="string">
            <text:p text:style-name="P4"><text:span text:style-name="T128">утворене префіксальним і нульсуфіксальним способом, похідне від слів:</text:span><text:span text:style-name="T57"> </text:span><text:span text:style-name="T40">пів</text:span><text:span text:style-name="T57"> і </text:span><text:span text:style-name="T40">змагáння</text:span></text:p>
          </table:table-cell>
          <table:covered-table-cell/>
          <table:covered-table-cell/>
          <table:table-cell table:style-name="Dictionary.H217" table:number-columns-spanned="3" office:value-type="string">
            <text:p text:style-name="P3"><text:span text:style-name="T23">О царство півсерць, півнадій, півпричалів,</text:span></text:p>
            <text:p text:style-name="P3"><text:span text:style-name="T23">півзамірів царство, </text:span><text:span text:style-name="T26">півзмаг</text:span><text:span text:style-name="T23"> і півдуш!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4" office:value-type="string">
            <text:p text:style-name="P3"><text:span text:style-name="T36">пів </text:span><text:span text:style-name="T54">(див. 106)</text:span></text:p>
          </table:table-cell>
          <table:covered-table-cell/>
          <table:covered-table-cell/>
          <table:covered-table-cell/>
          <table:table-cell table:style-name="Dictionary.F218" table:number-columns-spanned="5" office:value-type="string">
            <text:h text:style-name="P42" text:outline-level="2"><text:span text:style-name="T86">змаг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1"><text:span text:style-name="T60">1) Намагання перевершити, перемогти когось у чому-небудь, домагаючись кращих, ніж у когось, </text:span><text:span text:style-name="T60">результатів, показників.</text:span></text:p>
            <text:p text:style-name="P31"><text:span text:style-name="T60">3) </text:span><text:span text:style-name="T74">перен.</text:span><text:span text:style-name="T60"> Сутичка, боротьба двох протилежних або ворожих си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0</text:p>
          </table:table-cell>
          <table:table-cell table:style-name="Dictionary.B219" table:number-columns-spanned="3" office:value-type="string">
            <text:p text:style-name="P20">Півнадíї</text:p>
            <text:p text:style-name="P3"><text:span text:style-name="T22">півнадíй, </text:span><text:span text:style-name="T23">ім., мн., інд.-авт.</text:span></text:p>
          </table:table-cell>
          <table:covered-table-cell/>
          <table:covered-table-cell/>
          <table:table-cell table:style-name="Dictionary.E219" table:number-columns-spanned="3" office:value-type="string">
            <text:p text:style-name="P3"><text:span text:style-name="T47">утворене префіксальним способом, похідне </text:span><text:soft-page-break/><text:span text:style-name="T47">від слів:</text:span><text:span text:style-name="T33"> </text:span><text:span text:style-name="T36">пів</text:span><text:span text:style-name="T33"> і </text:span><text:span text:style-name="T36">надíї</text:span></text:p>
          </table:table-cell>
          <table:covered-table-cell/>
          <table:covered-table-cell/>
          <table:table-cell table:style-name="Dictionary.H219" table:number-columns-spanned="3" office:value-type="string">
            <text:p text:style-name="P3"><text:span text:style-name="T23">О царство півсерць, </text:span><text:span text:style-name="T26">півнадій</text:span><text:span text:style-name="T23">, півпричалів,</text:span></text:p>
            <text:p text:style-name="P3"><text:span text:style-name="T23">півзамірів царство, півзмаг і </text:span><text:soft-page-break/><text:span text:style-name="T23">півдуш!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4" office:value-type="string">
            <text:p text:style-name="P3"><text:span text:style-name="T36">пів (</text:span><text:span text:style-name="T54">див. 106)</text:span></text:p>
          </table:table-cell>
          <table:covered-table-cell/>
          <table:covered-table-cell/>
          <table:covered-table-cell/>
          <table:table-cell table:style-name="Dictionary.F220" table:number-columns-spanned="5" office:value-type="string">
            <text:h text:style-name="P42" text:outline-level="2"><text:span text:style-name="T86">над</text:span><text:span text:style-name="T107">і</text:span><text:span text:style-name="T18"></text:span><text:span text:style-name="T86">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ї, </text:span><text:span text:style-name="T90">ж.</text:span></text:p>
            <text:p text:style-name="P26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1</text:p>
          </table:table-cell>
          <table:table-cell table:style-name="Dictionary.B221" table:number-columns-spanned="3" office:value-type="string">
            <text:p text:style-name="P20">Півнебéс</text:p>
            <text:p text:style-name="P3"><text:span text:style-name="T22">півнебéс, </text:span><text:span text:style-name="T23">ім., мн., інд.-авт.</text:span></text:p>
          </table:table-cell>
          <table:covered-table-cell/>
          <table:covered-table-cell/>
          <table:table-cell table:style-name="Dictionary.E221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небесá</text:span></text:p>
          </table:table-cell>
          <table:covered-table-cell/>
          <table:covered-table-cell/>
          <table:table-cell table:style-name="Dictionary.H221" table:number-columns-spanned="3" office:value-type="string">
            <text:p text:style-name="P3"><text:span text:style-name="T23">І з тих затятих здвоєних ночей</text:span></text:p>
            <text:p text:style-name="P3"><text:span text:style-name="T23">на </text:span><text:span text:style-name="T26">півнебес</text:span><text:span text:style-name="T23"> зажевріло б іржання</text:span></text:p>
            <text:p text:style-name="P3"><text:span text:style-name="T23">чи сиваша чи привиду. </text:span><text:span text:style-name="T41">(П‑1, 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4" office:value-type="string">
            <text:p text:style-name="P3"><text:span text:style-name="T36">пів </text:span><text:span text:style-name="T54">(див. 106)</text:span></text:p>
          </table:table-cell>
          <table:covered-table-cell/>
          <table:covered-table-cell/>
          <table:covered-table-cell/>
          <table:table-cell table:style-name="Dictionary.F222" table:number-columns-spanned="5" office:value-type="string">
            <text:p text:style-name="P3"><text:span text:style-name="T36">небесá </text:span><text:span text:style-name="T53">(див. 8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2</text:p>
          </table:table-cell>
          <table:table-cell table:style-name="Dictionary.B223" table:number-columns-spanned="3" office:value-type="string">
            <text:p text:style-name="P20">Півпричáл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223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ів</text:span><text:span text:style-name="T33"> і </text:span><text:span text:style-name="T36">причáли</text:span></text:p>
          </table:table-cell>
          <table:covered-table-cell/>
          <table:covered-table-cell/>
          <table:table-cell table:style-name="Dictionary.H223" table:number-columns-spanned="3" office:value-type="string">
            <text:p text:style-name="P3"><text:span text:style-name="T23">О царство півсерць, півнадій, </text:span><text:span text:style-name="T26">півпричалів</text:span><text:span text:style-name="T23">,</text:span></text:p>
            <text:p text:style-name="P3"><text:span text:style-name="T23">півзамірів царство, півзмаг і півдуш!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4" office:value-type="string">
            <text:p text:style-name="P3"><text:span text:style-name="T36">пів </text:span><text:span text:style-name="T54">(див. 106)</text:span></text:p>
          </table:table-cell>
          <table:covered-table-cell/>
          <table:covered-table-cell/>
          <table:covered-table-cell/>
          <table:table-cell table:style-name="Dictionary.F224" table:number-columns-spanned="5" office:value-type="string">
            <text:h text:style-name="P42" text:outline-level="2"><text:span text:style-name="T86">прич</text:span><text:span text:style-name="T107">а</text:span><text:span text:style-name="T18"></text:span><text:span text:style-name="T86">л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31"><text:span text:style-name="T60">2) </text:span><text:span text:style-name="T74">перен.</text:span><text:span text:style-name="T60"> Пристановище для кого-, чого-небудь; притулок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3</text:p>
          </table:table-cell>
          <table:table-cell table:style-name="Dictionary.B225" table:number-columns-spanned="3" office:value-type="string">
            <text:p text:style-name="P20">Повногóрл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25" table:number-columns-spanned="3" office:value-type="string">
            <text:p text:style-name="P3"><text:span text:style-name="T126">Утворене способом основоскладання і нульсуфіксальним, похідне від слів:</text:span><text:span text:style-name="T33"> </text:span><text:soft-page-break/><text:span text:style-name="T36">пóвний</text:span><text:span text:style-name="T33"> і </text:span><text:span text:style-name="T36">гóрло</text:span></text:p>
          </table:table-cell>
          <table:covered-table-cell/>
          <table:covered-table-cell/>
          <table:table-cell table:style-name="Dictionary.H225" table:number-columns-spanned="3" office:value-type="string">
            <text:p text:style-name="P3"><text:span text:style-name="T23">До гори, до рік, до </text:span><text:span text:style-name="T26">повногорля</text:span><text:span text:style-name="T23">,</text:span></text:p>
            <text:p text:style-name="P3"><text:span text:style-name="T23">повногруддям зобов’яж мене.</text:span></text:p>
            <text:p text:style-name="P3"><text:span text:style-name="T23">Кожним днем боліти, кожним днем</text:span></text:p>
            <text:p text:style-name="P3"><text:soft-page-break/><text:span text:style-name="T23">виповняти серце власним горем. </text:span><text:span text:style-name="T41">(П‑2, 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4" office:value-type="string">
            <text:h text:style-name="P42" text:outline-level="2"><text:span text:style-name="T86">п</text:span><text:span text:style-name="T107">о</text:span><text:span text:style-name="T18"></text:span><text:span text:style-name="T86">в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повен, -вна, -вне.</text:p>
            <text:p text:style-name="P26">1) У якому немає вільного місця, заповнений до краю. || У якому є, міститься, вміщується порівняно багато кого-, чого-небудь. || <text:span text:style-name="T89">У</text:span><text:span text:style-name="T90">сполуч.</text:span> з деякими <text:span text:style-name="T90">ім.</text:span> 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 <text:span text:style-name="T90">у знач.ім.</text:span> п<text:span text:style-name="T106">о</text:span><text:span text:style-name="T18"></text:span>вна, -ної, <text:span text:style-name="T90">ж.</text:span>, <text:span text:style-name="T90">розм.</text:span> Наповнена по вінця чарка.</text:p>
            <text:p text:style-name="P31"><text:span text:style-name="T60">2) </text:span><text:span text:style-name="T74">перен.</text:span><text:span text:style-name="T60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70">Повне життя</text:span><text:span text:style-name="T60">.</text:span></text:p>
          </table:table-cell>
          <table:covered-table-cell/>
          <table:covered-table-cell/>
          <table:covered-table-cell/>
          <table:table-cell table:style-name="Dictionary.F226" table:number-columns-spanned="5" office:value-type="string">
            <text:h text:style-name="P42" text:outline-level="2"><text:span text:style-name="T86">г</text:span><text:span text:style-name="T107">о</text:span><text:span text:style-name="T18"></text:span><text:span text:style-name="T86">рл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26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26">2) Верхня звужена частина посуду.</text:p>
            <text:p text:style-name="P26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4</text:p>
          </table:table-cell>
          <table:table-cell table:style-name="Dictionary.B227" table:number-columns-spanned="3" office:value-type="string">
            <text:p text:style-name="P20">Позапрóстір</text:p>
            <text:p text:style-name="P3"><text:soft-page-break/><text:span text:style-name="T22">-стору, </text:span><text:span text:style-name="T23">ім., ч., інд.-авт.</text:span></text:p>
          </table:table-cell>
          <table:covered-table-cell/>
          <table:covered-table-cell/>
          <table:table-cell table:style-name="Dictionary.E227" table:number-columns-spanned="3" office:value-type="string">
            <text:p text:style-name="P3"><text:span text:style-name="T47">утворене </text:span><text:soft-page-break/><text:span text:style-name="T47">префіксальним способом, похідне від слів:</text:span><text:span text:style-name="T33"> </text:span><text:span text:style-name="T36">пóза</text:span><text:span text:style-name="T33"> і </text:span><text:span text:style-name="T36">прóстір</text:span></text:p>
          </table:table-cell>
          <table:covered-table-cell/>
          <table:covered-table-cell/>
          <table:table-cell table:style-name="Dictionary.H227" table:number-columns-spanned="3" office:value-type="string">
            <text:p text:style-name="P3"><text:span text:style-name="T23">Як вікна в </text:span><text:span text:style-name="T26">позапростір</text:span><text:span text:style-name="T23">, </text:span><text:soft-page-break/><text:span text:style-name="T23">позачас,</text:span></text:p>
            <text:p text:style-name="P3"><text:span text:style-name="T23">за мури німоти і всепокори,</text:span></text:p>
            <text:p text:style-name="P3"><text:span text:style-name="T23">так світяться свічада, світлом хорі,</text:span></text:p>
            <text:p text:style-name="P3"><text:span text:style-name="T23">і пильно задивляються крізь нас</text:span></text:p>
            <text:p text:style-name="P3"><text:span text:style-name="T23">у сяйва… </text:span><text:span text:style-name="T41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4" office:value-type="string">
            <text:h text:style-name="P42" text:outline-level="2"><text:span text:style-name="T86">п</text:span><text:span text:style-name="T107">о</text:span><text:span text:style-name="T18"></text:span><text:span text:style-name="T86">з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90">прийм.</text:span><text:span text:style-name="T89">, </text:span><text:span text:style-name="T90">із знах.</text:span> <text:span text:style-name="T90">і оруд. в.</text:span></text:p>
            <text:p text:style-name="P31"><text:span text:style-name="T60">4) </text:span><text:span text:style-name="T70">з </text:span><text:span text:style-name="T74">оруд. в.</text:span><text:span text:style-name="T60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table-cell table:style-name="Dictionary.F228" table:number-columns-spanned="5" office:value-type="string">
            <text:h text:style-name="P42" text:outline-level="2"><text:span text:style-name="T86">пр</text:span><text:span text:style-name="T107">о</text:span><text:span text:style-name="T18"></text:span><text:span text:style-name="T86">стір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простору, </text:span><text:span text:style-name="T90">ч.</text:span></text:p>
            <text:p text:style-name="P26">1) <text:span text:style-name="T115">тільки </text:span><text:span text:style-name="T90">одн.</text:span>, <text:span text:style-name="T90">філос.</text:span> Одна з основних об'єктивних форм існування матерії, яка характеризується протяжністю та обсягом.</text:p>
            <text:p text:style-name="P31"><text:span text:style-name="T60">4) </text:span><text:span text:style-name="T74">перен.</text:span><text:span text:style-name="T60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5</text:p>
          </table:table-cell>
          <table:table-cell table:style-name="Dictionary.B229" table:number-columns-spanned="3" office:value-type="string">
            <text:p text:style-name="P20">Позачáс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229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óза</text:span><text:span text:style-name="T33"> і </text:span><text:span text:style-name="T36">час</text:span></text:p>
          </table:table-cell>
          <table:covered-table-cell/>
          <table:covered-table-cell/>
          <table:table-cell table:style-name="Dictionary.H229" table:number-columns-spanned="3" office:value-type="string">
            <text:p text:style-name="P3"><text:span text:style-name="T23">Як вікна в позапростір, </text:span><text:span text:style-name="T26">позачас</text:span><text:span text:style-name="T23">,</text:span></text:p>
            <text:p text:style-name="P3"><text:span text:style-name="T23">за мури німоти і всепокори,</text:span></text:p>
            <text:p text:style-name="P3"><text:span text:style-name="T23">так світяться свічада, світлом хорі,</text:span></text:p>
            <text:p text:style-name="P3"><text:span text:style-name="T23">і пильно задивляються крізь нас</text:span></text:p>
            <text:p text:style-name="P3"><text:span text:style-name="T23">у сяйва… </text:span><text:span text:style-name="T41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4" office:value-type="string">
            <text:p text:style-name="P3"><text:span text:style-name="T36">пóза </text:span><text:span text:style-name="T53">(див. 114)</text:span></text:p>
          </table:table-cell>
          <table:covered-table-cell/>
          <table:covered-table-cell/>
          <table:covered-table-cell/>
          <table:table-cell table:style-name="Dictionary.F230" table:number-columns-spanned="5" office:value-type="string">
            <text:p text:style-name="P3"><text:span text:style-name="T36">час </text:span><text:span text:style-name="T53">(див. 7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6</text:p>
          </table:table-cell>
          <table:table-cell table:style-name="Dictionary.B231" table:number-columns-spanned="3" office:value-type="string">
            <text:p text:style-name="P20">Порожньосéрд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231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порóжній</text:span><text:span text:style-name="T33"> і </text:span><text:soft-page-break/><text:span text:style-name="T36">сéрце</text:span></text:p>
          </table:table-cell>
          <table:covered-table-cell/>
          <table:covered-table-cell/>
          <table:table-cell table:style-name="Dictionary.H231" table:number-columns-spanned="3" office:value-type="string">
            <text:p text:style-name="P3"><text:span text:style-name="T26">Порожньосердий</text:span><text:span text:style-name="T23"> вибільшився світ,</text:span></text:p>
            <text:p text:style-name="P3"><text:span text:style-name="T23">мов простору запрагло німування… </text:span><text:span text:style-name="T41">(П‑2, 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4" office:value-type="string">
            <text:h text:style-name="P42" text:outline-level="2"><text:span text:style-name="T86">пор</text:span><text:span text:style-name="T107">о</text:span><text:span text:style-name="T18"></text:span><text:span text:style-name="T86">жні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я, -є.</text:p>
            <text:p text:style-name="P31"><text:span text:style-name="T60">3) </text:span><text:span text:style-name="T74">у сполуч.</text:span><text:span text:style-name="T60"> </text:span><text:span text:style-name="T70">зі </text:span><text:span text:style-name="T74">сл.</text:span><text:span text:style-name="T60"> життя, світ </text:span><text:span text:style-name="T70">і т. ін.</text:span><text:span text:style-name="T60">, </text:span><text:span text:style-name="T74">перен.</text:span><text:span text:style-name="T60"> Ні для кого не корисний; марний. || Позбавлений </text:span><text:span text:style-name="T60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table-cell table:style-name="Dictionary.F232" table:number-columns-spanned="5" office:value-type="string">
            <text:p text:style-name="P3"><text:span text:style-name="T36">сéрце </text:span><text:span text:style-name="T53">(див. 5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7</text:p>
          </table:table-cell>
          <table:table-cell table:style-name="Dictionary.B233" table:number-columns-spanned="3" office:value-type="string">
            <text:p text:style-name="P20">Потаймир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233" table:number-columns-spanned="3" office:value-type="string">
            <text:p text:style-name="P14"><text:span text:style-name="T129">Утворене способом зрощення або абревіатурним, похідне від слів:</text:span><text:span text:style-name="T22"> </text:span><text:span text:style-name="T37">потаємний</text:span><text:span text:style-name="T22"> і </text:span><text:span text:style-name="T37">мир</text:span><text:span text:style-name="T22"> (можливо, </text:span><text:span text:style-name="T37">потай</text:span><text:span text:style-name="T22"> — скорочення від </text:span><text:span text:style-name="T37">потаємний</text:span><text:span text:style-name="T22">)</text:span></text:p>
          </table:table-cell>
          <table:covered-table-cell/>
          <table:covered-table-cell/>
          <table:table-cell table:style-name="Dictionary.H233" table:number-columns-spanned="3" office:value-type="string">
            <text:p text:style-name="P3"><text:span text:style-name="T23">І десь там гасне </text:span><text:span text:style-name="T26">потаймир</text:span><text:span text:style-name="T23">,</text:span></text:p>
            <text:p text:style-name="P3"><text:span text:style-name="T23">а між торосами крижин</text:span></text:p>
            <text:p text:style-name="P3"><text:span text:style-name="T23">я сам-один і – враг-вражин… </text:span><text:span text:style-name="T41">(П‑2, 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4" office:value-type="string">
            <text:h text:style-name="P42" text:outline-level="2"><text:span text:style-name="T86">п</text:span><text:span text:style-name="T107">о</text:span><text:span text:style-name="T18"></text:span><text:span text:style-name="T86">та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присл.</text:span><text:span text:style-name="T89">, </text:span><text:span text:style-name="T90">від кого</text:span><text:span text:style-name="T89">, </text:span><text:span text:style-name="T90">заст.</text:span><text:span text:style-name="T89">, </text:span><text:span text:style-name="T90">рідко кого і без додатка</text:span><text:span text:style-name="T89">.</text:span></text:p>
            <text:p text:style-name="P26">Так, щоб ніхто не знав, не дізнався; таємно від когось або від усіх. || Так, щоб ніхто не побачив; непомітно для інших; крадькома. || Так, щоб ніхто не <text:soft-page-break/>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table-cell table:style-name="Dictionary.F234" table:number-columns-spanned="5" office:value-type="string">
            <text:h text:style-name="P41" text:outline-level="2">мир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89">-у, </text:span><text:span text:style-name="T90">ч.</text:span></text:p>
            <text:p text:style-name="P31"><text:span text:style-name="T60">1) </text:span><text:span text:style-name="T74">заст.</text:span><text:span text:style-name="T60"> Земля з усім, що на ній існує;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8</text:p>
          </table:table-cell>
          <table:table-cell table:style-name="Dictionary.B235" table:number-columns-spanned="3" office:value-type="string">
            <text:p text:style-name="P20">Пралітá</text:p>
            <text:p text:style-name="P3"><text:span text:style-name="T22">пралíт, </text:span><text:span text:style-name="T23">ім., мн., інд.-авт.</text:span></text:p>
          </table:table-cell>
          <table:covered-table-cell/>
          <table:covered-table-cell/>
          <table:table-cell table:style-name="Dictionary.E235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ра</text:span><text:span text:style-name="T33">... і </text:span><text:span text:style-name="T36">літá</text:span></text:p>
          </table:table-cell>
          <table:covered-table-cell/>
          <table:covered-table-cell/>
          <table:table-cell table:style-name="Dictionary.H235" table:number-columns-spanned="3" office:value-type="string">
            <text:p text:style-name="P3"><text:span text:style-name="T23">Забудься. Стань. І зачекай мене</text:span></text:p>
            <text:p text:style-name="P3"><text:span text:style-name="T23">на самоті в такому велелюдді,</text:span></text:p>
            <text:p text:style-name="P3"><text:span text:style-name="T23">де спогади стовбичать, наче судді,</text:span></text:p>
            <text:p text:style-name="P3"><text:span text:style-name="T23">і пам’ять чвалом </text:span><text:span text:style-name="T26">праліта</text:span><text:span text:style-name="T23"> жене. </text:span><text:span text:style-name="T41">(П‑2, 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4" office:value-type="string">
            <text:h text:style-name="P42" text:outline-level="2"><text:span text:style-name="T86">д</text:span><text:span text:style-name="T107">а</text:span><text:span text:style-name="T18"></text:span><text:span text:style-name="T86">вній (пра...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я, -є.</text:p>
            <text:p text:style-name="P26">1) Який давно минув; колишній. || Який застарів.</text:p>
            <text:p text:style-name="P26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table-cell table:style-name="Dictionary.F236" table:number-columns-spanned="5" office:value-type="string">
            <text:p text:style-name="P3"><text:span text:style-name="T36">літá </text:span><text:span text:style-name="T53">(див. 7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19</text:p>
          </table:table-cell>
          <table:table-cell table:style-name="Dictionary.B237" table:number-columns-spanned="3" office:value-type="string">
            <text:p text:style-name="P20">Прáпервні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237" table:number-columns-spanned="3" office:value-type="string">
            <text:p text:style-name="P3"><text:span text:style-name="T47">утворене префіксальним способом, похідне від слів:</text:span><text:span text:style-name="T33"> </text:span><text:span text:style-name="T36">пра</text:span><text:span text:style-name="T33">... і </text:span><text:span text:style-name="T37">пéрвень</text:span></text:p>
          </table:table-cell>
          <table:covered-table-cell/>
          <table:covered-table-cell/>
          <table:table-cell table:style-name="Dictionary.H237" table:number-columns-spanned="3" office:value-type="string">
            <text:p text:style-name="P3"><text:span text:style-name="T23">Що б то нам</text:span></text:p>
            <text:p text:style-name="P3"><text:span text:style-name="T23">посовгнути – ці межигони часу,</text:span></text:p>
            <text:p text:style-name="P3"><text:span text:style-name="T23">марудні межигони живоття,</text:span></text:p>
            <text:p text:style-name="P3"><text:span text:style-name="T23">коли змарнілі постаті снаги,</text:span></text:p>
            <text:p text:style-name="P3"><text:span text:style-name="T23">ці бурі пристрастей попопелілих,</text:span></text:p>
            <text:p text:style-name="P3"><text:span text:style-name="T23">раптово окошилися на нас.</text:span></text:p>
            <text:p text:style-name="P3"><text:span text:style-name="T23">І хочеться сягнути за крайчасу,</text:span></text:p>
            <text:p text:style-name="P3"><text:span text:style-name="T23">за </text:span><text:span text:style-name="T26">прапервні</text:span><text:span text:style-name="T23">. </text:span><text:span text:style-name="T41">(П‑1, 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4" office:value-type="string">
            <text:p text:style-name="P3"><text:span text:style-name="T36">пра</text:span><text:span text:style-name="T33">.. </text:span><text:span text:style-name="T53">(див. 118)</text:span></text:p>
          </table:table-cell>
          <table:covered-table-cell/>
          <table:covered-table-cell/>
          <table:covered-table-cell/>
          <table:table-cell table:style-name="Dictionary.F238" table:number-columns-spanned="5" office:value-type="string">
            <text:p text:style-name="P3"><text:span text:style-name="T37">Пéрвень </text:span><text:span text:style-name="T52">(не подано у словнику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0</text:p>
          </table:table-cell>
          <table:table-cell table:style-name="Dictionary.B239" table:number-columns-spanned="3" office:value-type="string">
            <text:p text:style-name="P20">Призáход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239" table:number-columns-spanned="3" office:value-type="string">
            <text:h text:style-name="P44" text:outline-level="2"><text:span text:style-name="T68">утворене префіксальним способом, похідне від слів:</text:span><text:span text:style-name="T60"> </text:span><text:span text:style-name="T62">при</text:span><text:span text:style-name="T60"> і </text:span><text:span text:style-name="T62">за</text:span><text:span text:style-name="T65"></text:span><text:span text:style-name="T62">хід</text:span></text:h>
          </table:table-cell>
          <table:covered-table-cell/>
          <table:covered-table-cell/>
          <table:table-cell table:style-name="Dictionary.H239" table:number-columns-spanned="3" office:value-type="string">
            <text:p text:style-name="P3"><text:span text:style-name="T120">Прижухлий клониться пирій</text:span></text:p>
            <text:p text:style-name="P3"><text:span text:style-name="T120">на </text:span><text:span text:style-name="T121">призаходи</text:span><text:span text:style-name="T120"> дня</text:span><text:span text:style-name="T119">. </text:span><text:span text:style-name="T124">(П‑2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4" office:value-type="string">
            <text:h text:style-name="P41" text:outline-level="2">при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прийм.</text:span><text:span text:style-name="T89">, </text:span><text:span text:style-name="T90">з місц. в.</text:span> <text:span text:style-name="T89">Сполучення з </text:span><text:span text:style-name="T90">прийм.</text:span> <text:span text:style-name="T89">при виражають: Просторові відношення:</text:span></text:p>
            <text:p text:style-name="P31"><text:span text:style-name="T60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pan text:style-name="T60">відбувається інша дія чи триває стан; г) моменту дії, пов'язаного з її </text:span><text:span text:style-name="T60">початком або кінцем. </text:span><text:span text:style-name="T70">Сказати при кінці</text:span><text:span text:style-name="T60">.</text:span></text:p>
          </table:table-cell>
          <table:covered-table-cell/>
          <table:covered-table-cell/>
          <table:covered-table-cell/>
          <table:table-cell table:style-name="Dictionary.F240" table:number-columns-spanned="5" office:value-type="string">
            <text:h text:style-name="P42" text:outline-level="2"><text:span text:style-name="T86">з</text:span><text:span text:style-name="T107">а</text:span><text:span text:style-name="T18"></text:span><text:span text:style-name="T86">х</text:span><text:span text:style-name="T107">і</text:span><text:span text:style-name="T18"></text:span><text:span text:style-name="T86">д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захо</text:span><text:span text:style-name="T17"></text:span><text:span text:style-name="T89">ду, </text:span><text:span text:style-name="T90">ч.</text:span></text:p>
            <text:p text:style-name="P26">2) Час, коли заходить сонц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1</text:p>
          </table:table-cell>
          <table:table-cell table:style-name="Dictionary.B241" table:number-columns-spanned="3" office:value-type="string">
            <text:p text:style-name="P20">Притінь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241" table:number-columns-spanned="3" office:value-type="string">
            <text:h text:style-name="P44" text:outline-level="2"><text:span text:style-name="T68">утворене префіксальним способом, похідне від слів:</text:span><text:span text:style-name="T60"> </text:span><text:span text:style-name="T62">при</text:span><text:span text:style-name="T60"> і </text:span><text:span text:style-name="T62">тінь</text:span></text:h>
          </table:table-cell>
          <table:covered-table-cell/>
          <table:covered-table-cell/>
          <table:table-cell table:style-name="Dictionary.H241" table:number-columns-spanned="3" office:value-type="string">
            <text:p text:style-name="P3"><text:span text:style-name="T23">Ти тінь. Ти </text:span><text:span text:style-name="T26">притінь</text:span><text:span text:style-name="T23">. Смерк і довгий гуд</text:span></text:p>
            <text:p text:style-name="P3"><text:span text:style-name="T23">і зелень бань… </text:span><text:span text:style-name="T41">(П‑1, 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4" office:value-type="string">
            <text:p text:style-name="P7">при <text:span text:style-name="T114">(див. 120)</text:span></text:p>
          </table:table-cell>
          <table:covered-table-cell/>
          <table:covered-table-cell/>
          <table:covered-table-cell/>
          <table:table-cell table:style-name="Dictionary.F242" table:number-columns-spanned="5" office:value-type="string">
            <text:h text:style-name="P41" text:outline-level="2">тінь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і, </text:span><text:span text:style-name="T90">ж.</text:span></text:p>
            <text:p text:style-name="P26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115">кого</text:span>, <text:span text:style-name="T115">чия</text:span>, <text:span text:style-name="T90">перен.</text:span> Про того, хто ніколи не покидає іншого, завжди буває з ним разом.</text:p>
            <text:p text:style-name="P33"><text:span text:style-name="T59">6) </text:span><text:span text:style-name="T73">перен.</text:span><text:span text:style-name="T59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2</text:p>
          </table:table-cell>
          <table:table-cell table:style-name="Dictionary.B243" table:number-columns-spanned="3" office:value-type="string">
            <text:p text:style-name="P20">Прóростень</text:p>
            <text:p text:style-name="P3"><text:span text:style-name="T22">-стня, </text:span><text:span text:style-name="T23">ім., ч., інд.-авт.</text:span></text:p>
          </table:table-cell>
          <table:covered-table-cell/>
          <table:covered-table-cell/>
          <table:table-cell table:style-name="Dictionary.E243" table:number-columns-spanned="3" office:value-type="string">
            <text:p text:style-name="P3"><text:span text:style-name="T47">утворене суфіксальним способом, похідне від слова</text:span><text:span text:style-name="T42"> </text:span><text:span text:style-name="T37">проростáти</text:span></text:p>
          </table:table-cell>
          <table:covered-table-cell/>
          <table:covered-table-cell/>
          <table:table-cell table:style-name="Dictionary.H243" table:number-columns-spanned="3" office:value-type="string">
            <text:p text:style-name="P3"><text:span text:style-name="T23">І </text:span><text:span text:style-name="T26">проростень</text:span><text:span text:style-name="T23">, і бугила,</text:span></text:p>
            <text:p text:style-name="P3"><text:span text:style-name="T23">і жалом жалощів тріпоче</text:span></text:p>
            <text:p text:style-name="P3"><text:span text:style-name="T23">доба і не пустити хоче</text:span></text:p>
            <text:p text:style-name="P3"><text:span text:style-name="T23">стежина, терням поросла. </text:span><text:span text:style-name="T41">(П‑2, 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h text:style-name="P42" text:outline-level="2"><text:span text:style-name="T86">пророст</text:span><text:span text:style-name="T107">а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є, </text:span><text:span text:style-name="T90">недок.</text:span><text:span text:style-name="T89">, прорости, -те, </text:span><text:span text:style-name="T90">док.</text:span></text:p>
            <text:p text:style-name="P31"><text:span text:style-name="T60">3) </text:span><text:span text:style-name="T74">неперех.</text:span><text:span text:style-name="T60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3</text:p>
          </table:table-cell>
          <table:table-cell table:style-name="Dictionary.B245" table:number-columns-spanned="3" office:value-type="string">
            <text:p text:style-name="P3"><text:span text:style-name="T5">Протипотíк (</text:span><text:span text:style-name="T35">протипотóки</text:span><text:span text:style-name="T5">)</text:span></text:p>
            <text:p text:style-name="P3"><text:span text:style-name="T22">-тóку, </text:span><text:span text:style-name="T23">ім., ч., інд.-авт.</text:span></text:p>
          </table:table-cell>
          <table:covered-table-cell/>
          <table:covered-table-cell/>
          <table:table-cell table:style-name="Dictionary.E245" table:number-columns-spanned="3" office:value-type="string">
            <text:p text:style-name="P3"><text:span text:style-name="T47">утворене префіксальним способом, похідне </text:span><text:soft-page-break/><text:span text:style-name="T47">від слів:</text:span><text:span text:style-name="T33"> </text:span><text:span text:style-name="T36">прóти</text:span><text:span text:style-name="T33">... і </text:span><text:span text:style-name="T36">потíк</text:span></text:p>
          </table:table-cell>
          <table:covered-table-cell/>
          <table:covered-table-cell/>
          <table:table-cell table:style-name="Dictionary.H245" table:number-columns-spanned="3" office:value-type="string">
            <text:p text:style-name="P3"><text:span text:style-name="T23">Розбратані </text:span><text:span text:style-name="T26">протипотоки</text:span></text:p>
            <text:p text:style-name="P3"><text:span text:style-name="T23">’дне одного наздоганяють,</text:span></text:p>
            <text:p text:style-name="P3"><text:span text:style-name="T23">годують себе проминанням</text:span></text:p>
            <text:p text:style-name="P3"><text:soft-page-break/><text:span text:style-name="T23">заказаних долею стріч. </text:span><text:span text:style-name="T41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4" office:value-type="string">
            <text:h text:style-name="P42" text:outline-level="2"><text:span text:style-name="T86">пр</text:span><text:span text:style-name="T107">о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7"><text:span text:style-name="T86">II </text:span><text:span text:style-name="T90">присл.</text:span></text:p>
            <text:p text:style-name="P38"><text:span text:style-name="T60">Не на підтримку, не на користь кого-, чого-небудь. || </text:span><text:span text:style-name="T74">у знач.</text:span><text:span text:style-name="T60"> </text:span><text:span text:style-name="T74">присудк. сл.</text:span><text:span text:style-name="T60"> || </text:span><text:span text:style-name="T74">у знач.</text:span><text:span text:style-name="T60"> </text:span><text:span text:style-name="T74">ім.</text:span><text:span text:style-name="T60">, </text:span><text:span text:style-name="T74">розм.</text:span><text:span text:style-name="T60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table-cell table:style-name="Dictionary.F246" table:number-columns-spanned="5" office:value-type="string">
            <text:h text:style-name="P42" text:outline-level="2"><text:span text:style-name="T86">пот</text:span><text:span text:style-name="T107">і</text:span><text:span text:style-name="T18"></text:span><text:span text:style-name="T86">к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току, </text:span><text:span text:style-name="T90">ч.</text:span></text:p>
            <text:p text:style-name="P26">1) Річка (<text:span text:style-name="T90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115">чого</text:span>, <text:span text:style-name="T115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15">Магнітний потік</text:span>.</text:p>
            <text:p text:style-name="P31"><text:span text:style-name="T60">2) </text:span><text:span text:style-name="T70">кого</text:span><text:span text:style-name="T60">, </text:span><text:span text:style-name="T70">чого</text:span><text:span text:style-name="T60">, </text:span><text:span text:style-name="T70">який</text:span><text:span text:style-name="T60">, </text:span><text:span text:style-name="T74">перен.</text:span><text:span text:style-name="T60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4</text:p>
          </table:table-cell>
          <table:table-cell table:style-name="Dictionary.B247" table:number-columns-spanned="3" office:value-type="string">
            <text:p text:style-name="P20">Пружноголóс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247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прýжний</text:span><text:span text:style-name="T33"> і </text:span><text:span text:style-name="T36">гóлос</text:span></text:p>
          </table:table-cell>
          <table:covered-table-cell/>
          <table:covered-table-cell/>
          <table:table-cell table:style-name="Dictionary.H247" table:number-columns-spanned="3" office:value-type="string">
            <text:p text:style-name="P3"><text:span text:style-name="T23">…янгольський мосянжний хор</text:span></text:p>
            <text:p text:style-name="P3"><text:span text:style-name="T23">гучить на присілки і села</text:span></text:p>
            <text:p text:style-name="P3"><text:span text:style-name="T23">і проста пісенька весела</text:span></text:p>
            <text:p text:style-name="P3"><text:span text:style-name="T26">пружноголосий</text:span><text:span text:style-name="T23"> барвить хор. </text:span><text:span text:style-name="T41">(П‑2, 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4" office:value-type="string">
            <text:h text:style-name="P42" text:outline-level="2"><text:span text:style-name="T86">пр</text:span><text:span text:style-name="T107">у</text:span><text:span text:style-name="T18"></text:span><text:span text:style-name="T86">жн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<text:soft-page-break/>пружна, пружне.</text:p>
            <text:p text:style-name="P31"><text:span text:style-name="T60">3) </text:span><text:span text:style-name="T74">перен.</text:span><text:span text:style-name="T60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table-cell table:style-name="Dictionary.F248" table:number-columns-spanned="5" office:value-type="string">
            <text:h text:style-name="P42" text:outline-level="2"><text:span text:style-name="T86">г</text:span><text:span text:style-name="T107">о</text:span><text:span text:style-name="T18"></text:span><text:span text:style-name="T86">лос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у, </text:span><text:span text:style-name="T90">ч.</text:span></text:p>
            <text:p text:style-name="P26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5</text:p>
          </table:table-cell>
          <table:table-cell table:style-name="Dictionary.B249" table:number-columns-spanned="3" office:value-type="string">
            <text:p text:style-name="P20">Пург-сніги</text:p>
            <text:p text:style-name="P3"><text:span text:style-name="T22">-ів, </text:span><text:span text:style-name="T23">ім., мн., інд.-авт.</text:span></text:p>
          </table:table-cell>
          <table:covered-table-cell/>
          <table:covered-table-cell/>
          <table:table-cell table:style-name="Dictionary.E249" table:number-columns-spanned="3" office:value-type="string">
            <text:p text:style-name="P3"><text:span text:style-name="T47">утворене способом словоскладання, похідне від слів:</text:span><text:span text:style-name="T33"> </text:span><text:span text:style-name="T36">пургá</text:span><text:span text:style-name="T33"> і </text:span><text:span text:style-name="T36">сніги</text:span></text:p>
          </table:table-cell>
          <table:covered-table-cell/>
          <table:covered-table-cell/>
          <table:table-cell table:style-name="Dictionary.H249" table:number-columns-spanned="3" office:value-type="string">
            <text:p text:style-name="P3"><text:span text:style-name="T23">Лиш модрини</text:span><text:span text:style-name="T25"> </text:span><text:span text:style-name="T23">гудуть, гудуть мо-</text:span></text:p>
            <text:p text:style-name="P3"><text:span text:style-name="T23">дрини,</text:span></text:p>
            <text:p text:style-name="P3"><text:span text:style-name="T23">а вітри лекалами хуг</text:span></text:p>
            <text:p text:style-name="P3"><text:span text:style-name="T23">піють,</text:span></text:p>
            <text:p text:style-name="P3"><text:span text:style-name="T23">що заблуклий в сопках пестун</text:span></text:p>
            <text:p text:style-name="P3"><text:span text:style-name="T23">скоро</text:span></text:p>
            <text:p text:style-name="P3"><text:span text:style-name="T23">без ведмедиці в </text:span><text:span text:style-name="T26">пург-снігах</text:span></text:p>
            <text:p text:style-name="P3"><text:span text:style-name="T23">згине. </text:span><text:span text:style-name="T41">(П‑2, 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4" office:value-type="string">
            <text:h text:style-name="P42" text:outline-level="2"><text:span text:style-name="T86">ург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Сильний вітер зі снігом; завірюха, хуртовина.</text:p>
          </table:table-cell>
          <table:covered-table-cell/>
          <table:covered-table-cell/>
          <table:covered-table-cell/>
          <table:table-cell table:style-name="Dictionary.F250" table:number-columns-spanned="5" office:value-type="string">
            <text:h text:style-name="P41" text:outline-level="2">сніг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26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6</text:p>
          </table:table-cell>
          <table:table-cell table:style-name="Dictionary.B251" table:number-columns-spanned="3" office:value-type="string">
            <text:p text:style-name="P20">Рáдощі-жалí</text:p>
            <text:p text:style-name="P3"><text:span text:style-name="T22">рáдоще-жалíв, </text:span><text:span text:style-name="T23">ім., мн., інд.-авт.</text:span></text:p>
          </table:table-cell>
          <table:covered-table-cell/>
          <table:covered-table-cell/>
          <table:table-cell table:style-name="Dictionary.E251" table:number-columns-spanned="3" office:value-type="string">
            <text:p text:style-name="P3"><text:span text:style-name="T47">утворене способом словоскладання, похідне від слів:</text:span><text:span text:style-name="T33"> </text:span><text:span text:style-name="T36">рáдощі</text:span><text:span text:style-name="T33"> і </text:span><text:span text:style-name="T36">жалі</text:span></text:p>
          </table:table-cell>
          <table:covered-table-cell/>
          <table:covered-table-cell/>
          <table:table-cell table:style-name="Dictionary.H251" table:number-columns-spanned="3" office:value-type="string">
            <text:p text:style-name="P3"><text:span text:style-name="T23">…де розкошує маячня</text:span></text:p>
            <text:p text:style-name="P3"><text:span text:style-name="T23">моїх далеких недобутих марень</text:span></text:p>
            <text:p text:style-name="P3"><text:span text:style-name="T23">в калейдоскопі </text:span><text:span text:style-name="T26">радоще-жалів</text:span><text:span text:style-name="T23">… </text:span><text:span text:style-name="T41">(П‑1, 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4" office:value-type="string">
            <text:h text:style-name="P42" text:outline-level="2"><text:span text:style-name="T86">Р</text:span><text:span text:style-name="T107">а</text:span><text:span text:style-name="T18"></text:span><text:span text:style-name="T86">дість (</text:span><text:span text:style-name="T36">рáдощі</text:span><text:span text:style-name="T86">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дості, </text:span><text:span text:style-name="T90">ж.</text:span></text:p>
            <text:p text:style-name="P26">1) Почуття задоволення, втіха, приємність.</text:p>
          </table:table-cell>
          <table:covered-table-cell/>
          <table:covered-table-cell/>
          <table:covered-table-cell/>
          <table:table-cell table:style-name="Dictionary.F252" table:number-columns-spanned="5" office:value-type="string">
            <text:h text:style-name="P41" text:outline-level="2">жаль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жалю, </text:span><text:span text:style-name="T90">ч.</text:span></text:p>
            <text:p text:style-name="P26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7</text:p>
          </table:table-cell>
          <table:table-cell table:style-name="Dictionary.B253" table:number-columns-spanned="3" office:value-type="string">
            <text:p text:style-name="P20">РозбрÁтаний</text:p>
            <text:p text:style-name="P3"><text:span text:style-name="T22">-а, -е, </text:span><text:span text:style-name="T24">дієпр. пас. мин. ч., інд.-авт.</text:span></text:p>
          </table:table-cell>
          <table:covered-table-cell/>
          <table:covered-table-cell/>
          <table:table-cell table:style-name="Dictionary.E253" table:number-columns-spanned="3" office:value-type="string">
            <text:p text:style-name="P3"><text:span text:style-name="T47">утворене суфіксальним способом, похідне від слова </text:span><text:span text:style-name="T37">розбратáти</text:span></text:p>
          </table:table-cell>
          <table:covered-table-cell/>
          <table:covered-table-cell/>
          <table:table-cell table:style-name="Dictionary.H253" table:number-columns-spanned="3" office:value-type="string">
            <text:p text:style-name="P3"><text:span text:style-name="T26">Розбратані</text:span><text:span text:style-name="T23"> </text:span><text:span text:style-name="T30">протипотоки</text:span></text:p>
            <text:p text:style-name="P3"><text:span text:style-name="T23">’дне одного наздоганяють,</text:span></text:p>
            <text:p text:style-name="P3"><text:span text:style-name="T23">годують себе проминанням</text:span></text:p>
            <text:p text:style-name="P3"><text:span text:style-name="T23">заказаних долею стріч. </text:span><text:span text:style-name="T41">(П‑1, 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h text:style-name="P42" text:outline-level="2"><text:span text:style-name="T86">розбрат</text:span><text:span text:style-name="T107">а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ю, -аєш, </text:span><text:span text:style-name="T90">док.</text:span><text:span text:style-name="T89">, </text:span><text:span text:style-name="T90">розм.</text:span></text:p>
            <text:p text:style-name="P26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28</text:p>
          </table:table-cell>
          <table:table-cell table:style-name="Dictionary.B255" table:number-columns-spanned="3" office:value-type="string">
            <text:p text:style-name="P20">Розпелюстити</text:p>
            <text:p text:style-name="P3"><text:span text:style-name="T22">-щу, -щиш, дієсл., </text:span><text:span text:style-name="T23">док., перех., інд.-авт.</text:span></text:p>
          </table:table-cell>
          <table:covered-table-cell/>
          <table:covered-table-cell/>
          <table:table-cell table:style-name="Dictionary.E255" table:number-columns-spanned="3" office:value-type="string">
            <text:p text:style-name="P3"><text:span text:style-name="T47">утворене суфіксально-префіксальним способом, похідне від слова</text:span><text:span text:style-name="T33"> </text:span><text:span text:style-name="T36">пелюстки</text:span></text:p>
          </table:table-cell>
          <table:covered-table-cell/>
          <table:covered-table-cell/>
          <table:table-cell table:style-name="Dictionary.H255" table:number-columns-spanned="3" office:value-type="string">
            <text:p text:style-name="P3"><text:span text:style-name="T23">Треба щедро – серцем одним, устами</text:span></text:p>
            <text:p text:style-name="P3"><text:span text:style-name="T23">ледь розпуклими – </text:span><text:span text:style-name="T26">розпелюстити</text:span><text:span text:style-name="T23"> втіхи гін,</text:span></text:p>
            <text:p text:style-name="P3"><text:span text:style-name="T23">всевідради! Сонце бо йде – за нами. </text:span><text:span text:style-name="T41">(П‑1, 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h text:style-name="P42" text:outline-level="2"><text:span text:style-name="T86">пел</text:span><text:span text:style-name="T107">ю</text:span><text:span text:style-name="T18"></text:span><text:span text:style-name="T86">стк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29</text:p>
          </table:table-cell>
          <table:table-cell table:style-name="Dictionary.B257" table:number-columns-spanned="3" office:value-type="string">
            <text:p text:style-name="P20">Рясночóл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257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рясний </text:span><text:span text:style-name="T33">і </text:span><text:span text:style-name="T36">чолó</text:span></text:p>
          </table:table-cell>
          <table:covered-table-cell/>
          <table:covered-table-cell/>
          <table:table-cell table:style-name="Dictionary.H257" table:number-columns-spanned="3" office:value-type="string">
            <text:p text:style-name="P3"><text:span text:style-name="T23">Я, певне, яблуня була,</text:span></text:p>
            <text:p text:style-name="P3"><text:span text:style-name="T23">паморочила світ довкола,</text:span></text:p>
            <text:p text:style-name="P3"><text:span text:style-name="T23">в рясному цвіті </text:span><text:span text:style-name="T26">рясночола</text:span></text:p>
            <text:p text:style-name="P3"><text:span text:style-name="T23">тужила, ніжилась, жила. </text:span><text:span text:style-name="T41">(П‑2, 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4" office:value-type="string">
            <text:h text:style-name="P42" text:outline-level="2"><text:span text:style-name="T86">рясн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2) Багатий, високий (про урожай). || <text:span text:style-name="T90">перен.</text:span> Плідний на що-небудь, чимсь.</text:p>
            <text:p text:style-name="P31"><text:span text:style-name="T60">5) </text:span><text:span text:style-name="T74">розм.</text:span><text:span text:style-name="T60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table-cell table:style-name="Dictionary.F258" table:number-columns-spanned="5" office:value-type="string">
            <text:h text:style-name="P42" text:outline-level="2"><text:span text:style-name="T86">чол</text:span><text:span text:style-name="T107">о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31"><text:span text:style-name="T60">1) Верхня надочна частина обличчя людини; лоб. || </text:span><text:span text:style-name="T74">перен.</text:span><text:span text:style-name="T60"> Вершина гори, дерева і т. ін., верхівка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0</text:p>
          </table:table-cell>
          <table:table-cell table:style-name="Dictionary.B259" table:number-columns-spanned="3" office:value-type="string">
            <text:p text:style-name="P20">Самовивище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5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вивищення</text:span></text:p>
          </table:table-cell>
          <table:covered-table-cell/>
          <table:covered-table-cell/>
          <table:table-cell table:style-name="Dictionary.H259" table:number-columns-spanned="3" office:value-type="string">
            <text:p text:style-name="P3"><text:span text:style-name="T23">Оце, життя, твої дороги</text:span></text:p>
            <text:p text:style-name="P3"><text:span text:style-name="T26">самовивищень</text:span><text:span text:style-name="T23">, як наруг. </text:span><text:span text:style-name="T41">(П‑2, 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4" office:value-type="string">
            <text:h text:style-name="P41" text:outline-level="2">сам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рідше </text:span><text:span text:style-name="T89">самий, сама, само </text:span><text:span text:style-name="T90">і </text:span><text:span text:style-name="T89">саме; </text:span><text:span text:style-name="T90">мн.</text:span> <text:span text:style-name="T89">сами </text:span><text:span text:style-name="T90">і </text:span><text:span text:style-name="T89">самі; </text:span><text:span text:style-name="T90">займ.</text:span> <text:span text:style-name="T90">означ.</text:span></text:p>
            <text:p text:style-name="P31"><text:span text:style-name="T60">1) Уживається з </text:span><text:span text:style-name="T74">ім.</text:span><text:span text:style-name="T60"> чи </text:span><text:span text:style-name="T74">особ.</text:span><text:span text:style-name="T60"> </text:span><text:span text:style-name="T74">займ.</text:span><text:span text:style-name="T60">, вказуючи на особу чи предмет, що безпосередньо є джерелом чи об'єктом дії, стану. || Уживається для більшої </text:span><text:soft-page-break/><text:span text:style-name="T60">конкретизації, вирізнення особи чи предмета; власне хтось; власне щось. || Уживається в </text:span><text:span text:style-name="T74">знач.</text:span><text:span text:style-name="T60"> не хто інший, як, хтось власною особою. || Уживається для підкреслення, що дія або стан поширюються й на визначувану особу чи предмет; теж, також, і (й). || </text:span><text:span text:style-name="T60">Уживається самостійно, заступаючи </text:span><text:span text:style-name="T74">ім.</text:span><text:span text:style-name="T60"> чи </text:span><text:span text:style-name="T74">особ.</text:span><text:span text:style-name="T60"> </text:span><text:span text:style-name="T74">займ.</text:span><text:span text:style-name="T60"> || Уживається на позначення відокремлення особи чи предмета від інших осіб або предметів (</text:span><text:span text:style-name="T74">перев.</text:span><text:span text:style-name="T60"> зі </text:span><text:span text:style-name="T74">спол.</text:span><text:span text:style-name="T60"> "а").</text:span></text:p>
          </table:table-cell>
          <table:covered-table-cell/>
          <table:covered-table-cell/>
          <table:covered-table-cell/>
          <table:table-cell table:style-name="Dictionary.F260" table:number-columns-spanned="5" office:value-type="string">
            <text:h text:style-name="P42" text:outline-level="2"><text:span text:style-name="T86">в</text:span><text:span text:style-name="T107">и</text:span><text:span text:style-name="T18"></text:span><text:span text:style-name="T86">вище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вивищувати"><text:span text:style-name="T79">вивищувати</text:span></text:a><text:span text:style-name="T71">, </text:span><text:a xlink:type="simple" xlink:href="http://www.lingvo.ua/uk/Translate/uk-uk/вивищуватися"><text:span text:style-name="T79">вивищуватися</text:span></text:a><text:span text:style-name="T71">, в</text:span><text:span text:style-name="T84">и</text:span><text:span text:style-name="T21"></text:span><text:span text:style-name="T71">вищити і в</text:span><text:span text:style-name="T84">и</text:span><text:span text:style-name="T21"></text:span><text:span text:style-name="T71">вищити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1</text:p>
          </table:table-cell>
          <table:table-cell table:style-name="Dictionary.B261" table:number-columns-spanned="3" office:value-type="string">
            <text:p text:style-name="P20">Самовóля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261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вóля</text:span></text:p>
          </table:table-cell>
          <table:covered-table-cell/>
          <table:covered-table-cell/>
          <table:table-cell table:style-name="Dictionary.H261" table:number-columns-spanned="3" office:value-type="string">
            <text:p text:style-name="P3"><text:span text:style-name="T23">Червона барка в чорноводді</text:span><text:span text:style-name="T25"> </text:span><text:span text:style-name="T23">доль</text:span></text:p>
            <text:p text:style-name="P3"><text:span text:style-name="T23">загубиться. І фенікс довгоногий</text:span></text:p>
            <text:p text:style-name="P3"><text:span text:style-name="T23">перенесе тебе в ясні чертоги</text:span></text:p>
            <text:p text:style-name="P3"><text:span text:style-name="T23">від </text:span><text:span text:style-name="T26">самоволь</text:span><text:span text:style-name="T23">, покори і сваволь. </text:span><text:span text:style-name="T41">(П‑1, 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62" table:number-columns-spanned="5" office:value-type="string">
            <text:h text:style-name="P42" text:outline-level="2"><text:span text:style-name="T86">в</text:span><text:span text:style-name="T107">о</text:span><text:span text:style-name="T18"></text:span><text:span text:style-name="T86">л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і, </text:span><text:span text:style-name="T90">ж.</text:span></text:p>
            <text:p text:style-name="P31"><text:span text:style-name="T60">5) Свобода, незалежність; </text:span><text:span text:style-name="T74">прот.</text:span><text:span text:style-name="T60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2</text:p>
          </table:table-cell>
          <table:table-cell table:style-name="Dictionary.B263" table:number-columns-spanned="3" office:value-type="string">
            <text:p text:style-name="P20">Самовоскресíнн<text:soft-page-break/>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63" table:number-columns-spanned="3" office:value-type="string">
            <text:p text:style-name="P3"><text:span text:style-name="T47">утворене способом </text:span><text:soft-page-break/><text:span text:style-name="T47">основословоскладання, похідне від слів:</text:span><text:span text:style-name="T33"> </text:span><text:span text:style-name="T36">сáмо</text:span><text:span text:style-name="T33">... і </text:span><text:span text:style-name="T36">воскресíння</text:span></text:p>
          </table:table-cell>
          <table:covered-table-cell/>
          <table:covered-table-cell/>
          <table:table-cell table:style-name="Dictionary.H263" table:number-columns-spanned="3" office:value-type="string">
            <text:p text:style-name="P3"><text:span text:style-name="T23">…перейде крізь страстотерпця </text:span><text:soft-page-break/><text:span text:style-name="T23">тіні</text:span></text:p>
            <text:p text:style-name="P3"><text:span text:style-name="T23">пророк, свого цураючись лиця,</text:span></text:p>
            <text:p text:style-name="P3"><text:span text:style-name="T23">в передчуванні віщого кінця</text:span></text:p>
            <text:p text:style-name="P3"><text:span text:style-name="T23">самоофіри й </text:span><text:span text:style-name="T26">самовоскресіння</text:span><text:span text:style-name="T23">. </text:span><text:span text:style-name="T41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64" table:number-columns-spanned="5" office:value-type="string">
            <text:h text:style-name="P42" text:outline-level="2"><text:span text:style-name="T86">воскрес</text:span><text:span text:style-name="T107">і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і стан за знач. </text:span><text:a xlink:type="simple" xlink:href="http://www.lingvo.ua/uk/Translate/uk-uk/воскреснути"><text:span text:style-name="T79">воскресну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3</text:p>
          </table:table-cell>
          <table:table-cell table:style-name="Dictionary.B265" table:number-columns-spanned="3" office:value-type="string">
            <text:p text:style-name="P20">Самовтéча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26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втéча</text:span></text:p>
          </table:table-cell>
          <table:covered-table-cell/>
          <table:covered-table-cell/>
          <table:table-cell table:style-name="Dictionary.H265" table:number-columns-spanned="3" office:value-type="string">
            <text:p text:style-name="P3"><text:span text:style-name="T23">Доброму і злому</text:span></text:p>
            <text:p text:style-name="P3"><text:span text:style-name="T23">кажи межу і позначи шляхи</text:span></text:p>
            <text:p text:style-name="P3"><text:span text:style-name="T23">для </text:span><text:span text:style-name="T26">самовтечі</text:span><text:span text:style-name="T23">. </text:span><text:span text:style-name="T41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66" table:number-columns-spanned="5" office:value-type="string">
            <text:p text:style-name="P3"><text:span text:style-name="T36">втéча </text:span><text:span text:style-name="T53">(див. 5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4</text:p>
          </table:table-cell>
          <table:table-cell table:style-name="Dictionary.B267" table:number-columns-spanned="3" office:value-type="string">
            <text:p text:style-name="P20">Самодóкíр</text:p>
            <text:p text:style-name="P3"><text:span text:style-name="T22">самодóкóру, </text:span><text:span text:style-name="T23">ім., ч., інд.-авт.</text:span></text:p>
          </table:table-cell>
          <table:covered-table-cell/>
          <table:covered-table-cell/>
          <table:table-cell table:style-name="Dictionary.E267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дóкíр</text:span></text:p>
          </table:table-cell>
          <table:covered-table-cell/>
          <table:covered-table-cell/>
          <table:table-cell table:style-name="Dictionary.H267" table:number-columns-spanned="3" office:value-type="string">
            <text:p text:style-name="P3"><text:span text:style-name="T23">Не вір – ні долі, ні собі не вір,</text:span></text:p>
            <text:p text:style-name="P3"><text:span text:style-name="T23">а спроневіра і </text:span><text:span text:style-name="T26">самодокір</text:span></text:p>
            <text:p text:style-name="P3"><text:span text:style-name="T23">і змерзлий крик, що грудкою у горлі</text:span></text:p>
            <text:p text:style-name="P3"><text:span text:style-name="T23">засів мов кляп – то все неначе дріт</text:span></text:p>
            <text:p text:style-name="P3"><text:span text:style-name="T23">колючий. </text:span><text:span text:style-name="T41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68" table:number-columns-spanned="5" office:value-type="string">
            <text:h text:style-name="P42" text:outline-level="2"><text:span text:style-name="T86">д</text:span><text:span text:style-name="T107">о</text:span><text:span text:style-name="T18"></text:span><text:span text:style-name="T86">к</text:span><text:span text:style-name="T107">і</text:span><text:span text:style-name="T18"></text:span><text:span text:style-name="T86">р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до</text:span><text:span text:style-name="T17"></text:span><text:span text:style-name="T89">ко</text:span><text:span text:style-name="T17"></text:span><text:span text:style-name="T89">ру, </text:span><text:span text:style-name="T90">ч.</text:span></text:p>
            <text:p text:style-name="P26">Висловлене кому-небудь або передане в інший спосіб звинувачення в чомусь, <text:soft-page-break/>незадоволення чимось і т. і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5</text:p>
          </table:table-cell>
          <table:table-cell table:style-name="Dictionary.B269" table:number-columns-spanned="3" office:value-type="string">
            <text:p text:style-name="P20">Самодосáд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26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досáда</text:span></text:p>
          </table:table-cell>
          <table:covered-table-cell/>
          <table:covered-table-cell/>
          <table:table-cell table:style-name="Dictionary.H269" table:number-columns-spanned="3" office:value-type="string">
            <text:p text:style-name="P3"><text:span text:style-name="T23">…в мить крутого самопочезання</text:span></text:p>
            <text:p text:style-name="P3"><text:span text:style-name="T23">він надто пильно стежив шлях утрат, - </text:span></text:p>
            <text:p text:style-name="P3"><text:span text:style-name="T23">лиш так його спотворило дерзання</text:span></text:p>
            <text:p text:style-name="P3"><text:span text:style-name="T23">тим виразом вибачливих жалів,</text:span></text:p>
            <text:p text:style-name="P3"><text:span text:style-name="T26">самодосад</text:span><text:span text:style-name="T23">… </text:span><text:span text:style-name="T41">(П‑1, 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70" table:number-columns-spanned="5" office:value-type="string">
            <text:h text:style-name="P42" text:outline-level="2"><text:span text:style-name="T86">дос</text:span><text:span text:style-name="T107">а</text:span><text:span text:style-name="T18"></text:span><text:span text:style-name="T86">д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Почуття невдоволення, гіркоти, викликане чим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6</text:p>
          </table:table-cell>
          <table:table-cell table:style-name="Dictionary.B271" table:number-columns-spanned="3" office:value-type="string">
            <text:p text:style-name="P20">Самодохóдже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71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дохóдження</text:span></text:p>
          </table:table-cell>
          <table:covered-table-cell/>
          <table:covered-table-cell/>
          <table:table-cell table:style-name="Dictionary.H271" table:number-columns-spanned="3" office:value-type="string">
            <text:p text:style-name="P3"><text:span text:style-name="T23">Там крила птаства рясно миготіли,</text:span></text:p>
            <text:p text:style-name="P3"><text:span text:style-name="T23">мережилася зелень дивновзором,</text:span></text:p>
            <text:p text:style-name="P3"><text:span text:style-name="T23">а душу вже поймав </text:span><text:span text:style-name="T26">самодоходжень</text:span></text:p>
            <text:p text:style-name="P3"><text:span text:style-name="T23">зухвалий холод і зухвалий жах. </text:span><text:span text:style-name="T41">(П‑2, 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72" table:number-columns-spanned="5" office:value-type="string">
            <text:h text:style-name="P42" text:outline-level="2"><text:span text:style-name="T86">дох</text:span><text:span text:style-name="T107">о</text:span><text:span text:style-name="T18"></text:span><text:span text:style-name="T86">дже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доходити"><text:span text:style-name="T79">доходи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37</text:p>
          </table:table-cell>
          <table:table-cell table:style-name="Dictionary.B273" table:number-columns-spanned="3" office:value-type="string">
            <text:p text:style-name="P20">Самозаборóн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273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заборóна</text:span></text:p>
          </table:table-cell>
          <table:covered-table-cell/>
          <table:covered-table-cell/>
          <table:table-cell table:style-name="Dictionary.H273" table:number-columns-spanned="3" office:value-type="string">
            <text:p text:style-name="P3"><text:span text:style-name="T23">Нам ряд утрачено. Раптових спроб</text:span></text:p>
            <text:p text:style-name="P3"><text:span text:style-name="T23">назубрені шпилі – ото єдине,</text:span></text:p>
            <text:p text:style-name="P3"><text:span text:style-name="T23">що вирвалося з </text:span><text:span text:style-name="T26">самозаборон</text:span><text:span text:style-name="T23">,</text:span></text:p>
            <text:p text:style-name="P3"><text:span text:style-name="T23">які дарують небеса щедротні… </text:span><text:span text:style-name="T41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74" table:number-columns-spanned="5" office:value-type="string">
            <text:h text:style-name="P42" text:outline-level="2"><text:span text:style-name="T86">забор</text:span><text:span text:style-name="T107">о</text:span><text:span text:style-name="T18"></text:span><text:span text:style-name="T86">н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Наказ не робити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8</text:p>
          </table:table-cell>
          <table:table-cell table:style-name="Dictionary.B275" table:number-columns-spanned="3" office:value-type="string">
            <text:p text:style-name="P20">Самонаближе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7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наближення</text:span></text:p>
          </table:table-cell>
          <table:covered-table-cell/>
          <table:covered-table-cell/>
          <table:table-cell table:style-name="Dictionary.H275" table:number-columns-spanned="3" office:value-type="string">
            <text:p text:style-name="P3"><text:span text:style-name="T23">…весь той чар</text:span></text:p>
            <text:p text:style-name="P3"><text:span text:style-name="T26">самонаближень</text:span><text:span text:style-name="T23">, упізнань і врочень,</text:span></text:p>
            <text:p text:style-name="P3"><text:span text:style-name="T23">що визріли у невіді душевній</text:span></text:p>
            <text:p text:style-name="P3"><text:span text:style-name="T23">і стежать стежать стежать зизим оком,</text:span></text:p>
            <text:p text:style-name="P3"><text:span text:style-name="T23">ачи я втраплю на свою стежу… </text:span><text:span text:style-name="T41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76" table:number-columns-spanned="5" office:value-type="string">
            <text:h text:style-name="P42" text:outline-level="2"><text:span text:style-name="T86">набл</text:span><text:span text:style-name="T107">и</text:span><text:span text:style-name="T18"></text:span><text:span text:style-name="T86">же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наблизити"><text:span text:style-name="T79">наблизити</text:span></text:a><text:span text:style-name="T71">, </text:span><text:a xlink:type="simple" xlink:href="http://www.lingvo.ua/uk/Translate/uk-uk/наближати"><text:span text:style-name="T79">наближати</text:span></text:a><text:span text:style-name="T71"> і </text:span><text:a xlink:type="simple" xlink:href="http://www.lingvo.ua/uk/Translate/uk-uk/наблизитися"><text:span text:style-name="T79">наблизитися</text:span></text:a><text:span text:style-name="T71">, </text:span><text:a xlink:type="simple" xlink:href="http://www.lingvo.ua/uk/Translate/uk-uk/наближатися"><text:span text:style-name="T79">наближатися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39</text:p>
          </table:table-cell>
          <table:table-cell table:style-name="Dictionary.B277" table:number-columns-spanned="3" office:value-type="string">
            <text:p text:style-name="P20">Самонарік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77" table:number-columns-spanned="3" office:value-type="string">
            <text:p text:style-name="P3"><text:span text:style-name="T47">утворене способом основословосклада</text:span><text:soft-page-break/><text:span text:style-name="T47">ння, похідне від слів:</text:span><text:span text:style-name="T33"> </text:span><text:span text:style-name="T36">сáмо</text:span><text:span text:style-name="T33">... і </text:span><text:span text:style-name="T36">нарікáння</text:span></text:p>
          </table:table-cell>
          <table:covered-table-cell/>
          <table:covered-table-cell/>
          <table:table-cell table:style-name="Dictionary.H277" table:number-columns-spanned="3" office:value-type="string">
            <text:p text:style-name="P3"><text:span text:style-name="T23">Ні, не впадай у біль – до </text:span><text:span text:style-name="T26">самонаріканняи</text:span><text:span text:style-name="T23">.</text:span></text:p>
            <text:p text:style-name="P3"><text:soft-page-break/><text:span text:style-name="T23">О, не впадай у біль – його, як меч, піднось. </text:span><text:span text:style-name="T41">(П‑2, 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78" table:number-columns-spanned="5" office:value-type="string">
            <text:h text:style-name="P42" text:outline-level="2"><text:span text:style-name="T86">нарік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нарікати"><text:span text:style-name="T79">наріка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0</text:p>
          </table:table-cell>
          <table:table-cell table:style-name="Dictionary.B279" table:number-columns-spanned="3" office:value-type="string">
            <text:p text:style-name="P20">Самонарóдже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7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нарóдження</text:span></text:p>
          </table:table-cell>
          <table:covered-table-cell/>
          <table:covered-table-cell/>
          <table:table-cell table:style-name="Dictionary.H279" table:number-columns-spanned="3" office:value-type="string">
            <text:p text:style-name="P3"><text:span text:style-name="T23">Оце </text:span><text:span text:style-name="T26">самонародження</text:span><text:span text:style-name="T23"> твоє</text:span></text:p>
            <text:p text:style-name="P3"><text:span text:style-name="T23">то голос смерті: пристарайся, брате,</text:span></text:p>
            <text:p text:style-name="P3"><text:span text:style-name="T23">бо вже заходить час твій вирушати,</text:span></text:p>
            <text:p text:style-name="P3"><text:span text:style-name="T23">пора і дописати житіє. </text:span><text:span text:style-name="T41">(П‑2, 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80" table:number-columns-spanned="5" office:value-type="string">
            <text:h text:style-name="P42" text:outline-level="2"><text:span text:style-name="T86">нар</text:span><text:span text:style-name="T107">о</text:span><text:span text:style-name="T18"></text:span><text:span text:style-name="T86">дже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1) Дія за знач. </text:span><text:a xlink:type="simple" xlink:href="http://www.lingvo.ua/uk/Translate/uk-uk/народити"><text:span text:style-name="T79">народити</text:span></text:a><text:span text:style-name="T71">, </text:span><text:a xlink:type="simple" xlink:href="http://www.lingvo.ua/uk/Translate/uk-uk/народжувати"><text:span text:style-name="T79">народжувати</text:span></text:a><text:span text:style-name="T71"> і </text:span><text:a xlink:type="simple" xlink:href="http://www.lingvo.ua/uk/Translate/uk-uk/народитися"><text:span text:style-name="T79">народитися</text:span></text:a><text:span text:style-name="T71">, </text:span><text:a xlink:type="simple" xlink:href="http://www.lingvo.ua/uk/Translate/uk-uk/народжуватися"><text:span text:style-name="T79">народжуватися</text:span></text:a><text:span text:style-name="T71">. || Час появи на світ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1</text:p>
          </table:table-cell>
          <table:table-cell table:style-name="Dictionary.B281" table:number-columns-spanned="3" office:value-type="string">
            <text:p text:style-name="P20">Самонаростáти</text:p>
            <text:p text:style-name="P10">-áю, -áєш, дієсл., недок., перех., інд.-авт.</text:p>
          </table:table-cell>
          <table:covered-table-cell/>
          <table:covered-table-cell/>
          <table:table-cell table:style-name="Dictionary.E281" table:number-columns-spanned="3" office:value-type="string">
            <text:p text:style-name="P23"><text:span text:style-name="T139">Утворене способом основословоскладання, похідне від слів:</text:span> сáмо... і наростáти</text:p>
          </table:table-cell>
          <table:covered-table-cell/>
          <table:covered-table-cell/>
          <table:table-cell table:style-name="Dictionary.H281" table:number-columns-spanned="3" office:value-type="string">
            <text:p text:style-name="P3"><text:span text:style-name="T23">Неначе дзвін – поезія. Гуде</text:span></text:p>
            <text:p text:style-name="P3"><text:span text:style-name="T23">і </text:span><text:span text:style-name="T26">самонаростає</text:span><text:span text:style-name="T23"> аж до повні… </text:span><text:span text:style-name="T41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82" table:number-columns-spanned="5" office:value-type="string">
            <text:h text:style-name="P42" text:outline-level="2"><text:span text:style-name="T86">нарост</text:span><text:span text:style-name="T107">а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є, </text:span><text:span text:style-name="T90">недок.</text:span><text:span text:style-name="T89">, нарости, -те; </text:span><text:span text:style-name="T90">мин. ч.</text:span> <text:span text:style-name="T89">наріс, наросла, наросло; </text:span><text:span text:style-name="T90">док.</text:span></text:p>
            <text:p text:style-name="P31"><text:span text:style-name="T60">3) </text:span><text:span text:style-name="T74">перен.</text:span><text:span text:style-name="T60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2</text:p>
          </table:table-cell>
          <table:table-cell table:style-name="Dictionary.B283" table:number-columns-spanned="3" office:value-type="string">
            <text:p text:style-name="P20">Самоофíр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283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5">офíра</text:span></text:p>
          </table:table-cell>
          <table:covered-table-cell/>
          <table:covered-table-cell/>
          <table:table-cell table:style-name="Dictionary.H283" table:number-columns-spanned="3" office:value-type="string">
            <text:p text:style-name="P3"><text:span text:style-name="T23">…перейде крізь страстотерпця тіні</text:span></text:p>
            <text:p text:style-name="P3"><text:span text:style-name="T23">пророк, свого цураючись лиця,</text:span></text:p>
            <text:p text:style-name="P3"><text:span text:style-name="T23">в передчуванні віщого кінця</text:span></text:p>
            <text:p text:style-name="P3"><text:span text:style-name="T26">самоофіри</text:span><text:span text:style-name="T23"> й самовоскресіння. </text:span><text:span text:style-name="T41">(П‑2, 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84" table:number-columns-spanned="5" office:value-type="string">
            <text:h text:style-name="P44" text:outline-level="2"><text:span text:style-name="T61">ж</text:span><text:span text:style-name="T81">е</text:span><text:span text:style-name="T20"></text:span><text:span text:style-name="T61">ртва (оф</text:span><text:span text:style-name="T81">і</text:span><text:span text:style-name="T20"></text:span><text:span text:style-name="T61">ра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3</text:p>
          </table:table-cell>
          <table:table-cell table:style-name="Dictionary.B285" table:number-columns-spanned="3" office:value-type="string">
            <text:p text:style-name="P20">Самопал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8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алáння</text:span></text:p>
          </table:table-cell>
          <table:covered-table-cell/>
          <table:covered-table-cell/>
          <table:table-cell table:style-name="Dictionary.H285" table:number-columns-spanned="3" office:value-type="string">
            <text:p text:style-name="P3"><text:span text:style-name="T23">О як нестерпно хочеться подовжень</text:span></text:p>
            <text:p text:style-name="P3"><text:span text:style-name="T23">і невигасного </text:span><text:span text:style-name="T26">самопалання</text:span><text:span text:style-name="T23">! </text:span><text:span text:style-name="T41">(П‑2, 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86" table:number-columns-spanned="5" office:value-type="string">
            <text:h text:style-name="P42" text:outline-level="2"><text:span text:style-name="T86">пал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палати"><text:span text:style-name="T79">пала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4</text:p>
          </table:table-cell>
          <table:table-cell table:style-name="Dictionary.B287" table:number-columns-spanned="3" office:value-type="string">
            <text:p text:style-name="P20">Самопереростáння</text:p>
            <text:p text:style-name="P10">-я, ім., с., інд.-авт.</text:p>
          </table:table-cell>
          <table:covered-table-cell/>
          <table:covered-table-cell/>
          <table:table-cell table:style-name="Dictionary.E287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ереростáння</text:span></text:p>
          </table:table-cell>
          <table:covered-table-cell/>
          <table:covered-table-cell/>
          <table:table-cell table:style-name="Dictionary.H287" table:number-columns-spanned="3" office:value-type="string">
            <text:p text:style-name="P3"><text:span text:style-name="T23">Отак: живи – і скній, живи – і скній,</text:span></text:p>
            <text:p text:style-name="P3"><text:span text:style-name="T23">і як дійдеш </text:span><text:span text:style-name="T26">самопереростання</text:span><text:span text:style-name="T23">,</text:span></text:p>
            <text:p text:style-name="P3"><text:span text:style-name="T23">і як збагнеш: ти власна жертва й кат,</text:span></text:p>
            <text:p text:style-name="P3"><text:span text:style-name="T23">тоді збагнеш і смерть, як припадання</text:span></text:p>
            <text:p text:style-name="P3"><text:span text:style-name="T23">до обрію, як утрату всіх утрат. </text:span><text:span text:style-name="T41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88" table:number-columns-spanned="5" office:value-type="string">
            <text:h text:style-name="P42" text:outline-level="2"><text:span text:style-name="T86">перерост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переростати"><text:span text:style-name="T79">переростати</text:span></text:a><text:span text:style-name="T71">, </text:span><text:a xlink:type="simple" xlink:href="http://www.lingvo.ua/uk/Translate/uk-uk/перерости"><text:span text:style-name="T79">перерос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5</text:p>
          </table:table-cell>
          <table:table-cell table:style-name="Dictionary.B289" table:number-columns-spanned="3" office:value-type="string">
            <text:p text:style-name="P20">Самопідтвéрджувати</text:p>
            <text:p text:style-name="P3"><text:span text:style-name="T22">-ую, уєш, дієсл., </text:span><text:span text:style-name="T23">недок., перех., інд.-авт.</text:span></text:p>
          </table:table-cell>
          <table:covered-table-cell/>
          <table:covered-table-cell/>
          <table:table-cell table:style-name="Dictionary.E28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ідтвéрджувати</text:span></text:p>
          </table:table-cell>
          <table:covered-table-cell/>
          <table:covered-table-cell/>
          <table:table-cell table:style-name="Dictionary.H289" table:number-columns-spanned="3" office:value-type="string">
            <text:p text:style-name="P3"><text:span text:style-name="T23">Ще, слава Богу, тьмяний стовбур совісті</text:span></text:p>
            <text:p text:style-name="P3"><text:span text:style-name="T23">признатись може весь до незбагненного,</text:span></text:p>
            <text:p text:style-name="P3"><text:span text:style-name="T23">котре </text:span><text:span text:style-name="T26">самопідтверджує</text:span><text:span text:style-name="T23"> її</text:span></text:p>
            <text:p text:style-name="P3"><text:span text:style-name="T23">і втаємничує… </text:span><text:span text:style-name="T41">(П‑2, 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90" table:number-columns-spanned="5" office:value-type="string">
            <text:h text:style-name="P42" text:outline-level="2"><text:span text:style-name="T86">підтв</text:span><text:span text:style-name="T107">е</text:span><text:span text:style-name="T18"></text:span><text:span text:style-name="T86">рджува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ю, -уєш, </text:span><text:span text:style-name="T90">недок.</text:span><text:span text:style-name="T89">, підтвердити, -джу, -диш, </text:span><text:span text:style-name="T90">док.</text:span><text:span text:style-name="T89">, </text:span><text:span text:style-name="T90">перех.</text:span> <text:span text:style-name="T90">і без додатка</text:span><text:span text:style-name="T89">.</text:span></text:p>
            <text:p text:style-name="P26">Визнавати, засвідчувати правильність, <text:soft-page-break/>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6</text:p>
          </table:table-cell>
          <table:table-cell table:style-name="Dictionary.B291" table:number-columns-spanned="3" office:value-type="string">
            <text:p text:style-name="P20">Самопогиба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291" table:number-columns-spanned="3" office:value-type="string">
            <text:p text:style-name="P16"><text:span text:style-name="T56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огиба</text:span></text:p>
          </table:table-cell>
          <table:covered-table-cell/>
          <table:covered-table-cell/>
          <table:table-cell table:style-name="Dictionary.H291" table:number-columns-spanned="3" office:value-type="string">
            <text:p text:style-name="P3"><text:span text:style-name="T120">Господи, Господи, о осторонь</text:span></text:p>
            <text:p text:style-name="P3"><text:span text:style-name="T120">душі гулкі, що, заслухані в тугу,</text:span></text:p>
            <text:p text:style-name="P3"><text:span text:style-name="T120">немочі власної люблять наругу,</text:span></text:p>
            <text:p text:style-name="P3"><text:span text:style-name="T121">самопогиби</text:span><text:span text:style-name="T120"> високий огонь</text:span><text:span text:style-name="T119">. </text:span><text:span text:style-name="T124">(П‑2, 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92" table:number-columns-spanned="5" office:value-type="string">
            <text:h text:style-name="P42" text:outline-level="2"><text:span text:style-name="T86">Пог</text:span><text:span text:style-name="T107">и</text:span><text:span text:style-name="T18"></text:span><text:span text:style-name="T86">бель (поги</text:span><text:span text:style-name="T39"></text:span><text:span text:style-name="T86">ба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90">і рідко </text:span><text:span text:style-name="T89">погибіль, -і, </text:span><text:span text:style-name="T90">ж.</text:span></text:p>
            <text:p text:style-name="P31"><text:span text:style-name="T60">Передчасна, насильницька смерть; гибель. || Руйнування, занепад, знищення чого-небудь. || </text:span><text:span text:style-name="T74">перен.</text:span><text:span text:style-name="T60"> Кінець існування чого-небудь; зникнення. </text:span><text:span text:style-name="T70">Згинати в три погибелі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7</text:p>
          </table:table-cell>
          <table:table-cell table:style-name="Dictionary.B293" table:number-columns-spanned="3" office:value-type="string">
            <text:p text:style-name="P21">Самоподóвжений</text:p>
            <text:p text:style-name="P3"><text:span text:style-name="T119">-а, -е, </text:span><text:span text:style-name="T24">прикм., </text:span><text:span text:style-name="T120">інд.-авт.</text:span></text:p>
          </table:table-cell>
          <table:covered-table-cell/>
          <table:covered-table-cell/>
          <table:table-cell table:style-name="Dictionary.E293" table:number-columns-spanned="3" office:value-type="string">
            <text:p text:style-name="P14"><text:span text:style-name="T118">утворене способом основословоскладання, похідне від слів:</text:span><text:span text:style-name="T22"> </text:span><text:span text:style-name="T37">сáмо</text:span><text:span text:style-name="T22">... і </text:span><text:span text:style-name="T37">подóвжений</text:span></text:p>
          </table:table-cell>
          <table:covered-table-cell/>
          <table:covered-table-cell/>
          <table:table-cell table:style-name="Dictionary.H293" table:number-columns-spanned="3" office:value-type="string">
            <text:p text:style-name="P3"><text:span text:style-name="T23">Хто б збагнув</text:span></text:p>
            <text:p text:style-name="P3"><text:span text:style-name="T23">оці дороги – без кінця і краю</text:span></text:p>
            <text:p text:style-name="P3"><text:span text:style-name="T26">самоподовжені</text:span><text:span text:style-name="T23">? </text:span><text:span text:style-name="T41">(П‑2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94" table:number-columns-spanned="5" office:value-type="string">
            <text:h text:style-name="P42" text:outline-level="2"><text:span text:style-name="T86">под</text:span><text:span text:style-name="T107">о</text:span><text:span text:style-name="T18"></text:span><text:span text:style-name="T86">вже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6"><text:soft-page-break/><text:span text:style-name="T71">1) Дієприкм. пас. мин. ч. до </text:span><text:a xlink:type="simple" xlink:href="http://www.lingvo.ua/uk/Translate/uk-uk/подовжити"><text:span text:style-name="T79">подовжити</text:span></text:a><text:span text:style-name="T71">. || под</text:span><text:span text:style-name="T84">о</text:span><text:span text:style-name="T21"></text:span><text:span text:style-name="T71">вжено, </text:span><text:span text:style-name="T76">безос.</text:span><text:span text:style-name="T71"> </text:span><text:span text:style-name="T76">присудк. сл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8</text:p>
          </table:table-cell>
          <table:table-cell table:style-name="Dictionary.B295" table:number-columns-spanned="3" office:value-type="string">
            <text:p text:style-name="P20">Самопомин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9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оминáння</text:span></text:p>
          </table:table-cell>
          <table:covered-table-cell/>
          <table:covered-table-cell/>
          <table:table-cell table:style-name="Dictionary.H295" table:number-columns-spanned="3" office:value-type="string">
            <text:p text:style-name="P3"><text:span text:style-name="T120">Ти загубився в горі – не знайтись</text:span></text:p>
            <text:p text:style-name="P3"><text:span text:style-name="T120">у чорноводді змовклого волання,</text:span></text:p>
            <text:p text:style-name="P3"><text:span text:style-name="T120">в ропі чекань і </text:span><text:span text:style-name="T121">самопоминання</text:span></text:p>
            <text:p text:style-name="P3"><text:span text:style-name="T120">і гуку, що доносить благовість</text:span><text:span text:style-name="T119">. </text:span><text:span text:style-name="T124">(П‑2, 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296" table:number-columns-spanned="5" office:value-type="string">
            <text:h text:style-name="P42" text:outline-level="2"><text:span text:style-name="T86">помин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1) Дія за знач. </text:span><text:a xlink:type="simple" xlink:href="http://www.lingvo.ua/uk/Translate/uk-uk/поминати"><text:span text:style-name="T79">помин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49</text:p>
          </table:table-cell>
          <table:table-cell table:style-name="Dictionary.B297" table:number-columns-spanned="3" office:value-type="string">
            <text:p text:style-name="P3"><text:span text:style-name="T5">Самопоста</text:span><text:span text:style-name="T6"></text:span><text:span text:style-name="T5">ння</text:span>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97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остання </text:span><text:span text:style-name="T46">(від </text:span><text:span text:style-name="T44">постава</text:span><text:span text:style-name="T43"></text:span><text:span text:style-name="T44">ти</text:span><text:span text:style-name="T46">)</text:span></text:p>
          </table:table-cell>
          <table:covered-table-cell/>
          <table:covered-table-cell/>
          <table:table-cell table:style-name="Dictionary.H297" table:number-columns-spanned="3" office:value-type="string">
            <text:p text:style-name="P3"><text:span text:style-name="T23">По ліву руку – древній, аж до ер</text:span></text:p>
            <text:p text:style-name="P3"><text:span text:style-name="T26">самопостання</text:span><text:span text:style-name="T23">, гоном безберегим,</text:span></text:p>
            <text:p text:style-name="P3"><text:span text:style-name="T23">щовбом смертельним, що наліг на серце</text:span></text:p>
            <text:p text:style-name="P3"><text:span text:style-name="T23">і наслухає втомлене буття - </text:span></text:p>
            <text:p text:style-name="P3"><text:span text:style-name="T23">той древній світ – і радісний і тужний - </text:span></text:p>
            <text:p text:style-name="P3"><text:span text:style-name="T23">непам’яті. </text:span><text:span text:style-name="T41">(П‑2, 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table:number-columns-spanned="5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covered-table-cell/>
          <table:table-cell table:style-name="Dictionary.G298" table:number-columns-spanned="4" office:value-type="string">
            <text:h text:style-name="P42" text:outline-level="2"><text:span text:style-name="T86">постав</text:span><text:span text:style-name="T107">а</text:span><text:span text:style-name="T18"></text:span><text:span text:style-name="T86">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ає</text:span><text:span text:style-name="T17"></text:span><text:span text:style-name="T89">, </text:span><text:span text:style-name="T90">недок.</text:span><text:span text:style-name="T89">, поста</text:span><text:span text:style-name="T17"></text:span><text:span text:style-name="T89">ти, -а</text:span><text:span text:style-name="T17"></text:span><text:span text:style-name="T89">не, </text:span><text:span text:style-name="T90">док.</text:span></text:p>
            <text:p text:style-name="P26">2) Зароджуватися, брати початок, <text:soft-page-break/>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0</text:p>
          </table:table-cell>
          <table:table-cell table:style-name="Dictionary.B299" table:number-columns-spanned="3" office:value-type="string">
            <text:p text:style-name="P20">Самопромин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29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роминáння</text:span></text:p>
          </table:table-cell>
          <table:covered-table-cell/>
          <table:covered-table-cell/>
          <table:table-cell table:style-name="Dictionary.H299" table:number-columns-spanned="3" office:value-type="string">
            <text:p text:style-name="P3"><text:span text:style-name="T23">В дорозі довгих </text:span><text:span text:style-name="T26">самопроминань</text:span></text:p>
            <text:p text:style-name="P3"><text:span text:style-name="T23">під знадою земного притягання</text:span></text:p>
            <text:p text:style-name="P3"><text:span text:style-name="T23">проносяться від ранку до смеркання. </text:span><text:span text:style-name="T41">(П‑1, 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300" table:number-columns-spanned="5" office:value-type="string">
            <text:h text:style-name="P42" text:outline-level="2"><text:span text:style-name="T86">промин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проминати"><text:span text:style-name="T79">промин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1</text:p>
          </table:table-cell>
          <table:table-cell table:style-name="Dictionary.B301" table:number-columns-spanned="3" office:value-type="string">
            <text:p text:style-name="P3"><text:span text:style-name="T5">Самопротистоя</text:span><text:span text:style-name="T6"></text:span><text:span text:style-name="T5">ння</text:span></text:p>
            <text:p text:style-name="P3"><text:span text:style-name="T3">-</text:span><text:span text:style-name="T22">я, </text:span><text:span text:style-name="T23">ім., с., інд.-авт.</text:span></text:p>
          </table:table-cell>
          <table:covered-table-cell/>
          <table:covered-table-cell/>
          <table:table-cell table:style-name="Dictionary.E301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протистояння</text:span></text:p>
          </table:table-cell>
          <table:covered-table-cell/>
          <table:covered-table-cell/>
          <table:table-cell table:style-name="Dictionary.H301" table:number-columns-spanned="3" office:value-type="string">
            <text:p text:style-name="P3"><text:span text:style-name="T23">О вирвись, залишивши вирву</text:span></text:p>
            <text:p text:style-name="P3"><text:span text:style-name="T23">у грудях, і роздмухай грань</text:span></text:p>
            <text:p text:style-name="P3"><text:span text:style-name="T23">моїх </text:span><text:span text:style-name="T26">самопротистоянь</text:span></text:p>
            <text:p text:style-name="P3"><text:span text:style-name="T23">і дай напитися з потиру. </text:span><text:span text:style-name="T41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302" table:number-columns-spanned="5" office:value-type="string">
            <text:h text:style-name="P42" text:outline-level="2"><text:span text:style-name="T86">протисто</text:span><text:span text:style-name="T107">я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1) Дія за знач. </text:span><text:a xlink:type="simple" xlink:href="http://www.lingvo.ua/uk/Translate/uk-uk/протистояти"><text:span text:style-name="T79">протистояти</text:span></text:a><text:span text:style-name="T71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2</text:p>
          </table:table-cell>
          <table:table-cell table:style-name="Dictionary.B303" table:number-columns-spanned="3" office:value-type="string">
            <text:p text:style-name="P20">Самострíл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303" table:number-columns-spanned="3" office:value-type="string">
            <text:p text:style-name="P3"><text:span text:style-name="T47">утворене способом основословосклада</text:span><text:soft-page-break/><text:span text:style-name="T47">ння, похідне від слів:</text:span><text:span text:style-name="T42"> </text:span><text:span text:style-name="T36">сáмо</text:span><text:span text:style-name="T33">... і </text:span><text:span text:style-name="T36">стріл</text:span></text:p>
          </table:table-cell>
          <table:covered-table-cell/>
          <table:covered-table-cell/>
          <table:table-cell table:style-name="Dictionary.H303" table:number-columns-spanned="3" office:value-type="string">
            <text:p text:style-name="P3"><text:span text:style-name="T23">Як рура, кругла вулиця,</text:span></text:p>
            <text:p text:style-name="P3"><text:span text:style-name="T23">гулка од гуду бджіл,</text:span></text:p>
            <text:p text:style-name="P3"><text:soft-page-break/><text:span text:style-name="T23">маленький хлопчик щулиться,</text:span></text:p>
            <text:p text:style-name="P3"><text:span text:style-name="T23">бо ж сонце – </text:span><text:span text:style-name="T26">самостріл</text:span><text:span text:style-name="T23">. </text:span><text:span text:style-name="T41">(П‑2, 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304" table:number-columns-spanned="5" office:value-type="string">
            <text:h text:style-name="P42" text:outline-level="2"><text:span text:style-name="T86">П</text:span><text:span text:style-name="T107">о</text:span><text:span text:style-name="T18"></text:span><text:span text:style-name="T86">стріл (стріл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26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3</text:p>
          </table:table-cell>
          <table:table-cell table:style-name="Dictionary.B305" table:number-columns-spanned="3" office:value-type="string">
            <text:p text:style-name="P20">Самострумув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30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струмувáння</text:span></text:p>
          </table:table-cell>
          <table:covered-table-cell/>
          <table:covered-table-cell/>
          <table:table-cell table:style-name="Dictionary.H305" table:number-columns-spanned="3" office:value-type="string">
            <text:p text:style-name="P3"><text:span text:style-name="T23">…аби в останньому пориві,</text:span></text:p>
            <text:p text:style-name="P3"><text:span text:style-name="T23">у плині </text:span><text:span text:style-name="T26">самострумувань</text:span></text:p>
            <text:p text:style-name="P3"><text:span text:style-name="T23">ураз зайти за власну грань,</text:span></text:p>
            <text:p text:style-name="P3"><text:span text:style-name="T23">пірнути в смертні переливи. </text:span><text:span text:style-name="T41">(П‑1, 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306" table:number-columns-spanned="5" office:value-type="string">
            <text:h text:style-name="P42" text:outline-level="2"><text:span text:style-name="T86">струмув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струмувати"><text:span text:style-name="T79">струмувати</text:span></text:a><text:span text:style-name="T71">. </text:span><text:span text:style-name="T72">Струмування повітр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4</text:p>
          </table:table-cell>
          <table:table-cell table:style-name="Dictionary.B307" table:number-columns-spanned="3" office:value-type="string">
            <text:p text:style-name="P20">Самотин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07" table:number-columns-spanned="3" office:value-type="string">
            <text:p text:style-name="P14"><text:span text:style-name="T51">утворене суфіксальним способом, похідне </text:span><text:soft-page-break/><text:span text:style-name="T51">від слова</text:span><text:span text:style-name="T22"> </text:span><text:span text:style-name="T37">самотина</text:span></text:p>
          </table:table-cell>
          <table:covered-table-cell/>
          <table:covered-table-cell/>
          <table:table-cell table:style-name="Dictionary.H307" table:number-columns-spanned="3" office:value-type="string">
            <text:p text:style-name="P3"><text:span text:style-name="T23">Спиваєш тугу </text:span><text:span text:style-name="T26">самотинну</text:span></text:p>
            <text:p text:style-name="P3"><text:span text:style-name="T23">і душу, мов малу дитину,</text:span></text:p>
            <text:p text:style-name="P3"><text:span text:style-name="T23">до рання присипляєш: спи. </text:span><text:soft-page-break/><text:span text:style-name="T41">(П‑2, 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308" table:number-columns-spanned="5" office:value-type="string">
            <text:h text:style-name="P42" text:outline-level="2"><text:span text:style-name="T86">Самот</text:span><text:span text:style-name="T107">а</text:span><text:span text:style-name="T18"></text:span><text:span text:style-name="T107"> (</text:span><text:span text:style-name="T111">самоти</text:span><text:span text:style-name="T112"></text:span><text:span text:style-name="T111">на</text:span><text:span text:style-name="T112"></text:span><text:span text:style-name="T107">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36"><text:span text:style-name="T71">1) Стан за знач. </text:span><text:a xlink:type="simple" xlink:href="http://www.lingvo.ua/uk/Translate/uk-uk/самітний"><text:span text:style-name="T79">самітний</text:span></text:a><text:span text:style-name="T71">, </text:span><text:a xlink:type="simple" xlink:href="http://www.lingvo.ua/uk/Translate/uk-uk/самотній"><text:span text:style-name="T79">самотній</text:span></text:a><text:span text:style-name="T71">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5</text:p>
          </table:table-cell>
          <table:table-cell table:style-name="Dictionary.B309" table:number-columns-spanned="3" office:value-type="string">
            <text:p text:style-name="P20">Самоуникáнн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30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áмо</text:span><text:span text:style-name="T33">... і </text:span><text:span text:style-name="T36">уникáння</text:span></text:p>
          </table:table-cell>
          <table:covered-table-cell/>
          <table:covered-table-cell/>
          <table:table-cell table:style-name="Dictionary.H309" table:number-columns-spanned="3" office:value-type="string">
            <text:p text:style-name="P3"><text:span text:style-name="T23">Коли спромога </text:span><text:span text:style-name="T26">самоуникань</text:span></text:p>
            <text:p text:style-name="P3"><text:span text:style-name="T23">при узголів’ї спалахом прозріння</text:span></text:p>
            <text:p text:style-name="P3"><text:span text:style-name="T23">відкриється тобі, як благостиня</text:span></text:p>
            <text:p text:style-name="P3"><text:span text:style-name="T23">прощень, опрощень, прощ і прощавань. </text:span><text:span text:style-name="T41">(П‑1, 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4" office:value-type="string">
            <text:p text:style-name="P3"><text:span text:style-name="T36">сáмо... </text:span><text:span text:style-name="T54">(див. 130)</text:span></text:p>
          </table:table-cell>
          <table:covered-table-cell/>
          <table:covered-table-cell/>
          <table:covered-table-cell/>
          <table:table-cell table:style-name="Dictionary.F310" table:number-columns-spanned="5" office:value-type="string">
            <text:h text:style-name="P42" text:outline-level="2"><text:span text:style-name="T86">уник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Дія за знач. </text:span><text:a xlink:type="simple" xlink:href="http://www.lingvo.ua/uk/Translate/uk-uk/уникати"><text:span text:style-name="T79">уникати</text:span>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6</text:p>
          </table:table-cell>
          <table:table-cell table:style-name="Dictionary.B311" table:number-columns-spanned="3" office:value-type="string">
            <text:p text:style-name="P3"><text:span text:style-name="T5">Світи-галаї</text:span><text:span text:style-name="T6"></text:span></text:p>
            <text:p text:style-name="P3"><text:span text:style-name="T22">світі</text:span><text:span text:style-name="T36"></text:span><text:span text:style-name="T22">в-галаї</text:span><text:span text:style-name="T36"></text:span><text:span text:style-name="T22">в, </text:span><text:span text:style-name="T23">ім., мн., інд.-авт.</text:span></text:p>
          </table:table-cell>
          <table:covered-table-cell/>
          <table:covered-table-cell/>
          <table:table-cell table:style-name="Dictionary.E311" table:number-columns-spanned="3" office:value-type="string">
            <text:p text:style-name="P14"><text:span text:style-name="T22">утворене способом словоскладання, похідне від слів: </text:span><text:span text:style-name="T37">світ</text:span><text:span text:style-name="T22"> і </text:span><text:span text:style-name="T37">галай </text:span><text:span text:style-name="T52">(від </text:span><text:span text:style-name="T37">галасвіта</text:span><text:span text:style-name="T52">)</text:span></text:p>
          </table:table-cell>
          <table:covered-table-cell/>
          <table:covered-table-cell/>
          <table:table-cell table:style-name="Dictionary.H311" table:number-columns-spanned="3" office:value-type="string">
            <text:p text:style-name="P3"><text:span text:style-name="T23">На тебе чатують </text:span><text:span text:style-name="T26">світи–галаї</text:span><text:span text:style-name="T23">.</text:span></text:p>
            <text:p text:style-name="P3"><text:span text:style-name="T23">Прощальний – як подим пожарищ – той спогад. </text:span><text:span text:style-name="T41">(П‑1, 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4" office:value-type="string">
            <text:p text:style-name="P3"><text:span text:style-name="T36">світ </text:span><text:span text:style-name="T54">(див. 67)</text:span></text:p>
          </table:table-cell>
          <table:covered-table-cell/>
          <table:covered-table-cell/>
          <table:covered-table-cell/>
          <table:table-cell table:style-name="Dictionary.F312" table:number-columns-spanned="5" office:value-type="string">
            <text:h text:style-name="P42" text:outline-level="2"><text:span text:style-name="T86">гал</text:span><text:span text:style-name="T107">а</text:span><text:span text:style-name="T18"></text:span><text:span text:style-name="T86">світ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90">присл.</text:span><text:span text:style-name="T89">, </text:span><text:span text:style-name="T90">діал.</text:span></text:p>
            <text:p text:style-name="P26">Невідомо куди; кудись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7</text:p>
          </table:table-cell>
          <table:table-cell table:style-name="Dictionary.B313" table:number-columns-spanned="3" office:value-type="string">
            <text:p text:style-name="P20">Себекрáй</text:p>
            <text:p text:style-name="P3"><text:span text:style-name="T22">-ю, </text:span><text:span text:style-name="T23">ім., ч., інд.-авт.</text:span></text:p>
          </table:table-cell>
          <table:covered-table-cell/>
          <table:covered-table-cell/>
          <table:table-cell table:style-name="Dictionary.E313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себé</text:span><text:span text:style-name="T33"> і </text:span><text:span text:style-name="T36">край</text:span></text:p>
          </table:table-cell>
          <table:covered-table-cell/>
          <table:covered-table-cell/>
          <table:table-cell table:style-name="Dictionary.H313" table:number-columns-spanned="3" office:value-type="string">
            <text:p text:style-name="P3"><text:span text:style-name="T23">І все то – зá: дарунок сили</text:span></text:p>
            <text:p text:style-name="P3"><text:span text:style-name="T23">за </text:span><text:span text:style-name="T26">себекраєм</text:span><text:span text:style-name="T23">: на, візьми,</text:span></text:p>
            <text:p text:style-name="P3"><text:span text:style-name="T23">аби дороги доль гуділи</text:span></text:p>
            <text:p text:style-name="P3"><text:span text:style-name="T23">всіма серцями і грудьми. </text:span><text:span text:style-name="T41">(П‑1, 100);</text:span></text:p>
            <text:p text:style-name="P3"><text:span text:style-name="T23">оця утеча геть за </text:span><text:span text:style-name="T26">себекрай</text:span><text:span text:style-name="T23"> - </text:span></text:p>
            <text:p text:style-name="P3"><text:span text:style-name="T23">то ніби виснений в дитинстві син… </text:span><text:span text:style-name="T41">(П‑1, 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4" office:value-type="string">
            <text:p text:style-name="P3"><text:span text:style-name="T36">себé </text:span><text:span text:style-name="T54">(див. 74)</text:span></text:p>
          </table:table-cell>
          <table:covered-table-cell/>
          <table:covered-table-cell/>
          <table:covered-table-cell/>
          <table:table-cell table:style-name="Dictionary.F314" table:number-columns-spanned="5" office:value-type="string">
            <text:p text:style-name="P3"><text:span text:style-name="T36">край </text:span><text:span text:style-name="T53">(див. 7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58</text:p>
          </table:table-cell>
          <table:table-cell table:style-name="Dictionary.B315" table:number-columns-spanned="3" office:value-type="string">
            <text:p text:style-name="P20">Семигóри</text:p>
            <text:p text:style-name="P3"><text:span text:style-name="T22">-гíр, </text:span><text:span text:style-name="T23">ім., мн., інд.-авт.</text:span></text:p>
          </table:table-cell>
          <table:covered-table-cell/>
          <table:covered-table-cell/>
          <table:table-cell table:style-name="Dictionary.E315" table:number-columns-spanned="3" office:value-type="string">
            <text:p text:style-name="P3"><text:span text:style-name="T47">утворене способом основоскладання, похідне від слів:</text:span><text:span text:style-name="T33"> </text:span><text:span text:style-name="T36">сім</text:span><text:span text:style-name="T33"> і </text:span><text:span text:style-name="T36">гóри</text:span></text:p>
          </table:table-cell>
          <table:covered-table-cell/>
          <table:covered-table-cell/>
          <table:table-cell table:style-name="Dictionary.H315" table:number-columns-spanned="3" office:value-type="string">
            <text:p text:style-name="P3"><text:span text:style-name="T24">І що кигиче в мертвій цій пустелі?</text:span></text:p>
            <text:p text:style-name="P3"><text:span text:style-name="T24">Киги-киги – мов чайка з-над Дніпра.</text:span></text:p>
            <text:p text:style-name="P3"><text:span text:style-name="T24">О </text:span><text:span text:style-name="T28">семигори</text:span><text:span text:style-name="T24"> горя, цвинтар велій,</text:span></text:p>
            <text:p text:style-name="P3"><text:span text:style-name="T24">і я тут згину, як прийде пора? </text:span><text:span text:style-name="T41">(П‑1, 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4" office:value-type="string">
            <text:h text:style-name="P41" text:outline-level="2">сім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семи </text:span><text:span text:style-name="T90">і </text:span><text:span text:style-name="T89">сімох, </text:span><text:span text:style-name="T90">числ.</text:span> <text:span text:style-name="T90">кільк.</text:span></text:p>
            <text:p text:style-name="P31"><text:span text:style-name="T60">Назва числа і цифри 7. || </text:span><text:span text:style-name="T70">чого</text:span><text:span text:style-name="T60">. Кількість із 7 одиниць.</text:span></text:p>
          </table:table-cell>
          <table:covered-table-cell/>
          <table:covered-table-cell/>
          <table:covered-table-cell/>
          <table:table-cell table:style-name="Dictionary.F316" table:number-columns-spanned="5" office:value-type="string">
            <text:h text:style-name="P42" text:outline-level="2"><text:span text:style-name="T86">гор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Значне підвищення над навколишньою місцевістю або серед інших підвищень. || <text:span text:style-name="T115">тільки </text:span><text:span text:style-name="T90">мн.</text:span> Гориста місцевість, країна.</text:p>
            <text:p text:style-name="P31"><text:span text:style-name="T60">2) </text:span><text:span text:style-name="T70">чого</text:span><text:span text:style-name="T60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59</text:p>
          </table:table-cell>
          <table:table-cell table:style-name="Dictionary.B317" table:number-columns-spanned="3" office:value-type="string">
            <text:p text:style-name="P20">Серцеóк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17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сéрце</text:span><text:span text:style-name="T33"> і </text:span><text:span text:style-name="T36">óко</text:span></text:p>
          </table:table-cell>
          <table:covered-table-cell/>
          <table:covered-table-cell/>
          <table:table-cell table:style-name="Dictionary.H317" table:number-columns-spanned="3" office:value-type="string">
            <text:p text:style-name="P3"><text:span text:style-name="T24">Сто плах перейди, </text:span><text:span text:style-name="T28">серцеокий</text:span><text:span text:style-name="T24">,</text:span></text:p>
            <text:p text:style-name="P3"><text:span text:style-name="T24">сто плах, сто багать, сто голгоф… </text:span><text:span text:style-name="T41">(П‑1, 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4" office:value-type="string">
            <text:p text:style-name="P3"><text:span text:style-name="T36">сéрце </text:span><text:span text:style-name="T53">(див. 56)</text:span></text:p>
          </table:table-cell>
          <table:covered-table-cell/>
          <table:covered-table-cell/>
          <table:covered-table-cell/>
          <table:table-cell table:style-name="Dictionary.F318" table:number-columns-spanned="5" office:value-type="string">
            <text:p text:style-name="P3"><text:span text:style-name="T36">óко </text:span><text:span text:style-name="T53">(див. 3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0</text:p>
          </table:table-cell>
          <table:table-cell table:style-name="Dictionary.B319" table:number-columns-spanned="3" office:value-type="string">
            <text:p text:style-name="P20">Словотéча</text:p>
            <text:p text:style-name="P3"><text:span text:style-name="T22">-і, </text:span><text:span text:style-name="T23">ім., ж., інд.-авт.</text:span></text:p>
          </table:table-cell>
          <table:covered-table-cell/>
          <table:covered-table-cell/>
          <table:table-cell table:style-name="Dictionary.E319" table:number-columns-spanned="3" office:value-type="string">
            <text:p text:style-name="P3"><text:span text:style-name="T126">утворене способом основоскладання і нульсуфіксальним, похідне від слів:</text:span><text:span text:style-name="T33"> </text:span><text:span text:style-name="T36">слóво</text:span><text:span text:style-name="T33"> і </text:span><text:span text:style-name="T36">текти</text:span></text:p>
          </table:table-cell>
          <table:covered-table-cell/>
          <table:covered-table-cell/>
          <table:table-cell table:style-name="Dictionary.H319" table:number-columns-spanned="3" office:value-type="string">
            <text:p text:style-name="P3"><text:span text:style-name="T120">Слова, слова, слова – задосить </text:span><text:span text:style-name="T121">словотечі</text:span><text:span text:style-name="T120">,</text:span></text:p>
            <text:p text:style-name="P3"><text:span text:style-name="T120">німують бо предтечі, доба гряде нова. </text:span><text:span text:style-name="T124">(П‑2, 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4" office:value-type="string">
            <text:h text:style-name="P42" text:outline-level="2"><text:span text:style-name="T86">сл</text:span><text:span text:style-name="T107">о</text:span><text:span text:style-name="T18"></text:span><text:span text:style-name="T86">в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26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31"><text:span text:style-name="T60">4) Обіцянка виконати що-небудь. || Згода на шлюб. </text:span><text:span text:style-name="T70">Дотримати [свого] слова</text:span><text:span text:style-name="T60">.</text:span></text:p>
          </table:table-cell>
          <table:covered-table-cell/>
          <table:covered-table-cell/>
          <table:covered-table-cell/>
          <table:table-cell table:style-name="Dictionary.F320" table:number-columns-spanned="5" office:value-type="string">
            <text:h text:style-name="P42" text:outline-level="2"><text:span text:style-name="T86">тект</text:span><text:span text:style-name="T107">и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тече; </text:span><text:span text:style-name="T90">мин. ч.</text:span> <text:span text:style-name="T89">тік, текла, текло; </text:span><text:span text:style-name="T90">наказ. сп.</text:span> <text:span text:style-name="T89">течи; </text:span><text:span text:style-name="T90">недок.</text:span></text:p>
            <text:p text:style-name="P31"><text:span text:style-name="T60">2) Струменіти, литися (про рідину). || </text:span><text:span text:style-name="T74">безос.</text:span><text:span text:style-name="T60"> || </text:span><text:span text:style-name="T74">перен.</text:span><text:span text:style-name="T60"> Поширюватися в повітрі (про світло, запах тощо). || </text:span><text:span text:style-name="T74">перен.</text:span><text:span text:style-name="T60"> Звучати плавно, рівно та безперервно (про звуки, слова тощо). || </text:span><text:span text:style-name="T74">перен.</text:span><text:span text:style-name="T60"> Виникати в певній послідовності, іти одна за одною (про думки). || </text:span><text:span text:style-name="T74">перен.</text:span><text:span text:style-name="T60"> Відбуватися (про розмову, бесіду). || </text:span><text:span text:style-name="T74">перен.</text:span><text:span text:style-name="T60"> Хвилеподібно спадати (про волосся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1</text:p>
          </table:table-cell>
          <table:table-cell table:style-name="Dictionary.B321" table:number-columns-spanned="3" office:value-type="string">
            <text:p text:style-name="P20">Смертеіснувáння</text:p>
            <text:p text:style-name="P3"><text:soft-page-break/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321" table:number-columns-spanned="3" office:value-type="string">
            <text:p text:style-name="P3"><text:span text:style-name="T47">утворене способом основословосклада</text:span><text:soft-page-break/><text:span text:style-name="T47">ння, похідне від слів:</text:span><text:span text:style-name="T33"> </text:span><text:span text:style-name="T36">смерть</text:span><text:span text:style-name="T33"> і </text:span><text:span text:style-name="T36">існувáння</text:span></text:p>
          </table:table-cell>
          <table:covered-table-cell/>
          <table:covered-table-cell/>
          <table:table-cell table:style-name="Dictionary.H321" table:number-columns-spanned="3" office:value-type="string">
            <text:p text:style-name="P3"><text:span text:style-name="T24">Сховатися од долі – не судилось.</text:span></text:p>
            <text:p text:style-name="P3"><text:soft-page-break/><text:span text:style-name="T24">Ударив грім – і зразу шкереберть</text:span></text:p>
            <text:p text:style-name="P3"><text:span text:style-name="T24">пішло життя. І ость ти – все, що снилось,</text:span></text:p>
            <text:p text:style-name="P3"><text:span text:style-name="T24">як </text:span><text:span text:style-name="T28">смертеіснування</text:span><text:span text:style-name="T24"> й життєсмерть. </text:span><text:span text:style-name="T41">(П‑1, 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4" office:value-type="string">
            <text:p text:style-name="P3"><text:span text:style-name="T36">смерть </text:span><text:span text:style-name="T53">(див. 65)</text:span></text:p>
          </table:table-cell>
          <table:covered-table-cell/>
          <table:covered-table-cell/>
          <table:covered-table-cell/>
          <table:table-cell table:style-name="Dictionary.F322" table:number-columns-spanned="5" office:value-type="string">
            <text:h text:style-name="P42" text:outline-level="2"><text:span text:style-name="T86">існув</text:span><text:span text:style-name="T107">а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26">1) <text:span text:style-name="T115">тільки </text:span><text:span text:style-name="T90">одн.</text:span> Буття; наявність кого-, чого-небудь у дійсності.</text:p>
            <text:p text:style-name="P26">2) Життя, спосіб життя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2</text:p>
          </table:table-cell>
          <table:table-cell table:style-name="Dictionary.B323" table:number-columns-spanned="3" office:value-type="string">
            <text:p text:style-name="P20">Снíння</text:p>
            <text:p text:style-name="P3"><text:span text:style-name="T22">-нь, </text:span><text:span text:style-name="T23">ім., мн., інд.-авт.</text:span></text:p>
          </table:table-cell>
          <table:covered-table-cell/>
          <table:covered-table-cell/>
          <table:table-cell table:style-name="Dictionary.E323" table:number-columns-spanned="3" office:value-type="string">
            <text:p text:style-name="P3"><text:span text:style-name="T47">утворене суфіксальним способом, похідне від слова</text:span> <text:span text:style-name="T87">сон</text:span></text:p>
          </table:table-cell>
          <table:covered-table-cell/>
          <table:covered-table-cell/>
          <table:table-cell table:style-name="Dictionary.H323" table:number-columns-spanned="3" office:value-type="string">
            <text:p text:style-name="P3"><text:span text:style-name="T24">Немов рубін у чорнім адамашку,</text:span></text:p>
            <text:p text:style-name="P3"><text:span text:style-name="T24">обачно критий білим німуванням,</text:span></text:p>
            <text:p text:style-name="P3"><text:span text:style-name="T24">так </text:span><text:span text:style-name="T28">снінь</text:span><text:span text:style-name="T24"> моїх озерце шарлатове</text:span></text:p>
            <text:p text:style-name="P3"><text:span text:style-name="T24">лямує обережок начувань… </text:span><text:span text:style-name="T41">(П‑1, 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h text:style-name="P41" text:outline-level="2">сон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сну, </text:span><text:span text:style-name="T90">ч.</text:span></text:p>
            <text:p text:style-name="P36"><text:span text:style-name="T71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</text:span><text:a xlink:type="simple" xlink:href="http://www.lingvo.ua/uk/Translate/uk-uk/спання"><text:span text:style-name="T79">спання</text:span></text:a><text:span text:style-name="T71">. || Те саме, що </text:span><text:a xlink:type="simple" xlink:href="http://www.lingvo.ua/uk/Translate/uk-uk/сплячка"><text:span text:style-name="T79">сплячка</text:span></text:a><text:span text:style-name="T71"> 1). || </text:span><text:span text:style-name="T76">спец.</text:span><text:span text:style-name="T71"> Стан рослини, за якого відбувається зміна в положенні </text:span><text:soft-page-break/><text:span text:style-name="T71">листя або пелюсток квітки під впливом зміни освітлення і температури. || Зимове завмирання рослин.</text:span></text:p>
            <text:p text:style-name="P31"><text:span text:style-name="T60">2) Те, що сниться; сновидіння. || </text:span><text:span text:style-name="T74">перен.</text:span><text:span text:style-name="T60"> Те, про що мріє людина; мрія. || </text:span><text:span text:style-name="T74">перен.</text:span><text:span text:style-name="T60"> Те, що сприймається як нереальне, примарне, </text:span><text:span text:style-name="T60">оманливе;</text:span><text:span text:style-name="T74">прот.</text:span><text:span text:style-name="T60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3</text:p>
          </table:table-cell>
          <table:table-cell table:style-name="Dictionary.B325" table:number-columns-spanned="3" office:value-type="string">
            <text:p text:style-name="P20">Солодкомолóка</text:p>
            <text:p text:style-name="P3"><text:span text:style-name="T22">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25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солóдкий</text:span><text:span text:style-name="T33"> і </text:span><text:span text:style-name="T36">молокó</text:span></text:p>
          </table:table-cell>
          <table:covered-table-cell/>
          <table:covered-table-cell/>
          <table:table-cell table:style-name="Dictionary.H325" table:number-columns-spanned="3" office:value-type="string">
            <text:p text:style-name="P3"><text:span text:style-name="T24">Ти десь за край світу, як птаха моя білогруда,</text:span></text:p>
            <text:p text:style-name="P3"><text:span text:style-name="T28">солодкомолока</text:span><text:span text:style-name="T24">, два ока - мигдалі сумні. </text:span><text:span text:style-name="T41">(П‑2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4" office:value-type="string">
            <text:h text:style-name="P42" text:outline-level="2"><text:span text:style-name="T86">сол</text:span><text:span text:style-name="T107">о</text:span><text:span text:style-name="T18"></text:span><text:span text:style-name="T86">дк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1) Який має приємний смак, <text:span text:style-name="T90">власт.</text:span> цукрові, медові і т. ін.; <text:span text:style-name="T90">прот.</text:span>гіркий, кислий, солоний. || Пригот. із цукром, медом, варенням і т. ін. (про їжу, питво). || <text:span text:style-name="T90">у знач.</text:span> <text:span text:style-name="T90">ім.</text:span> сол<text:span text:style-name="T106">о</text:span>дке, -кого, <text:span text:style-name="T90">с.</text:span> Їжа, яка має приємний смак, <text:span text:style-name="T90">власт.</text:span> цукрові, медові тощо, або пригот. із цукром, медом, варенням і т. ін. || <text:span text:style-name="T90">у знач.</text:span> <text:span text:style-name="T90">ім.</text:span> сол<text:span text:style-name="T106">о</text:span>дке, -кого, <text:span text:style-name="T90">с.</text:span> Фрукти, цукерки, тістечка і т. ін., що їх подають наприкінці обіду тощо; десерт. || Позбавлений солоного смаку (про воду і т. ін.). || Уживається у <text:soft-page-break/>складі назв деяких рослин. <text:span text:style-name="T115">Солодкий перець</text:span>.</text:p>
            <text:p text:style-name="P31"><text:span text:style-name="T60">4) </text:span><text:span text:style-name="T74">перен.</text:span><text:span text:style-name="T60"> Який дає відчуття приємності або виражає задоволення, радість, насолоду (про </text:span><text:span text:style-name="T60">думки, почуття, </text:span><text:span text:style-name="T60">стан людини).</text:span></text:p>
          </table:table-cell>
          <table:covered-table-cell/>
          <table:covered-table-cell/>
          <table:covered-table-cell/>
          <table:table-cell table:style-name="Dictionary.F326" table:number-columns-spanned="5" office:value-type="string">
            <text:h text:style-name="P42" text:outline-level="2"><text:span text:style-name="T86">молок</text:span><text:span text:style-name="T107">о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с.</text:span></text:p>
            <text:p text:style-name="P26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4</text:p>
          </table:table-cell>
          <table:table-cell table:style-name="Dictionary.B327" table:number-columns-spanned="3" office:value-type="string">
            <text:p text:style-name="P20">Сон-комишí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327" table:number-columns-spanned="3" office:value-type="string">
            <text:p text:style-name="P3"><text:span text:style-name="T47">утворене способом словоскладання, похідне від слів:</text:span><text:span text:style-name="T33"> </text:span><text:span text:style-name="T36">сон</text:span><text:span text:style-name="T33"> і </text:span><text:span text:style-name="T36">комиш</text:span></text:p>
          </table:table-cell>
          <table:covered-table-cell/>
          <table:covered-table-cell/>
          <table:table-cell table:style-name="Dictionary.H327" table:number-columns-spanned="3" office:value-type="string">
            <text:p text:style-name="P3"><text:span text:style-name="T24">І в серця на споді, в осерді душі</text:span></text:p>
            <text:p text:style-name="P3"><text:span text:style-name="T24">ішли нашорошені </text:span><text:span text:style-name="T28">сон-комиші</text:span><text:span text:style-name="T24">. </text:span><text:span text:style-name="T41">(П‑2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4" office:value-type="string">
            <text:p text:style-name="P7">сон <text:span text:style-name="T114">(див. 162)</text:span></text:p>
          </table:table-cell>
          <table:covered-table-cell/>
          <table:covered-table-cell/>
          <table:covered-table-cell/>
          <table:table-cell table:style-name="Dictionary.F328" table:number-columns-spanned="5" office:value-type="string">
            <text:h text:style-name="P42" text:outline-level="2"><text:span text:style-name="T86">ком</text:span><text:span text:style-name="T107">и</text:span><text:span text:style-name="T18"></text:span><text:span text:style-name="T86">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26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5</text:p>
          </table:table-cell>
          <table:table-cell table:style-name="Dictionary.B329" table:number-columns-spanned="3" office:value-type="string">
            <text:p text:style-name="P20">Сонцелéт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32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óнце </text:span><text:span text:style-name="T33">і </text:span><text:span text:style-name="T36">лет</text:span></text:p>
          </table:table-cell>
          <table:covered-table-cell/>
          <table:covered-table-cell/>
          <table:table-cell table:style-name="Dictionary.H329" table:number-columns-spanned="3" office:value-type="string">
            <text:p text:style-name="P3"><text:span text:style-name="T24">Зворохобилися айстри</text:span></text:p>
            <text:p text:style-name="P3"><text:span text:style-name="T24">приосіннім </text:span><text:span text:style-name="T28">сонцелетом</text:span><text:span text:style-name="T24">,</text:span></text:p>
            <text:p text:style-name="P3"><text:span text:style-name="T24">проминальною порою</text:span></text:p>
            <text:p text:style-name="P3"><text:span text:style-name="T24">падолистом деручким. </text:span><text:span text:style-name="T41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4" office:value-type="string">
            <text:h text:style-name="P42" text:outline-level="2"><text:span text:style-name="T86">с</text:span><text:span text:style-name="T107">о</text:span><text:span text:style-name="T18"></text:span><text:span text:style-name="T86">нце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26"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table-cell table:style-name="Dictionary.F330" table:number-columns-spanned="5" office:value-type="string">
            <text:p text:style-name="P7">лет <text:span text:style-name="T114">(див. 76)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Dictionary.A3" table:number-rows-spanned="2" office:value-type="string">
            <text:p text:style-name="P18">166</text:p>
          </table:table-cell>
          <table:table-cell table:style-name="Dictionary.B331" table:number-columns-spanned="3" office:value-type="string">
            <text:p text:style-name="P20">Сонцепруг</text:p>
            <text:p text:style-name="P3"><text:span text:style-name="T22">-а, </text:span><text:span text:style-name="T23">ім., ч., інд.-авт.</text:span></text:p>
          </table:table-cell>
          <table:covered-table-cell/>
          <table:covered-table-cell/>
          <table:table-cell table:style-name="Dictionary.E331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óнце</text:span><text:span text:style-name="T33"> і </text:span><text:span text:style-name="T36">пруг</text:span></text:p>
          </table:table-cell>
          <table:covered-table-cell/>
          <table:covered-table-cell/>
          <table:table-cell table:style-name="Dictionary.H331" table:number-columns-spanned="3" office:value-type="string">
            <text:p text:style-name="P3"><text:span text:style-name="T24">Як боляче ряхкоче </text:span><text:span text:style-name="T28">сонцепруг</text:span><text:span text:style-name="T24">!</text:span></text:p>
            <text:p text:style-name="P3"><text:span text:style-name="T24">Як – далина! </text:span><text:span text:style-name="T41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4" office:value-type="string">
            <text:p text:style-name="P3"><text:span text:style-name="T36">сóнце </text:span><text:span text:style-name="T53">(див. 165)</text:span></text:p>
          </table:table-cell>
          <table:covered-table-cell/>
          <table:covered-table-cell/>
          <table:covered-table-cell/>
          <table:table-cell table:style-name="Dictionary.F332" table:number-columns-spanned="5" office:value-type="string">
            <text:h text:style-name="P41" text:outline-level="2">пруг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ч.</text:span><text:span text:style-name="T89">, </text:span><text:span text:style-name="T90">розм.</text:span></text:p>
            <text:p text:style-name="P31"><text:span text:style-name="T60">1) Край чого-небудь. || Поздовжній вузький край, бік якогось предмета; ребро. </text:span><text:span text:style-name="T70">Пруг дошки</text:span><text:span text:style-name="T60">. || Ребро гранчастого предмета. || Верхній край </text:span><text:span text:style-name="T60">(обріз) якої-небудь посудини (</text:span><text:span text:style-name="T74">перев.</text:span><text:span text:style-name="T60"> круглої форми); вінця. </text:span><text:span text:style-name="T70">Пруг відра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7</text:p>
          </table:table-cell>
          <table:table-cell table:style-name="Dictionary.B333" table:number-columns-spanned="3" office:value-type="string">
            <text:p text:style-name="P20">Спах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333" table:number-columns-spanned="3" office:value-type="string">
            <text:p text:style-name="P3"><text:span text:style-name="T47">утворене нульсуфіксальним способом, похідне від слова</text:span><text:span text:style-name="T42"> </text:span><text:span text:style-name="T37">спалáхувати </text:span><text:span text:style-name="T52">(від </text:span><text:span text:style-name="T37">спахáти)</text:span></text:p>
          </table:table-cell>
          <table:covered-table-cell/>
          <table:covered-table-cell/>
          <table:table-cell table:style-name="Dictionary.H333" table:number-columns-spanned="3" office:value-type="string">
            <text:p text:style-name="P3"><text:span text:style-name="T24">По голубих лугах, мов голуб,</text:span></text:p>
            <text:p text:style-name="P3"><text:span text:style-name="T24">кошлатих сонць шугає </text:span><text:span text:style-name="T28">спах</text:span><text:span text:style-name="T24">. </text:span><text:span text:style-name="T41">(П‑1, 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h text:style-name="P42" text:outline-level="2"><text:span text:style-name="T86">спал</text:span><text:span text:style-name="T107">а</text:span><text:span text:style-name="T18"></text:span><text:span text:style-name="T86">хувати (</text:span><text:span text:style-name="T37">спахáти</text:span><text:span text:style-name="T86">)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ю, -уєш, </text:span><text:span text:style-name="T90">недок.</text:span><text:span text:style-name="T89">, спалахнути, -ну, -неш, </text:span><text:span text:style-name="T90">док.</text:span></text:p>
            <text:p text:style-name="P36"><text:span text:style-name="T71">1) </text:span><text:span text:style-name="T72">тільки </text:span><text:span text:style-name="T71">3 </text:span><text:span text:style-name="T76">ос.</text:span><text:span text:style-name="T71">, </text:span><text:span text:style-name="T72">чим і без додатка</text:span><text:span text:style-name="T71">.Раптово і швидко загорятися яскравим полум'ям; займатися (</text:span><text:span text:style-name="T76">див.</text:span><text:span text:style-name="T71"> </text:span><text:a xlink:type="simple" xlink:href="http://www.lingvo.ua/uk/Translate/uk-uk/займатися"><text:span text:style-name="T79">займатися</text:span></text:a><text:span text:style-name="T71"> II). || </text:span><text:span text:style-name="T76">безос.</text:span><text:span text:style-name="T71"> || </text:span><text:span text:style-name="T72">також </text:span><text:span text:style-name="T76">у сполуч.</text:span><text:span text:style-name="T71"> </text:span><text:span text:style-name="T72">зі </text:span><text:span text:style-name="T76">сл.</text:span><text:span text:style-name="T71"> вогонь, полум'я, пожежа, іскра і т. ін. || </text:span><text:span text:style-name="T72">тільки </text:span><text:span text:style-name="T76">недок.</text:span><text:span text:style-name="T71">При млявому </text:span><text:soft-page-break/><text:span text:style-name="T71">або нерівному горінні час від часу розгорятися сильніше; займатися (</text:span><text:span text:style-name="T76">див.</text:span><text:span text:style-name="T71"> </text:span><text:a xlink:type="simple" xlink:href="http://www.lingvo.ua/uk/Translate/uk-uk/займатися"><text:span text:style-name="T79">займатися</text:span></text:a><text:span text:style-name="T71">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8</text:p>
          </table:table-cell>
          <table:table-cell table:style-name="Dictionary.B335" table:number-columns-spanned="3" office:value-type="string">
            <text:p text:style-name="P20">Спередвікíв</text:p>
            <text:p text:style-name="P3"><text:span text:style-name="T23">незм., </text:span><text:span text:style-name="T24">присл., </text:span><text:span text:style-name="T23">інд.-авт.</text:span></text:p>
          </table:table-cell>
          <table:covered-table-cell/>
          <table:covered-table-cell/>
          <table:table-cell table:style-name="Dictionary.E335" table:number-columns-spanned="3" office:value-type="string">
            <text:p text:style-name="P3"><text:span text:style-name="T47">утворене способом зрощення, похідне від слів:</text:span><text:span text:style-name="T42"> </text:span><text:span text:style-name="T35">спе</text:span><text:span text:style-name="T36"></text:span><text:span text:style-name="T35">ред </text:span><text:span text:style-name="T52">і </text:span><text:span text:style-name="T35">вікі</text:span><text:span text:style-name="T36"></text:span><text:span text:style-name="T35">в</text:span></text:p>
          </table:table-cell>
          <table:covered-table-cell/>
          <table:covered-table-cell/>
          <table:table-cell table:style-name="Dictionary.H335" table:number-columns-spanned="3" office:value-type="string">
            <text:p text:style-name="P3"><text:span text:style-name="T24">Ви вбивці, ви ненатлі нелюди</text:span></text:p>
            <text:p text:style-name="P3"><text:span text:style-name="T28">спередвіків</text:span><text:span text:style-name="T24">,</text:span></text:p>
            <text:p text:style-name="P3"><text:span text:style-name="T24">а ми припізнені аеди,</text:span></text:p>
            <text:p text:style-name="P3"><text:span text:style-name="T24">наш злочин – спів. </text:span><text:span text:style-name="T41">(П‑2, 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4" office:value-type="string">
            <text:p text:style-name="P7"><text:span text:style-name="T55">сперед </text:span><text:span text:style-name="T51">(див. 72)</text:span></text:p>
          </table:table-cell>
          <table:covered-table-cell/>
          <table:covered-table-cell/>
          <table:covered-table-cell/>
          <table:table-cell table:style-name="Dictionary.F336" table:number-columns-spanned="5" office:value-type="string">
            <text:p text:style-name="P7">вік <text:span text:style-name="T114">(див. 11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69</text:p>
          </table:table-cell>
          <table:table-cell table:style-name="Dictionary.B337" table:number-columns-spanned="3" office:value-type="string">
            <text:p text:style-name="P20">Спередодня</text:p>
            <text:p text:style-name="P3"><text:span text:style-name="T23">незм., </text:span><text:span text:style-name="T24">присл.,</text:span><text:span text:style-name="T42"> </text:span><text:span text:style-name="T23">інд.-авт.</text:span></text:p>
          </table:table-cell>
          <table:covered-table-cell/>
          <table:covered-table-cell/>
          <table:table-cell table:style-name="Dictionary.E337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спéред</text:span><text:span text:style-name="T33"> і </text:span><text:span text:style-name="T36">день</text:span></text:p>
          </table:table-cell>
          <table:covered-table-cell/>
          <table:covered-table-cell/>
          <table:table-cell table:style-name="Dictionary.H337" table:number-columns-spanned="3" office:value-type="string">
            <text:p text:style-name="P3"><text:span text:style-name="T24">Було ж: </text:span><text:span text:style-name="T28">спередодня</text:span></text:p>
            <text:p text:style-name="P3"><text:span text:style-name="T24">так довго трембітало,</text:span></text:p>
            <text:p text:style-name="P3"><text:span text:style-name="T24">за тим світати стало - </text:span></text:p>
            <text:p text:style-name="P3"><text:span text:style-name="T24">прожогом, навмання. </text:span><text:span text:style-name="T41">(П‑1, 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4" office:value-type="string">
            <text:p text:style-name="P7"><text:span text:style-name="T55">сперед </text:span><text:span text:style-name="T51">(див. 72)</text:span></text:p>
          </table:table-cell>
          <table:covered-table-cell/>
          <table:covered-table-cell/>
          <table:covered-table-cell/>
          <table:table-cell table:style-name="Dictionary.F338" table:number-columns-spanned="5" office:value-type="string">
            <text:p text:style-name="P7"><text:span text:style-name="T33">день </text:span><text:span text:style-name="T53">(див. 64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0</text:p>
          </table:table-cell>
          <table:table-cell table:style-name="Dictionary.B339" table:number-columns-spanned="3" office:value-type="string">
            <text:p text:style-name="P20">Ставітри</text:p>
            <text:p text:style-name="P3"><text:span text:style-name="T22">-íв, </text:span><text:span text:style-name="T23">ім., мн., інд.-авт.</text:span></text:p>
          </table:table-cell>
          <table:covered-table-cell/>
          <table:covered-table-cell/>
          <table:table-cell table:style-name="Dictionary.E339" table:number-columns-spanned="3" office:value-type="string">
            <text:p text:style-name="P3"><text:span text:style-name="T13">утворене способом основословоскладання, похідне від слів:</text:span><text:span text:style-name="T33"> </text:span><text:span text:style-name="T36">сто </text:span><text:span text:style-name="T33">і</text:span><text:span text:style-name="T36"> вітри</text:span></text:p>
          </table:table-cell>
          <table:covered-table-cell/>
          <table:covered-table-cell/>
          <table:table-cell table:style-name="Dictionary.H339" table:number-columns-spanned="3" office:value-type="string">
            <text:p text:style-name="P3"><text:span text:style-name="T24">На цих шалених </text:span><text:span text:style-name="T28">ставітрах</text:span><text:span text:style-name="T24">,</text:span></text:p>
            <text:p text:style-name="P3"><text:span text:style-name="T24">де ні коня, ані дороги,</text:span></text:p>
            <text:p text:style-name="P3"><text:span text:style-name="T24">звіряй свій крок за знаком Бога - </text:span></text:p>
            <text:p text:style-name="P3"><text:span text:style-name="T24">і попри смерть і попри жах. </text:span><text:span text:style-name="T41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4" office:value-type="string">
            <text:h text:style-name="P41" text:outline-level="2">сто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ста, </text:span><text:span text:style-name="T90">числ.</text:span> <text:span text:style-name="T90">кільк.</text:span></text:p>
            <text:p text:style-name="P26">1) Назва числа 100 і його цифрового позначення. || <text:span text:style-name="T115">чого</text:span>. Кількість із 100 одиниць.</text:p>
            <text:p text:style-name="P31"><text:span text:style-name="T60">2) </text:span><text:span text:style-name="T74">розм.</text:span><text:span text:style-name="T60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table-cell table:style-name="Dictionary.F340" table:number-columns-spanned="5" office:value-type="string">
            <text:h text:style-name="P42" text:outline-level="2"><text:span text:style-name="T86">в</text:span><text:span text:style-name="T107">і</text:span><text:span text:style-name="T18"></text:span><text:span text:style-name="T86">тер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тру, </text:span><text:span text:style-name="T90">ч.</text:span></text:p>
            <text:p text:style-name="P26">1) Рух потоку атмосферного повітря в горизонтальному напрям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1</text:p>
          </table:table-cell>
          <table:table-cell table:style-name="Dictionary.B341" table:number-columns-spanned="3" office:value-type="string">
            <text:p text:style-name="P20">Стасвіти</text:p>
            <text:p text:style-name="P3"><text:soft-page-break/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341" table:number-columns-spanned="3" office:value-type="string">
            <text:p text:style-name="P3"><text:span text:style-name="T47">утворене способом </text:span><text:soft-page-break/><text:span text:style-name="T47">основословоскладання, похідне від слів:</text:span><text:span text:style-name="T33"> </text:span><text:span text:style-name="T36">сто</text:span><text:span text:style-name="T33"> і </text:span><text:span text:style-name="T36">світи</text:span></text:p>
          </table:table-cell>
          <table:covered-table-cell/>
          <table:covered-table-cell/>
          <table:table-cell table:style-name="Dictionary.H341" table:number-columns-spanned="3" office:value-type="string">
            <text:p text:style-name="P3"><text:span text:style-name="T24">О те моє відьомське вариво, та </text:span><text:soft-page-break/><text:span text:style-name="T24">колотнеча </text:span><text:span text:style-name="T28">стасвітів</text:span><text:span text:style-name="T24">,</text:span></text:p>
            <text:p text:style-name="P3"><text:span text:style-name="T24">о те чадне жагуче марево вгорнуло горло і до брів</text:span></text:p>
            <text:p text:style-name="P3"><text:span text:style-name="T24">сягнуло… </text:span><text:span text:style-name="T41">(П‑2, 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42" table:number-columns-spanned="5" office:value-type="string">
            <text:p text:style-name="P3"><text:span text:style-name="T36">світи </text:span><text:span text:style-name="T53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2</text:p>
          </table:table-cell>
          <table:table-cell table:style-name="Dictionary.B343" table:number-columns-spanned="3" office:value-type="string">
            <text:p text:style-name="P20">Стобагáття</text:p>
            <text:p text:style-name="P16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343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багáття</text:span></text:p>
          </table:table-cell>
          <table:covered-table-cell/>
          <table:covered-table-cell/>
          <table:table-cell table:style-name="Dictionary.H343" table:number-columns-spanned="3" office:value-type="string">
            <text:p text:style-name="P3"><text:span text:style-name="T24">Я – незалежний, серце бо студене</text:span></text:p>
            <text:p text:style-name="P3"><text:span text:style-name="T24">згубило давній жар на </text:span><text:span text:style-name="T28">стобагатті</text:span><text:span text:style-name="T24"> мук. </text:span><text:span text:style-name="T41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4" office:value-type="string">
            <text:p text:style-name="P17"><text:span text:style-name="T33">сто (див. 170)</text:span></text:p>
          </table:table-cell>
          <table:covered-table-cell/>
          <table:covered-table-cell/>
          <table:covered-table-cell/>
          <table:table-cell table:style-name="Dictionary.F344" table:number-columns-spanned="5" office:value-type="string">
            <text:h text:style-name="P42" text:outline-level="2"><text:span text:style-name="T86">баг</text:span><text:span text:style-name="T107">а</text:span><text:span text:style-name="T18"></text:span><text:span text:style-name="T86">тт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26">1) Купа дров, хмизу, ломаччя і т. ін., що горить; вогнище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3</text:p>
          </table:table-cell>
          <table:table-cell table:style-name="Dictionary.B345" table:number-columns-spanned="3" office:value-type="string">
            <text:p text:style-name="P20">Стогóри</text:p>
            <text:p text:style-name="P3"><text:span text:style-name="T22">стогíр, </text:span><text:span text:style-name="T23">ім., мн., інд.-авт.</text:span></text:p>
          </table:table-cell>
          <table:covered-table-cell/>
          <table:covered-table-cell/>
          <table:table-cell table:style-name="Dictionary.E34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гóри</text:span></text:p>
          </table:table-cell>
          <table:covered-table-cell/>
          <table:covered-table-cell/>
          <table:table-cell table:style-name="Dictionary.H345" table:number-columns-spanned="3" office:value-type="string">
            <text:p text:style-name="P3"><text:span text:style-name="T24">Я вийду в ніч, я позирну туди,</text:span></text:p>
            <text:p text:style-name="P3"><text:span text:style-name="T24">де захід за </text:span><text:span text:style-name="T28">стогорами</text:span><text:span text:style-name="T24"> палає. </text:span><text:span text:style-name="T41">(П‑2, 13);</text:span></text:p>
            <text:p text:style-name="P3"><text:span text:style-name="T24">Там, за кандзюбою </text:span><text:span text:style-name="T28">стогір</text:span><text:span text:style-name="T24">,</text:span></text:p>
            <text:p text:style-name="P3"><text:span text:style-name="T24">за кайданами стриму</text:span></text:p>
            <text:p text:style-name="P3"><text:span text:style-name="T24">збігає вік – наперекір</text:span></text:p>
            <text:p text:style-name="P3"><text:span text:style-name="T24">огню притомі диму. </text:span><text:span text:style-name="T41">(П‑2, 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46" table:number-columns-spanned="5" office:value-type="string">
            <text:p text:style-name="P3"><text:span text:style-name="T36">гóри </text:span><text:span text:style-name="T53">(див. 158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4</text:p>
          </table:table-cell>
          <table:table-cell table:style-name="Dictionary.B347" table:number-columns-spanned="3" office:value-type="string">
            <text:p text:style-name="P20">Стодум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47" table:number-columns-spanned="3" office:value-type="string">
            <text:p text:style-name="P3"><text:span text:style-name="T47">утворене складносуфіксальним способом, похідне від слів:</text:span><text:span text:style-name="T33"> </text:span><text:span text:style-name="T36">сто</text:span><text:span text:style-name="T33"> і </text:span><text:span text:style-name="T36">дýмати</text:span></text:p>
          </table:table-cell>
          <table:covered-table-cell/>
          <table:covered-table-cell/>
          <table:table-cell table:style-name="Dictionary.H347" table:number-columns-spanned="3" office:value-type="string">
            <text:p text:style-name="P3"><text:span text:style-name="T24">Як чорногуз при березі, </text:span><text:span text:style-name="T28">стодумний</text:span></text:p>
            <text:p text:style-name="P3"><text:span text:style-name="T24">став Пан-Господь і молиться…</text:span><text:span text:style-name="T41">(П‑2, 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48" table:number-columns-spanned="5" office:value-type="string">
            <text:h text:style-name="P42" text:outline-level="2"><text:span text:style-name="T86">д</text:span><text:span text:style-name="T107">у</text:span><text:span text:style-name="T18"></text:span><text:span text:style-name="T86">ма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ю, -аєш, </text:span><text:span text:style-name="T90">недок.</text:span></text:p>
            <text:p text:style-name="P31"><text:span text:style-name="T60">1) </text:span><text:span text:style-name="T70">без додатка</text:span><text:span text:style-name="T60">. Розмірковувати над чим-небудь; мислит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5</text:p>
          </table:table-cell>
          <table:table-cell table:style-name="Dictionary.B349" table:number-columns-spanned="3" office:value-type="string">
            <text:p text:style-name="P20">Стожалí</text:p>
            <text:p text:style-name="P3"><text:span text:style-name="T22">-íв, </text:span><text:span text:style-name="T23">ім., мн., інд.-авт.</text:span></text:p>
          </table:table-cell>
          <table:covered-table-cell/>
          <table:covered-table-cell/>
          <table:table-cell table:style-name="Dictionary.E34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жалí</text:span></text:p>
          </table:table-cell>
          <table:covered-table-cell/>
          <table:covered-table-cell/>
          <table:table-cell table:style-name="Dictionary.H349" table:number-columns-spanned="3" office:value-type="string">
            <text:p text:style-name="P3"><text:span text:style-name="T24">Та за тобою небо запалало,</text:span></text:p>
            <text:p text:style-name="P3"><text:span text:style-name="T24">овогнене грозою </text:span><text:span text:style-name="T28">стожалів</text:span><text:span text:style-name="T24">. </text:span><text:span text:style-name="T41">(П‑2, 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50" table:number-columns-spanned="5" office:value-type="string">
            <text:p text:style-name="P3"><text:span text:style-name="T36">жалí </text:span><text:span text:style-name="T53">(див. 12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6</text:p>
          </table:table-cell>
          <table:table-cell table:style-name="Dictionary.B351" table:number-columns-spanned="3" office:value-type="string">
            <text:p text:style-name="P20">Стожáло</text:p>
            <text:p text:style-name="P11">присл., інд.-авт.</text:p>
          </table:table-cell>
          <table:covered-table-cell/>
          <table:covered-table-cell/>
          <table:table-cell table:style-name="Dictionary.E351" table:number-columns-spanned="3" office:value-type="string">
            <text:p text:style-name="P3"><text:span text:style-name="T45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жáло</text:span></text:p>
          </table:table-cell>
          <table:covered-table-cell/>
          <table:covered-table-cell/>
          <table:table-cell table:style-name="Dictionary.H351" table:number-columns-spanned="3" office:value-type="string">
            <text:p text:style-name="P3"><text:span text:style-name="T24">Тота сльоза тебе іспопелить,</text:span></text:p>
            <text:p text:style-name="P3"><text:span text:style-name="T24">і лютий зойк завруниться </text:span><text:span text:style-name="T28">стожало</text:span></text:p>
            <text:p text:style-name="P3"><text:span text:style-name="T24">ланами й луками. </text:span><text:span text:style-name="T41">(П‑1, 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52" table:number-columns-spanned="5" office:value-type="string">
            <text:h text:style-name="P42" text:outline-level="2"><text:span text:style-name="T86">ж</text:span><text:span text:style-name="T107">а</text:span><text:span text:style-name="T18"></text:span><text:span text:style-name="T86">л</text:span><text:span text:style-name="T107">о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жа</text:span><text:span text:style-name="T17"></text:span><text:span text:style-name="T89">ла, </text:span><text:span text:style-name="T90">с.</text:span></text:p>
            <text:p text:style-name="P26">1) Гостра частина органа захисту або нападу деяких комах, якою вони жалять.</text:p>
            <text:p text:style-name="P26">2) Хоботок деяких комах (комара, овода і т. ін.), яким вони колють і всмоктують кров.</text:p>
            <text:p text:style-name="P26">3) Роздвоєний на кінчику язик змії, яким вона, як помилково вважається, жалить.</text:p>
            <text:p text:style-name="P26"><text:soft-page-break/>4) <text:span text:style-name="T115">чого</text:span>, <text:span text:style-name="T90">перен.</text:span> Про щось дошкульне, різке.</text:p>
            <text:p text:style-name="P26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7</text:p>
          </table:table-cell>
          <table:table-cell table:style-name="Dictionary.B353" table:number-columns-spanned="3" office:value-type="string">
            <text:p text:style-name="P20">Стожáль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53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жáльний</text:span></text:p>
          </table:table-cell>
          <table:covered-table-cell/>
          <table:covered-table-cell/>
          <table:table-cell table:style-name="Dictionary.H353" table:number-columns-spanned="3" office:value-type="string">
            <text:p text:style-name="P3"><text:span text:style-name="T24">Куріє руїна. Кривавим стікає потоком,</text:span></text:p>
            <text:p text:style-name="P3"><text:span text:style-name="T24">і сонце татарське – </text:span><text:span text:style-name="T28">стожальне</text:span><text:span text:style-name="T24"> – разить наповал. </text:span><text:span text:style-name="T41">(П‑1, 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54" table:number-columns-spanned="5" office:value-type="string">
            <text:h text:style-name="P42" text:outline-level="2"><text:span text:style-name="T86">ж</text:span><text:span text:style-name="T107">а</text:span><text:span text:style-name="T18"></text:span><text:span text:style-name="T86">ль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 -е, </text:span><text:span text:style-name="T90">рідко</text:span><text:span text:style-name="T89">.</text:span></text:p>
            <text:p text:style-name="P26">1) Який виражає тугу, печаль, смуток; жалібний, сумний.</text:p>
            <text:p text:style-name="P26">2) Який навіває смуток, журбу; журливий, сумовит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8</text:p>
          </table:table-cell>
          <table:table-cell table:style-name="Dictionary.B355" table:number-columns-spanned="3" office:value-type="string">
            <text:p text:style-name="P20">Стожáр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55" table:number-columns-spanned="3" office:value-type="string">
            <text:p text:style-name="P3"><text:span text:style-name="T47">утворене складносуфіксальним способом, похідне від слів:</text:span><text:span text:style-name="T33"> </text:span><text:span text:style-name="T36">сто</text:span><text:span text:style-name="T33"> і </text:span><text:span text:style-name="T36">жáрити</text:span></text:p>
          </table:table-cell>
          <table:covered-table-cell/>
          <table:covered-table-cell/>
          <table:table-cell table:style-name="Dictionary.H355" table:number-columns-spanned="3" office:value-type="string">
            <text:p text:style-name="P3"><text:span text:style-name="T24">Сяде сонце на сопку, скаженіє бичарня,</text:span></text:p>
            <text:p text:style-name="P3"><text:span text:style-name="T24">заховайся в коробку там, де сонце </text:span><text:span text:style-name="T28">стожарне</text:span><text:span text:style-name="T24">… </text:span><text:span text:style-name="T41">(П‑2, 166-167);</text:span></text:p>
            <text:p text:style-name="P3"><text:span text:style-name="T24">Паду в траву – на цей цвинтарний</text:span></text:p>
            <text:p text:style-name="P3"><text:span text:style-name="T24">кульбабин зойк, кульбабин пух,</text:span></text:p>
            <text:p text:style-name="P3"><text:span text:style-name="T24">на розсип рос і на </text:span><text:span text:style-name="T28">стожарний</text:span></text:p>
            <text:p text:style-name="P3"><text:span text:style-name="T24">пожежний виквіт довгих скрух. </text:span><text:soft-page-break/><text:span text:style-name="T41">(П‑2, 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56" table:number-columns-spanned="5" office:value-type="string">
            <text:h text:style-name="P42" text:outline-level="2"><text:span text:style-name="T86">ж</text:span><text:span text:style-name="T107">а</text:span><text:span text:style-name="T18"></text:span><text:span text:style-name="T86">ри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рю, -риш, </text:span><text:span text:style-name="T90">недок.</text:span></text:p>
            <text:p text:style-name="P26">1) <text:span text:style-name="T90">перех.</text:span> Готувати їжу з жиром на вогні, на жару без використання води; смажити. || <text:span text:style-name="T90">розм.</text:span> Підпікати кого-, що-небудь на вогні, на жару.</text:p>
            <text:p text:style-name="P31"><text:span text:style-name="T60">2) </text:span><text:span text:style-name="T74">неперех.</text:span><text:span text:style-name="T60">, </text:span><text:span text:style-name="T74">розм.</text:span><text:span text:style-name="T60"> Сильно гріти, пригрівати; пекти, палити (про сонце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79</text:p>
          </table:table-cell>
          <table:table-cell table:style-name="Dictionary.B357" table:number-columns-spanned="3" office:value-type="string">
            <text:p text:style-name="P20">Стожурбá</text:p>
            <text:p text:style-name="P3"><text:span text:style-name="T22">-и, </text:span><text:span text:style-name="T23">ім., ж., інд.-авт.</text:span></text:p>
          </table:table-cell>
          <table:covered-table-cell/>
          <table:covered-table-cell/>
          <table:table-cell table:style-name="Dictionary.E357" table:number-columns-spanned="3" office:value-type="string">
            <text:p text:style-name="P14"><text:span text:style-name="T98">утворене способом основословоскладання, похідне від слів:</text:span><text:span text:style-name="T22"> </text:span><text:span text:style-name="T37">сто</text:span><text:span text:style-name="T22"> і </text:span><text:span text:style-name="T37">журбá</text:span></text:p>
          </table:table-cell>
          <table:covered-table-cell/>
          <table:covered-table-cell/>
          <table:table-cell table:style-name="Dictionary.H357" table:number-columns-spanned="3" office:value-type="string">
            <text:p text:style-name="P3"><text:span text:style-name="T24">Пропадіть, аеродроми,</text:span></text:p>
            <text:p text:style-name="P3"><text:span text:style-name="T24">спопеліться в </text:span><text:span text:style-name="T28">стожурбі</text:span><text:span text:style-name="T24">. </text:span><text:span text:style-name="T41">(П‑1, 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58" table:number-columns-spanned="5" office:value-type="string">
            <text:h text:style-name="P42" text:outline-level="2"><text:span text:style-name="T86">журб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1) Невеселий настрій, тяжкі почуття; печаль, смут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0</text:p>
          </table:table-cell>
          <table:table-cell table:style-name="Dictionary.B359" table:number-columns-spanned="3" office:value-type="string">
            <text:p text:style-name="P20">Стозлотопелюстки</text:p>
            <text:p text:style-name="P3"><text:span text:style-name="T22">-ів, </text:span><text:span text:style-name="T23">ім., мн., інд.-авт.</text:span></text:p>
          </table:table-cell>
          <table:covered-table-cell/>
          <table:covered-table-cell/>
          <table:table-cell table:style-name="Dictionary.E35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, золотий</text:span><text:span text:style-name="T33"> і </text:span><text:span text:style-name="T36">пелюстки</text:span></text:p>
          </table:table-cell>
          <table:covered-table-cell/>
          <table:covered-table-cell/>
          <table:table-cell table:style-name="Dictionary.H359" table:number-columns-spanned="3" office:value-type="string">
            <text:p text:style-name="P3"><text:span text:style-name="T24">Як сонях сонце п’є</text:span></text:p>
            <text:p text:style-name="P3"><text:span text:style-name="T28">стозлотопелюстками</text:span><text:span text:style-name="T24">,</text:span></text:p>
            <text:p text:style-name="P3"><text:span text:style-name="T24">де хата постає - </text:span></text:p>
            <text:p text:style-name="P3"><text:span text:style-name="T24">ковчегом над роками. </text:span><text:span text:style-name="T41">(П‑2, 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table-cell table:style-name="Dictionary.E360" table:number-columns-spanned="4" office:value-type="string">
            <text:p text:style-name="P3"><text:span text:style-name="T36">золотий </text:span><text:span text:style-name="T53">(див. 70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3"><text:span text:style-name="T36">пелюстки </text:span><text:span text:style-name="T53">(див. 128)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181</text:p>
          </table:table-cell>
          <table:table-cell table:style-name="Dictionary.B361" table:number-columns-spanned="3" office:value-type="string">
            <text:p text:style-name="P20">Стозмíй</text:p>
            <text:p text:style-name="P3"><text:soft-page-break/><text:span text:style-name="T22">-я, </text:span><text:span text:style-name="T23">ім., ч., інд.-авт.</text:span></text:p>
          </table:table-cell>
          <table:covered-table-cell/>
          <table:covered-table-cell/>
          <table:table-cell table:style-name="Dictionary.E361" table:number-columns-spanned="3" office:value-type="string">
            <text:p text:style-name="P3"><text:span text:style-name="T47">утворене способом </text:span><text:soft-page-break/><text:span text:style-name="T47">основословоскладання, похідне від слів:</text:span><text:span text:style-name="T33"> </text:span><text:span text:style-name="T36">сто</text:span><text:span text:style-name="T33"> і </text:span><text:span text:style-name="T36">змій</text:span></text:p>
          </table:table-cell>
          <table:covered-table-cell/>
          <table:covered-table-cell/>
          <table:table-cell table:style-name="Dictionary.H361" table:number-columns-spanned="3" office:value-type="string">
            <text:p text:style-name="P3"><text:span text:style-name="T24">Коли докучили ці втеки - </text:span></text:p>
            <text:p text:style-name="P3"><text:soft-page-break/><text:span text:style-name="T24">в лет, до вогненної пащеки.</text:span></text:p>
            <text:p text:style-name="P3"><text:span text:style-name="T24">Як він ощирився, </text:span><text:span text:style-name="T28">стозмій</text:span><text:span text:style-name="T24">! </text:span><text:span text:style-name="T41">(П‑1, 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62" table:number-columns-spanned="5" office:value-type="string">
            <text:h text:style-name="P41" text:outline-level="2">змій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1"><text:span text:style-name="T75">-я, </text:span><text:span text:style-name="T74">ч.</text:span></text:p>
            <text:p text:style-name="P26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2</text:p>
          </table:table-cell>
          <table:table-cell table:style-name="Dictionary.B363" table:number-columns-spanned="3" office:value-type="string">
            <text:p text:style-name="P20">Стозóр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63" table:number-columns-spanned="3" office:value-type="string">
            <text:p text:style-name="P3"><text:span text:style-name="T47">утворене складнофлективним способом, похідне від слів:</text:span><text:span text:style-name="T33"> </text:span><text:span text:style-name="T36">сто</text:span><text:span text:style-name="T33"> і </text:span><text:span text:style-name="T36">зір</text:span></text:p>
          </table:table-cell>
          <table:covered-table-cell/>
          <table:covered-table-cell/>
          <table:table-cell table:style-name="Dictionary.H363" table:number-columns-spanned="3" office:value-type="string">
            <text:p text:style-name="P3"><text:span text:style-name="T24">Тільки сіль, і вода, і житняк,</text:span></text:p>
            <text:p text:style-name="P3"><text:span text:style-name="T24">і світанок, і ніч, і </text:span><text:span text:style-name="T28">стозора</text:span></text:p>
            <text:p text:style-name="P3"><text:span text:style-name="T24">небезпека, і сонна і хора</text:span></text:p>
            <text:p text:style-name="P3"><text:span text:style-name="T24">ця душа – вирушає успак! </text:span><text:span text:style-name="T41">(П‑1, 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64" table:number-columns-spanned="5" office:value-type="string">
            <text:p text:style-name="P7">зір <text:span text:style-name="T114">(див. 105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3</text:p>
          </table:table-cell>
          <table:table-cell table:style-name="Dictionary.B365" table:number-columns-spanned="3" office:value-type="string">
            <text:p text:style-name="P20">Стокóло</text:p>
            <text:p text:style-name="P3"><text:span text:style-name="T22">-а, </text:span><text:span text:style-name="T23">ім., с., інд.-авт.</text:span></text:p>
          </table:table-cell>
          <table:covered-table-cell/>
          <table:covered-table-cell/>
          <table:table-cell table:style-name="Dictionary.E36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кóло</text:span></text:p>
          </table:table-cell>
          <table:covered-table-cell/>
          <table:covered-table-cell/>
          <table:table-cell table:style-name="Dictionary.H365" table:number-columns-spanned="3" office:value-type="string">
            <text:p text:style-name="P3"><text:span text:style-name="T24">Червоний біль од нагая</text:span></text:p>
            <text:p text:style-name="P3"><text:span text:style-name="T24">в очах розходиться </text:span><text:span text:style-name="T28">стоколом</text:span><text:span text:style-name="T24">,</text:span></text:p>
            <text:p text:style-name="P3"><text:span text:style-name="T24">а світ несеться покотьолом,</text:span></text:p>
            <text:p text:style-name="P3"><text:span text:style-name="T24">за світом – настрибом – змія… </text:span><text:span text:style-name="T41">(П‑2, 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66" table:number-columns-spanned="5" office:value-type="string">
            <text:h text:style-name="P42" text:outline-level="2"><text:span text:style-name="T86">к</text:span><text:span text:style-name="T107">о</text:span><text:span text:style-name="T18"></text:span><text:span text:style-name="T86">л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-а, </text:span><text:span text:style-name="T90">с.</text:span></text:p>
            <text:p text:style-name="P26">1) Замкнена крива, всі точки якої однаково віддалені від центра.</text:p>
            <text:p text:style-name="P31"><text:span text:style-name="T60">4) </text:span><text:span text:style-name="T74">у знач.</text:span><text:span text:style-name="T60"> </text:span><text:span text:style-name="T74">присл.</text:span><text:span text:style-name="T60"> к</text:span><text:span text:style-name="T80">о</text:span><text:span text:style-name="T60">лом. Утворюючи </text:span><text:soft-page-break/><text:span text:style-name="T60">таку криву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4</text:p>
          </table:table-cell>
          <table:table-cell table:style-name="Dictionary.B367" table:number-columns-spanned="3" office:value-type="string">
            <text:p text:style-name="P20">Стокрик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367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крик</text:span></text:p>
          </table:table-cell>
          <table:covered-table-cell/>
          <table:covered-table-cell/>
          <table:table-cell table:style-name="Dictionary.H367" table:number-columns-spanned="3" office:value-type="string">
            <text:p text:style-name="P3"><text:span text:style-name="T24">…бо в горлі застуда, у грудях пітьма</text:span></text:p>
            <text:p text:style-name="P3"><text:span text:style-name="T24">і світ оступає </text:span><text:span text:style-name="T28">стокрик</text:span><text:span text:style-name="T24"> – Колима. </text:span><text:span text:style-name="T41">(П‑1, 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68" table:number-columns-spanned="5" office:value-type="string">
            <text:p text:style-name="P3"><text:span text:style-name="T87">крик </text:span><text:span text:style-name="T113">(див. 7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5</text:p>
          </table:table-cell>
          <table:table-cell table:style-name="Dictionary.B369" table:number-columns-spanned="3" office:value-type="string">
            <text:p text:style-name="P20">Стомежá</text:p>
            <text:p text:style-name="P3"><text:span text:style-name="T22">-і</text:span><text:span text:style-name="T36"></text:span><text:span text:style-name="T22">, </text:span><text:span text:style-name="T23">ім., ж., інд.-авт.</text:span></text:p>
          </table:table-cell>
          <table:covered-table-cell/>
          <table:covered-table-cell/>
          <table:table-cell table:style-name="Dictionary.E369" table:number-columns-spanned="3" office:value-type="string">
            <text:p text:style-name="P14"><text:span text:style-name="T22">утворене способом основословоскладання, похідне від слів: </text:span><text:span text:style-name="T37">сто</text:span><text:span text:style-name="T22"> і </text:span><text:span text:style-name="T37">межá</text:span></text:p>
          </table:table-cell>
          <table:covered-table-cell/>
          <table:covered-table-cell/>
          <table:table-cell table:style-name="Dictionary.H369" table:number-columns-spanned="3" office:value-type="string">
            <text:p text:style-name="P3"><text:span text:style-name="T24">Полон у полоні, межі </text:span><text:span text:style-name="T28">стомежа</text:span><text:span text:style-name="T24">,</text:span></text:p>
            <text:p text:style-name="P3"><text:span text:style-name="T24">ти вся – за горбами-горбами</text:span></text:p>
            <text:p text:style-name="P3"><text:span text:style-name="T24">натхнення і хорого серця ґанджа - </text:span></text:p>
            <text:p text:style-name="P3"><text:span text:style-name="T24">з синами, хрунями, рабами. </text:span><text:span text:style-name="T41">(П‑1, 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70" table:number-columns-spanned="5" office:value-type="string">
            <text:p text:style-name="P3"><text:span text:style-name="T36">межá </text:span><text:span text:style-name="T54">(див. 22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6</text:p>
          </table:table-cell>
          <table:table-cell table:style-name="Dictionary.B371" table:number-columns-spanned="3" office:value-type="string">
            <text:p text:style-name="P20">Сто-морóзи</text:p>
            <text:p text:style-name="P3"><text:span text:style-name="T22">-ів, </text:span><text:span text:style-name="T23">ім., мн., інд.-авт.</text:span></text:p>
          </table:table-cell>
          <table:covered-table-cell/>
          <table:covered-table-cell/>
          <table:table-cell table:style-name="Dictionary.E371" table:number-columns-spanned="3" office:value-type="string">
            <text:p text:style-name="P3"><text:span text:style-name="T47">утворене способом словоскладання, похідне від слів:</text:span><text:span text:style-name="T33"> </text:span><text:span text:style-name="T36">сто</text:span><text:span text:style-name="T33"> і </text:span><text:span text:style-name="T36">морóзи</text:span></text:p>
          </table:table-cell>
          <table:covered-table-cell/>
          <table:covered-table-cell/>
          <table:table-cell table:style-name="Dictionary.H371" table:number-columns-spanned="3" office:value-type="string">
            <text:p text:style-name="P3"><text:span text:style-name="T24">Так стій і стій і стій і стій,</text:span></text:p>
            <text:p text:style-name="P3"><text:span text:style-name="T24">дубій на </text:span><text:span text:style-name="T28">сто-морозах</text:span><text:span text:style-name="T24">,</text:span></text:p>
            <text:p text:style-name="P3"><text:span text:style-name="T24">о будь ти проклят, часе мій,</text:span></text:p>
            <text:p text:style-name="P3"><text:span text:style-name="T24">в усіх своїх погрозах. </text:span><text:span text:style-name="T41">(П‑2, 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72" table:number-columns-spanned="5" office:value-type="string">
            <text:h text:style-name="P42" text:outline-level="2"><text:span text:style-name="T86">мор</text:span><text:span text:style-name="T107">о</text:span><text:span text:style-name="T18"></text:span><text:span text:style-name="T86">з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, </text:span><text:span text:style-name="T90">ч.</text:span></text:p>
            <text:p text:style-name="P31"><text:span text:style-name="T60">Холод, коли температура повітря спадає нижче нуля. || Температура повітря нижче нуля. || Місце, де є такий холод. || </text:span><text:span text:style-name="T74">перев.</text:span><text:span text:style-name="T60"> </text:span><text:span text:style-name="T74">мн.</text:span><text:span text:style-name="T60"> Холодна зимова погода; холоди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7</text:p>
          </table:table-cell>
          <table:table-cell table:style-name="Dictionary.B373" table:number-columns-spanned="3" office:value-type="string">
            <text:p text:style-name="P20">Стонастóрче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73" table:number-columns-spanned="3" office:value-type="string">
            <text:p text:style-name="P3"><text:span text:style-name="T47">утворене способом основословоскладання, похідне від </text:span><text:soft-page-break/><text:span text:style-name="T47">слів:</text:span><text:span text:style-name="T33"> </text:span><text:span text:style-name="T36">сто</text:span><text:span text:style-name="T33"> і </text:span><text:span text:style-name="T36">настóрчений</text:span></text:p>
          </table:table-cell>
          <table:covered-table-cell/>
          <table:covered-table-cell/>
          <table:table-cell table:style-name="Dictionary.H373" table:number-columns-spanned="3" office:value-type="string">
            <text:p text:style-name="P3"><text:span text:style-name="T24">Кружеляє понад ними</text:span></text:p>
            <text:p text:style-name="P3"><text:span text:style-name="T24">вечір, крила розкриливши,</text:span></text:p>
            <text:p text:style-name="P3"><text:span text:style-name="T24">впав на горлицю із неба</text:span></text:p>
            <text:p text:style-name="P3"><text:soft-page-break/><text:span text:style-name="T28">стонасторчений</text:span><text:span text:style-name="T24"> коршак. </text:span><text:span text:style-name="T41">(П‑1, 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74" table:number-columns-spanned="5" office:value-type="string">
            <text:p text:style-name="P3"><text:span text:style-name="T36">настóрчений </text:span><text:span text:style-name="T53">(насторчений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8</text:p>
          </table:table-cell>
          <table:table-cell table:style-name="Dictionary.B375" table:number-columns-spanned="3" office:value-type="string">
            <text:p text:style-name="P20">Стопровáлл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375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провáлля</text:span></text:p>
          </table:table-cell>
          <table:covered-table-cell/>
          <table:covered-table-cell/>
          <table:table-cell table:style-name="Dictionary.H375" table:number-columns-spanned="3" office:value-type="string">
            <text:p text:style-name="P3"><text:span text:style-name="T24">Якась лежить на нас печаль.</text:span></text:p>
            <text:p text:style-name="P3"><text:span text:style-name="T24">І чим ми Бога прогнівили,</text:span></text:p>
            <text:p text:style-name="P3"><text:span text:style-name="T24">Іване-брате? Скільки сили</text:span></text:p>
            <text:p text:style-name="P3"><text:span text:style-name="T24">втелющили до </text:span><text:span text:style-name="T28">стопроваль</text:span><text:span text:style-name="T24">. </text:span><text:span text:style-name="T41">(П‑2, 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76" table:number-columns-spanned="5" office:value-type="string">
            <text:h text:style-name="P42" text:outline-level="2"><text:span text:style-name="T86">пров</text:span><text:span text:style-name="T107">а</text:span><text:span text:style-name="T18"></text:span><text:span text:style-name="T86">лл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1"><text:span text:style-name="T60">1) Глибока яма, яр, западина, розколина на земній поверхні. || </text:span><text:span text:style-name="T70">чого</text:span><text:span text:style-name="T60">. Безмежний простір, безмірна глибина. || Проміжок, незаповнений простір між чим-небудь. || </text:span><text:span text:style-name="T74">перен.</text:span><text:span text:style-name="T60"> Про глибоке </text:span><text:span text:style-name="T60">розходження, незгоду між ким-небудь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89</text:p>
          </table:table-cell>
          <table:table-cell table:style-name="Dictionary.B377" table:number-columns-spanned="3" office:value-type="string">
            <text:p text:style-name="P20">Стопровáль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77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провáльний</text:span></text:p>
          </table:table-cell>
          <table:covered-table-cell/>
          <table:covered-table-cell/>
          <table:table-cell table:style-name="Dictionary.H377" table:number-columns-spanned="3" office:value-type="string">
            <text:p text:style-name="P3"><text:span text:style-name="T24">Око ока ми,</text:span></text:p>
            <text:p text:style-name="P3"><text:span text:style-name="T24">не навчені подосі видивляти</text:span></text:p>
            <text:p text:style-name="P3"><text:span text:style-name="T24">довкіл і не обрушувати горя</text:span></text:p>
            <text:p text:style-name="P3"><text:span text:style-name="T24">сухі тороси в </text:span><text:span text:style-name="T28">стопровальний</text:span><text:span text:style-name="T24"> діл. </text:span><text:span text:style-name="T41">(П‑2, 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78" table:number-columns-spanned="5" office:value-type="string">
            <text:h text:style-name="P42" text:outline-level="2"><text:span text:style-name="T86">пров</text:span><text:span text:style-name="T107">а</text:span><text:span text:style-name="T18"></text:span><text:span text:style-name="T86">ль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1"><text:span text:style-name="T60">Стос. до провалу (у 2 </text:span><text:span text:style-name="T74">знач.</text:span><text:span text:style-name="T60">); утворений </text:span><text:soft-page-break/><text:span text:style-name="T60">унаслідок провалу (в ґрунті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0</text:p>
          </table:table-cell>
          <table:table-cell table:style-name="Dictionary.B379" table:number-columns-spanned="3" office:value-type="string">
            <text:p text:style-name="P20">Сторíки</text:p>
            <text:p text:style-name="P3"><text:span text:style-name="T22">сторíк, </text:span><text:span text:style-name="T23">ім., мн., інд.-авт.</text:span></text:p>
          </table:table-cell>
          <table:covered-table-cell/>
          <table:covered-table-cell/>
          <table:table-cell table:style-name="Dictionary.E379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ріки</text:span></text:p>
          </table:table-cell>
          <table:covered-table-cell/>
          <table:covered-table-cell/>
          <table:table-cell table:style-name="Dictionary.H379" table:number-columns-spanned="3" office:value-type="string">
            <text:p text:style-name="P3"><text:span text:style-name="T24">Хай край святиться. За горою</text:span></text:p>
            <text:p text:style-name="P3"><text:span text:style-name="T28">сторіки</text:span><text:span text:style-name="T24"> чорної ропи. </text:span><text:span text:style-name="T41">(П‑2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80" table:number-columns-spanned="5" office:value-type="string">
            <text:h text:style-name="P42" text:outline-level="2"><text:span text:style-name="T86">рік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</text:span><text:span text:style-name="T17"></text:span><text:span text:style-name="T89">, </text:span><text:span text:style-name="T90">ж.</text:span></text:p>
            <text:p text:style-name="P26">1) Водний потік, що живиться із джерела або стоком атмосферних опадів і тече по видовжених зниженнях рельєфу від верхів'я до гирла. || <text:span text:style-name="T115">чого</text:span>, <text:span text:style-name="T90">у сполуч.</text:span> <text:span text:style-name="T115">з </text:span><text:span text:style-name="T90">ім.</text:span> <text:span text:style-name="T115">у </text:span><text:span text:style-name="T90">род. в.</text:span> Уживається для образного позначення процесу, розвитку чого-небудь.</text:p>
            <text:p text:style-name="P31"><text:span text:style-name="T60">2) </text:span><text:span text:style-name="T70">чого</text:span><text:span text:style-name="T60">, </text:span><text:span text:style-name="T74">перен.</text:span><text:span text:style-name="T60"> Велика кількість чого-небудь такого, що тече, сиплеться і т. ін. || </text:span><text:span text:style-name="T70">кого</text:span><text:span text:style-name="T60">, </text:span><text:span text:style-name="T70">чого</text:span><text:span text:style-name="T60">, </text:span><text:span text:style-name="T70">яка</text:span><text:span text:style-name="T60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1</text:p>
          </table:table-cell>
          <table:table-cell table:style-name="Dictionary.B381" table:number-columns-spanned="3" office:value-type="string">
            <text:p text:style-name="P20">Сторозтриклят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81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розтриклятий</text:span></text:p>
          </table:table-cell>
          <table:covered-table-cell/>
          <table:covered-table-cell/>
          <table:table-cell table:style-name="Dictionary.H381" table:number-columns-spanned="3" office:value-type="string">
            <text:p text:style-name="P3"><text:span text:style-name="T24">Аби лиш подолати гнів,</text:span></text:p>
            <text:p text:style-name="P3"><text:span text:style-name="T28">сторозтриклятий</text:span><text:span text:style-name="T24"> гнів здолати,</text:span></text:p>
            <text:p text:style-name="P3"><text:span text:style-name="T24">я б поіменно міг назвати</text:span></text:p>
            <text:p text:style-name="P3"><text:span text:style-name="T24">усіх братів, усіх катів. </text:span><text:span text:style-name="T41">(П‑1, 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82" table:number-columns-spanned="5" office:value-type="string">
            <text:h text:style-name="P42" text:outline-level="2"><text:span text:style-name="T86">розпрокл</text:span><text:span text:style-name="T107">я</text:span><text:span text:style-name="T18"></text:span><text:span text:style-name="T86">тий</text:span></text:h>
            <text:p text:style-name="P39"><text:soft-page-break/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 -е, </text:span><text:span text:style-name="T90">розм.</text:span></text:p>
            <text:p text:style-name="P26">Якого клянуть, проклинають; огидний, ненавис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2</text:p>
          </table:table-cell>
          <table:table-cell table:style-name="Dictionary.B383" table:number-columns-spanned="3" office:value-type="string">
            <text:p text:style-name="P20">Стосиній</text:p>
            <text:p text:style-name="P3"><text:span text:style-name="T22">-я, -є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83" table:number-columns-spanned="3" office:value-type="string">
            <text:p text:style-name="P3"><text:span text:style-name="T47">утворене способом основословоскладання, похідне від слів:</text:span><text:span text:style-name="T33"> </text:span><text:span text:style-name="T36">сто</text:span><text:span text:style-name="T33"> і </text:span><text:span text:style-name="T36">синій</text:span></text:p>
          </table:table-cell>
          <table:covered-table-cell/>
          <table:covered-table-cell/>
          <table:table-cell table:style-name="Dictionary.H383" table:number-columns-spanned="3" office:value-type="string">
            <text:p text:style-name="P3"><text:span text:style-name="T24">Червоним вином заливає мій погляд </text:span><text:span text:style-name="T28">стосиній</text:span><text:span text:style-name="T24">,</text:span></text:p>
            <text:p text:style-name="P3"><text:span text:style-name="T24">спустошені губи залито червоним вином,</text:span></text:p>
            <text:p text:style-name="P3"><text:span text:style-name="T24">і видиться берег – далекий – у радісній піні,</text:span></text:p>
            <text:p text:style-name="P3"><text:span text:style-name="T24">і спокій приносить, і спокій обіцяний – бром. </text:span><text:span text:style-name="T41">(П‑2, 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4" office:value-type="string">
            <text:p text:style-name="P3"><text:span text:style-name="T36">сто </text:span><text:span text:style-name="T54">(див. 170)</text:span></text:p>
          </table:table-cell>
          <table:covered-table-cell/>
          <table:covered-table-cell/>
          <table:covered-table-cell/>
          <table:table-cell table:style-name="Dictionary.F384" table:number-columns-spanned="5" office:value-type="string">
            <text:h text:style-name="P42" text:outline-level="2"><text:span text:style-name="T86">с</text:span><text:span text:style-name="T107">и</text:span><text:span text:style-name="T18"></text:span><text:span text:style-name="T86">ні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я, -є.</text:p>
            <text:p text:style-name="P31"><text:span text:style-name="T60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75">Зробл. </text:span><text:span text:style-name="T60">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3</text:p>
          </table:table-cell>
          <table:table-cell table:style-name="Dictionary.B385" table:number-columns-spanned="3" office:value-type="string">
            <text:p text:style-name="P20">Схриплокрóн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385" table:number-columns-spanned="3" office:value-type="string">
            <text:p text:style-name="P3"><text:span text:style-name="T47">утворене складносуфіксальним способом, похідне від слів:</text:span><text:span text:style-name="T33"> </text:span><text:span text:style-name="T36">схриплий</text:span><text:span text:style-name="T33"> і </text:span><text:soft-page-break/><text:span text:style-name="T36">крóна</text:span></text:p>
          </table:table-cell>
          <table:covered-table-cell/>
          <table:covered-table-cell/>
          <table:table-cell table:style-name="Dictionary.H385" table:number-columns-spanned="3" office:value-type="string">
            <text:p text:style-name="P3"><text:span text:style-name="T24">Пожухле листя опадає з віт,</text:span></text:p>
            <text:p text:style-name="P3"><text:span text:style-name="T24">голосить голий стовбур </text:span><text:span text:style-name="T28">схриплокронний</text:span><text:span text:style-name="T24">. </text:span><text:span text:style-name="T41">(П‑1, 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4" office:value-type="string">
            <text:h text:style-name="P42" text:outline-level="2"><text:span text:style-name="T86">схр</text:span><text:span text:style-name="T107">и</text:span><text:span text:style-name="T18"></text:span><text:span text:style-name="T86">пл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 -е, </text:span><text:span text:style-name="T90">розм.</text:span></text:p>
            <text:p text:style-name="P36"><text:span text:style-name="T71">1) Дієприкм. акт. мин. ч. до </text:span><text:a xlink:type="simple" xlink:href="http://www.lingvo.ua/uk/Translate/uk-uk/схрипнути"><text:span text:style-name="T79">схрипнути</text:span></text:a><text:span text:style-name="T71">.</text:span></text:p>
            <text:p text:style-name="P31"><text:span text:style-name="T60">2) </text:span><text:span text:style-name="T74">у знач.</text:span><text:span text:style-name="T60"> </text:span><text:span text:style-name="T74">прикм.</text:span><text:span text:style-name="T60"> Який звучить хрипло, з хрипотою; хрипкий.</text:span></text:p>
          </table:table-cell>
          <table:covered-table-cell/>
          <table:covered-table-cell/>
          <table:covered-table-cell/>
          <table:table-cell table:style-name="Dictionary.F386" table:number-columns-spanned="5" office:value-type="string">
            <text:p text:style-name="P3"><text:span text:style-name="T36">крóна </text:span><text:span text:style-name="T53">(див. 63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4</text:p>
          </table:table-cell>
          <table:table-cell table:style-name="Dictionary.B387" table:number-columns-spanned="3" office:value-type="string">
            <text:p text:style-name="P20">Тамбíк</text:p>
            <text:p text:style-name="P3"><text:span text:style-name="T22">-бóку, </text:span><text:span text:style-name="T23">ім., ч., інд.-авт.</text:span></text:p>
          </table:table-cell>
          <table:covered-table-cell/>
          <table:covered-table-cell/>
          <table:table-cell table:style-name="Dictionary.E387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там</text:span><text:span text:style-name="T33"> і </text:span><text:span text:style-name="T36">бік</text:span><text:span text:style-name="T33">. На тому боці</text:span></text:p>
          </table:table-cell>
          <table:covered-table-cell/>
          <table:covered-table-cell/>
          <table:table-cell table:style-name="Dictionary.H387" table:number-columns-spanned="3" office:value-type="string">
            <text:p text:style-name="P3"><text:span text:style-name="T24">А товщею, в кризі, в імлі,</text:span></text:p>
            <text:p text:style-name="P3"><text:span text:style-name="T24">за </text:span><text:span text:style-name="T28">тамбоком</text:span><text:span text:style-name="T24">,</text:span></text:p>
            <text:p text:style-name="P3"><text:span text:style-name="T24">сяє срібне серце землі</text:span></text:p>
            <text:p text:style-name="P3"><text:span text:style-name="T24">скорбним оком. </text:span><text:span text:style-name="T41">(П‑1, 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4" office:value-type="string">
            <text:h text:style-name="P41" text:outline-level="2">там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1"><text:span text:style-name="T60">1) </text:span><text:span text:style-name="T74">присл.</text:span><text:span text:style-name="T60"> Указує на місце більш віддалене порівняно з іншим, ближчим; у тому місці, у тих місцях; </text:span><text:span text:style-name="T74">прот.</text:span><text:span text:style-name="T60"> тут. || Уживається в поєднанні з </text:span><text:span text:style-name="T74">пит.</text:span><text:span text:style-name="T60"> </text:span><text:span text:style-name="T74">займ.</text:span><text:span text:style-name="T60"> хто, що. || Вживається у функції співвідносного слова в головному реченні, якому в підрядному реченні відповідають сполучні </text:span><text:span text:style-name="T74">сл.</text:span><text:span text:style-name="T60"> де, куди. || Уживаючись на початку повторюваних речень або перед однорідними членами речення, означає: в одному місці ..., в іншому </text:span><text:soft-page-break/><text:span text:style-name="T60">місці .... || Уживається в </text:span><text:span text:style-name="T74">знач.вказ.</text:span><text:span text:style-name="T60"> </text:span><text:span text:style-name="T74">сл.</text:span><text:span text:style-name="T60">, що замінює відповідний йому член попереднього речення,</text:span><text:span text:style-name="T74">перев.</text:span><text:span text:style-name="T60"> обставину місця.</text:span></text:p>
          </table:table-cell>
          <table:covered-table-cell/>
          <table:covered-table-cell/>
          <table:covered-table-cell/>
          <table:table-cell table:style-name="Dictionary.F388" table:number-columns-spanned="5" office:value-type="string">
            <text:h text:style-name="P41" text:outline-level="2">бік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боку, </text:span><text:span text:style-name="T90">ч.</text:span></text:p>
            <text:p text:style-name="P26">4) Напрямок або місцевість, що лежить у цьому напрямку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5</text:p>
          </table:table-cell>
          <table:table-cell table:style-name="Dictionary.B389" table:number-columns-spanned="3" office:value-type="string">
            <text:p text:style-name="P20">Тихоплин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389" table:number-columns-spanned="3" office:value-type="string">
            <text:p text:style-name="P3"><text:span text:style-name="T47">утворене нульсуфіксальним способом, похідне від слова</text:span><text:span text:style-name="T42"> </text:span><text:span text:style-name="T37">тихоплинний</text:span></text:p>
          </table:table-cell>
          <table:covered-table-cell/>
          <table:covered-table-cell/>
          <table:table-cell table:style-name="Dictionary.H389" table:number-columns-spanned="3" office:value-type="string">
            <text:p text:style-name="P3"><text:span text:style-name="T24">Земного болю брилу – підбився я на силу</text:span></text:p>
            <text:p text:style-name="P3"><text:span text:style-name="T24">разком сліпучих днин. Ти знаєш чий ти син?</text:span></text:p>
            <text:p text:style-name="P3"><text:span text:style-name="T24">Атож, запевне знаю. А душу проминаю - </text:span></text:p>
            <text:p text:style-name="P3"><text:span text:style-name="T24">і власну в </text:span><text:span text:style-name="T28">тихоплин</text:span><text:span text:style-name="T24">. </text:span><text:span text:style-name="T41">(П‑2, 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h text:style-name="P42" text:outline-level="2"><text:span text:style-name="T86">тихопл</text:span><text:span text:style-name="T107">и</text:span><text:span text:style-name="T18"></text:span><text:span text:style-name="T86">н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 -е, </text:span><text:span text:style-name="T90">поет.</text:span></text:p>
            <text:p text:style-name="P31"><text:span text:style-name="T60">Який тихо плине. </text:span><text:span text:style-name="T70">Тихоплинна річка</text:span><text:span text:style-name="T60">. </text:span><text:span text:style-name="T70">Тихоплинні розмови</text:span><text:span text:style-name="T60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6</text:p>
          </table:table-cell>
          <table:table-cell table:style-name="Dictionary.B391" table:number-columns-spanned="3" office:value-type="string">
            <text:p text:style-name="P20">Тойящобáтько</text:p>
            <text:p text:style-name="P3"><text:span text:style-name="T22">-а, </text:span><text:span text:style-name="T23">ім., ч., інд.-авт.</text:span></text:p>
          </table:table-cell>
          <table:covered-table-cell/>
          <table:covered-table-cell/>
          <table:table-cell table:style-name="Dictionary.E391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той, я, що</text:span><text:span text:style-name="T33"> і </text:span><text:span text:style-name="T36">бáтько</text:span></text:p>
          </table:table-cell>
          <table:covered-table-cell/>
          <table:covered-table-cell/>
          <table:table-cell table:style-name="Dictionary.H391" table:number-columns-spanned="3" office:value-type="string">
            <text:p text:style-name="P3"><text:span text:style-name="T24">Я тіло нагострив на чаї та акридах,</text:span></text:p>
            <text:p text:style-name="P3"><text:span text:style-name="T24">а душу – пошукай. І не питай.</text:span></text:p>
            <text:p text:style-name="P3"><text:span text:style-name="T24">Тойящосин не чує вже мене.</text:span></text:p>
            <text:p text:style-name="P3"><text:span text:style-name="T28">Тойящобатько</text:span><text:span text:style-name="T24"> вже не чую сина. </text:span><text:span text:style-name="T41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h text:style-name="P41" text:outline-level="2">той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 </text:span><text:span text:style-name="T89">того, </text:span><text:span text:style-name="T90">ч.</text:span><text:span text:style-name="T89">, та, тієї, </text:span><text:span text:style-name="T90">рідко </text:span><text:span text:style-name="T89">тої, </text:span><text:span text:style-name="T90">зас</text:span><text:soft-page-break/><text:span text:style-name="T90">т.</text:span> <text:span text:style-name="T89">тії, </text:span><text:span text:style-name="T90">ж</text:span><text:span text:style-name="T90">.</text:span><text:span text:style-name="T89">, те, того, </text:span><text:span text:style-name="T90">с.</text:span><text:span text:style-name="T89">; </text:span><text:span text:style-name="T90">мн.</text:span> <text:span text:style-name="T89">ті, тих; </text:span><text:span text:style-name="T90">займ.</text:span></text:p>
            <text:p text:style-name="P31"><text:span text:style-name="T60">4) </text:span><text:span text:style-name="T74">вказ.</text:span><text:span text:style-name="T60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74">у знач.</text:span><text:span text:style-name="T60"> </text:span><text:span text:style-name="T74">ім.</text:span><text:span text:style-name="T60"> той, тог</text:span><text:span text:style-name="T80">о</text:span><text:span text:style-name="T60">, </text:span><text:span text:style-name="T74">ч.</text:span><text:span text:style-name="T60">; та, ті</text:span><text:span text:style-name="T80">є</text:span><text:span text:style-name="T60">ї, </text:span><text:span text:style-name="T74">ж.</text:span><text:span text:style-name="T60">; те, тог</text:span><text:span text:style-name="T80">о</text:span><text:span text:style-name="T60">, </text:span><text:span text:style-name="T74">с.</text:span><text:span text:style-name="T60">; ті, </text:span><text:span text:style-name="T60">тих, </text:span><text:span text:style-name="T74">мн.</text:span><text:span text:style-name="T60"> Узагальнено вказує на предмет, особу, явище (без попередньої згадки про них) при переліченні або зіставленні в якійсь площині. || </text:span><text:span text:style-name="T74">у знач.</text:span><text:span text:style-name="T60"> </text:span><text:span text:style-name="T74">ім.</text:span><text:span text:style-name="T60"> те, тог</text:span><text:span text:style-name="T80">о</text:span><text:span text:style-name="T60">, </text:span><text:span text:style-name="T74">с.</text:span><text:span text:style-name="T60"> </text:span><text:span text:style-name="T75">У </text:span><text:span text:style-name="T74">сполуч.</text:span><text:span text:style-name="T60"> зі </text:span><text:span text:style-name="T74">сл.</text:span><text:span text:style-name="T60"> все вказує на </text:span><text:soft-page-break/><text:span text:style-name="T60">перелічувані предмети, виконуючи функцію узагальнюючого слова.</text:span></text:p>
          </table:table-cell>
          <table:table-cell table:style-name="Dictionary.C392" table:number-columns-spanned="3" office:value-type="string">
            <text:h text:style-name="P41" text:outline-level="2">я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89">мене, </text:span><text:span text:style-name="T90">займ.</text:span> <text:span text:style-name="T90">особ.</text:span> <text:span text:style-name="T89">1 </text:span><text:span text:style-name="T90">ос.</text:span> <text:span text:style-name="T90">одн.</text:span></text:p>
            <text:p text:style-name="P26"><text:soft-page-break/>1) Уживається мовцем для називання самого себе.</text:p>
            <text:p text:style-name="P26">2) <text:span text:style-name="T90">у знач.</text:span> <text:span text:style-name="T90">ім.</text:span>, <text:span text:style-name="T90">невідм.</text:span>, <text:span text:style-name="T90">с.</text:span> Уживається для позначення усвідомлюваної людиною власної сутності, себе в навколишньому світі. || <text:span text:style-name="T90">філос.</text:span>Уживається для визначення суб'єкта.</text:p>
            <text:p text:style-name="P3"/>
          </table:table-cell>
          <table:covered-table-cell/>
          <table:covered-table-cell/>
          <table:table-cell table:style-name="Dictionary.F392" table:number-columns-spanned="4" office:value-type="string">
            <text:h text:style-name="P41" text:outline-level="2">що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8">II</text:p>
            <text:p text:style-name="P31"><text:span text:style-name="T60">1) </text:span><text:span text:style-name="T70">з'ясувальний</text:span><text:span text:style-name="T60">. </text:span><text:soft-page-break/><text:span text:style-name="T60">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covered-table-cell/>
          <table:table-cell table:style-name="Dictionary.J392" office:value-type="string">
            <text:h text:style-name="P42" text:outline-level="2"><text:span text:style-name="T86">б</text:span><text:span text:style-name="T107">а</text:span><text:span text:style-name="T18"></text:span><text:span text:style-name="T86">тько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ч.</text:span></text:p>
            <text:p text:style-name="P26">1) Чоловік <text:soft-page-break/>стосовно до своїх дітей.</text:p>
          </table:table-cell>
        </table:table-row>
        <table:table-row>
          <table:table-cell table:style-name="Dictionary.A3" table:number-rows-spanned="2" office:value-type="string">
            <text:p text:style-name="P18">197</text:p>
          </table:table-cell>
          <table:table-cell table:style-name="Dictionary.B393" table:number-columns-spanned="3" office:value-type="string">
            <text:p text:style-name="P20">Тойящосин</text:p>
            <text:p text:style-name="P3"><text:span text:style-name="T22">-а, </text:span><text:span text:style-name="T23">ім., ч., інд.-авт.</text:span></text:p>
          </table:table-cell>
          <table:covered-table-cell/>
          <table:covered-table-cell/>
          <table:table-cell table:style-name="Dictionary.E393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той, я, що</text:span><text:span text:style-name="T33"> і </text:span><text:span text:style-name="T36">син</text:span></text:p>
          </table:table-cell>
          <table:covered-table-cell/>
          <table:covered-table-cell/>
          <table:table-cell table:style-name="Dictionary.H393" table:number-columns-spanned="3" office:value-type="string">
            <text:p text:style-name="P3"><text:span text:style-name="T24">Я тіло нагострив на чаї та акридах,</text:span></text:p>
            <text:p text:style-name="P3"><text:span text:style-name="T24">а душу – пошукай. І не питай.</text:span></text:p>
            <text:p text:style-name="P3"><text:span text:style-name="T28">Тойящосин</text:span><text:span text:style-name="T24"> не чує вже мене.</text:span></text:p>
            <text:p text:style-name="P3"><text:span text:style-name="T24">Тойящобатько вже не чую сина. </text:span><text:span text:style-name="T41">(П‑2, 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3"><text:span text:style-name="T36">той </text:span><text:span text:style-name="T53">(див. 196)</text:span></text:p>
          </table:table-cell>
          <table:table-cell table:style-name="Dictionary.C394" table:number-columns-spanned="3" office:value-type="string">
            <text:p text:style-name="P3"><text:span text:style-name="T36">я </text:span><text:span text:style-name="T53">(див. 196)</text:span></text:p>
          </table:table-cell>
          <table:covered-table-cell/>
          <table:covered-table-cell/>
          <table:table-cell table:style-name="Dictionary.F394" table:number-columns-spanned="4" office:value-type="string">
            <text:p text:style-name="P3"><text:span text:style-name="T36">що </text:span><text:span text:style-name="T53">(див. 196)</text:span></text:p>
          </table:table-cell>
          <table:covered-table-cell/>
          <table:covered-table-cell/>
          <table:covered-table-cell/>
          <table:table-cell table:style-name="Dictionary.J394" office:value-type="string">
            <text:h text:style-name="P43" text:outline-level="2">син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а, </text:span><text:span text:style-name="T90">ч.</text:span></text:p>
            <text:p text:style-name="P31"><text:span text:style-name="T60">1) Особа чоловічої статі стосовно своїх батьків. || Ласкаве звертання батьків до сина. || </text:span><text:span text:style-name="T74">перев.</text:span><text:span text:style-name="T60"> </text:span><text:span text:style-name="T74">мн.</text:span><text:span text:style-name="T60">, </text:span><text:span text:style-name="T74">у сполуч.</text:span><text:span text:style-name="T60"> </text:span><text:span text:style-name="T70">зі </text:span><text:span text:style-name="T74">сл.</text:span><text:span text:style-name="T60"> сокіл, </text:span><text:span text:style-name="T60">орел, </text:span><text:span text:style-name="T74">нар.-поет.</text:span><text:span text:style-name="T60">Ласкаве називання синів.</text:span></text:p>
          </table:table-cell>
        </table:table-row>
        <table:table-row>
          <table:table-cell table:style-name="Dictionary.A3" table:number-rows-spanned="2" office:value-type="string">
            <text:p text:style-name="P18">198</text:p>
          </table:table-cell>
          <table:table-cell table:style-name="Dictionary.B395" table:number-columns-spanned="3" office:value-type="string">
            <text:p text:style-name="P20">Тонкожáло</text:p>
            <text:p text:style-name="P11"><text:soft-page-break/>присл., інд.-авт.</text:p>
          </table:table-cell>
          <table:covered-table-cell/>
          <table:covered-table-cell/>
          <table:table-cell table:style-name="Dictionary.E395" table:number-columns-spanned="3" office:value-type="string">
            <text:p text:style-name="P3"><text:span text:style-name="T45">утворене способом </text:span><text:soft-page-break/><text:span text:style-name="T45">основословоскладання, похідне від слів:</text:span><text:span text:style-name="T33"> </text:span><text:span text:style-name="T36">тонкий</text:span><text:span text:style-name="T33"> і </text:span><text:span text:style-name="T36">жáло</text:span></text:p>
          </table:table-cell>
          <table:covered-table-cell/>
          <table:covered-table-cell/>
          <table:table-cell table:style-name="Dictionary.H395" table:number-columns-spanned="3" office:value-type="string">
            <text:p text:style-name="P3"><text:span text:style-name="T24">І буде ще щось. Буде ще щось. </text:span><text:soft-page-break/><text:span text:style-name="T24">День</text:span></text:p>
            <text:p text:style-name="P3"><text:span text:style-name="T24">стоїть – гінкий, неначе телевежа,</text:span></text:p>
            <text:p text:style-name="P3"><text:span text:style-name="T24">і все вивищується </text:span><text:span text:style-name="T28">тонкожало</text:span><text:span text:style-name="T24">… </text:span><text:span text:style-name="T41">(П‑2, 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4" office:value-type="string">
            <text:p text:style-name="P3"><text:span text:style-name="T36">тонкий </text:span><text:span text:style-name="T53">(див. 5)</text:span></text:p>
          </table:table-cell>
          <table:covered-table-cell/>
          <table:covered-table-cell/>
          <table:covered-table-cell/>
          <table:table-cell table:style-name="Dictionary.F396" table:number-columns-spanned="5" office:value-type="string">
            <text:p text:style-name="P3"><text:span text:style-name="T36">жáло </text:span><text:span text:style-name="T53">(див. 176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199</text:p>
          </table:table-cell>
          <table:table-cell table:style-name="Dictionary.B397" table:number-columns-spanned="3" office:value-type="string">
            <text:p text:style-name="P20">Тремт</text:p>
            <text:p text:style-name="P3"><text:span text:style-name="T22">-у, </text:span><text:span text:style-name="T23">ім., ч., інд.-авт.</text:span></text:p>
          </table:table-cell>
          <table:covered-table-cell/>
          <table:covered-table-cell/>
          <table:table-cell table:style-name="Dictionary.E397" table:number-columns-spanned="3" office:value-type="string">
            <text:p text:style-name="P3"><text:span text:style-name="T47">утворене нульсуфіксальним способом, похідне від слова</text:span><text:span text:style-name="T42"> </text:span><text:span text:style-name="T37">тремті</text:span><text:span text:style-name="T36"></text:span><text:span text:style-name="T37">ння</text:span></text:p>
          </table:table-cell>
          <table:covered-table-cell/>
          <table:covered-table-cell/>
          <table:table-cell table:style-name="Dictionary.H397" table:number-columns-spanned="3" office:value-type="string">
            <text:p text:style-name="P3"><text:span text:style-name="T24">…опуст, розпадання</text:span></text:p>
            <text:p text:style-name="P3"><text:span text:style-name="T24">материка, раптовий зсув і дляння,</text:span></text:p>
            <text:p text:style-name="P3"><text:span text:style-name="T24">і </text:span><text:span text:style-name="T28">трепет</text:span><text:span text:style-name="T24"> рук, і тремт повік німий. </text:span><text:span text:style-name="T41">(П‑1, 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h text:style-name="P42" text:outline-level="2"><text:span text:style-name="T86">тремт</text:span><text:span text:style-name="T107">і</text:span><text:span text:style-name="T18"></text:span><text:span text:style-name="T86">ння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я, </text:span><text:span text:style-name="T90">с.</text:span></text:p>
            <text:p text:style-name="P36"><text:span text:style-name="T71">1) Дія за знач. </text:span><text:a xlink:type="simple" xlink:href="http://www.lingvo.ua/uk/Translate/uk-uk/тремтіти"><text:span text:style-name="T79">тремтіти</text:span></text:a><text:span text:style-name="T71"> 1-3).</text:span></text:p>
            <text:p text:style-name="P26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0</text:p>
          </table:table-cell>
          <table:table-cell table:style-name="Dictionary.B399" table:number-columns-spanned="3" office:value-type="string">
            <text:p text:style-name="P20">Уводноряд</text:p>
            <text:p text:style-name="P11">присл., інд.-авт.</text:p>
          </table:table-cell>
          <table:covered-table-cell/>
          <table:covered-table-cell/>
          <table:table-cell table:style-name="Dictionary.E399" table:number-columns-spanned="3" office:value-type="string">
            <text:p text:style-name="P3"><text:span text:style-name="T45">утворене способом зрощення, похідне від слів:</text:span><text:span text:style-name="T42"> </text:span><text:span text:style-name="T44">у</text:span><text:span text:style-name="T42">, </text:span><text:span text:style-name="T44">оди</text:span><text:span text:style-name="T43"></text:span><text:span text:style-name="T44">н</text:span><text:span text:style-name="T42"> і </text:span><text:span text:style-name="T44">ряд</text:span></text:p>
          </table:table-cell>
          <table:covered-table-cell/>
          <table:covered-table-cell/>
          <table:table-cell table:style-name="Dictionary.H399" table:number-columns-spanned="3" office:value-type="string">
            <text:p text:style-name="P3"><text:span text:style-name="T24">Тепер ти сам, як вулій цей гулкий,</text:span></text:p>
            <text:p text:style-name="P3"><text:span text:style-name="T24">стаєш </text:span><text:span text:style-name="T28">уводноряд</text:span><text:span text:style-name="T24"> до цілосвіту,</text:span></text:p>
            <text:p text:style-name="P3"><text:span text:style-name="T24">коли з грудей твоїх несамовитих</text:span></text:p>
            <text:p text:style-name="P3"><text:span text:style-name="T24">усі повийшли зашпори-голки. </text:span><text:span text:style-name="T41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h text:style-name="P41" text:outline-level="2">в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6">II </text:span><text:span text:style-name="T89">(у), </text:span><text:span text:style-name="T90">рідко </text:span><text:span text:style-name="T89">ув </text:span><text:soft-page-break/><text:span text:style-name="T89">– </text:span><text:span text:style-name="T90">із знах.</text:span><text:span text:style-name="T89">, </text:span><text:span text:style-name="T90">місц.</text:span> <text:span text:style-name="T90">і род.</text:span> <text:span text:style-name="T90">відмінками</text:span><text:span text:style-name="T89">; </text:span><text:span text:style-name="T90">рідко </text:span><text:span text:style-name="T89">вві (уві), ві – </text:span><text:span text:style-name="T90">іззнах.</text:span> <text:span text:style-name="T90">і місц.</text:span> <text:span text:style-name="T90">відмінками</text:span><text:span text:style-name="T89">; </text:span><text:span text:style-name="T90">прийм.</text:span> <text:span text:style-name="T89">Сполучення з в (у) виражають: Просторові відношення:</text:span></text:p>
            <text:p text:style-name="P31"><text:span text:style-name="T60">1) </text:span><text:span text:style-name="T70">із </text:span><text:span text:style-name="T74">знах.</text:span><text:span text:style-name="T60"> </text:span><text:span text:style-name="T70">і </text:span><text:span text:style-name="T74">місц. в.</text:span><text:span text:style-name="T60"> Уживається на означення предмета, місця, простору: а) всередину якого, куди спрямована дія (</text:span><text:span text:style-name="T74">знах. в.</text:span><text:span text:style-name="T60">).</text:span></text:p>
          </table:table-cell>
          <table:covered-table-cell/>
          <table:covered-table-cell/>
          <table:table-cell table:style-name="Dictionary.E400" table:number-columns-spanned="4" office:value-type="string">
            <text:h text:style-name="P42" text:outline-level="2"><text:span text:style-name="T86">од</text:span><text:span text:style-name="T107">и</text:span><text:span text:style-name="T18"></text:span><text:span text:style-name="T86">н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одного, </text:span><text:span text:style-name="T90">ч.</text:span><text:span text:style-name="T89">; одна, </text:span><text:soft-page-break/><text:span text:style-name="T89">однієї </text:span><text:span text:style-name="T90">і </text:span><text:span text:style-name="T89">одної, </text:span><text:span text:style-name="T90">ж.</text:span><text:span text:style-name="T89">; одно </text:span><text:span text:style-name="T90">і </text:span><text:span text:style-name="T89">одне, одного, </text:span><text:span text:style-name="T90">с.</text:span> <text:span text:style-name="T89">(</text:span><text:span text:style-name="T90">мн.</text:span> <text:span text:style-name="T89">одні, одних), </text:span><text:span text:style-name="T90">числ.</text:span> <text:span text:style-name="T90">кільк.</text:span></text:p>
            <text:p text:style-name="P31"><text:span text:style-name="T60">4) </text:span><text:span text:style-name="T74">у знач.</text:span><text:span text:style-name="T60"> </text:span><text:span text:style-name="T74">займ.</text:span><text:span text:style-name="T60"> </text:span><text:span text:style-name="T74">вказ.</text:span><text:span text:style-name="T60"> Той самий. || Однаковий, тотожний. || </text:span><text:span text:style-name="T74">у знач.ім.</text:span><text:span text:style-name="T60"> одн</text:span><text:span text:style-name="T80">о</text:span><text:span text:style-name="T20"></text:span><text:span text:style-name="T80"> </text:span><text:span text:style-name="T60">(одн</text:span><text:span text:style-name="T80">е</text:span><text:span text:style-name="T20"></text:span><text:span text:style-name="T60">), одног</text:span><text:span text:style-name="T80">о</text:span><text:span text:style-name="T20"></text:span><text:span text:style-name="T60">, </text:span><text:span text:style-name="T74">с.</text:span><text:span text:style-name="T60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h text:style-name="P41" text:outline-level="2">ряд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oft-page-break/><text:span text:style-name="T89">-у, </text:span><text:span text:style-name="T90">ч.</text:span></text:p>
            <text:p text:style-name="P36"><text:span text:style-name="T71">1) Сукупність однорідних предметів або живих істот, розташованих одне поруч з одним, одне за одним, витягнутих в одну лінію. || Те саме, що </text:span><text:a xlink:type="simple" xlink:href="http://www.lingvo.ua/uk/Translate/uk-uk/гряда"><text:span text:style-name="T79">гряда</text:span></text:a><text:span text:style-name="T71">. || </text:span><text:span text:style-name="T76">у знач.</text:span><text:span text:style-name="T71"> </text:span><text:span text:style-name="T76">присл.</text:span><text:span text:style-name="T71"> р</text:span><text:span text:style-name="T84">я</text:span><text:span text:style-name="T71">дом, ряд</text:span><text:span text:style-name="T84">а</text:span><text:span text:style-name="T71">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3" table:number-rows-spanned="2" office:value-type="string">
            <text:p text:style-name="P18">201</text:p>
          </table:table-cell>
          <table:table-cell table:style-name="Dictionary.B401" table:number-columns-spanned="3" office:value-type="string">
            <text:p text:style-name="P20">Усеблаги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01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благий</text:span></text:p>
          </table:table-cell>
          <table:covered-table-cell/>
          <table:covered-table-cell/>
          <table:table-cell table:style-name="Dictionary.H401" table:number-columns-spanned="3" office:value-type="string">
            <text:p text:style-name="P3"><text:span text:style-name="T24">І снився Кар – зажурений такий,</text:span></text:p>
            <text:p text:style-name="P3"><text:span text:style-name="T24">немов отетерілий од докуки,</text:span></text:p>
            <text:p text:style-name="P3"><text:span text:style-name="T24">допоки мати заламає руки,</text:span></text:p>
            <text:p text:style-name="P3"><text:span text:style-name="T24">наш гріх відпустить Бог </text:span><text:span text:style-name="T28">усеблагий</text:span><text:span text:style-name="T24">. </text:span><text:span text:style-name="T41">(П‑2, 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4" office:value-type="string">
            <text:h text:style-name="P41" text:outline-level="2">все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31"><text:span text:style-name="T61">II </text:span><text:span text:style-name="T75">(усе), </text:span><text:span text:style-name="T74">присл.</text:span><text:span text:style-name="T75">, </text:span><text:span text:style-name="T74">розм.</text:span></text:p>
            <text:p text:style-name="P26">1) Постійно, завжди. || Досить довго.</text:p>
            <text:p text:style-name="P26">2) Скрізь, усюди.</text:p>
          </table:table-cell>
          <table:covered-table-cell/>
          <table:covered-table-cell/>
          <table:covered-table-cell/>
          <table:table-cell table:style-name="Dictionary.F402" table:number-columns-spanned="5" office:value-type="string">
            <text:h text:style-name="P42" text:outline-level="2"><text:span text:style-name="T86">благ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2) <text:span text:style-name="T90">заст.</text:span> Добрий, добросердий, лагід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2</text:p>
          </table:table-cell>
          <table:table-cell table:style-name="Dictionary.B403" table:number-columns-spanned="3" office:value-type="string">
            <text:p text:style-name="P20">Усевитóнчувани<text:soft-page-break/>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03" table:number-columns-spanned="3" office:value-type="string">
            <text:p text:style-name="P3"><text:span text:style-name="T47">утворене способом </text:span><text:soft-page-break/><text:span text:style-name="T47">зрощення, похідне від слів:</text:span><text:span text:style-name="T33"> </text:span><text:span text:style-name="T36">усé</text:span><text:span text:style-name="T33"> і </text:span><text:span text:style-name="T36">витóнчуваний </text:span><text:span text:style-name="T53">(від </text:span><text:span text:style-name="T36">витóнчувати</text:span><text:span text:style-name="T53">)</text:span></text:p>
          </table:table-cell>
          <table:covered-table-cell/>
          <table:covered-table-cell/>
          <table:table-cell table:style-name="Dictionary.H403" table:number-columns-spanned="3" office:value-type="string">
            <text:p text:style-name="P3"><text:span text:style-name="T28">Усевитончуваний</text:span><text:span text:style-name="T24"> зойк,</text:span></text:p>
            <text:p text:style-name="P3"><text:soft-page-break/><text:span text:style-name="T24">крик крику, крику крик.</text:span></text:p>
            <text:p text:style-name="P3"><text:span text:style-name="T24">Задосить. Спекайся морок,</text:span></text:p>
            <text:p text:style-name="P3"><text:span text:style-name="T24">хоч як до них і звик. </text:span><text:span text:style-name="T41">(П‑2, 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4" office:value-type="string">
            <text:p text:style-name="P3"><text:span text:style-name="T36">усé </text:span><text:span text:style-name="T54">(див. 6)</text:span></text:p>
          </table:table-cell>
          <table:covered-table-cell/>
          <table:covered-table-cell/>
          <table:covered-table-cell/>
          <table:table-cell table:style-name="Dictionary.F404" table:number-columns-spanned="5" office:value-type="string">
            <text:h text:style-name="P42" text:outline-level="2"><text:span text:style-name="T86">вит</text:span><text:span text:style-name="T107">о</text:span><text:span text:style-name="T18"></text:span><text:span text:style-name="T86">нчувати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ую, -уєш, </text:span><text:span text:style-name="T90">недок.</text:span><text:span text:style-name="T89">, витончити, -чу, -чиш, </text:span><text:span text:style-name="T90">док.</text:span><text:span text:style-name="T89">, </text:span><text:span text:style-name="T90">перех.</text:span></text:p>
            <text:p text:style-name="P26">1) Робити тоншим.</text:p>
            <text:p text:style-name="P26">2) Робити розвиненішим, гострішим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3</text:p>
          </table:table-cell>
          <table:table-cell table:style-name="Dictionary.B405" table:number-columns-spanned="3" office:value-type="string">
            <text:p text:style-name="P20">Усевладуще</text:p>
            <text:p text:style-name="P3"><text:span text:style-name="T22">-щого, </text:span><text:span text:style-name="T23">ім., с., інд.-авт.</text:span></text:p>
          </table:table-cell>
          <table:covered-table-cell/>
          <table:covered-table-cell/>
          <table:table-cell table:style-name="Dictionary.E405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владýще</text:span><text:span text:style-name="T33"> (від </text:span><text:span text:style-name="T36">владущий</text:span><text:span text:style-name="T33">)</text:span></text:p>
          </table:table-cell>
          <table:covered-table-cell/>
          <table:covered-table-cell/>
          <table:table-cell table:style-name="Dictionary.H405" table:number-columns-spanned="3" office:value-type="string">
            <text:p text:style-name="P3"><text:span text:style-name="T24">Коли прищухло довкруги, поближнє</text:span></text:p>
            <text:p text:style-name="P3"><text:span text:style-name="T28">усевладуще</text:span><text:span text:style-name="T24"> ревом так реве,</text:span></text:p>
            <text:p text:style-name="P3"><text:span text:style-name="T24">ану збагни – суворе ачи ніжне</text:span></text:p>
            <text:p text:style-name="P3"><text:span text:style-name="T24">те, що тебе всевладно так зове. </text:span><text:span text:style-name="T41">(П‑2, 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4" office:value-type="string">
            <text:p text:style-name="P3"><text:span text:style-name="T36">усé </text:span><text:span text:style-name="T54">(див. 6)</text:span></text:p>
          </table:table-cell>
          <table:covered-table-cell/>
          <table:covered-table-cell/>
          <table:covered-table-cell/>
          <table:table-cell table:style-name="Dictionary.F406" table:number-columns-spanned="5" office:value-type="string">
            <text:h text:style-name="P42" text:outline-level="2"><text:span text:style-name="T86">влад</text:span><text:span text:style-name="T107">у</text:span><text:span text:style-name="T18"></text:span><text:span text:style-name="T86">щ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1"><text:span text:style-name="T60">Який має владу; панівний. </text:span><text:span text:style-name="T70">Владущий клас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4</text:p>
          </table:table-cell>
          <table:table-cell table:style-name="Dictionary.B407" table:number-columns-spanned="3" office:value-type="string">
            <text:p text:style-name="P20">Усенестéрп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07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нестéрпний</text:span></text:p>
          </table:table-cell>
          <table:covered-table-cell/>
          <table:covered-table-cell/>
          <table:table-cell table:style-name="Dictionary.H407" table:number-columns-spanned="3" office:value-type="string">
            <text:p text:style-name="P3"><text:span text:style-name="T24">Народжені мої бажання,</text:span></text:p>
            <text:p text:style-name="P3"><text:span text:style-name="T28">усенестерпні</text:span><text:span text:style-name="T24">, всеголодні,</text:span></text:p>
            <text:p text:style-name="P3"><text:span text:style-name="T24">такі вітри зняли довкола,</text:span></text:p>
            <text:p text:style-name="P3"><text:span text:style-name="T24">що все несеться шкереберть. </text:span><text:span text:style-name="T41">(П‑2, 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4" office:value-type="string">
            <text:p text:style-name="P3"><text:span text:style-name="T36">усé </text:span><text:span text:style-name="T53">(див. 201)</text:span></text:p>
          </table:table-cell>
          <table:covered-table-cell/>
          <table:covered-table-cell/>
          <table:covered-table-cell/>
          <table:table-cell table:style-name="Dictionary.F408" table:number-columns-spanned="5" office:value-type="string">
            <text:h text:style-name="P42" text:outline-level="2"><text:span text:style-name="T86">нест</text:span><text:span text:style-name="T107">е</text:span><text:span text:style-name="T18"></text:span><text:span text:style-name="T86">рп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5</text:p>
          </table:table-cell>
          <table:table-cell table:style-name="Dictionary.B409" table:number-columns-spanned="3" office:value-type="string">
            <text:p text:style-name="P3"><text:span text:style-name="T5">Усепокóра</text:span><text:span text:style-name="T22"> (всепокóра)</text:span></text:p>
            <text:p text:style-name="P3"><text:span text:style-name="T22">-и, </text:span><text:span text:style-name="T23">ім., ж., інд.-авт.</text:span></text:p>
          </table:table-cell>
          <table:covered-table-cell/>
          <table:covered-table-cell/>
          <table:table-cell table:style-name="Dictionary.E409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покóра</text:span></text:p>
          </table:table-cell>
          <table:covered-table-cell/>
          <table:covered-table-cell/>
          <table:table-cell table:style-name="Dictionary.H409" table:number-columns-spanned="3" office:value-type="string">
            <text:p text:style-name="P3"><text:span text:style-name="T24">В квадратах жертв – чистописом журби - </text:span></text:p>
            <text:p text:style-name="P3"><text:span text:style-name="T28">усепокора</text:span><text:span text:style-name="T24">, майже невідпорна.</text:span></text:p>
            <text:p text:style-name="P3"><text:span text:style-name="T24">Свічадо спить. У ньому спить свіча,</text:span></text:p>
            <text:p text:style-name="P3"><text:span text:style-name="T24">розплатана метеликом, акантом. </text:span><text:span text:style-name="T41">(П‑1, 59);</text:span></text:p>
            <text:p text:style-name="P3"><text:span text:style-name="T24">Як вікна в позапростір, позачас,</text:span></text:p>
            <text:p text:style-name="P3"><text:span text:style-name="T24">за мури німоти і </text:span><text:span text:style-name="T28">всепокори</text:span><text:span text:style-name="T24">,</text:span></text:p>
            <text:p text:style-name="P3"><text:span text:style-name="T24">так світяться свічада, світлом хорі,</text:span></text:p>
            <text:p text:style-name="P3"><text:span text:style-name="T24">і пильно задивляються крізь нас</text:span></text:p>
            <text:p text:style-name="P3"><text:span text:style-name="T24">у сяйва… </text:span><text:span text:style-name="T41">(П‑1, 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4" office:value-type="string">
            <text:p text:style-name="P3"><text:span text:style-name="T36">усé </text:span><text:span text:style-name="T54">(див. 6)</text:span></text:p>
          </table:table-cell>
          <table:covered-table-cell/>
          <table:covered-table-cell/>
          <table:covered-table-cell/>
          <table:table-cell table:style-name="Dictionary.F410" table:number-columns-spanned="5" office:value-type="string">
            <text:h text:style-name="P42" text:outline-level="2"><text:span text:style-name="T86">пок</text:span><text:span text:style-name="T107">о</text:span><text:span text:style-name="T18"></text:span><text:span text:style-name="T86">ра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31"><text:span text:style-name="T60">Беззаперечна готовність виконувати чужі накази, розпорядження, вимоги і т. ін.; шаноблива підлеглість. || Поступливість, слухняність, </text:span><text:soft-page-break/><text:span text:style-name="T60">покірливість. || Непротивлення долі; смиренність. </text:span><text:span text:style-name="T70">Тримати в покорі</text:span><text:span text:style-name="T6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6</text:p>
          </table:table-cell>
          <table:table-cell table:style-name="Dictionary.B411" table:number-columns-spanned="3" office:value-type="string">
            <text:p text:style-name="P20">Усестрімки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11" table:number-columns-spanned="3" office:value-type="string">
            <text:p text:style-name="P3"><text:span text:style-name="T47">утворене способом зрощення, похідне від слів:</text:span><text:span text:style-name="T33"> </text:span><text:span text:style-name="T36">усé</text:span><text:span text:style-name="T33"> і </text:span><text:span text:style-name="T36">стрімкий</text:span></text:p>
          </table:table-cell>
          <table:covered-table-cell/>
          <table:covered-table-cell/>
          <table:table-cell table:style-name="Dictionary.H411" table:number-columns-spanned="3" office:value-type="string">
            <text:p text:style-name="P3"><text:span text:style-name="T24">Ескорт і почет, кожен челядин</text:span></text:p>
            <text:p text:style-name="P3"><text:span text:style-name="T24">не помічає ні ночей ні днин,</text:span></text:p>
            <text:p text:style-name="P3"><text:span text:style-name="T24">спинився час – в </text:span><text:span text:style-name="T28">усестрімкому</text:span><text:span text:style-name="T24"> леті. </text:span><text:span text:style-name="T41">(П‑2, 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4" office:value-type="string">
            <text:p text:style-name="P3"><text:span text:style-name="T36">усé </text:span><text:span text:style-name="T53">(див. 201)</text:span></text:p>
          </table:table-cell>
          <table:covered-table-cell/>
          <table:covered-table-cell/>
          <table:covered-table-cell/>
          <table:table-cell table:style-name="Dictionary.F412" table:number-columns-spanned="5" office:value-type="string">
            <text:h text:style-name="P42" text:outline-level="2"><text:span text:style-name="T86">стрімк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1"><text:span text:style-name="T60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60">т. ін. чого-небудь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7</text:p>
          </table:table-cell>
          <table:table-cell table:style-name="Dictionary.B413" table:number-columns-spanned="3" office:value-type="string">
            <text:p text:style-name="P20">Ціложиттєв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13" table:number-columns-spanned="3" office:value-type="string">
            <text:p text:style-name="P14"><text:span text:style-name="T51">утворене способом основословоскладання, похідне від слів:</text:span><text:span text:style-name="T22"> </text:span><text:span text:style-name="T37">цíлий</text:span><text:span text:style-name="T22"> і </text:span><text:span text:style-name="T37">життєвий</text:span></text:p>
          </table:table-cell>
          <table:covered-table-cell/>
          <table:covered-table-cell/>
          <table:table-cell table:style-name="Dictionary.H413" table:number-columns-spanned="3" office:value-type="string">
            <text:p text:style-name="P17"><text:span text:style-name="T24">З </text:span><text:span text:style-name="T28">ціложиттєвого</text:span><text:span text:style-name="T24"> ждання</text:span></text:p>
            <text:p text:style-name="P17"><text:span text:style-name="T24">Ти смерть на кілька літ відтрутив,</text:span></text:p>
            <text:p text:style-name="P17"><text:span text:style-name="T24">аби почути пахощ рути</text:span></text:p>
            <text:p text:style-name="P17"><text:span text:style-name="T24">і в неї впасти навмання - </text:span></text:p>
            <text:p text:style-name="P17"><text:span text:style-name="T24">з усіх розлук – на обакрай</text:span></text:p>
            <text:p text:style-name="P17"><text:span text:style-name="T24">Вітчизни – і яви, і мрії. </text:span><text:span text:style-name="T41">(П‑2, 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4" office:value-type="string">
            <text:h text:style-name="P42" text:outline-level="2"><text:span text:style-name="T29">ц</text:span><text:span text:style-name="T110">і</text:span><text:span text:style-name="T19"></text:span><text:span text:style-name="T29">лий</text:span></text:h>
            <text:p text:style-name="P39"><text:soft-page-break/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1"><text:span text:style-name="T60">1) Такий, від якого нічого не </text:span><text:span text:style-name="T60">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 </text:span><text:span text:style-name="T74">діал.</text:span><text:span text:style-name="T60"> Увесь (про людину). || </text:span><text:span text:style-name="T74">у сполуч.</text:span><text:span text:style-name="T60"> </text:span><text:span text:style-name="T70">з </text:span><text:span text:style-name="T74">ім.</text:span><text:span text:style-name="T60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table-cell table:style-name="Dictionary.F414" table:number-columns-spanned="5" office:value-type="string">
            <text:h text:style-name="P42" text:outline-level="2"><text:span text:style-name="T86">житт</text:span><text:span text:style-name="T107">є</text:span><text:span text:style-name="T18"></text:span><text:span text:style-name="T86">вий</text:span><text:soft-page-break/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, життьовий, -а, -е.</text:p>
            <text:p text:style-name="P36"><text:span text:style-name="T71">1) Прикм. до </text:span><text:a xlink:type="simple" xlink:href="http://www.lingvo.ua/uk/Translate/uk-uk/життя"><text:span text:style-name="T79">життя</text:span></text:a><text:span text:style-name="T71"> 2), 3). || Характерний для щоденного, буденного життя; повсякденний.</text:span></text:p>
            <text:p text:style-name="P26">2) <text:span text:style-name="T90">перен.</text:span> Дуже важливий у житті, для життя; основний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8</text:p>
          </table:table-cell>
          <table:table-cell table:style-name="Dictionary.B415" table:number-columns-spanned="3" office:value-type="string">
            <text:p text:style-name="P20">Цілосвíт</text:p>
            <text:p text:style-name="P3"><text:span text:style-name="T22">-у, </text:span><text:span text:style-name="T24">ім., ч., інд.-авт.</text:span></text:p>
          </table:table-cell>
          <table:covered-table-cell/>
          <table:covered-table-cell/>
          <table:table-cell table:style-name="Dictionary.E415" table:number-columns-spanned="3" office:value-type="string">
            <text:p text:style-name="P3"><text:span text:style-name="T48">утворене способом основословоскладання, похідне від слів:</text:span><text:span text:style-name="T33"> </text:span><text:span text:style-name="T36">цíлий</text:span><text:span text:style-name="T33"> і </text:span><text:span text:style-name="T36">світ</text:span></text:p>
          </table:table-cell>
          <table:covered-table-cell/>
          <table:covered-table-cell/>
          <table:table-cell table:style-name="Dictionary.H415" table:number-columns-spanned="3" office:value-type="string">
            <text:p text:style-name="P11">Тепер ти сам, як вулій цей гулкий,</text:p>
            <text:p text:style-name="P11">стаєш уводноряд до цілосвіту,</text:p>
            <text:p text:style-name="P11">коли з грудей твоїх несамовитих</text:p>
            <text:p text:style-name="P11">усі повийшли зашпори-голки. <text:soft-page-break/><text:span text:style-name="T133">(П‑2, 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4" office:value-type="string">
            <text:p text:style-name="P3"><text:span text:style-name="T36">цíлий </text:span><text:span text:style-name="T53">(див. 207)</text:span></text:p>
          </table:table-cell>
          <table:covered-table-cell/>
          <table:covered-table-cell/>
          <table:covered-table-cell/>
          <table:table-cell table:style-name="Dictionary.F416" table:number-columns-spanned="5" office:value-type="string">
            <text:p text:style-name="P3"><text:span text:style-name="T36">світ </text:span><text:span text:style-name="T54">(див. 67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09</text:p>
          </table:table-cell>
          <table:table-cell table:style-name="Dictionary.B417" table:number-columns-spanned="3" office:value-type="string">
            <text:p text:style-name="P20">Чорновóддя</text:p>
            <text:p text:style-name="P3"><text:span text:style-name="T22">-я, </text:span><text:span text:style-name="T23">ім., с., інд.-авт.</text:span></text:p>
          </table:table-cell>
          <table:covered-table-cell/>
          <table:covered-table-cell/>
          <table:table-cell table:style-name="Dictionary.E417" table:number-columns-spanned="3" office:value-type="string">
            <text:p text:style-name="P3"><text:span text:style-name="T126">утворене способом основоскладання і нульсуфіксальним, похідне від слів:</text:span><text:span text:style-name="T33"> </text:span><text:span text:style-name="T36">чóрний</text:span><text:span text:style-name="T33"> і </text:span><text:span text:style-name="T36">вóддя</text:span><text:span text:style-name="T33"> (від </text:span><text:span text:style-name="T36">водá</text:span><text:span text:style-name="T33">)</text:span></text:p>
          </table:table-cell>
          <table:covered-table-cell/>
          <table:covered-table-cell/>
          <table:table-cell table:style-name="Dictionary.H417" table:number-columns-spanned="3" office:value-type="string">
            <text:p text:style-name="P3"><text:span text:style-name="T24">Червона барка в </text:span><text:span text:style-name="T28">чорноводді </text:span><text:span text:style-name="T24">доль</text:span></text:p>
            <text:p text:style-name="P3"><text:span text:style-name="T24">загубиться. І фенікс довгоногий</text:span></text:p>
            <text:p text:style-name="P3"><text:span text:style-name="T24">перенесе тебе в ясні чертоги</text:span></text:p>
            <text:p text:style-name="P3"><text:span text:style-name="T24">від самоволь, покори і сваволь. </text:span><text:span text:style-name="T41">(П‑1, 56);</text:span></text:p>
            <text:p text:style-name="P3"><text:span text:style-name="T24">…Підтале </text:span><text:span text:style-name="T28">чорноводдя</text:span><text:span text:style-name="T24"> зелен-криги</text:span></text:p>
            <text:p text:style-name="P3"><text:span text:style-name="T24">займається світанням на щоці. </text:span><text:span text:style-name="T41">(П‑1, 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4" office:value-type="string">
            <text:h text:style-name="P42" text:outline-level="2"><text:span text:style-name="T86">ч</text:span><text:span text:style-name="T107">о</text:span><text:span text:style-name="T18"></text:span><text:span text:style-name="T86">р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26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26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table-cell table:style-name="Dictionary.F418" table:number-columns-spanned="5" office:value-type="string">
            <text:h text:style-name="P42" text:outline-level="2"><text:span text:style-name="T86">вод</text:span><text:span text:style-name="T107">а</text:span><text:span text:style-name="T18">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6"><text:span text:style-name="T89">-и, </text:span><text:span text:style-name="T90">ж.</text:span></text:p>
            <text:p text:style-name="P26">2) <text:span text:style-name="T90">перев.</text:span> <text:span text:style-name="T90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table:number-rows-spanned="2" office:value-type="string">
            <text:p text:style-name="P18">210</text:p>
          </table:table-cell>
          <table:table-cell table:style-name="Dictionary.B419" table:number-columns-spanned="3" office:value-type="string">
            <text:p text:style-name="P20">ЯСНОДЖЕРÉЛЬНИЙ</text:p>
            <text:p text:style-name="P3"><text:span text:style-name="T22">-а, -е, </text:span><text:span text:style-name="T24">прикм., </text:span><text:span text:style-name="T23">інд.-авт.</text:span></text:p>
          </table:table-cell>
          <table:covered-table-cell/>
          <table:covered-table-cell/>
          <table:table-cell table:style-name="Dictionary.E419" table:number-columns-spanned="3" office:value-type="string">
            <text:p text:style-name="P3"><text:span text:style-name="T47">утворене способом основословосклада</text:span><text:soft-page-break/><text:span text:style-name="T47">ння, похідне від слів:</text:span><text:span text:style-name="T33"> </text:span><text:span text:style-name="T36">ясний</text:span><text:span text:style-name="T33"> і </text:span><text:span text:style-name="T36">джерéльний</text:span></text:p>
          </table:table-cell>
          <table:covered-table-cell/>
          <table:covered-table-cell/>
          <table:table-cell table:style-name="Dictionary.H419" table:number-columns-spanned="3" office:value-type="string">
            <text:p text:style-name="P3"><text:span text:style-name="T24">Там буриться похмурий амарант</text:span></text:p>
            <text:p text:style-name="P3"><text:soft-page-break/><text:span text:style-name="T24">і айстри у покірній непокорі</text:span></text:p>
            <text:p text:style-name="P3"><text:span text:style-name="T24">останні долітовують прозорі</text:span></text:p>
            <text:p text:style-name="P3"><text:span text:style-name="T24">дні вересня – </text:span><text:span text:style-name="T28">ясноджерельний</text:span><text:span text:style-name="T24"> кант. </text:span><text:span text:style-name="T41">(П‑1, 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4" office:value-type="string">
            <text:h text:style-name="P42" text:outline-level="2"><text:span text:style-name="T107">я</text:span><text:span text:style-name="T18"></text:span><text:span text:style-name="T86">сн</text:span><text:span text:style-name="T107">и</text:span><text:span text:style-name="T18"></text:span><text:span text:style-name="T86">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ясна, ясне.</text:p>
            <text:p text:style-name="P36"><text:span text:style-name="T71">2) Нічим не затьмарений; світлий, чистий. || Чітко видний завдяки світлу, прозорості повітря. || Те саме, що </text:span><text:a xlink:type="simple" xlink:href="http://www.lingvo.ua/uk/Translate/uk-uk/погожий"><text:span text:style-name="T79">погожий</text:span></text:a><text:span text:style-name="T71"> 1). || Безхмарний (про небо). || Чистий, прозорий, не каламутний (про рідину).</text:span></text:p>
            <text:p text:style-name="P31"><text:span text:style-name="T60">3) </text:span><text:span text:style-name="T74">перен.</text:span><text:span text:style-name="T60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</text:span><text:span text:style-name="T60">ін.).</text:span></text:p>
          </table:table-cell>
          <table:covered-table-cell/>
          <table:covered-table-cell/>
          <table:covered-table-cell/>
          <table:table-cell table:style-name="Dictionary.F420" table:number-columns-spanned="5" office:value-type="string">
            <text:h text:style-name="P42" text:outline-level="2"><text:span text:style-name="T86">джер</text:span><text:span text:style-name="T107">е</text:span><text:span text:style-name="T18"></text:span><text:span text:style-name="T86">льний</text:span></text:h>
            <text:p text:style-name="P39"><text:a xlink:type="simple" xlink:href="http://www.lingvo.ua/uk/LingvoDictionaries/Details?dictionary=Explanatory%20(Uk-Uk)"><text:span text:style-name="T78">Explanatory (Uk-Uk)</text:span></text:a></text:p>
            <text:p text:style-name="P29">-а, -е.</text:p>
            <text:p text:style-name="P36"><text:span text:style-name="T71">Прикм. до </text:span><text:a xlink:type="simple" xlink:href="http://www.lingvo.ua/uk/Translate/uk-uk/джерело"><text:span text:style-name="T79">джерело</text:span></text:a><text:span text:style-name="T71"> 1). || Який виходить із джерела. || </text:span><text:span text:style-name="T77">Власт. </text:span><text:span text:style-name="T71">джерелу; прохолодний, освіжний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Dictionary.A3" office:value-type="string">
            <text:p text:style-name="P18">211</text:p>
          </table:table-cell>
          <table:table-cell table:style-name="Dictionary.B421" table:number-columns-spanned="2" office:value-type="string">
            <text:p text:style-name="P3"/>
          </table:table-cell>
          <table:covered-table-cell/>
          <table:table-cell table:style-name="Dictionary.D421" office:value-type="string">
            <text:p text:style-name="P3"/>
          </table:table-cell>
          <table:table-cell table:style-name="Dictionary.E421" table:number-columns-spanned="3" office:value-type="string">
            <text:p text:style-name="P3"/>
          </table:table-cell>
          <table:covered-table-cell/>
          <table:covered-table-cell/>
          <table:table-cell table:style-name="Dictionary.H42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Dictionary.A3" office:value-type="string">
            <text:p text:style-name="P18"/>
          </table:table-cell>
          <table:table-cell table:style-name="Dictionary.B422" table:number-columns-spanned="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span text:style-name="T8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3T01:34:45</dc:date>
    <meta:editing-duration>PT19H24M40S</meta:editing-duration>
    <meta:editing-cycles>194</meta:editing-cycles>
    <meta:generator>LibreOffice/3.4$Linux LibreOffice_project/340m1$Build-402</meta:generator>
    <meta:document-statistic meta:table-count="1" meta:image-count="0" meta:object-count="0" meta:page-count="111" meta:paragraph-count="2810" meta:word-count="15847" meta:character-count="97956" meta:non-whitespace-character-count="85730"/>
  </office:meta>
</office:document-meta>
</file>